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0744in" svg:height="8.2091in" svg:x="4.3287in" svg:y="0.1882in">
            <draw:object draw:notify-on-update-of-ranges="data.A100:data.A500 data.D100:data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485376518000066" calcext:value-type="float">
            <text:p>0.485376518000066</text:p>
          </table:table-cell>
          <table:table-cell office:value-type="float" office:value="100917" calcext:value-type="float">
            <text:p>100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22196604000419" calcext:value-type="float">
            <text:p>0.922196604000419</text:p>
          </table:table-cell>
          <table:table-cell office:value-type="float" office:value="95303" calcext:value-type="float">
            <text:p>95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850778900003" calcext:value-type="float">
            <text:p>1.05850778900003</text:p>
          </table:table-cell>
          <table:table-cell office:value-type="float" office:value="103593" calcext:value-type="float">
            <text:p>103593</text:p>
          </table:table-cell>
          <table:table-cell office:value-type="float" office:value="38728" calcext:value-type="float">
            <text:p>38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043356600034" calcext:value-type="float">
            <text:p>1.22043356600034</text:p>
          </table:table-cell>
          <table:table-cell office:value-type="float" office:value="109827" calcext:value-type="float">
            <text:p>109827</text:p>
          </table:table-cell>
          <table:table-cell office:value-type="float" office:value="60278" calcext:value-type="float">
            <text:p>6027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35211103000029" calcext:value-type="float">
            <text:p>1.35211103000029</text:p>
          </table:table-cell>
          <table:table-cell office:value-type="float" office:value="108011" calcext:value-type="float">
            <text:p>108011</text:p>
          </table:table-cell>
          <table:table-cell office:value-type="float" office:value="81828" calcext:value-type="float">
            <text:p>81828</text:p>
          </table:table-cell>
          <table:table-cell office:value-type="float" office:value="0.422222222222222" calcext:value-type="float">
            <text:p>0.422222222222222</text:p>
          </table:table-cell>
        </table:table-row>
        <table:table-row table:style-name="ro1">
          <table:table-cell office:value-type="float" office:value="1.46446995700035" calcext:value-type="float">
            <text:p>1.46446995700035</text:p>
          </table:table-cell>
          <table:table-cell office:value-type="float" office:value="102213" calcext:value-type="float">
            <text:p>102213</text:p>
          </table:table-cell>
          <table:table-cell office:value-type="float" office:value="95900" calcext:value-type="float">
            <text:p>95900</text:p>
          </table:table-cell>
          <table:table-cell office:value-type="float" office:value="0.537777777777778" calcext:value-type="float">
            <text:p>0.537777777777778</text:p>
          </table:table-cell>
        </table:table-row>
        <table:table-row table:style-name="ro1">
          <table:table-cell office:value-type="float" office:value="1.58080385800031" calcext:value-type="float">
            <text:p>1.58080385800031</text:p>
          </table:table-cell>
          <table:table-cell office:value-type="float" office:value="95138" calcext:value-type="float">
            <text:p>95138</text:p>
          </table:table-cell>
          <table:table-cell office:value-type="float" office:value="102213" calcext:value-type="float">
            <text:p>102213</text:p>
          </table:table-cell>
          <table:table-cell office:value-type="float" office:value="0.612040404040404" calcext:value-type="float">
            <text:p>0.612040404040404</text:p>
          </table:table-cell>
        </table:table-row>
        <table:table-row table:style-name="ro1">
          <table:table-cell office:value-type="float" office:value="1.70516057900022" calcext:value-type="float">
            <text:p>1.70516057900022</text:p>
          </table:table-cell>
          <table:table-cell office:value-type="float" office:value="90394" calcext:value-type="float">
            <text:p>90394</text:p>
          </table:table-cell>
          <table:table-cell office:value-type="float" office:value="95138" calcext:value-type="float">
            <text:p>95138</text:p>
          </table:table-cell>
          <table:table-cell office:value-type="float" office:value="0.643478477078477" calcext:value-type="float">
            <text:p>0.643478477078477</text:p>
          </table:table-cell>
        </table:table-row>
        <table:table-row table:style-name="ro1">
          <table:table-cell office:value-type="float" office:value="1.81588306100002" calcext:value-type="float">
            <text:p>1.81588306100002</text:p>
          </table:table-cell>
          <table:table-cell office:value-type="float" office:value="90844" calcext:value-type="float">
            <text:p>90844</text:p>
          </table:table-cell>
          <table:table-cell office:value-type="float" office:value="90394" calcext:value-type="float">
            <text:p>90394</text:p>
          </table:table-cell>
          <table:table-cell office:value-type="float" office:value="0.657639924519925" calcext:value-type="float">
            <text:p>0.657639924519925</text:p>
          </table:table-cell>
        </table:table-row>
        <table:table-row table:style-name="ro1">
          <table:table-cell office:value-type="float" office:value="1.91929371000015" calcext:value-type="float">
            <text:p>1.91929371000015</text:p>
          </table:table-cell>
          <table:table-cell office:value-type="float" office:value="95143" calcext:value-type="float">
            <text:p>95143</text:p>
          </table:table-cell>
          <table:table-cell office:value-type="float" office:value="90844" calcext:value-type="float">
            <text:p>90844</text:p>
          </table:table-cell>
          <table:table-cell office:value-type="float" office:value="0.659445272949273" calcext:value-type="float">
            <text:p>0.659445272949273</text:p>
          </table:table-cell>
        </table:table-row>
        <table:table-row table:style-name="ro1">
          <table:table-cell office:value-type="float" office:value="2.02712517700002" calcext:value-type="float">
            <text:p>2.02712517700002</text:p>
          </table:table-cell>
          <table:table-cell office:value-type="float" office:value="101696" calcext:value-type="float">
            <text:p>101696</text:p>
          </table:table-cell>
          <table:table-cell office:value-type="float" office:value="95143" calcext:value-type="float">
            <text:p>95143</text:p>
          </table:table-cell>
          <table:table-cell office:value-type="float" office:value="0.652556218359419" calcext:value-type="float">
            <text:p>0.652556218359419</text:p>
          </table:table-cell>
        </table:table-row>
        <table:table-row table:style-name="ro1">
          <table:table-cell office:value-type="float" office:value="2.16515971700028" calcext:value-type="float">
            <text:p>2.16515971700028</text:p>
          </table:table-cell>
          <table:table-cell office:value-type="float" office:value="108612" calcext:value-type="float">
            <text:p>108612</text:p>
          </table:table-cell>
          <table:table-cell office:value-type="float" office:value="101696" calcext:value-type="float">
            <text:p>101696</text:p>
          </table:table-cell>
          <table:table-cell office:value-type="float" office:value="0.639692033511064" calcext:value-type="float">
            <text:p>0.639692033511064</text:p>
          </table:table-cell>
        </table:table-row>
        <table:table-row table:style-name="ro1">
          <table:table-cell office:value-type="float" office:value="2.28369065700008" calcext:value-type="float">
            <text:p>2.28369065700008</text:p>
          </table:table-cell>
          <table:table-cell office:value-type="float" office:value="109776" calcext:value-type="float">
            <text:p>109776</text:p>
          </table:table-cell>
          <table:table-cell office:value-type="float" office:value="108612" calcext:value-type="float">
            <text:p>108612</text:p>
          </table:table-cell>
          <table:table-cell office:value-type="float" office:value="0.622864737919963" calcext:value-type="float">
            <text:p>0.622864737919963</text:p>
          </table:table-cell>
        </table:table-row>
        <table:table-row table:style-name="ro1">
          <table:table-cell office:value-type="float" office:value="2.38498166700037" calcext:value-type="float">
            <text:p>2.38498166700037</text:p>
          </table:table-cell>
          <table:table-cell office:value-type="float" office:value="106613" calcext:value-type="float">
            <text:p>106613</text:p>
          </table:table-cell>
          <table:table-cell office:value-type="float" office:value="109776" calcext:value-type="float">
            <text:p>109776</text:p>
          </table:table-cell>
          <table:table-cell office:value-type="float" office:value="0.603554948230707" calcext:value-type="float">
            <text:p>0.603554948230707</text:p>
          </table:table-cell>
        </table:table-row>
        <table:table-row table:style-name="ro1">
          <table:table-cell office:value-type="float" office:value="2.49173592500028" calcext:value-type="float">
            <text:p>2.49173592500028</text:p>
          </table:table-cell>
          <table:table-cell office:value-type="float" office:value="100519" calcext:value-type="float">
            <text:p>100519</text:p>
          </table:table-cell>
          <table:table-cell office:value-type="float" office:value="106613" calcext:value-type="float">
            <text:p>106613</text:p>
          </table:table-cell>
          <table:table-cell office:value-type="float" office:value="0.578082053822661" calcext:value-type="float">
            <text:p>0.578082053822661</text:p>
          </table:table-cell>
        </table:table-row>
        <table:table-row table:style-name="ro1">
          <table:table-cell office:value-type="float" office:value="2.63862964100008" calcext:value-type="float">
            <text:p>2.63862964100008</text:p>
          </table:table-cell>
          <table:table-cell office:value-type="float" office:value="92350" calcext:value-type="float">
            <text:p>92350</text:p>
          </table:table-cell>
          <table:table-cell office:value-type="float" office:value="100519" calcext:value-type="float">
            <text:p>100519</text:p>
          </table:table-cell>
          <table:table-cell office:value-type="float" office:value="0.55337473396722" calcext:value-type="float">
            <text:p>0.55337473396722</text:p>
          </table:table-cell>
        </table:table-row>
        <table:table-row table:style-name="ro1">
          <table:table-cell office:value-type="float" office:value="2.75412674500012" calcext:value-type="float">
            <text:p>2.75412674500012</text:p>
          </table:table-cell>
          <table:table-cell office:value-type="float" office:value="90003" calcext:value-type="float">
            <text:p>90003</text:p>
          </table:table-cell>
          <table:table-cell office:value-type="float" office:value="92350" calcext:value-type="float">
            <text:p>92350</text:p>
          </table:table-cell>
          <table:table-cell office:value-type="float" office:value="0.529656308912906" calcext:value-type="float">
            <text:p>0.529656308912906</text:p>
          </table:table-cell>
        </table:table-row>
        <table:table-row table:style-name="ro1">
          <table:table-cell office:value-type="float" office:value="2.85568430800004" calcext:value-type="float">
            <text:p>2.85568430800004</text:p>
          </table:table-cell>
          <table:table-cell office:value-type="float" office:value="92124" calcext:value-type="float">
            <text:p>92124</text:p>
          </table:table-cell>
          <table:table-cell office:value-type="float" office:value="86403" calcext:value-type="float">
            <text:p>86403</text:p>
          </table:table-cell>
          <table:table-cell office:value-type="float" office:value="0.507058380463658" calcext:value-type="float">
            <text:p>0.507058380463658</text:p>
          </table:table-cell>
        </table:table-row>
        <table:table-row table:style-name="ro1">
          <table:table-cell office:value-type="float" office:value="2.95703233900031" calcext:value-type="float">
            <text:p>2.95703233900031</text:p>
          </table:table-cell>
          <table:table-cell office:value-type="float" office:value="97332" calcext:value-type="float">
            <text:p>97332</text:p>
          </table:table-cell>
          <table:table-cell office:value-type="float" office:value="92124" calcext:value-type="float">
            <text:p>92124</text:p>
          </table:table-cell>
          <table:table-cell office:value-type="float" office:value="0.485646704370927" calcext:value-type="float">
            <text:p>0.485646704370927</text:p>
          </table:table-cell>
        </table:table-row>
        <table:table-row table:style-name="ro1">
          <table:table-cell office:value-type="float" office:value="3.09874016100002" calcext:value-type="float">
            <text:p>3.09874016100002</text:p>
          </table:table-cell>
          <table:table-cell office:value-type="float" office:value="105813" calcext:value-type="float">
            <text:p>105813</text:p>
          </table:table-cell>
          <table:table-cell office:value-type="float" office:value="97332" calcext:value-type="float">
            <text:p>97332</text:p>
          </table:table-cell>
          <table:table-cell office:value-type="float" office:value="0.462591437570815" calcext:value-type="float">
            <text:p>0.462591437570815</text:p>
          </table:table-cell>
        </table:table-row>
        <table:table-row table:style-name="ro1">
          <table:table-cell office:value-type="float" office:value="3.22447352400013" calcext:value-type="float">
            <text:p>3.22447352400013</text:p>
          </table:table-cell>
          <table:table-cell office:value-type="float" office:value="109871" calcext:value-type="float">
            <text:p>109871</text:p>
          </table:table-cell>
          <table:table-cell office:value-type="float" office:value="105813" calcext:value-type="float">
            <text:p>105813</text:p>
          </table:table-cell>
          <table:table-cell office:value-type="float" office:value="0.441501721485224" calcext:value-type="float">
            <text:p>0.441501721485224</text:p>
          </table:table-cell>
        </table:table-row>
        <table:table-row table:style-name="ro1">
          <table:table-cell office:value-type="float" office:value="3.33710450300032" calcext:value-type="float">
            <text:p>3.33710450300032</text:p>
          </table:table-cell>
          <table:table-cell office:value-type="float" office:value="108539" calcext:value-type="float">
            <text:p>108539</text:p>
          </table:table-cell>
          <table:table-cell office:value-type="float" office:value="109871" calcext:value-type="float">
            <text:p>109871</text:p>
          </table:table-cell>
          <table:table-cell office:value-type="float" office:value="0.422166894429558" calcext:value-type="float">
            <text:p>0.422166894429558</text:p>
          </table:table-cell>
        </table:table-row>
        <table:table-row table:style-name="ro1">
          <table:table-cell office:value-type="float" office:value="3.43962500400039" calcext:value-type="float">
            <text:p>3.43962500400039</text:p>
          </table:table-cell>
          <table:table-cell office:value-type="float" office:value="103703" calcext:value-type="float">
            <text:p>103703</text:p>
          </table:table-cell>
          <table:table-cell office:value-type="float" office:value="108539" calcext:value-type="float">
            <text:p>108539</text:p>
          </table:table-cell>
          <table:table-cell office:value-type="float" office:value="0.404400182210313" calcext:value-type="float">
            <text:p>0.404400182210313</text:p>
          </table:table-cell>
        </table:table-row>
        <table:table-row table:style-name="ro1">
          <table:table-cell office:value-type="float" office:value="3.55621106700028" calcext:value-type="float">
            <text:p>3.55621106700028</text:p>
          </table:table-cell>
          <table:table-cell office:value-type="float" office:value="96541" calcext:value-type="float">
            <text:p>96541</text:p>
          </table:table-cell>
          <table:table-cell office:value-type="float" office:value="103703" calcext:value-type="float">
            <text:p>103703</text:p>
          </table:table-cell>
          <table:table-cell office:value-type="float" office:value="0.388036274800509" calcext:value-type="float">
            <text:p>0.388036274800509</text:p>
          </table:table-cell>
        </table:table-row>
        <table:table-row table:style-name="ro1">
          <table:table-cell office:value-type="float" office:value="3.67464747600025" calcext:value-type="float">
            <text:p>3.67464747600025</text:p>
          </table:table-cell>
          <table:table-cell office:value-type="float" office:value="91100" calcext:value-type="float">
            <text:p>91100</text:p>
          </table:table-cell>
          <table:table-cell office:value-type="float" office:value="96541" calcext:value-type="float">
            <text:p>96541</text:p>
          </table:table-cell>
          <table:table-cell office:value-type="float" office:value="0.372929019840407" calcext:value-type="float">
            <text:p>0.372929019840407</text:p>
          </table:table-cell>
        </table:table-row>
        <table:table-row table:style-name="ro1">
          <table:table-cell office:value-type="float" office:value="3.77582978600003" calcext:value-type="float">
            <text:p>3.77582978600003</text:p>
          </table:table-cell>
          <table:table-cell office:value-type="float" office:value="90131" calcext:value-type="float">
            <text:p>90131</text:p>
          </table:table-cell>
          <table:table-cell office:value-type="float" office:value="91100" calcext:value-type="float">
            <text:p>91100</text:p>
          </table:table-cell>
          <table:table-cell office:value-type="float" office:value="0.358949276478386" calcext:value-type="float">
            <text:p>0.358949276478386</text:p>
          </table:table-cell>
        </table:table-row>
        <table:table-row table:style-name="ro1">
          <table:table-cell office:value-type="float" office:value="3.877071376" calcext:value-type="float">
            <text:p>3.877071376</text:p>
          </table:table-cell>
          <table:table-cell office:value-type="float" office:value="93021" calcext:value-type="float">
            <text:p>93021</text:p>
          </table:table-cell>
          <table:table-cell office:value-type="float" office:value="90131" calcext:value-type="float">
            <text:p>90131</text:p>
          </table:table-cell>
          <table:table-cell office:value-type="float" office:value="0.287159421182709" calcext:value-type="float">
            <text:p>0.287159421182709</text:p>
          </table:table-cell>
        </table:table-row>
        <table:table-row table:style-name="ro1">
          <table:table-cell office:value-type="float" office:value="4.00334117400007" calcext:value-type="float">
            <text:p>4.00334117400007</text:p>
          </table:table-cell>
          <table:table-cell office:value-type="float" office:value="100209" calcext:value-type="float">
            <text:p>100209</text:p>
          </table:table-cell>
          <table:table-cell office:value-type="float" office:value="93021" calcext:value-type="float">
            <text:p>93021</text:p>
          </table:table-cell>
          <table:table-cell office:value-type="float" office:value="0.229727536946167" calcext:value-type="float">
            <text:p>0.229727536946167</text:p>
          </table:table-cell>
        </table:table-row>
        <table:table-row table:style-name="ro1">
          <table:table-cell office:value-type="float" office:value="4.12184456400019" calcext:value-type="float">
            <text:p>4.12184456400019</text:p>
          </table:table-cell>
          <table:table-cell office:value-type="float" office:value="106929" calcext:value-type="float">
            <text:p>106929</text:p>
          </table:table-cell>
          <table:table-cell office:value-type="float" office:value="100209" calcext:value-type="float">
            <text:p>100209</text:p>
          </table:table-cell>
          <table:table-cell office:value-type="float" office:value="0.183782029556934" calcext:value-type="float">
            <text:p>0.183782029556934</text:p>
          </table:table-cell>
        </table:table-row>
        <table:table-row table:style-name="ro1">
          <table:table-cell office:value-type="float" office:value="4.22839342000043" calcext:value-type="float">
            <text:p>4.22839342000043</text:p>
          </table:table-cell>
          <table:table-cell office:value-type="float" office:value="109907" calcext:value-type="float">
            <text:p>109907</text:p>
          </table:table-cell>
          <table:table-cell office:value-type="float" office:value="106929" calcext:value-type="float">
            <text:p>106929</text:p>
          </table:table-cell>
          <table:table-cell office:value-type="float" office:value="0.147025623645547" calcext:value-type="float">
            <text:p>0.147025623645547</text:p>
          </table:table-cell>
        </table:table-row>
        <table:table-row table:style-name="ro1">
          <table:table-cell office:value-type="float" office:value="4.33770378000008" calcext:value-type="float">
            <text:p>4.33770378000008</text:p>
          </table:table-cell>
          <table:table-cell office:value-type="float" office:value="108519" calcext:value-type="float">
            <text:p>108519</text:p>
          </table:table-cell>
          <table:table-cell office:value-type="float" office:value="109907" calcext:value-type="float">
            <text:p>109907</text:p>
          </table:table-cell>
          <table:table-cell office:value-type="float" office:value="0.117620498916438" calcext:value-type="float">
            <text:p>0.117620498916438</text:p>
          </table:table-cell>
        </table:table-row>
        <table:table-row table:style-name="ro1">
          <table:table-cell office:value-type="float" office:value="4.47395829400011" calcext:value-type="float">
            <text:p>4.47395829400011</text:p>
          </table:table-cell>
          <table:table-cell office:value-type="float" office:value="101628" calcext:value-type="float">
            <text:p>101628</text:p>
          </table:table-cell>
          <table:table-cell office:value-type="float" office:value="108519" calcext:value-type="float">
            <text:p>108519</text:p>
          </table:table-cell>
          <table:table-cell office:value-type="float" office:value="0.0940963991331501" calcext:value-type="float">
            <text:p>0.0940963991331501</text:p>
          </table:table-cell>
        </table:table-row>
        <table:table-row table:style-name="ro1">
          <table:table-cell office:value-type="float" office:value="4.59814520400005" calcext:value-type="float">
            <text:p>4.59814520400005</text:p>
          </table:table-cell>
          <table:table-cell office:value-type="float" office:value="94216" calcext:value-type="float">
            <text:p>94216</text:p>
          </table:table-cell>
          <table:table-cell office:value-type="float" office:value="101628" calcext:value-type="float">
            <text:p>101628</text:p>
          </table:table-cell>
          <table:table-cell office:value-type="float" office:value="0.0752771193065201" calcext:value-type="float">
            <text:p>0.0752771193065201</text:p>
          </table:table-cell>
        </table:table-row>
        <table:table-row table:style-name="ro1">
          <table:table-cell office:value-type="float" office:value="4.70891548700001" calcext:value-type="float">
            <text:p>4.70891548700001</text:p>
          </table:table-cell>
          <table:table-cell office:value-type="float" office:value="90331" calcext:value-type="float">
            <text:p>90331</text:p>
          </table:table-cell>
          <table:table-cell office:value-type="float" office:value="94216" calcext:value-type="float">
            <text:p>94216</text:p>
          </table:table-cell>
          <table:table-cell office:value-type="float" office:value="0.0602216954452161" calcext:value-type="float">
            <text:p>0.0602216954452161</text:p>
          </table:table-cell>
        </table:table-row>
        <table:table-row table:style-name="ro1">
          <table:table-cell office:value-type="float" office:value="4.82286733700039" calcext:value-type="float">
            <text:p>4.82286733700039</text:p>
          </table:table-cell>
          <table:table-cell office:value-type="float" office:value="91029" calcext:value-type="float">
            <text:p>91029</text:p>
          </table:table-cell>
          <table:table-cell office:value-type="float" office:value="90331" calcext:value-type="float">
            <text:p>90331</text:p>
          </table:table-cell>
          <table:table-cell office:value-type="float" office:value="0.0481773563561729" calcext:value-type="float">
            <text:p>0.0481773563561729</text:p>
          </table:table-cell>
        </table:table-row>
        <table:table-row table:style-name="ro1">
          <table:table-cell office:value-type="float" office:value="4.94700053700035" calcext:value-type="float">
            <text:p>4.94700053700035</text:p>
          </table:table-cell>
          <table:table-cell office:value-type="float" office:value="96731" calcext:value-type="float">
            <text:p>96731</text:p>
          </table:table-cell>
          <table:table-cell office:value-type="float" office:value="91029" calcext:value-type="float">
            <text:p>91029</text:p>
          </table:table-cell>
          <table:table-cell office:value-type="float" office:value="0.0385418850849383" calcext:value-type="float">
            <text:p>0.0385418850849383</text:p>
          </table:table-cell>
        </table:table-row>
        <table:table-row table:style-name="ro1">
          <table:table-cell office:value-type="float" office:value="5.063288027" calcext:value-type="float">
            <text:p>5.063288027</text:p>
          </table:table-cell>
          <table:table-cell office:value-type="float" office:value="103872" calcext:value-type="float">
            <text:p>103872</text:p>
          </table:table-cell>
          <table:table-cell office:value-type="float" office:value="96731" calcext:value-type="float">
            <text:p>96731</text:p>
          </table:table-cell>
          <table:table-cell office:value-type="float" office:value="0.0308335080679506" calcext:value-type="float">
            <text:p>0.0308335080679506</text:p>
          </table:table-cell>
        </table:table-row>
        <table:table-row table:style-name="ro1">
          <table:table-cell office:value-type="float" office:value="5.17543031200012" calcext:value-type="float">
            <text:p>5.17543031200012</text:p>
          </table:table-cell>
          <table:table-cell office:value-type="float" office:value="108922" calcext:value-type="float">
            <text:p>108922</text:p>
          </table:table-cell>
          <table:table-cell office:value-type="float" office:value="103872" calcext:value-type="float">
            <text:p>103872</text:p>
          </table:table-cell>
          <table:table-cell office:value-type="float" office:value="0.0246668064543605" calcext:value-type="float">
            <text:p>0.0246668064543605</text:p>
          </table:table-cell>
        </table:table-row>
        <table:table-row table:style-name="ro1">
          <table:table-cell office:value-type="float" office:value="5.28880215800018" calcext:value-type="float">
            <text:p>5.28880215800018</text:p>
          </table:table-cell>
          <table:table-cell office:value-type="float" office:value="109704" calcext:value-type="float">
            <text:p>109704</text:p>
          </table:table-cell>
          <table:table-cell office:value-type="float" office:value="108922" calcext:value-type="float">
            <text:p>108922</text:p>
          </table:table-cell>
          <table:table-cell office:value-type="float" office:value="0.0197334451634884" calcext:value-type="float">
            <text:p>0.0197334451634884</text:p>
          </table:table-cell>
        </table:table-row>
        <table:table-row table:style-name="ro1">
          <table:table-cell office:value-type="float" office:value="5.41740395600027" calcext:value-type="float">
            <text:p>5.41740395600027</text:p>
          </table:table-cell>
          <table:table-cell office:value-type="float" office:value="104959" calcext:value-type="float">
            <text:p>104959</text:p>
          </table:table-cell>
          <table:table-cell office:value-type="float" office:value="109704" calcext:value-type="float">
            <text:p>109704</text:p>
          </table:table-cell>
          <table:table-cell office:value-type="float" office:value="0.0157867561307907" calcext:value-type="float">
            <text:p>0.0157867561307907</text:p>
          </table:table-cell>
        </table:table-row>
        <table:table-row table:style-name="ro1">
          <table:table-cell office:value-type="float" office:value="5.5295947110003" calcext:value-type="float">
            <text:p>5.5295947110003</text:p>
          </table:table-cell>
          <table:table-cell office:value-type="float" office:value="98151" calcext:value-type="float">
            <text:p>98151</text:p>
          </table:table-cell>
          <table:table-cell office:value-type="float" office:value="104959" calcext:value-type="float">
            <text:p>104959</text:p>
          </table:table-cell>
          <table:table-cell office:value-type="float" office:value="0.0126294049046326" calcext:value-type="float">
            <text:p>0.0126294049046326</text:p>
          </table:table-cell>
        </table:table-row>
        <table:table-row table:style-name="ro1">
          <table:table-cell office:value-type="float" office:value="5.63935130500022" calcext:value-type="float">
            <text:p>5.63935130500022</text:p>
          </table:table-cell>
          <table:table-cell office:value-type="float" office:value="92320" calcext:value-type="float">
            <text:p>92320</text:p>
          </table:table-cell>
          <table:table-cell office:value-type="float" office:value="98151" calcext:value-type="float">
            <text:p>98151</text:p>
          </table:table-cell>
          <table:table-cell office:value-type="float" office:value="0.0101035239237061" calcext:value-type="float">
            <text:p>0.0101035239237061</text:p>
          </table:table-cell>
        </table:table-row>
        <table:table-row table:style-name="ro1">
          <table:table-cell office:value-type="float" office:value="5.74431942800038" calcext:value-type="float">
            <text:p>5.74431942800038</text:p>
          </table:table-cell>
          <table:table-cell office:value-type="float" office:value="90006" calcext:value-type="float">
            <text:p>90006</text:p>
          </table:table-cell>
          <table:table-cell office:value-type="float" office:value="92320" calcext:value-type="float">
            <text:p>92320</text:p>
          </table:table-cell>
          <table:table-cell office:value-type="float" office:value="0.00808281913896486" calcext:value-type="float">
            <text:p>0.00808281913896486</text:p>
          </table:table-cell>
        </table:table-row>
        <table:table-row table:style-name="ro1">
          <table:table-cell office:value-type="float" office:value="5.85286765199999" calcext:value-type="float">
            <text:p>5.85286765199999</text:p>
          </table:table-cell>
          <table:table-cell office:value-type="float" office:value="92017" calcext:value-type="float">
            <text:p>92017</text:p>
          </table:table-cell>
          <table:table-cell office:value-type="float" office:value="90006" calcext:value-type="float">
            <text:p>90006</text:p>
          </table:table-cell>
          <table:table-cell office:value-type="float" office:value="0.00646625531117189" calcext:value-type="float">
            <text:p>0.00646625531117189</text:p>
          </table:table-cell>
        </table:table-row>
        <table:table-row table:style-name="ro1">
          <table:table-cell office:value-type="float" office:value="5.9697224370002" calcext:value-type="float">
            <text:p>5.9697224370002</text:p>
          </table:table-cell>
          <table:table-cell office:value-type="float" office:value="98109" calcext:value-type="float">
            <text:p>98109</text:p>
          </table:table-cell>
          <table:table-cell office:value-type="float" office:value="92017" calcext:value-type="float">
            <text:p>92017</text:p>
          </table:table-cell>
          <table:table-cell office:value-type="float" office:value="0.00517300424893751" calcext:value-type="float">
            <text:p>0.00517300424893751</text:p>
          </table:table-cell>
        </table:table-row>
        <table:table-row table:style-name="ro1">
          <table:table-cell office:value-type="float" office:value="6.08528231200035" calcext:value-type="float">
            <text:p>6.08528231200035</text:p>
          </table:table-cell>
          <table:table-cell office:value-type="float" office:value="105105" calcext:value-type="float">
            <text:p>105105</text:p>
          </table:table-cell>
          <table:table-cell office:value-type="float" office:value="98109" calcext:value-type="float">
            <text:p>98109</text:p>
          </table:table-cell>
          <table:table-cell office:value-type="float" office:value="0.00413840339915001" calcext:value-type="float">
            <text:p>0.00413840339915001</text:p>
          </table:table-cell>
        </table:table-row>
        <table:table-row table:style-name="ro1">
          <table:table-cell office:value-type="float" office:value="6.18658916300001" calcext:value-type="float">
            <text:p>6.18658916300001</text:p>
          </table:table-cell>
          <table:table-cell office:value-type="float" office:value="109216" calcext:value-type="float">
            <text:p>109216</text:p>
          </table:table-cell>
          <table:table-cell office:value-type="float" office:value="105105" calcext:value-type="float">
            <text:p>105105</text:p>
          </table:table-cell>
          <table:table-cell office:value-type="float" office:value="0.00331072271932001" calcext:value-type="float">
            <text:p>0.00331072271932001</text:p>
          </table:table-cell>
        </table:table-row>
        <table:table-row table:style-name="ro1">
          <table:table-cell office:value-type="float" office:value="6.30453864800029" calcext:value-type="float">
            <text:p>6.30453864800029</text:p>
          </table:table-cell>
          <table:table-cell office:value-type="float" office:value="109418" calcext:value-type="float">
            <text:p>109418</text:p>
          </table:table-cell>
          <table:table-cell office:value-type="float" office:value="109216" calcext:value-type="float">
            <text:p>109216</text:p>
          </table:table-cell>
          <table:table-cell office:value-type="float" office:value="0.002648578175456" calcext:value-type="float">
            <text:p>0.002648578175456</text:p>
          </table:table-cell>
        </table:table-row>
        <table:table-row table:style-name="ro1">
          <table:table-cell office:value-type="float" office:value="6.43372217100023" calcext:value-type="float">
            <text:p>6.43372217100023</text:p>
          </table:table-cell>
          <table:table-cell office:value-type="float" office:value="104045" calcext:value-type="float">
            <text:p>104045</text:p>
          </table:table-cell>
          <table:table-cell office:value-type="float" office:value="109418" calcext:value-type="float">
            <text:p>109418</text:p>
          </table:table-cell>
          <table:table-cell office:value-type="float" office:value="0.0021188625403648" calcext:value-type="float">
            <text:p>0.0021188625403648</text:p>
          </table:table-cell>
        </table:table-row>
        <table:table-row table:style-name="ro1">
          <table:table-cell office:value-type="float" office:value="6.537229561" calcext:value-type="float">
            <text:p>6.537229561</text:p>
          </table:table-cell>
          <table:table-cell office:value-type="float" office:value="97682" calcext:value-type="float">
            <text:p>97682</text:p>
          </table:table-cell>
          <table:table-cell office:value-type="float" office:value="104045" calcext:value-type="float">
            <text:p>104045</text:p>
          </table:table-cell>
          <table:table-cell office:value-type="float" office:value="0.00169509003229184" calcext:value-type="float">
            <text:p>0.00169509003229184</text:p>
          </table:table-cell>
        </table:table-row>
        <table:table-row table:style-name="ro1">
          <table:table-cell office:value-type="float" office:value="6.63840536100042" calcext:value-type="float">
            <text:p>6.63840536100042</text:p>
          </table:table-cell>
          <table:table-cell office:value-type="float" office:value="92359" calcext:value-type="float">
            <text:p>92359</text:p>
          </table:table-cell>
          <table:table-cell office:value-type="float" office:value="97682" calcext:value-type="float">
            <text:p>97682</text:p>
          </table:table-cell>
          <table:table-cell office:value-type="float" office:value="0.00135607202583347" calcext:value-type="float">
            <text:p>0.00135607202583347</text:p>
          </table:table-cell>
        </table:table-row>
        <table:table-row table:style-name="ro1">
          <table:table-cell office:value-type="float" office:value="6.76767336500006" calcext:value-type="float">
            <text:p>6.76767336500006</text:p>
          </table:table-cell>
          <table:table-cell office:value-type="float" office:value="90061" calcext:value-type="float">
            <text:p>90061</text:p>
          </table:table-cell>
          <table:table-cell office:value-type="float" office:value="92359" calcext:value-type="float">
            <text:p>92359</text:p>
          </table:table-cell>
          <table:table-cell office:value-type="float" office:value="0.00108485762066678" calcext:value-type="float">
            <text:p>0.00108485762066678</text:p>
          </table:table-cell>
        </table:table-row>
        <table:table-row table:style-name="ro1">
          <table:table-cell office:value-type="float" office:value="6.88810800200008" calcext:value-type="float">
            <text:p>6.88810800200008</text:p>
          </table:table-cell>
          <table:table-cell office:value-type="float" office:value="93534" calcext:value-type="float">
            <text:p>93534</text:p>
          </table:table-cell>
          <table:table-cell office:value-type="float" office:value="90061" calcext:value-type="float">
            <text:p>90061</text:p>
          </table:table-cell>
          <table:table-cell office:value-type="float" office:value="0.000867886096533424" calcext:value-type="float">
            <text:p>0.000867886096533424</text:p>
          </table:table-cell>
        </table:table-row>
        <table:table-row table:style-name="ro1">
          <table:table-cell office:value-type="float" office:value="6.99257900000021" calcext:value-type="float">
            <text:p>6.99257900000021</text:p>
          </table:table-cell>
          <table:table-cell office:value-type="float" office:value="99533" calcext:value-type="float">
            <text:p>99533</text:p>
          </table:table-cell>
          <table:table-cell office:value-type="float" office:value="93534" calcext:value-type="float">
            <text:p>93534</text:p>
          </table:table-cell>
          <table:table-cell office:value-type="float" office:value="0.000694308877226739" calcext:value-type="float">
            <text:p>0.000694308877226739</text:p>
          </table:table-cell>
        </table:table-row>
        <table:table-row table:style-name="ro1">
          <table:table-cell office:value-type="float" office:value="7.10241715500024" calcext:value-type="float">
            <text:p>7.10241715500024</text:p>
          </table:table-cell>
          <table:table-cell office:value-type="float" office:value="106000" calcext:value-type="float">
            <text:p>106000</text:p>
          </table:table-cell>
          <table:table-cell office:value-type="float" office:value="99533" calcext:value-type="float">
            <text:p>99533</text:p>
          </table:table-cell>
          <table:table-cell office:value-type="float" office:value="0.000555447101781391" calcext:value-type="float">
            <text:p>0.000555447101781391</text:p>
          </table:table-cell>
        </table:table-row>
        <table:table-row table:style-name="ro1">
          <table:table-cell office:value-type="float" office:value="7.2237793700001" calcext:value-type="float">
            <text:p>7.2237793700001</text:p>
          </table:table-cell>
          <table:table-cell office:value-type="float" office:value="109864" calcext:value-type="float">
            <text:p>109864</text:p>
          </table:table-cell>
          <table:table-cell office:value-type="float" office:value="106000" calcext:value-type="float">
            <text:p>106000</text:p>
          </table:table-cell>
          <table:table-cell office:value-type="float" office:value="0.000444357681425113" calcext:value-type="float">
            <text:p>0.000444357681425113</text:p>
          </table:table-cell>
        </table:table-row>
        <table:table-row table:style-name="ro1">
          <table:table-cell office:value-type="float" office:value="7.34104114000002" calcext:value-type="float">
            <text:p>7.34104114000002</text:p>
          </table:table-cell>
          <table:table-cell office:value-type="float" office:value="108408" calcext:value-type="float">
            <text:p>108408</text:p>
          </table:table-cell>
          <table:table-cell office:value-type="float" office:value="109864" calcext:value-type="float">
            <text:p>109864</text:p>
          </table:table-cell>
          <table:table-cell office:value-type="float" office:value="0.00035548614514009" calcext:value-type="float">
            <text:p>0.00035548614514009</text:p>
          </table:table-cell>
        </table:table-row>
        <table:table-row table:style-name="ro1">
          <table:table-cell office:value-type="float" office:value="7.46270945800006" calcext:value-type="float">
            <text:p>7.46270945800006</text:p>
          </table:table-cell>
          <table:table-cell office:value-type="float" office:value="102321" calcext:value-type="float">
            <text:p>102321</text:p>
          </table:table-cell>
          <table:table-cell office:value-type="float" office:value="108408" calcext:value-type="float">
            <text:p>108408</text:p>
          </table:table-cell>
          <table:table-cell office:value-type="float" office:value="0.000284388916112072" calcext:value-type="float">
            <text:p>0.000284388916112072</text:p>
          </table:table-cell>
        </table:table-row>
        <table:table-row table:style-name="ro1">
          <table:table-cell office:value-type="float" office:value="7.56739522800035" calcext:value-type="float">
            <text:p>7.56739522800035</text:p>
          </table:table-cell>
          <table:table-cell office:value-type="float" office:value="95890" calcext:value-type="float">
            <text:p>95890</text:p>
          </table:table-cell>
          <table:table-cell office:value-type="float" office:value="102321" calcext:value-type="float">
            <text:p>102321</text:p>
          </table:table-cell>
          <table:table-cell office:value-type="float" office:value="0.000227511132889658" calcext:value-type="float">
            <text:p>0.000227511132889658</text:p>
          </table:table-cell>
        </table:table-row>
        <table:table-row table:style-name="ro1">
          <table:table-cell office:value-type="float" office:value="7.66952016600044" calcext:value-type="float">
            <text:p>7.66952016600044</text:p>
          </table:table-cell>
          <table:table-cell office:value-type="float" office:value="91251" calcext:value-type="float">
            <text:p>91251</text:p>
          </table:table-cell>
          <table:table-cell office:value-type="float" office:value="95890" calcext:value-type="float">
            <text:p>95890</text:p>
          </table:table-cell>
          <table:table-cell office:value-type="float" office:value="0.000182008906311726" calcext:value-type="float">
            <text:p>0.000182008906311726</text:p>
          </table:table-cell>
        </table:table-row>
        <table:table-row table:style-name="ro1">
          <table:table-cell office:value-type="float" office:value="7.79024558600031" calcext:value-type="float">
            <text:p>7.79024558600031</text:p>
          </table:table-cell>
          <table:table-cell office:value-type="float" office:value="90318" calcext:value-type="float">
            <text:p>90318</text:p>
          </table:table-cell>
          <table:table-cell office:value-type="float" office:value="91251" calcext:value-type="float">
            <text:p>91251</text:p>
          </table:table-cell>
          <table:table-cell office:value-type="float" office:value="0.000145607125049381" calcext:value-type="float">
            <text:p>0.000145607125049381</text:p>
          </table:table-cell>
        </table:table-row>
        <table:table-row table:style-name="ro1">
          <table:table-cell office:value-type="float" office:value="7.91343766700038" calcext:value-type="float">
            <text:p>7.91343766700038</text:p>
          </table:table-cell>
          <table:table-cell office:value-type="float" office:value="94825" calcext:value-type="float">
            <text:p>94825</text:p>
          </table:table-cell>
          <table:table-cell office:value-type="float" office:value="90318" calcext:value-type="float">
            <text:p>90318</text:p>
          </table:table-cell>
          <table:table-cell office:value-type="float" office:value="0.000116485700039505" calcext:value-type="float">
            <text:p>0.000116485700039505</text:p>
          </table:table-cell>
        </table:table-row>
        <table:table-row table:style-name="ro1">
          <table:table-cell office:value-type="float" office:value="8.02509523800018" calcext:value-type="float">
            <text:p>8.02509523800018</text:p>
          </table:table-cell>
          <table:table-cell office:value-type="float" office:value="101570" calcext:value-type="float">
            <text:p>101570</text:p>
          </table:table-cell>
          <table:table-cell office:value-type="float" office:value="94825" calcext:value-type="float">
            <text:p>94825</text:p>
          </table:table-cell>
          <table:table-cell office:value-type="float" office:value="0.0000931885600316039" calcext:value-type="float">
            <text:p>9.31885600316039E-05</text:p>
          </table:table-cell>
        </table:table-row>
        <table:table-row table:style-name="ro1">
          <table:table-cell office:value-type="float" office:value="8.12767337000014" calcext:value-type="float">
            <text:p>8.12767337000014</text:p>
          </table:table-cell>
          <table:table-cell office:value-type="float" office:value="107188" calcext:value-type="float">
            <text:p>107188</text:p>
          </table:table-cell>
          <table:table-cell office:value-type="float" office:value="101570" calcext:value-type="float">
            <text:p>101570</text:p>
          </table:table-cell>
          <table:table-cell office:value-type="float" office:value="0.0000745508480252831" calcext:value-type="float">
            <text:p>7.45508480252831E-05</text:p>
          </table:table-cell>
        </table:table-row>
        <table:table-row table:style-name="ro1">
          <table:table-cell office:value-type="float" office:value="8.26266086400028" calcext:value-type="float">
            <text:p>8.26266086400028</text:p>
          </table:table-cell>
          <table:table-cell office:value-type="float" office:value="109968" calcext:value-type="float">
            <text:p>109968</text:p>
          </table:table-cell>
          <table:table-cell office:value-type="float" office:value="107188" calcext:value-type="float">
            <text:p>107188</text:p>
          </table:table-cell>
          <table:table-cell office:value-type="float" office:value="0.0000596406784202265" calcext:value-type="float">
            <text:p>5.96406784202265E-05</text:p>
          </table:table-cell>
        </table:table-row>
        <table:table-row table:style-name="ro1">
          <table:table-cell office:value-type="float" office:value="8.39724139400005" calcext:value-type="float">
            <text:p>8.39724139400005</text:p>
          </table:table-cell>
          <table:table-cell office:value-type="float" office:value="106017" calcext:value-type="float">
            <text:p>106017</text:p>
          </table:table-cell>
          <table:table-cell office:value-type="float" office:value="109968" calcext:value-type="float">
            <text:p>109968</text:p>
          </table:table-cell>
          <table:table-cell office:value-type="float" office:value="0.0000477125427361812" calcext:value-type="float">
            <text:p>4.77125427361812E-05</text:p>
          </table:table-cell>
        </table:table-row>
        <table:table-row table:style-name="ro1">
          <table:table-cell office:value-type="float" office:value="8.52589956200018" calcext:value-type="float">
            <text:p>8.52589956200018</text:p>
          </table:table-cell>
          <table:table-cell office:value-type="float" office:value="98379" calcext:value-type="float">
            <text:p>98379</text:p>
          </table:table-cell>
          <table:table-cell office:value-type="float" office:value="106017" calcext:value-type="float">
            <text:p>106017</text:p>
          </table:table-cell>
          <table:table-cell office:value-type="float" office:value="0.000038170034188945" calcext:value-type="float">
            <text:p>3.8170034188945E-05</text:p>
          </table:table-cell>
        </table:table-row>
        <table:table-row table:style-name="ro1">
          <table:table-cell office:value-type="float" office:value="8.63388171100041" calcext:value-type="float">
            <text:p>8.63388171100041</text:p>
          </table:table-cell>
          <table:table-cell office:value-type="float" office:value="92545" calcext:value-type="float">
            <text:p>92545</text:p>
          </table:table-cell>
          <table:table-cell office:value-type="float" office:value="98379" calcext:value-type="float">
            <text:p>98379</text:p>
          </table:table-cell>
          <table:table-cell office:value-type="float" office:value="0.000030536027351156" calcext:value-type="float">
            <text:p>3.0536027351156E-05</text:p>
          </table:table-cell>
        </table:table-row>
        <table:table-row table:style-name="ro1">
          <table:table-cell office:value-type="float" office:value="8.74727515700033" calcext:value-type="float">
            <text:p>8.74727515700033</text:p>
          </table:table-cell>
          <table:table-cell office:value-type="float" office:value="90001" calcext:value-type="float">
            <text:p>90001</text:p>
          </table:table-cell>
          <table:table-cell office:value-type="float" office:value="92545" calcext:value-type="float">
            <text:p>92545</text:p>
          </table:table-cell>
          <table:table-cell office:value-type="float" office:value="0.0000244288218809248" calcext:value-type="float">
            <text:p>2.44288218809248E-05</text:p>
          </table:table-cell>
        </table:table-row>
        <table:table-row table:style-name="ro1">
          <table:table-cell office:value-type="float" office:value="8.90484493800022" calcext:value-type="float">
            <text:p>8.90484493800022</text:p>
          </table:table-cell>
          <table:table-cell office:value-type="float" office:value="94371" calcext:value-type="float">
            <text:p>94371</text:p>
          </table:table-cell>
          <table:table-cell office:value-type="float" office:value="90001" calcext:value-type="float">
            <text:p>90001</text:p>
          </table:table-cell>
          <table:table-cell office:value-type="float" office:value="0.0000195430575047398" calcext:value-type="float">
            <text:p>1.95430575047398E-05</text:p>
          </table:table-cell>
        </table:table-row>
        <table:table-row table:style-name="ro1">
          <table:table-cell office:value-type="float" office:value="9.04374450500018" calcext:value-type="float">
            <text:p>9.04374450500018</text:p>
          </table:table-cell>
          <table:table-cell office:value-type="float" office:value="102714" calcext:value-type="float">
            <text:p>102714</text:p>
          </table:table-cell>
          <table:table-cell office:value-type="float" office:value="94371" calcext:value-type="float">
            <text:p>94371</text:p>
          </table:table-cell>
          <table:table-cell office:value-type="float" office:value="0.0000156344460037919" calcext:value-type="float">
            <text:p>1.56344460037919E-05</text:p>
          </table:table-cell>
        </table:table-row>
        <table:table-row table:style-name="ro1">
          <table:table-cell office:value-type="float" office:value="9.16070918300011" calcext:value-type="float">
            <text:p>9.16070918300011</text:p>
          </table:table-cell>
          <table:table-cell office:value-type="float" office:value="108467" calcext:value-type="float">
            <text:p>108467</text:p>
          </table:table-cell>
          <table:table-cell office:value-type="float" office:value="102714" calcext:value-type="float">
            <text:p>102714</text:p>
          </table:table-cell>
          <table:table-cell office:value-type="float" office:value="0.0000125075568030335" calcext:value-type="float">
            <text:p>1.25075568030335E-05</text:p>
          </table:table-cell>
        </table:table-row>
        <table:table-row table:style-name="ro1">
          <table:table-cell office:value-type="float" office:value="9.26272557000038" calcext:value-type="float">
            <text:p>9.26272557000038</text:p>
          </table:table-cell>
          <table:table-cell office:value-type="float" office:value="109968" calcext:value-type="float">
            <text:p>109968</text:p>
          </table:table-cell>
          <table:table-cell office:value-type="float" office:value="108467" calcext:value-type="float">
            <text:p>108467</text:p>
          </table:table-cell>
          <table:table-cell office:value-type="float" office:value="0.0000100060454424268" calcext:value-type="float">
            <text:p>1.00060454424268E-05</text:p>
          </table:table-cell>
        </table:table-row>
        <table:table-row table:style-name="ro1">
          <table:table-cell office:value-type="float" office:value="9.39138309800001" calcext:value-type="float">
            <text:p>9.39138309800001</text:p>
          </table:table-cell>
          <table:table-cell office:value-type="float" office:value="106307" calcext:value-type="float">
            <text:p>106307</text:p>
          </table:table-cell>
          <table:table-cell office:value-type="float" office:value="109968" calcext:value-type="float">
            <text:p>109968</text:p>
          </table:table-cell>
          <table:table-cell office:value-type="float" office:value="0.00000800483635394144" calcext:value-type="float">
            <text:p>8.00483635394144E-06</text:p>
          </table:table-cell>
        </table:table-row>
        <table:table-row table:style-name="ro1">
          <table:table-cell office:value-type="float" office:value="9.51884108700006" calcext:value-type="float">
            <text:p>9.51884108700006</text:p>
          </table:table-cell>
          <table:table-cell office:value-type="float" office:value="98818" calcext:value-type="float">
            <text:p>98818</text:p>
          </table:table-cell>
          <table:table-cell office:value-type="float" office:value="106307" calcext:value-type="float">
            <text:p>106307</text:p>
          </table:table-cell>
          <table:table-cell office:value-type="float" office:value="0.00000640386908315315" calcext:value-type="float">
            <text:p>6.40386908315315E-06</text:p>
          </table:table-cell>
        </table:table-row>
        <table:table-row table:style-name="ro1">
          <table:table-cell office:value-type="float" office:value="9.62868975200036" calcext:value-type="float">
            <text:p>9.62868975200036</text:p>
          </table:table-cell>
          <table:table-cell office:value-type="float" office:value="92766" calcext:value-type="float">
            <text:p>92766</text:p>
          </table:table-cell>
          <table:table-cell office:value-type="float" office:value="98818" calcext:value-type="float">
            <text:p>98818</text:p>
          </table:table-cell>
          <table:table-cell office:value-type="float" office:value="0.00000512309526652252" calcext:value-type="float">
            <text:p>5.12309526652252E-06</text:p>
          </table:table-cell>
        </table:table-row>
        <table:table-row table:style-name="ro1">
          <table:table-cell office:value-type="float" office:value="9.75164920100042" calcext:value-type="float">
            <text:p>9.75164920100042</text:p>
          </table:table-cell>
          <table:table-cell office:value-type="float" office:value="90000" calcext:value-type="float">
            <text:p>90000</text:p>
          </table:table-cell>
          <table:table-cell office:value-type="float" office:value="92766" calcext:value-type="float">
            <text:p>92766</text:p>
          </table:table-cell>
          <table:table-cell office:value-type="float" office:value="0.00000409847621321802" calcext:value-type="float">
            <text:p>4.09847621321802E-06</text:p>
          </table:table-cell>
        </table:table-row>
        <table:table-row table:style-name="ro1">
          <table:table-cell office:value-type="float" office:value="9.88190017400029" calcext:value-type="float">
            <text:p>9.88190017400029</text:p>
          </table:table-cell>
          <table:table-cell office:value-type="float" office:value="93242" calcext:value-type="float">
            <text:p>93242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000327878097057441" calcext:value-type="float">
            <text:p>3.27878097057441E-06</text:p>
          </table:table-cell>
        </table:table-row>
        <table:table-row table:style-name="ro1">
          <table:table-cell office:value-type="float" office:value="9.99573101400029" calcext:value-type="float">
            <text:p>9.99573101400029</text:p>
          </table:table-cell>
          <table:table-cell office:value-type="float" office:value="99731" calcext:value-type="float">
            <text:p>99731</text:p>
          </table:table-cell>
          <table:table-cell office:value-type="float" office:value="93242" calcext:value-type="float">
            <text:p>93242</text:p>
          </table:table-cell>
          <table:table-cell office:value-type="float" office:value="0.00000262302477645953" calcext:value-type="float">
            <text:p>2.62302477645953E-06</text:p>
          </table:table-cell>
        </table:table-row>
        <table:table-row table:style-name="ro1">
          <table:table-cell office:value-type="float" office:value="10.0967313020001" calcext:value-type="float">
            <text:p>10.0967313020001</text:p>
          </table:table-cell>
          <table:table-cell office:value-type="float" office:value="105710" calcext:value-type="float">
            <text:p>105710</text:p>
          </table:table-cell>
          <table:table-cell office:value-type="float" office:value="98531" calcext:value-type="float">
            <text:p>98531</text:p>
          </table:table-cell>
          <table:table-cell office:value-type="float" office:value="0.00000209841982116762" calcext:value-type="float">
            <text:p>2.09841982116762E-06</text:p>
          </table:table-cell>
        </table:table-row>
        <table:table-row table:style-name="ro1">
          <table:table-cell office:value-type="float" office:value="10.2133086660001" calcext:value-type="float">
            <text:p>10.2133086660001</text:p>
          </table:table-cell>
          <table:table-cell office:value-type="float" office:value="109735" calcext:value-type="float">
            <text:p>109735</text:p>
          </table:table-cell>
          <table:table-cell office:value-type="float" office:value="105710" calcext:value-type="float">
            <text:p>105710</text:p>
          </table:table-cell>
          <table:table-cell office:value-type="float" office:value="0.0000016787358569341" calcext:value-type="float">
            <text:p>1.6787358569341E-06</text:p>
          </table:table-cell>
        </table:table-row>
        <table:table-row table:style-name="ro1">
          <table:table-cell office:value-type="float" office:value="10.3582304460001" calcext:value-type="float">
            <text:p>10.3582304460001</text:p>
          </table:table-cell>
          <table:table-cell office:value-type="float" office:value="107775" calcext:value-type="float">
            <text:p>107775</text:p>
          </table:table-cell>
          <table:table-cell office:value-type="float" office:value="109735" calcext:value-type="float">
            <text:p>109735</text:p>
          </table:table-cell>
          <table:table-cell office:value-type="float" office:value="0.00000134298868554728" calcext:value-type="float">
            <text:p>1.34298868554728E-06</text:p>
          </table:table-cell>
        </table:table-row>
        <table:table-row table:style-name="ro1">
          <table:table-cell office:value-type="float" office:value="10.4797683730003" calcext:value-type="float">
            <text:p>10.4797683730003</text:p>
          </table:table-cell>
          <table:table-cell office:value-type="float" office:value="101267" calcext:value-type="float">
            <text:p>101267</text:p>
          </table:table-cell>
          <table:table-cell office:value-type="float" office:value="107775" calcext:value-type="float">
            <text:p>107775</text:p>
          </table:table-cell>
          <table:table-cell office:value-type="float" office:value="0.00000107439094843782" calcext:value-type="float">
            <text:p>1.07439094843782E-06</text:p>
          </table:table-cell>
        </table:table-row>
        <table:table-row table:style-name="ro1">
          <table:table-cell office:value-type="float" office:value="10.5984821360003" calcext:value-type="float">
            <text:p>10.5984821360003</text:p>
          </table:table-cell>
          <table:table-cell office:value-type="float" office:value="94199" calcext:value-type="float">
            <text:p>94199</text:p>
          </table:table-cell>
          <table:table-cell office:value-type="float" office:value="101267" calcext:value-type="float">
            <text:p>101267</text:p>
          </table:table-cell>
          <table:table-cell office:value-type="float" office:value="0.000000859512758750259" calcext:value-type="float">
            <text:p>8.59512758750259E-07</text:p>
          </table:table-cell>
        </table:table-row>
        <table:table-row table:style-name="ro1">
          <table:table-cell office:value-type="float" office:value="10.7168715260004" calcext:value-type="float">
            <text:p>10.7168715260004</text:p>
          </table:table-cell>
          <table:table-cell office:value-type="float" office:value="90215" calcext:value-type="float">
            <text:p>90215</text:p>
          </table:table-cell>
          <table:table-cell office:value-type="float" office:value="94199" calcext:value-type="float">
            <text:p>94199</text:p>
          </table:table-cell>
          <table:table-cell office:value-type="float" office:value="0.000000687610207000207" calcext:value-type="float">
            <text:p>6.87610207000207E-07</text:p>
          </table:table-cell>
        </table:table-row>
        <table:table-row table:style-name="ro1">
          <table:table-cell office:value-type="float" office:value="10.8396532630004" calcext:value-type="float">
            <text:p>10.8396532630004</text:p>
          </table:table-cell>
          <table:table-cell office:value-type="float" office:value="91545" calcext:value-type="float">
            <text:p>91545</text:p>
          </table:table-cell>
          <table:table-cell office:value-type="float" office:value="90215" calcext:value-type="float">
            <text:p>90215</text:p>
          </table:table-cell>
          <table:table-cell office:value-type="float" office:value="0.000000550088165600166" calcext:value-type="float">
            <text:p>5.50088165600166E-07</text:p>
          </table:table-cell>
        </table:table-row>
        <table:table-row table:style-name="ro1">
          <table:table-cell office:value-type="float" office:value="10.9533196820003" calcext:value-type="float">
            <text:p>10.9533196820003</text:p>
          </table:table-cell>
          <table:table-cell office:value-type="float" office:value="97108" calcext:value-type="float">
            <text:p>97108</text:p>
          </table:table-cell>
          <table:table-cell office:value-type="float" office:value="91545" calcext:value-type="float">
            <text:p>91545</text:p>
          </table:table-cell>
          <table:table-cell office:value-type="float" office:value="0.000000440070532480133" calcext:value-type="float">
            <text:p>4.40070532480133E-07</text:p>
          </table:table-cell>
        </table:table-row>
        <table:table-row table:style-name="ro1">
          <table:table-cell office:value-type="float" office:value="11.056311108" calcext:value-type="float">
            <text:p>11.056311108</text:p>
          </table:table-cell>
          <table:table-cell office:value-type="float" office:value="103464" calcext:value-type="float">
            <text:p>103464</text:p>
          </table:table-cell>
          <table:table-cell office:value-type="float" office:value="97108" calcext:value-type="float">
            <text:p>97108</text:p>
          </table:table-cell>
          <table:table-cell office:value-type="float" office:value="0.000000352056425984106" calcext:value-type="float">
            <text:p>3.52056425984106E-07</text:p>
          </table:table-cell>
        </table:table-row>
        <table:table-row table:style-name="ro1">
          <table:table-cell office:value-type="float" office:value="11.1749240090003" calcext:value-type="float">
            <text:p>11.1749240090003</text:p>
          </table:table-cell>
          <table:table-cell office:value-type="float" office:value="108907" calcext:value-type="float">
            <text:p>108907</text:p>
          </table:table-cell>
          <table:table-cell office:value-type="float" office:value="103464" calcext:value-type="float">
            <text:p>103464</text:p>
          </table:table-cell>
          <table:table-cell office:value-type="float" office:value="0.000000281645140787285" calcext:value-type="float">
            <text:p>2.81645140787285E-07</text:p>
          </table:table-cell>
        </table:table-row>
        <table:table-row table:style-name="ro1">
          <table:table-cell office:value-type="float" office:value="11.3030475840001" calcext:value-type="float">
            <text:p>11.3030475840001</text:p>
          </table:table-cell>
          <table:table-cell office:value-type="float" office:value="109449" calcext:value-type="float">
            <text:p>109449</text:p>
          </table:table-cell>
          <table:table-cell office:value-type="float" office:value="108907" calcext:value-type="float">
            <text:p>108907</text:p>
          </table:table-cell>
          <table:table-cell office:value-type="float" office:value="0.000000225316112629828" calcext:value-type="float">
            <text:p>2.25316112629828E-07</text:p>
          </table:table-cell>
        </table:table-row>
        <table:table-row table:style-name="ro1">
          <table:table-cell office:value-type="float" office:value="11.4198800800004" calcext:value-type="float">
            <text:p>11.4198800800004</text:p>
          </table:table-cell>
          <table:table-cell office:value-type="float" office:value="104824" calcext:value-type="float">
            <text:p>104824</text:p>
          </table:table-cell>
          <table:table-cell office:value-type="float" office:value="109449" calcext:value-type="float">
            <text:p>109449</text:p>
          </table:table-cell>
          <table:table-cell office:value-type="float" office:value="0.000000180252890103862" calcext:value-type="float">
            <text:p>1.80252890103862E-07</text:p>
          </table:table-cell>
        </table:table-row>
        <table:table-row table:style-name="ro1">
          <table:table-cell office:value-type="float" office:value="11.5311622480003" calcext:value-type="float">
            <text:p>11.5311622480003</text:p>
          </table:table-cell>
          <table:table-cell office:value-type="float" office:value="98054" calcext:value-type="float">
            <text:p>98054</text:p>
          </table:table-cell>
          <table:table-cell office:value-type="float" office:value="104824" calcext:value-type="float">
            <text:p>104824</text:p>
          </table:table-cell>
          <table:table-cell office:value-type="float" office:value="0.00000014420231208309" calcext:value-type="float">
            <text:p>1.4420231208309E-07</text:p>
          </table:table-cell>
        </table:table-row>
        <table:table-row table:style-name="ro1">
          <table:table-cell office:value-type="float" office:value="11.6473288280004" calcext:value-type="float">
            <text:p>11.6473288280004</text:p>
          </table:table-cell>
          <table:table-cell office:value-type="float" office:value="92009" calcext:value-type="float">
            <text:p>92009</text:p>
          </table:table-cell>
          <table:table-cell office:value-type="float" office:value="98054" calcext:value-type="float">
            <text:p>98054</text:p>
          </table:table-cell>
          <table:table-cell office:value-type="float" office:value="0.000000115361849666472" calcext:value-type="float">
            <text:p>1.15361849666472E-07</text:p>
          </table:table-cell>
        </table:table-row>
        <table:table-row table:style-name="ro1">
          <table:table-cell office:value-type="float" office:value="11.7682833000003" calcext:value-type="float">
            <text:p>11.7682833000003</text:p>
          </table:table-cell>
          <table:table-cell office:value-type="float" office:value="90065" calcext:value-type="float">
            <text:p>90065</text:p>
          </table:table-cell>
          <table:table-cell office:value-type="float" office:value="92009" calcext:value-type="float">
            <text:p>92009</text:p>
          </table:table-cell>
          <table:table-cell office:value-type="float" office:value="0.0000000922894797331776" calcext:value-type="float">
            <text:p>9.22894797331776E-08</text:p>
          </table:table-cell>
        </table:table-row>
        <table:table-row table:style-name="ro1">
          <table:table-cell office:value-type="float" office:value="11.8845580710004" calcext:value-type="float">
            <text:p>11.8845580710004</text:p>
          </table:table-cell>
          <table:table-cell office:value-type="float" office:value="93366" calcext:value-type="float">
            <text:p>93366</text:p>
          </table:table-cell>
          <table:table-cell office:value-type="float" office:value="90065" calcext:value-type="float">
            <text:p>90065</text:p>
          </table:table-cell>
          <table:table-cell office:value-type="float" office:value="0.0000000738315837865421" calcext:value-type="float">
            <text:p>7.38315837865421E-08</text:p>
          </table:table-cell>
        </table:table-row>
        <table:table-row table:style-name="ro1">
          <table:table-cell office:value-type="float" office:value="11.9982024200003" calcext:value-type="float">
            <text:p>11.9982024200003</text:p>
          </table:table-cell>
          <table:table-cell office:value-type="float" office:value="99887" calcext:value-type="float">
            <text:p>99887</text:p>
          </table:table-cell>
          <table:table-cell office:value-type="float" office:value="93366" calcext:value-type="float">
            <text:p>93366</text:p>
          </table:table-cell>
          <table:table-cell office:value-type="float" office:value="0.0000000590652670292337" calcext:value-type="float">
            <text:p>5.90652670292337E-08</text:p>
          </table:table-cell>
        </table:table-row>
        <table:table-row table:style-name="ro1">
          <table:table-cell office:value-type="float" office:value="12.1122341320001" calcext:value-type="float">
            <text:p>12.1122341320001</text:p>
          </table:table-cell>
          <table:table-cell office:value-type="float" office:value="106481" calcext:value-type="float">
            <text:p>106481</text:p>
          </table:table-cell>
          <table:table-cell office:value-type="float" office:value="99887" calcext:value-type="float">
            <text:p>99887</text:p>
          </table:table-cell>
          <table:table-cell office:value-type="float" office:value="0.0000000472522136233869" calcext:value-type="float">
            <text:p>4.72522136233869E-08</text:p>
          </table:table-cell>
        </table:table-row>
        <table:table-row table:style-name="ro1">
          <table:table-cell office:value-type="float" office:value="12.2286603840003" calcext:value-type="float">
            <text:p>12.2286603840003</text:p>
          </table:table-cell>
          <table:table-cell office:value-type="float" office:value="109910" calcext:value-type="float">
            <text:p>109910</text:p>
          </table:table-cell>
          <table:table-cell office:value-type="float" office:value="106481" calcext:value-type="float">
            <text:p>106481</text:p>
          </table:table-cell>
          <table:table-cell office:value-type="float" office:value="0.0000000378017708987096" calcext:value-type="float">
            <text:p>3.78017708987096E-08</text:p>
          </table:table-cell>
        </table:table-row>
        <table:table-row table:style-name="ro1">
          <table:table-cell office:value-type="float" office:value="12.3456269120002" calcext:value-type="float">
            <text:p>12.3456269120002</text:p>
          </table:table-cell>
          <table:table-cell office:value-type="float" office:value="108248" calcext:value-type="float">
            <text:p>108248</text:p>
          </table:table-cell>
          <table:table-cell office:value-type="float" office:value="109910" calcext:value-type="float">
            <text:p>109910</text:p>
          </table:table-cell>
          <table:table-cell office:value-type="float" office:value="0.0000000302414167189676" calcext:value-type="float">
            <text:p>3.02414167189676E-08</text:p>
          </table:table-cell>
        </table:table-row>
        <table:table-row table:style-name="ro1">
          <table:table-cell office:value-type="float" office:value="12.5235020190003" calcext:value-type="float">
            <text:p>12.5235020190003</text:p>
          </table:table-cell>
          <table:table-cell office:value-type="float" office:value="98528" calcext:value-type="float">
            <text:p>98528</text:p>
          </table:table-cell>
          <table:table-cell office:value-type="float" office:value="108248" calcext:value-type="float">
            <text:p>108248</text:p>
          </table:table-cell>
          <table:table-cell office:value-type="float" office:value="0.0000000241931333751741" calcext:value-type="float">
            <text:p>2.41931333751741E-08</text:p>
          </table:table-cell>
        </table:table-row>
        <table:table-row table:style-name="ro1">
          <table:table-cell office:value-type="float" office:value="12.6559487910004" calcext:value-type="float">
            <text:p>12.6559487910004</text:p>
          </table:table-cell>
          <table:table-cell office:value-type="float" office:value="91695" calcext:value-type="float">
            <text:p>91695</text:p>
          </table:table-cell>
          <table:table-cell office:value-type="float" office:value="98528" calcext:value-type="float">
            <text:p>98528</text:p>
          </table:table-cell>
          <table:table-cell office:value-type="float" office:value="0.0000000193545067001393" calcext:value-type="float">
            <text:p>1.93545067001393E-08</text:p>
          </table:table-cell>
        </table:table-row>
        <table:table-row table:style-name="ro1">
          <table:table-cell office:value-type="float" office:value="12.7731963310002" calcext:value-type="float">
            <text:p>12.7731963310002</text:p>
          </table:table-cell>
          <table:table-cell office:value-type="float" office:value="90106" calcext:value-type="float">
            <text:p>90106</text:p>
          </table:table-cell>
          <table:table-cell office:value-type="float" office:value="91695" calcext:value-type="float">
            <text:p>91695</text:p>
          </table:table-cell>
          <table:table-cell office:value-type="float" office:value="0.0000000154836053601114" calcext:value-type="float">
            <text:p>1.54836053601114E-08</text:p>
          </table:table-cell>
        </table:table-row>
        <table:table-row table:style-name="ro1">
          <table:table-cell office:value-type="float" office:value="12.9095388870001" calcext:value-type="float">
            <text:p>12.9095388870001</text:p>
          </table:table-cell>
          <table:table-cell office:value-type="float" office:value="94617" calcext:value-type="float">
            <text:p>94617</text:p>
          </table:table-cell>
          <table:table-cell office:value-type="float" office:value="90106" calcext:value-type="float">
            <text:p>90106</text:p>
          </table:table-cell>
          <table:table-cell office:value-type="float" office:value="0.0000000123868842880891" calcext:value-type="float">
            <text:p>1.23868842880891E-08</text:p>
          </table:table-cell>
        </table:table-row>
        <table:table-row table:style-name="ro1">
          <table:table-cell office:value-type="float" office:value="13.0334038740002" calcext:value-type="float">
            <text:p>13.0334038740002</text:p>
          </table:table-cell>
          <table:table-cell office:value-type="float" office:value="102083" calcext:value-type="float">
            <text:p>102083</text:p>
          </table:table-cell>
          <table:table-cell office:value-type="float" office:value="94617" calcext:value-type="float">
            <text:p>94617</text:p>
          </table:table-cell>
          <table:table-cell office:value-type="float" office:value="0.00000000990950743047132" calcext:value-type="float">
            <text:p>9.90950743047132E-09</text:p>
          </table:table-cell>
        </table:table-row>
        <table:table-row table:style-name="ro1">
          <table:table-cell office:value-type="float" office:value="13.1350547780003" calcext:value-type="float">
            <text:p>13.1350547780003</text:p>
          </table:table-cell>
          <table:table-cell office:value-type="float" office:value="107503" calcext:value-type="float">
            <text:p>107503</text:p>
          </table:table-cell>
          <table:table-cell office:value-type="float" office:value="100645" calcext:value-type="float">
            <text:p>100645</text:p>
          </table:table-cell>
          <table:table-cell office:value-type="float" office:value="0.00000000792760594437706" calcext:value-type="float">
            <text:p>7.92760594437706E-09</text:p>
          </table:table-cell>
        </table:table-row>
        <table:table-row table:style-name="ro1">
          <table:table-cell office:value-type="float" office:value="13.3571840300001" calcext:value-type="float">
            <text:p>13.3571840300001</text:p>
          </table:table-cell>
          <table:table-cell office:value-type="float" office:value="107816" calcext:value-type="float">
            <text:p>107816</text:p>
          </table:table-cell>
          <table:table-cell office:value-type="float" office:value="107503" calcext:value-type="float">
            <text:p>107503</text:p>
          </table:table-cell>
          <table:table-cell office:value-type="float" office:value="0.00000000634208475550165" calcext:value-type="float">
            <text:p>6.34208475550165E-09</text:p>
          </table:table-cell>
        </table:table-row>
        <table:table-row table:style-name="ro1">
          <table:table-cell office:value-type="float" office:value="13.4918133320002" calcext:value-type="float">
            <text:p>13.4918133320002</text:p>
          </table:table-cell>
          <table:table-cell office:value-type="float" office:value="100514" calcext:value-type="float">
            <text:p>100514</text:p>
          </table:table-cell>
          <table:table-cell office:value-type="float" office:value="107816" calcext:value-type="float">
            <text:p>107816</text:p>
          </table:table-cell>
          <table:table-cell office:value-type="float" office:value="0.00000000507366780440132" calcext:value-type="float">
            <text:p>5.07366780440132E-09</text:p>
          </table:table-cell>
        </table:table-row>
        <table:table-row table:style-name="ro1">
          <table:table-cell office:value-type="float" office:value="13.5942535430004" calcext:value-type="float">
            <text:p>13.5942535430004</text:p>
          </table:table-cell>
          <table:table-cell office:value-type="float" office:value="94418" calcext:value-type="float">
            <text:p>94418</text:p>
          </table:table-cell>
          <table:table-cell office:value-type="float" office:value="100514" calcext:value-type="float">
            <text:p>100514</text:p>
          </table:table-cell>
          <table:table-cell office:value-type="float" office:value="0.00000000405893424352105" calcext:value-type="float">
            <text:p>4.05893424352105E-09</text:p>
          </table:table-cell>
        </table:table-row>
        <table:table-row table:style-name="ro1">
          <table:table-cell office:value-type="float" office:value="13.6951581300004" calcext:value-type="float">
            <text:p>13.6951581300004</text:p>
          </table:table-cell>
          <table:table-cell office:value-type="float" office:value="90587" calcext:value-type="float">
            <text:p>90587</text:p>
          </table:table-cell>
          <table:table-cell office:value-type="float" office:value="89618" calcext:value-type="float">
            <text:p>89618</text:p>
          </table:table-cell>
          <table:table-cell office:value-type="float" office:value="0.00000000324714739481684" calcext:value-type="float">
            <text:p>3.24714739481684E-09</text:p>
          </table:table-cell>
        </table:table-row>
        <table:table-row table:style-name="ro1">
          <table:table-cell office:value-type="float" office:value="13.8096297860002" calcext:value-type="float">
            <text:p>13.8096297860002</text:p>
          </table:table-cell>
          <table:table-cell office:value-type="float" office:value="90693" calcext:value-type="float">
            <text:p>90693</text:p>
          </table:table-cell>
          <table:table-cell office:value-type="float" office:value="90587" calcext:value-type="float">
            <text:p>90587</text:p>
          </table:table-cell>
          <table:table-cell office:value-type="float" office:value="0.00000000259771791585347" calcext:value-type="float">
            <text:p>2.59771791585347E-09</text:p>
          </table:table-cell>
        </table:table-row>
        <table:table-row table:style-name="ro1">
          <table:table-cell office:value-type="float" office:value="13.9252462120003" calcext:value-type="float">
            <text:p>13.9252462120003</text:p>
          </table:table-cell>
          <table:table-cell office:value-type="float" office:value="95473" calcext:value-type="float">
            <text:p>95473</text:p>
          </table:table-cell>
          <table:table-cell office:value-type="float" office:value="90587" calcext:value-type="float">
            <text:p>90587</text:p>
          </table:table-cell>
          <table:table-cell office:value-type="float" office:value="0.00000000207817433268278" calcext:value-type="float">
            <text:p>2.07817433268278E-09</text:p>
          </table:table-cell>
        </table:table-row>
        <table:table-row table:style-name="ro1">
          <table:table-cell office:value-type="float" office:value="14.0340110280004" calcext:value-type="float">
            <text:p>14.0340110280004</text:p>
          </table:table-cell>
          <table:table-cell office:value-type="float" office:value="102120" calcext:value-type="float">
            <text:p>102120</text:p>
          </table:table-cell>
          <table:table-cell office:value-type="float" office:value="95473" calcext:value-type="float">
            <text:p>95473</text:p>
          </table:table-cell>
          <table:table-cell office:value-type="float" office:value="0.00000000166253946614622" calcext:value-type="float">
            <text:p>1.66253946614622E-09</text:p>
          </table:table-cell>
        </table:table-row>
        <table:table-row table:style-name="ro1">
          <table:table-cell office:value-type="float" office:value="14.2288667430003" calcext:value-type="float">
            <text:p>14.2288667430003</text:p>
          </table:table-cell>
          <table:table-cell office:value-type="float" office:value="109911" calcext:value-type="float">
            <text:p>109911</text:p>
          </table:table-cell>
          <table:table-cell office:value-type="float" office:value="102120" calcext:value-type="float">
            <text:p>102120</text:p>
          </table:table-cell>
          <table:table-cell office:value-type="float" office:value="0.00000000133003157291698" calcext:value-type="float">
            <text:p>1.33003157291698E-09</text:p>
          </table:table-cell>
        </table:table-row>
        <table:table-row table:style-name="ro1">
          <table:table-cell office:value-type="float" office:value="14.370432355" calcext:value-type="float">
            <text:p>14.370432355</text:p>
          </table:table-cell>
          <table:table-cell office:value-type="float" office:value="107271" calcext:value-type="float">
            <text:p>107271</text:p>
          </table:table-cell>
          <table:table-cell office:value-type="float" office:value="109911" calcext:value-type="float">
            <text:p>109911</text:p>
          </table:table-cell>
          <table:table-cell office:value-type="float" office:value="0.00000000106402525833358" calcext:value-type="float">
            <text:p>1.06402525833358E-09</text:p>
          </table:table-cell>
        </table:table-row>
        <table:table-row table:style-name="ro1">
          <table:table-cell office:value-type="float" office:value="14.4877825460003" calcext:value-type="float">
            <text:p>14.4877825460003</text:p>
          </table:table-cell>
          <table:table-cell office:value-type="float" office:value="100766" calcext:value-type="float">
            <text:p>100766</text:p>
          </table:table-cell>
          <table:table-cell office:value-type="float" office:value="107271" calcext:value-type="float">
            <text:p>107271</text:p>
          </table:table-cell>
          <table:table-cell office:value-type="float" office:value="0.000000000851220206666867" calcext:value-type="float">
            <text:p>8.51220206666867E-10</text:p>
          </table:table-cell>
        </table:table-row>
        <table:table-row table:style-name="ro1">
          <table:table-cell office:value-type="float" office:value="14.5886069530002" calcext:value-type="float">
            <text:p>14.5886069530002</text:p>
          </table:table-cell>
          <table:table-cell office:value-type="float" office:value="94715" calcext:value-type="float">
            <text:p>94715</text:p>
          </table:table-cell>
          <table:table-cell office:value-type="float" office:value="93777" calcext:value-type="float">
            <text:p>93777</text:p>
          </table:table-cell>
          <table:table-cell office:value-type="float" office:value="0.000000000680976165333493" calcext:value-type="float">
            <text:p>6.80976165333493E-10</text:p>
          </table:table-cell>
        </table:table-row>
        <table:table-row table:style-name="ro1">
          <table:table-cell office:value-type="float" office:value="14.8129426840001" calcext:value-type="float">
            <text:p>14.8129426840001</text:p>
          </table:table-cell>
          <table:table-cell office:value-type="float" office:value="90771" calcext:value-type="float">
            <text:p>90771</text:p>
          </table:table-cell>
          <table:table-cell office:value-type="float" office:value="94715" calcext:value-type="float">
            <text:p>94715</text:p>
          </table:table-cell>
          <table:table-cell office:value-type="float" office:value="0.000000000544780932266795" calcext:value-type="float">
            <text:p>5.44780932266795E-10</text:p>
          </table:table-cell>
        </table:table-row>
        <table:table-row table:style-name="ro1">
          <table:table-cell office:value-type="float" office:value="14.9416465940003" calcext:value-type="float">
            <text:p>14.9416465940003</text:p>
          </table:table-cell>
          <table:table-cell office:value-type="float" office:value="96415" calcext:value-type="float">
            <text:p>96415</text:p>
          </table:table-cell>
          <table:table-cell office:value-type="float" office:value="90771" calcext:value-type="float">
            <text:p>90771</text:p>
          </table:table-cell>
          <table:table-cell office:value-type="float" office:value="0.000000000435824745813436" calcext:value-type="float">
            <text:p>4.35824745813436E-10</text:p>
          </table:table-cell>
        </table:table-row>
        <table:table-row table:style-name="ro1">
          <table:table-cell office:value-type="float" office:value="15.042889885" calcext:value-type="float">
            <text:p>15.042889885</text:p>
          </table:table-cell>
          <table:table-cell office:value-type="float" office:value="102662" calcext:value-type="float">
            <text:p>102662</text:p>
          </table:table-cell>
          <table:table-cell office:value-type="float" office:value="96415" calcext:value-type="float">
            <text:p>96415</text:p>
          </table:table-cell>
          <table:table-cell office:value-type="float" office:value="0.000000000348659796650749" calcext:value-type="float">
            <text:p>3.48659796650749E-10</text:p>
          </table:table-cell>
        </table:table-row>
        <table:table-row table:style-name="ro1">
          <table:table-cell office:value-type="float" office:value="15.2619241400002" calcext:value-type="float">
            <text:p>15.2619241400002</text:p>
          </table:table-cell>
          <table:table-cell office:value-type="float" office:value="109971" calcext:value-type="float">
            <text:p>109971</text:p>
          </table:table-cell>
          <table:table-cell office:value-type="float" office:value="102662" calcext:value-type="float">
            <text:p>102662</text:p>
          </table:table-cell>
          <table:table-cell office:value-type="float" office:value="0.000000000278927837320599" calcext:value-type="float">
            <text:p>2.78927837320599E-10</text:p>
          </table:table-cell>
        </table:table-row>
        <table:table-row table:style-name="ro1">
          <table:table-cell office:value-type="float" office:value="15.391506508" calcext:value-type="float">
            <text:p>15.391506508</text:p>
          </table:table-cell>
          <table:table-cell office:value-type="float" office:value="106301" calcext:value-type="float">
            <text:p>106301</text:p>
          </table:table-cell>
          <table:table-cell office:value-type="float" office:value="109971" calcext:value-type="float">
            <text:p>109971</text:p>
          </table:table-cell>
          <table:table-cell office:value-type="float" office:value="0.000000000223142269856479" calcext:value-type="float">
            <text:p>2.23142269856479E-10</text:p>
          </table:table-cell>
        </table:table-row>
        <table:table-row table:style-name="ro1">
          <table:table-cell office:value-type="float" office:value="15.4968811350004" calcext:value-type="float">
            <text:p>15.4968811350004</text:p>
          </table:table-cell>
          <table:table-cell office:value-type="float" office:value="100195" calcext:value-type="float">
            <text:p>100195</text:p>
          </table:table-cell>
          <table:table-cell office:value-type="float" office:value="106301" calcext:value-type="float">
            <text:p>106301</text:p>
          </table:table-cell>
          <table:table-cell office:value-type="float" office:value="0.000000000178513815885183" calcext:value-type="float">
            <text:p>1.78513815885183E-10</text:p>
          </table:table-cell>
        </table:table-row>
        <table:table-row table:style-name="ro1">
          <table:table-cell office:value-type="float" office:value="15.6056584110002" calcext:value-type="float">
            <text:p>15.6056584110002</text:p>
          </table:table-cell>
          <table:table-cell office:value-type="float" office:value="93838" calcext:value-type="float">
            <text:p>93838</text:p>
          </table:table-cell>
          <table:table-cell office:value-type="float" office:value="100195" calcext:value-type="float">
            <text:p>100195</text:p>
          </table:table-cell>
          <table:table-cell office:value-type="float" office:value="0.000000000142811052708147" calcext:value-type="float">
            <text:p>1.42811052708147E-10</text:p>
          </table:table-cell>
        </table:table-row>
        <table:table-row table:style-name="ro1">
          <table:table-cell office:value-type="float" office:value="15.7323667930004" calcext:value-type="float">
            <text:p>15.7323667930004</text:p>
          </table:table-cell>
          <table:table-cell office:value-type="float" office:value="90061" calcext:value-type="float">
            <text:p>90061</text:p>
          </table:table-cell>
          <table:table-cell office:value-type="float" office:value="93838" calcext:value-type="float">
            <text:p>93838</text:p>
          </table:table-cell>
          <table:table-cell office:value-type="float" office:value="0.000000000114248842166517" calcext:value-type="float">
            <text:p>1.14248842166517E-10</text:p>
          </table:table-cell>
        </table:table-row>
        <table:table-row table:style-name="ro1">
          <table:table-cell office:value-type="float" office:value="15.914107865" calcext:value-type="float">
            <text:p>15.914107865</text:p>
          </table:table-cell>
          <table:table-cell office:value-type="float" office:value="94861" calcext:value-type="float">
            <text:p>94861</text:p>
          </table:table-cell>
          <table:table-cell office:value-type="float" office:value="90061" calcext:value-type="float">
            <text:p>90061</text:p>
          </table:table-cell>
          <table:table-cell office:value-type="float" office:value="0.0000000000913990737332139" calcext:value-type="float">
            <text:p>9.13990737332139E-11</text:p>
          </table:table-cell>
        </table:table-row>
        <table:table-row table:style-name="ro1">
          <table:table-cell office:value-type="float" office:value="16.025538544" calcext:value-type="float">
            <text:p>16.025538544</text:p>
          </table:table-cell>
          <table:table-cell office:value-type="float" office:value="101597" calcext:value-type="float">
            <text:p>101597</text:p>
          </table:table-cell>
          <table:table-cell office:value-type="float" office:value="94861" calcext:value-type="float">
            <text:p>94861</text:p>
          </table:table-cell>
          <table:table-cell office:value-type="float" office:value="0.0000000000731192589865711" calcext:value-type="float">
            <text:p>7.31192589865711E-11</text:p>
          </table:table-cell>
        </table:table-row>
        <table:table-row table:style-name="ro1">
          <table:table-cell office:value-type="float" office:value="16.2482515320003" calcext:value-type="float">
            <text:p>16.2482515320003</text:p>
          </table:table-cell>
          <table:table-cell office:value-type="float" office:value="109999" calcext:value-type="float">
            <text:p>109999</text:p>
          </table:table-cell>
          <table:table-cell office:value-type="float" office:value="101597" calcext:value-type="float">
            <text:p>101597</text:p>
          </table:table-cell>
          <table:table-cell office:value-type="float" office:value="0.0000000000584954071892569" calcext:value-type="float">
            <text:p>5.84954071892569E-11</text:p>
          </table:table-cell>
        </table:table-row>
        <table:table-row table:style-name="ro1">
          <table:table-cell office:value-type="float" office:value="16.374257638" calcext:value-type="float">
            <text:p>16.374257638</text:p>
          </table:table-cell>
          <table:table-cell office:value-type="float" office:value="107103" calcext:value-type="float">
            <text:p>107103</text:p>
          </table:table-cell>
          <table:table-cell office:value-type="float" office:value="109999" calcext:value-type="float">
            <text:p>109999</text:p>
          </table:table-cell>
          <table:table-cell office:value-type="float" office:value="0.0000000000467963257514055" calcext:value-type="float">
            <text:p>4.67963257514055E-11</text:p>
          </table:table-cell>
        </table:table-row>
        <table:table-row table:style-name="ro1">
          <table:table-cell office:value-type="float" office:value="16.487252331" calcext:value-type="float">
            <text:p>16.487252331</text:p>
          </table:table-cell>
          <table:table-cell office:value-type="float" office:value="100800" calcext:value-type="float">
            <text:p>100800</text:p>
          </table:table-cell>
          <table:table-cell office:value-type="float" office:value="107103" calcext:value-type="float">
            <text:p>107103</text:p>
          </table:table-cell>
          <table:table-cell office:value-type="float" office:value="0.198757764012592" calcext:value-type="float">
            <text:p>0.198757764012592</text:p>
          </table:table-cell>
        </table:table-row>
        <table:table-row table:style-name="ro1">
          <table:table-cell office:value-type="float" office:value="16.6036782640003" calcext:value-type="float">
            <text:p>16.6036782640003</text:p>
          </table:table-cell>
          <table:table-cell office:value-type="float" office:value="93936" calcext:value-type="float">
            <text:p>93936</text:p>
          </table:table-cell>
          <table:table-cell office:value-type="float" office:value="100800" calcext:value-type="float">
            <text:p>100800</text:p>
          </table:table-cell>
          <table:table-cell office:value-type="float" office:value="0.356537075407605" calcext:value-type="float">
            <text:p>0.356537075407605</text:p>
          </table:table-cell>
        </table:table-row>
        <table:table-row table:style-name="ro1">
          <table:table-cell office:value-type="float" office:value="16.7241153520004" calcext:value-type="float">
            <text:p>16.7241153520004</text:p>
          </table:table-cell>
          <table:table-cell office:value-type="float" office:value="90131" calcext:value-type="float">
            <text:p>90131</text:p>
          </table:table-cell>
          <table:table-cell office:value-type="float" office:value="93936" calcext:value-type="float">
            <text:p>93936</text:p>
          </table:table-cell>
          <table:table-cell office:value-type="float" office:value="0.285229660326084" calcext:value-type="float">
            <text:p>0.285229660326084</text:p>
          </table:table-cell>
        </table:table-row>
        <table:table-row table:style-name="ro1">
          <table:table-cell office:value-type="float" office:value="16.8484541140001" calcext:value-type="float">
            <text:p>16.8484541140001</text:p>
          </table:table-cell>
          <table:table-cell office:value-type="float" office:value="91853" calcext:value-type="float">
            <text:p>91853</text:p>
          </table:table-cell>
          <table:table-cell office:value-type="float" office:value="90131" calcext:value-type="float">
            <text:p>90131</text:p>
          </table:table-cell>
          <table:table-cell office:value-type="float" office:value="0.228183728260867" calcext:value-type="float">
            <text:p>0.228183728260867</text:p>
          </table:table-cell>
        </table:table-row>
        <table:table-row table:style-name="ro1">
          <table:table-cell office:value-type="float" office:value="16.9629671900002" calcext:value-type="float">
            <text:p>16.9629671900002</text:p>
          </table:table-cell>
          <table:table-cell office:value-type="float" office:value="97694" calcext:value-type="float">
            <text:p>97694</text:p>
          </table:table-cell>
          <table:table-cell office:value-type="float" office:value="91853" calcext:value-type="float">
            <text:p>91853</text:p>
          </table:table-cell>
          <table:table-cell office:value-type="float" office:value="0.182546982608694" calcext:value-type="float">
            <text:p>0.182546982608694</text:p>
          </table:table-cell>
        </table:table-row>
        <table:table-row table:style-name="ro1">
          <table:table-cell office:value-type="float" office:value="17.0700250620002" calcext:value-type="float">
            <text:p>17.0700250620002</text:p>
          </table:table-cell>
          <table:table-cell office:value-type="float" office:value="104259" calcext:value-type="float">
            <text:p>104259</text:p>
          </table:table-cell>
          <table:table-cell office:value-type="float" office:value="97694" calcext:value-type="float">
            <text:p>97694</text:p>
          </table:table-cell>
          <table:table-cell office:value-type="float" office:value="0.146037586086955" calcext:value-type="float">
            <text:p>0.146037586086955</text:p>
          </table:table-cell>
        </table:table-row>
        <table:table-row table:style-name="ro1">
          <table:table-cell office:value-type="float" office:value="17.1831423960002" calcext:value-type="float">
            <text:p>17.1831423960002</text:p>
          </table:table-cell>
          <table:table-cell office:value-type="float" office:value="109130" calcext:value-type="float">
            <text:p>109130</text:p>
          </table:table-cell>
          <table:table-cell office:value-type="float" office:value="104259" calcext:value-type="float">
            <text:p>104259</text:p>
          </table:table-cell>
          <table:table-cell office:value-type="float" office:value="0.116830068869564" calcext:value-type="float">
            <text:p>0.116830068869564</text:p>
          </table:table-cell>
        </table:table-row>
        <table:table-row table:style-name="ro1">
          <table:table-cell office:value-type="float" office:value="17.3170048710003" calcext:value-type="float">
            <text:p>17.3170048710003</text:p>
          </table:table-cell>
          <table:table-cell office:value-type="float" office:value="109126" calcext:value-type="float">
            <text:p>109126</text:p>
          </table:table-cell>
          <table:table-cell office:value-type="float" office:value="109130" calcext:value-type="float">
            <text:p>109130</text:p>
          </table:table-cell>
          <table:table-cell office:value-type="float" office:value="0.294647487048314" calcext:value-type="float">
            <text:p>0.294647487048314</text:p>
          </table:table-cell>
        </table:table-row>
        <table:table-row table:style-name="ro1">
          <table:table-cell office:value-type="float" office:value="17.4347365450003" calcext:value-type="float">
            <text:p>17.4347365450003</text:p>
          </table:table-cell>
          <table:table-cell office:value-type="float" office:value="103986" calcext:value-type="float">
            <text:p>103986</text:p>
          </table:table-cell>
          <table:table-cell office:value-type="float" office:value="109126" calcext:value-type="float">
            <text:p>109126</text:p>
          </table:table-cell>
          <table:table-cell office:value-type="float" office:value="0.435717989638651" calcext:value-type="float">
            <text:p>0.435717989638651</text:p>
          </table:table-cell>
        </table:table-row>
        <table:table-row table:style-name="ro1">
          <table:table-cell office:value-type="float" office:value="17.5354893820004" calcext:value-type="float">
            <text:p>17.5354893820004</text:p>
          </table:table-cell>
          <table:table-cell office:value-type="float" office:value="97788" calcext:value-type="float">
            <text:p>97788</text:p>
          </table:table-cell>
          <table:table-cell office:value-type="float" office:value="102450" calcext:value-type="float">
            <text:p>102450</text:p>
          </table:table-cell>
          <table:table-cell office:value-type="float" office:value="0.547404801067646" calcext:value-type="float">
            <text:p>0.547404801067646</text:p>
          </table:table-cell>
        </table:table-row>
        <table:table-row table:style-name="ro1">
          <table:table-cell office:value-type="float" office:value="17.6414094740003" calcext:value-type="float">
            <text:p>17.6414094740003</text:p>
          </table:table-cell>
          <table:table-cell office:value-type="float" office:value="92238" calcext:value-type="float">
            <text:p>92238</text:p>
          </table:table-cell>
          <table:table-cell office:value-type="float" office:value="98690" calcext:value-type="float">
            <text:p>98690</text:p>
          </table:table-cell>
          <table:table-cell office:value-type="float" office:value="0.635598259458768" calcext:value-type="float">
            <text:p>0.635598259458768</text:p>
          </table:table-cell>
        </table:table-row>
        <table:table-row table:style-name="ro1">
          <table:table-cell office:value-type="float" office:value="17.7771948750001" calcext:value-type="float">
            <text:p>17.7771948750001</text:p>
          </table:table-cell>
          <table:table-cell office:value-type="float" office:value="90145" calcext:value-type="float">
            <text:p>90145</text:p>
          </table:table-cell>
          <table:table-cell office:value-type="float" office:value="92238" calcext:value-type="float">
            <text:p>92238</text:p>
          </table:table-cell>
          <table:table-cell office:value-type="float" office:value="0.705010399474529" calcext:value-type="float">
            <text:p>0.705010399474529</text:p>
          </table:table-cell>
        </table:table-row>
        <table:table-row table:style-name="ro1">
          <table:table-cell office:value-type="float" office:value="17.8988387840004" calcext:value-type="float">
            <text:p>17.8988387840004</text:p>
          </table:table-cell>
          <table:table-cell office:value-type="float" office:value="94063" calcext:value-type="float">
            <text:p>94063</text:p>
          </table:table-cell>
          <table:table-cell office:value-type="float" office:value="90145" calcext:value-type="float">
            <text:p>90145</text:p>
          </table:table-cell>
          <table:table-cell office:value-type="float" office:value="0.564008319579623" calcext:value-type="float">
            <text:p>0.564008319579623</text:p>
          </table:table-cell>
        </table:table-row>
        <table:table-row table:style-name="ro1">
          <table:table-cell office:value-type="float" office:value="18.0971383790002" calcext:value-type="float">
            <text:p>18.0971383790002</text:p>
          </table:table-cell>
          <table:table-cell office:value-type="float" office:value="105731" calcext:value-type="float">
            <text:p>105731</text:p>
          </table:table-cell>
          <table:table-cell office:value-type="float" office:value="94063" calcext:value-type="float">
            <text:p>94063</text:p>
          </table:table-cell>
          <table:table-cell office:value-type="float" office:value="0.654596486172173" calcext:value-type="float">
            <text:p>0.654596486172173</text:p>
          </table:table-cell>
        </table:table-row>
        <table:table-row table:style-name="ro1">
          <table:table-cell office:value-type="float" office:value="18.2340280610001" calcext:value-type="float">
            <text:p>18.2340280610001</text:p>
          </table:table-cell>
          <table:table-cell office:value-type="float" office:value="109949" calcext:value-type="float">
            <text:p>109949</text:p>
          </table:table-cell>
          <table:table-cell office:value-type="float" office:value="105731" calcext:value-type="float">
            <text:p>105731</text:p>
          </table:table-cell>
          <table:table-cell office:value-type="float" office:value="0.725924379948975" calcext:value-type="float">
            <text:p>0.725924379948975</text:p>
          </table:table-cell>
        </table:table-row>
        <table:table-row table:style-name="ro1">
          <table:table-cell office:value-type="float" office:value="18.3540091250002" calcext:value-type="float">
            <text:p>18.3540091250002</text:p>
          </table:table-cell>
          <table:table-cell office:value-type="float" office:value="107939" calcext:value-type="float">
            <text:p>107939</text:p>
          </table:table-cell>
          <table:table-cell office:value-type="float" office:value="109949" calcext:value-type="float">
            <text:p>109949</text:p>
          </table:table-cell>
          <table:table-cell office:value-type="float" office:value="0.781856822394934" calcext:value-type="float">
            <text:p>0.781856822394934</text:p>
          </table:table-cell>
        </table:table-row>
        <table:table-row table:style-name="ro1">
          <table:table-cell office:value-type="float" office:value="18.4593730010001" calcext:value-type="float">
            <text:p>18.4593730010001</text:p>
          </table:table-cell>
          <table:table-cell office:value-type="float" office:value="102525" calcext:value-type="float">
            <text:p>102525</text:p>
          </table:table-cell>
          <table:table-cell office:value-type="float" office:value="107939" calcext:value-type="float">
            <text:p>107939</text:p>
          </table:table-cell>
          <table:table-cell office:value-type="float" office:value="0.825485457915947" calcext:value-type="float">
            <text:p>0.825485457915947</text:p>
          </table:table-cell>
        </table:table-row>
        <table:table-row table:style-name="ro1">
          <table:table-cell office:value-type="float" office:value="18.5611455970002" calcext:value-type="float">
            <text:p>18.5611455970002</text:p>
          </table:table-cell>
          <table:table-cell office:value-type="float" office:value="96251" calcext:value-type="float">
            <text:p>96251</text:p>
          </table:table-cell>
          <table:table-cell office:value-type="float" office:value="100041" calcext:value-type="float">
            <text:p>100041</text:p>
          </table:table-cell>
          <table:table-cell office:value-type="float" office:value="0.859283393957067" calcext:value-type="float">
            <text:p>0.859283393957067</text:p>
          </table:table-cell>
        </table:table-row>
        <table:table-row table:style-name="ro1">
          <table:table-cell office:value-type="float" office:value="18.6879809010002" calcext:value-type="float">
            <text:p>18.6879809010002</text:p>
          </table:table-cell>
          <table:table-cell office:value-type="float" office:value="90749" calcext:value-type="float">
            <text:p>90749</text:p>
          </table:table-cell>
          <table:table-cell office:value-type="float" office:value="96441" calcext:value-type="float">
            <text:p>96441</text:p>
          </table:table-cell>
          <table:table-cell office:value-type="float" office:value="0.884148026641064" calcext:value-type="float">
            <text:p>0.884148026641064</text:p>
          </table:table-cell>
        </table:table-row>
        <table:table-row table:style-name="ro1">
          <table:table-cell office:value-type="float" office:value="18.8146358530003" calcext:value-type="float">
            <text:p>18.8146358530003</text:p>
          </table:table-cell>
          <table:table-cell office:value-type="float" office:value="90813" calcext:value-type="float">
            <text:p>90813</text:p>
          </table:table-cell>
          <table:table-cell office:value-type="float" office:value="90749" calcext:value-type="float">
            <text:p>90749</text:p>
          </table:table-cell>
          <table:table-cell office:value-type="float" office:value="0.902970595225894" calcext:value-type="float">
            <text:p>0.902970595225894</text:p>
          </table:table-cell>
        </table:table-row>
        <table:table-row table:style-name="ro1">
          <table:table-cell office:value-type="float" office:value="18.9280578100002" calcext:value-type="float">
            <text:p>18.9280578100002</text:p>
          </table:table-cell>
          <table:table-cell office:value-type="float" office:value="95632" calcext:value-type="float">
            <text:p>95632</text:p>
          </table:table-cell>
          <table:table-cell office:value-type="float" office:value="90813" calcext:value-type="float">
            <text:p>90813</text:p>
          </table:table-cell>
          <table:table-cell office:value-type="float" office:value="0.722376476180716" calcext:value-type="float">
            <text:p>0.722376476180716</text:p>
          </table:table-cell>
        </table:table-row>
        <table:table-row table:style-name="ro1">
          <table:table-cell office:value-type="float" office:value="19.1309855860004" calcext:value-type="float">
            <text:p>19.1309855860004</text:p>
          </table:table-cell>
          <table:table-cell office:value-type="float" office:value="107331" calcext:value-type="float">
            <text:p>107331</text:p>
          </table:table-cell>
          <table:table-cell office:value-type="float" office:value="95632" calcext:value-type="float">
            <text:p>95632</text:p>
          </table:table-cell>
          <table:table-cell office:value-type="float" office:value="0.781109737094305" calcext:value-type="float">
            <text:p>0.781109737094305</text:p>
          </table:table-cell>
        </table:table-row>
        <table:table-row table:style-name="ro1">
          <table:table-cell office:value-type="float" office:value="19.258653757" calcext:value-type="float">
            <text:p>19.258653757</text:p>
          </table:table-cell>
          <table:table-cell office:value-type="float" office:value="109985" calcext:value-type="float">
            <text:p>109985</text:p>
          </table:table-cell>
          <table:table-cell office:value-type="float" office:value="107331" calcext:value-type="float">
            <text:p>107331</text:p>
          </table:table-cell>
          <table:table-cell office:value-type="float" office:value="0.827015449249912" calcext:value-type="float">
            <text:p>0.827015449249912</text:p>
          </table:table-cell>
        </table:table-row>
        <table:table-row table:style-name="ro1">
          <table:table-cell office:value-type="float" office:value="19.366740508" calcext:value-type="float">
            <text:p>19.366740508</text:p>
          </table:table-cell>
          <table:table-cell office:value-type="float" office:value="107428" calcext:value-type="float">
            <text:p>107428</text:p>
          </table:table-cell>
          <table:table-cell office:value-type="float" office:value="109985" calcext:value-type="float">
            <text:p>109985</text:p>
          </table:table-cell>
          <table:table-cell office:value-type="float" office:value="0.862670560458131" calcext:value-type="float">
            <text:p>0.862670560458131</text:p>
          </table:table-cell>
        </table:table-row>
        <table:table-row table:style-name="ro1">
          <table:table-cell office:value-type="float" office:value="19.530219491" calcext:value-type="float">
            <text:p>19.530219491</text:p>
          </table:table-cell>
          <table:table-cell office:value-type="float" office:value="98112" calcext:value-type="float">
            <text:p>98112</text:p>
          </table:table-cell>
          <table:table-cell office:value-type="float" office:value="107428" calcext:value-type="float">
            <text:p>107428</text:p>
          </table:table-cell>
          <table:table-cell office:value-type="float" office:value="0.889089327947657" calcext:value-type="float">
            <text:p>0.889089327947657</text:p>
          </table:table-cell>
        </table:table-row>
        <table:table-row table:style-name="ro1">
          <table:table-cell office:value-type="float" office:value="19.6505831980003" calcext:value-type="float">
            <text:p>19.6505831980003</text:p>
          </table:table-cell>
          <table:table-cell office:value-type="float" office:value="91888" calcext:value-type="float">
            <text:p>91888</text:p>
          </table:table-cell>
          <table:table-cell office:value-type="float" office:value="98112" calcext:value-type="float">
            <text:p>98112</text:p>
          </table:table-cell>
          <table:table-cell office:value-type="float" office:value="0.909188129024792" calcext:value-type="float">
            <text:p>0.909188129024792</text:p>
          </table:table-cell>
        </table:table-row>
        <table:table-row table:style-name="ro1">
          <table:table-cell office:value-type="float" office:value="19.8562266680001" calcext:value-type="float">
            <text:p>19.8562266680001</text:p>
          </table:table-cell>
          <table:table-cell office:value-type="float" office:value="92145" calcext:value-type="float">
            <text:p>92145</text:p>
          </table:table-cell>
          <table:table-cell office:value-type="float" office:value="91888" calcext:value-type="float">
            <text:p>91888</text:p>
          </table:table-cell>
          <table:table-cell office:value-type="float" office:value="0.923226791879627" calcext:value-type="float">
            <text:p>0.923226791879627</text:p>
          </table:table-cell>
        </table:table-row>
        <table:table-row table:style-name="ro1">
          <table:table-cell office:value-type="float" office:value="19.9712742890001" calcext:value-type="float">
            <text:p>19.9712742890001</text:p>
          </table:table-cell>
          <table:table-cell office:value-type="float" office:value="98204" calcext:value-type="float">
            <text:p>98204</text:p>
          </table:table-cell>
          <table:table-cell office:value-type="float" office:value="92145" calcext:value-type="float">
            <text:p>92145</text:p>
          </table:table-cell>
          <table:table-cell office:value-type="float" office:value="0.933453228375497" calcext:value-type="float">
            <text:p>0.933453228375497</text:p>
          </table:table-cell>
        </table:table-row>
        <table:table-row table:style-name="ro1">
          <table:table-cell office:value-type="float" office:value="20.0792996990003" calcext:value-type="float">
            <text:p>20.0792996990003</text:p>
          </table:table-cell>
          <table:table-cell office:value-type="float" office:value="104778" calcext:value-type="float">
            <text:p>104778</text:p>
          </table:table-cell>
          <table:table-cell office:value-type="float" office:value="98204" calcext:value-type="float">
            <text:p>98204</text:p>
          </table:table-cell>
          <table:table-cell office:value-type="float" office:value="0.950844215353459" calcext:value-type="float">
            <text:p>0.950844215353459</text:p>
          </table:table-cell>
        </table:table-row>
        <table:table-row table:style-name="ro1">
          <table:table-cell office:value-type="float" office:value="20.1913765950003" calcext:value-type="float">
            <text:p>20.1913765950003</text:p>
          </table:table-cell>
          <table:table-cell office:value-type="float" office:value="109329" calcext:value-type="float">
            <text:p>109329</text:p>
          </table:table-cell>
          <table:table-cell office:value-type="float" office:value="104778" calcext:value-type="float">
            <text:p>104778</text:p>
          </table:table-cell>
          <table:table-cell office:value-type="float" office:value="0.962695574302969" calcext:value-type="float">
            <text:p>0.962695574302969</text:p>
          </table:table-cell>
        </table:table-row>
        <table:table-row table:style-name="ro1">
          <table:table-cell office:value-type="float" office:value="20.3120557750003" calcext:value-type="float">
            <text:p>20.3120557750003</text:p>
          </table:table-cell>
          <table:table-cell office:value-type="float" office:value="109249" calcext:value-type="float">
            <text:p>109249</text:p>
          </table:table-cell>
          <table:table-cell office:value-type="float" office:value="109329" calcext:value-type="float">
            <text:p>109329</text:p>
          </table:table-cell>
          <table:table-cell office:value-type="float" office:value="0.971161484568003" calcext:value-type="float">
            <text:p>0.971161484568003</text:p>
          </table:table-cell>
        </table:table-row>
        <table:table-row table:style-name="ro1">
          <table:table-cell office:value-type="float" office:value="20.429443127" calcext:value-type="float">
            <text:p>20.429443127</text:p>
          </table:table-cell>
          <table:table-cell office:value-type="float" office:value="104289" calcext:value-type="float">
            <text:p>104289</text:p>
          </table:table-cell>
          <table:table-cell office:value-type="float" office:value="109249" calcext:value-type="float">
            <text:p>109249</text:p>
          </table:table-cell>
          <table:table-cell office:value-type="float" office:value="0.976929187654403" calcext:value-type="float">
            <text:p>0.976929187654403</text:p>
          </table:table-cell>
        </table:table-row>
        <table:table-row table:style-name="ro1">
          <table:table-cell office:value-type="float" office:value="20.534495501" calcext:value-type="float">
            <text:p>20.534495501</text:p>
          </table:table-cell>
          <table:table-cell office:value-type="float" office:value="97849" calcext:value-type="float">
            <text:p>97849</text:p>
          </table:table-cell>
          <table:table-cell office:value-type="float" office:value="104289" calcext:value-type="float">
            <text:p>104289</text:p>
          </table:table-cell>
          <table:table-cell office:value-type="float" office:value="0.9805483252479" calcext:value-type="float">
            <text:p>0.9805483252479</text:p>
          </table:table-cell>
        </table:table-row>
        <table:table-row table:style-name="ro1">
          <table:table-cell office:value-type="float" office:value="20.6474384040002" calcext:value-type="float">
            <text:p>20.6474384040002</text:p>
          </table:table-cell>
          <table:table-cell office:value-type="float" office:value="92005" calcext:value-type="float">
            <text:p>92005</text:p>
          </table:table-cell>
          <table:table-cell office:value-type="float" office:value="97849" calcext:value-type="float">
            <text:p>97849</text:p>
          </table:table-cell>
          <table:table-cell office:value-type="float" office:value="0.982458462178518" calcext:value-type="float">
            <text:p>0.982458462178518</text:p>
          </table:table-cell>
        </table:table-row>
        <table:table-row table:style-name="ro1">
          <table:table-cell office:value-type="float" office:value="20.7624277550003" calcext:value-type="float">
            <text:p>20.7624277550003</text:p>
          </table:table-cell>
          <table:table-cell office:value-type="float" office:value="90030" calcext:value-type="float">
            <text:p>90030</text:p>
          </table:table-cell>
          <table:table-cell office:value-type="float" office:value="92005" calcext:value-type="float">
            <text:p>92005</text:p>
          </table:table-cell>
          <table:table-cell office:value-type="float" office:value="0.983011104718184" calcext:value-type="float">
            <text:p>0.983011104718184</text:p>
          </table:table-cell>
        </table:table-row>
        <table:table-row table:style-name="ro1">
          <table:table-cell office:value-type="float" office:value="20.873042488" calcext:value-type="float">
            <text:p>20.873042488</text:p>
          </table:table-cell>
          <table:table-cell office:value-type="float" office:value="92842" calcext:value-type="float">
            <text:p>92842</text:p>
          </table:table-cell>
          <table:table-cell office:value-type="float" office:value="90030" calcext:value-type="float">
            <text:p>90030</text:p>
          </table:table-cell>
          <table:table-cell office:value-type="float" office:value="0.982487315147096" calcext:value-type="float">
            <text:p>0.982487315147096</text:p>
          </table:table-cell>
        </table:table-row>
        <table:table-row table:style-name="ro1">
          <table:table-cell office:value-type="float" office:value="20.9751855870004" calcext:value-type="float">
            <text:p>20.9751855870004</text:p>
          </table:table-cell>
          <table:table-cell office:value-type="float" office:value="98447" calcext:value-type="float">
            <text:p>98447</text:p>
          </table:table-cell>
          <table:table-cell office:value-type="float" office:value="92842" calcext:value-type="float">
            <text:p>92842</text:p>
          </table:table-cell>
          <table:table-cell office:value-type="float" office:value="0.981111803337189" calcext:value-type="float">
            <text:p>0.981111803337189</text:p>
          </table:table-cell>
        </table:table-row>
        <table:table-row table:style-name="ro1">
          <table:table-cell office:value-type="float" office:value="21.0926141590003" calcext:value-type="float">
            <text:p>21.0926141590003</text:p>
          </table:table-cell>
          <table:table-cell office:value-type="float" office:value="105496" calcext:value-type="float">
            <text:p>105496</text:p>
          </table:table-cell>
          <table:table-cell office:value-type="float" office:value="98447" calcext:value-type="float">
            <text:p>98447</text:p>
          </table:table-cell>
          <table:table-cell office:value-type="float" office:value="0.987787993394389" calcext:value-type="float">
            <text:p>0.987787993394389</text:p>
          </table:table-cell>
        </table:table-row>
        <table:table-row table:style-name="ro1">
          <table:table-cell office:value-type="float" office:value="21.2047227540002" calcext:value-type="float">
            <text:p>21.2047227540002</text:p>
          </table:table-cell>
          <table:table-cell office:value-type="float" office:value="109598" calcext:value-type="float">
            <text:p>109598</text:p>
          </table:table-cell>
          <table:table-cell office:value-type="float" office:value="105496" calcext:value-type="float">
            <text:p>105496</text:p>
          </table:table-cell>
          <table:table-cell office:value-type="float" office:value="0.992153471638588" calcext:value-type="float">
            <text:p>0.992153471638588</text:p>
          </table:table-cell>
        </table:table-row>
        <table:table-row table:style-name="ro1">
          <table:table-cell office:value-type="float" office:value="21.3126836140004" calcext:value-type="float">
            <text:p>21.3126836140004</text:p>
          </table:table-cell>
          <table:table-cell office:value-type="float" office:value="109234" calcext:value-type="float">
            <text:p>109234</text:p>
          </table:table-cell>
          <table:table-cell office:value-type="float" office:value="109598" calcext:value-type="float">
            <text:p>109598</text:p>
          </table:table-cell>
          <table:table-cell office:value-type="float" office:value="0.994679715109914" calcext:value-type="float">
            <text:p>0.994679715109914</text:p>
          </table:table-cell>
        </table:table-row>
        <table:table-row table:style-name="ro1">
          <table:table-cell office:value-type="float" office:value="21.4286989240004" calcext:value-type="float">
            <text:p>21.4286989240004</text:p>
          </table:table-cell>
          <table:table-cell office:value-type="float" office:value="104331" calcext:value-type="float">
            <text:p>104331</text:p>
          </table:table-cell>
          <table:table-cell office:value-type="float" office:value="109234" calcext:value-type="float">
            <text:p>109234</text:p>
          </table:table-cell>
          <table:table-cell office:value-type="float" office:value="0.995743772087931" calcext:value-type="float">
            <text:p>0.995743772087931</text:p>
          </table:table-cell>
        </table:table-row>
        <table:table-row table:style-name="ro1">
          <table:table-cell office:value-type="float" office:value="21.5433118010001" calcext:value-type="float">
            <text:p>21.5433118010001</text:p>
          </table:table-cell>
          <table:table-cell office:value-type="float" office:value="97312" calcext:value-type="float">
            <text:p>97312</text:p>
          </table:table-cell>
          <table:table-cell office:value-type="float" office:value="104331" calcext:value-type="float">
            <text:p>104331</text:p>
          </table:table-cell>
          <table:table-cell office:value-type="float" office:value="0.995647150371767" calcext:value-type="float">
            <text:p>0.995647150371767</text:p>
          </table:table-cell>
        </table:table-row>
        <table:table-row table:style-name="ro1">
          <table:table-cell office:value-type="float" office:value="21.6608858050004" calcext:value-type="float">
            <text:p>21.6608858050004</text:p>
          </table:table-cell>
          <table:table-cell office:value-type="float" office:value="91527" calcext:value-type="float">
            <text:p>91527</text:p>
          </table:table-cell>
          <table:table-cell office:value-type="float" office:value="97312" calcext:value-type="float">
            <text:p>97312</text:p>
          </table:table-cell>
          <table:table-cell office:value-type="float" office:value="0.994630927844583" calcext:value-type="float">
            <text:p>0.994630927844583</text:p>
          </table:table-cell>
        </table:table-row>
        <table:table-row table:style-name="ro1">
          <table:table-cell office:value-type="float" office:value="21.7753795610001" calcext:value-type="float">
            <text:p>21.7753795610001</text:p>
          </table:table-cell>
          <table:table-cell office:value-type="float" office:value="90126" calcext:value-type="float">
            <text:p>90126</text:p>
          </table:table-cell>
          <table:table-cell office:value-type="float" office:value="91527" calcext:value-type="float">
            <text:p>91527</text:p>
          </table:table-cell>
          <table:table-cell office:value-type="float" office:value="0.992887840867216" calcext:value-type="float">
            <text:p>0.992887840867216</text:p>
          </table:table-cell>
        </table:table-row>
        <table:table-row table:style-name="ro1">
          <table:table-cell office:value-type="float" office:value="21.8810921420004" calcext:value-type="float">
            <text:p>21.8810921420004</text:p>
          </table:table-cell>
          <table:table-cell office:value-type="float" office:value="93204" calcext:value-type="float">
            <text:p>93204</text:p>
          </table:table-cell>
          <table:table-cell office:value-type="float" office:value="90126" calcext:value-type="float">
            <text:p>90126</text:p>
          </table:table-cell>
          <table:table-cell office:value-type="float" office:value="0.990571954936763" calcext:value-type="float">
            <text:p>0.990571954936763</text:p>
          </table:table-cell>
        </table:table-row>
        <table:table-row table:style-name="ro1">
          <table:table-cell office:value-type="float" office:value="21.9946513500004" calcext:value-type="float">
            <text:p>21.9946513500004</text:p>
          </table:table-cell>
          <table:table-cell office:value-type="float" office:value="99663" calcext:value-type="float">
            <text:p>99663</text:p>
          </table:table-cell>
          <table:table-cell office:value-type="float" office:value="93204" calcext:value-type="float">
            <text:p>93204</text:p>
          </table:table-cell>
          <table:table-cell office:value-type="float" office:value="0.996161267653114" calcext:value-type="float">
            <text:p>0.996161267653114</text:p>
          </table:table-cell>
        </table:table-row>
        <table:table-row table:style-name="ro1">
          <table:table-cell office:value-type="float" office:value="22.1194078060003" calcext:value-type="float">
            <text:p>22.1194078060003</text:p>
          </table:table-cell>
          <table:table-cell office:value-type="float" office:value="106818" calcext:value-type="float">
            <text:p>106818</text:p>
          </table:table-cell>
          <table:table-cell office:value-type="float" office:value="99663" calcext:value-type="float">
            <text:p>99663</text:p>
          </table:table-cell>
          <table:table-cell office:value-type="float" office:value="0.999693991081017" calcext:value-type="float">
            <text:p>0.999693991081017</text:p>
          </table:table-cell>
        </table:table-row>
        <table:table-row table:style-name="ro1">
          <table:table-cell office:value-type="float" office:value="22.2289410490002" calcext:value-type="float">
            <text:p>22.2289410490002</text:p>
          </table:table-cell>
          <table:table-cell office:value-type="float" office:value="109912" calcext:value-type="float">
            <text:p>109912</text:p>
          </table:table-cell>
          <table:table-cell office:value-type="float" office:value="106818" calcext:value-type="float">
            <text:p>106818</text:p>
          </table:table-cell>
          <table:table-cell office:value-type="float" office:value="1.00159005525014" calcext:value-type="float">
            <text:p>1.00159005525014</text:p>
          </table:table-cell>
        </table:table-row>
        <table:table-row table:style-name="ro1">
          <table:table-cell office:value-type="float" office:value="22.3494283680002" calcext:value-type="float">
            <text:p>22.3494283680002</text:p>
          </table:table-cell>
          <table:table-cell office:value-type="float" office:value="108111" calcext:value-type="float">
            <text:p>108111</text:p>
          </table:table-cell>
          <table:table-cell office:value-type="float" office:value="109912" calcext:value-type="float">
            <text:p>109912</text:p>
          </table:table-cell>
          <table:table-cell office:value-type="float" office:value="1.00218528620924" calcext:value-type="float">
            <text:p>1.00218528620924</text:p>
          </table:table-cell>
        </table:table-row>
        <table:table-row table:style-name="ro1">
          <table:table-cell office:value-type="float" office:value="22.4707722440003" calcext:value-type="float">
            <text:p>22.4707722440003</text:p>
          </table:table-cell>
          <table:table-cell office:value-type="float" office:value="101826" calcext:value-type="float">
            <text:p>101826</text:p>
          </table:table-cell>
          <table:table-cell office:value-type="float" office:value="108111" calcext:value-type="float">
            <text:p>108111</text:p>
          </table:table-cell>
          <table:table-cell office:value-type="float" office:value="1.00174822896739" calcext:value-type="float">
            <text:p>1.00174822896739</text:p>
          </table:table-cell>
        </table:table-row>
        <table:table-row table:style-name="ro1">
          <table:table-cell office:value-type="float" office:value="22.5749498710002" calcext:value-type="float">
            <text:p>22.5749498710002</text:p>
          </table:table-cell>
          <table:table-cell office:value-type="float" office:value="95462" calcext:value-type="float">
            <text:p>95462</text:p>
          </table:table-cell>
          <table:table-cell office:value-type="float" office:value="101826" calcext:value-type="float">
            <text:p>101826</text:p>
          </table:table-cell>
          <table:table-cell office:value-type="float" office:value="1.00049360579835" calcext:value-type="float">
            <text:p>1.00049360579835</text:p>
          </table:table-cell>
        </table:table-row>
        <table:table-row table:style-name="ro1">
          <table:table-cell office:value-type="float" office:value="22.683182833" calcext:value-type="float">
            <text:p>22.683182833</text:p>
          </table:table-cell>
          <table:table-cell office:value-type="float" office:value="90868" calcext:value-type="float">
            <text:p>90868</text:p>
          </table:table-cell>
          <table:table-cell office:value-type="float" office:value="95462" calcext:value-type="float">
            <text:p>95462</text:p>
          </table:table-cell>
          <table:table-cell office:value-type="float" office:value="0.998593082836877" calcext:value-type="float">
            <text:p>0.998593082836877</text:p>
          </table:table-cell>
        </table:table-row>
        <table:table-row table:style-name="ro1">
          <table:table-cell office:value-type="float" office:value="22.7966823510001" calcext:value-type="float">
            <text:p>22.7966823510001</text:p>
          </table:table-cell>
          <table:table-cell office:value-type="float" office:value="90427" calcext:value-type="float">
            <text:p>90427</text:p>
          </table:table-cell>
          <table:table-cell office:value-type="float" office:value="90868" calcext:value-type="float">
            <text:p>90868</text:p>
          </table:table-cell>
          <table:table-cell office:value-type="float" office:value="0.995303037698073" calcext:value-type="float">
            <text:p>0.995303037698073</text:p>
          </table:table-cell>
        </table:table-row>
        <table:table-row table:style-name="ro1">
          <table:table-cell office:value-type="float" office:value="22.960179745" calcext:value-type="float">
            <text:p>22.960179745</text:p>
          </table:table-cell>
          <table:table-cell office:value-type="float" office:value="97524" calcext:value-type="float">
            <text:p>97524</text:p>
          </table:table-cell>
          <table:table-cell office:value-type="float" office:value="90427" calcext:value-type="float">
            <text:p>90427</text:p>
          </table:table-cell>
          <table:table-cell office:value-type="float" office:value="0.991797985714014" calcext:value-type="float">
            <text:p>0.991797985714014</text:p>
          </table:table-cell>
        </table:table-row>
        <table:table-row table:style-name="ro1">
          <table:table-cell office:value-type="float" office:value="23.0853469440003" calcext:value-type="float">
            <text:p>23.0853469440003</text:p>
          </table:table-cell>
          <table:table-cell office:value-type="float" office:value="105109" calcext:value-type="float">
            <text:p>105109</text:p>
          </table:table-cell>
          <table:table-cell office:value-type="float" office:value="97524" calcext:value-type="float">
            <text:p>97524</text:p>
          </table:table-cell>
          <table:table-cell office:value-type="float" office:value="0.996978211580061" calcext:value-type="float">
            <text:p>0.996978211580061</text:p>
          </table:table-cell>
        </table:table-row>
        <table:table-row table:style-name="ro1">
          <table:table-cell office:value-type="float" office:value="23.2874130530004" calcext:value-type="float">
            <text:p>23.2874130530004</text:p>
          </table:table-cell>
          <table:table-cell office:value-type="float" office:value="109724" calcext:value-type="float">
            <text:p>109724</text:p>
          </table:table-cell>
          <table:table-cell office:value-type="float" office:value="105109" calcext:value-type="float">
            <text:p>105109</text:p>
          </table:table-cell>
          <table:table-cell office:value-type="float" office:value="0.998455931709464" calcext:value-type="float">
            <text:p>0.998455931709464</text:p>
          </table:table-cell>
        </table:table-row>
        <table:table-row table:style-name="ro1">
          <table:table-cell office:value-type="float" office:value="23.4102952330004" calcext:value-type="float">
            <text:p>23.4102952330004</text:p>
          </table:table-cell>
          <table:table-cell office:value-type="float" office:value="105342" calcext:value-type="float">
            <text:p>105342</text:p>
          </table:table-cell>
          <table:table-cell office:value-type="float" office:value="109724" calcext:value-type="float">
            <text:p>109724</text:p>
          </table:table-cell>
          <table:table-cell office:value-type="float" office:value="0.998764745367571" calcext:value-type="float">
            <text:p>0.998764745367571</text:p>
          </table:table-cell>
        </table:table-row>
        <table:table-row table:style-name="ro1">
          <table:table-cell office:value-type="float" office:value="23.5230667450001" calcext:value-type="float">
            <text:p>23.5230667450001</text:p>
          </table:table-cell>
          <table:table-cell office:value-type="float" office:value="98555" calcext:value-type="float">
            <text:p>98555</text:p>
          </table:table-cell>
          <table:table-cell office:value-type="float" office:value="105342" calcext:value-type="float">
            <text:p>105342</text:p>
          </table:table-cell>
          <table:table-cell office:value-type="float" office:value="0.998145995428256" calcext:value-type="float">
            <text:p>0.998145995428256</text:p>
          </table:table-cell>
        </table:table-row>
        <table:table-row table:style-name="ro1">
          <table:table-cell office:value-type="float" office:value="23.6424833140004" calcext:value-type="float">
            <text:p>23.6424833140004</text:p>
          </table:table-cell>
          <table:table-cell office:value-type="float" office:value="92196" calcext:value-type="float">
            <text:p>92196</text:p>
          </table:table-cell>
          <table:table-cell office:value-type="float" office:value="98555" calcext:value-type="float">
            <text:p>98555</text:p>
          </table:table-cell>
          <table:table-cell office:value-type="float" office:value="0.99679265841157" calcext:value-type="float">
            <text:p>0.99679265841157</text:p>
          </table:table-cell>
        </table:table-row>
        <table:table-row table:style-name="ro1">
          <table:table-cell office:value-type="float" office:value="23.7509316280002" calcext:value-type="float">
            <text:p>23.7509316280002</text:p>
          </table:table-cell>
          <table:table-cell office:value-type="float" office:value="90000" calcext:value-type="float">
            <text:p>90000</text:p>
          </table:table-cell>
          <table:table-cell office:value-type="float" office:value="92196" calcext:value-type="float">
            <text:p>92196</text:p>
          </table:table-cell>
          <table:table-cell office:value-type="float" office:value="0.994859019433119" calcext:value-type="float">
            <text:p>0.994859019433119</text:p>
          </table:table-cell>
        </table:table-row>
        <table:table-row table:style-name="ro1">
          <table:table-cell office:value-type="float" office:value="23.8584789450001" calcext:value-type="float">
            <text:p>23.8584789450001</text:p>
          </table:table-cell>
          <table:table-cell office:value-type="float" office:value="92234" calcext:value-type="float">
            <text:p>92234</text:p>
          </table:table-cell>
          <table:table-cell office:value-type="float" office:value="90000" calcext:value-type="float">
            <text:p>90000</text:p>
          </table:table-cell>
          <table:table-cell office:value-type="float" office:value="0.992468412127692" calcext:value-type="float">
            <text:p>0.992468412127692</text:p>
          </table:table-cell>
        </table:table-row>
        <table:table-row table:style-name="ro1">
          <table:table-cell office:value-type="float" office:value="23.9602265010003" calcext:value-type="float">
            <text:p>23.9602265010003</text:p>
          </table:table-cell>
          <table:table-cell office:value-type="float" office:value="97526" calcext:value-type="float">
            <text:p>97526</text:p>
          </table:table-cell>
          <table:table-cell office:value-type="float" office:value="92234" calcext:value-type="float">
            <text:p>92234</text:p>
          </table:table-cell>
          <table:table-cell office:value-type="float" office:value="0.989719410553217" calcext:value-type="float">
            <text:p>0.989719410553217</text:p>
          </table:table-cell>
        </table:table-row>
        <table:table-row table:style-name="ro1">
          <table:table-cell office:value-type="float" office:value="24.073964011" calcext:value-type="float">
            <text:p>24.073964011</text:p>
          </table:table-cell>
          <table:table-cell office:value-type="float" office:value="104481" calcext:value-type="float">
            <text:p>104481</text:p>
          </table:table-cell>
          <table:table-cell office:value-type="float" office:value="97526" calcext:value-type="float">
            <text:p>97526</text:p>
          </table:table-cell>
          <table:table-cell office:value-type="float" office:value="0.995165358951049" calcext:value-type="float">
            <text:p>0.995165358951049</text:p>
          </table:table-cell>
        </table:table-row>
        <table:table-row table:style-name="ro1">
          <table:table-cell office:value-type="float" office:value="24.1881933850004" calcext:value-type="float">
            <text:p>24.1881933850004</text:p>
          </table:table-cell>
          <table:table-cell office:value-type="float" office:value="109255" calcext:value-type="float">
            <text:p>109255</text:p>
          </table:table-cell>
          <table:table-cell office:value-type="float" office:value="104481" calcext:value-type="float">
            <text:p>104481</text:p>
          </table:table-cell>
          <table:table-cell office:value-type="float" office:value="0.997812959429747" calcext:value-type="float">
            <text:p>0.997812959429747</text:p>
          </table:table-cell>
        </table:table-row>
        <table:table-row table:style-name="ro1">
          <table:table-cell office:value-type="float" office:value="24.292371602" calcext:value-type="float">
            <text:p>24.292371602</text:p>
          </table:table-cell>
          <table:table-cell office:value-type="float" office:value="109647" calcext:value-type="float">
            <text:p>109647</text:p>
          </table:table-cell>
          <table:table-cell office:value-type="float" office:value="109255" calcext:value-type="float">
            <text:p>109255</text:p>
          </table:table-cell>
          <table:table-cell office:value-type="float" office:value="0.999087187627479" calcext:value-type="float">
            <text:p>0.999087187627479</text:p>
          </table:table-cell>
        </table:table-row>
        <table:table-row table:style-name="ro1">
          <table:table-cell office:value-type="float" office:value="24.4042022860003" calcext:value-type="float">
            <text:p>24.4042022860003</text:p>
          </table:table-cell>
          <table:table-cell office:value-type="float" office:value="105662" calcext:value-type="float">
            <text:p>105662</text:p>
          </table:table-cell>
          <table:table-cell office:value-type="float" office:value="109647" calcext:value-type="float">
            <text:p>109647</text:p>
          </table:table-cell>
          <table:table-cell office:value-type="float" office:value="0.999269750101983" calcext:value-type="float">
            <text:p>0.999269750101983</text:p>
          </table:table-cell>
        </table:table-row>
        <table:table-row table:style-name="ro1">
          <table:table-cell office:value-type="float" office:value="24.5229920700003" calcext:value-type="float">
            <text:p>24.5229920700003</text:p>
          </table:table-cell>
          <table:table-cell office:value-type="float" office:value="98560" calcext:value-type="float">
            <text:p>98560</text:p>
          </table:table-cell>
          <table:table-cell office:value-type="float" office:value="105662" calcext:value-type="float">
            <text:p>105662</text:p>
          </table:table-cell>
          <table:table-cell office:value-type="float" office:value="0.998585924562915" calcext:value-type="float">
            <text:p>0.998585924562915</text:p>
          </table:table-cell>
        </table:table-row>
        <table:table-row table:style-name="ro1">
          <table:table-cell office:value-type="float" office:value="24.6263849300003" calcext:value-type="float">
            <text:p>24.6263849300003</text:p>
          </table:table-cell>
          <table:table-cell office:value-type="float" office:value="92867" calcext:value-type="float">
            <text:p>92867</text:p>
          </table:table-cell>
          <table:table-cell office:value-type="float" office:value="98560" calcext:value-type="float">
            <text:p>98560</text:p>
          </table:table-cell>
          <table:table-cell office:value-type="float" office:value="0.997215847088348" calcext:value-type="float">
            <text:p>0.997215847088348</text:p>
          </table:table-cell>
        </table:table-row>
        <table:table-row table:style-name="ro1">
          <table:table-cell office:value-type="float" office:value="24.7369810030004" calcext:value-type="float">
            <text:p>24.7369810030004</text:p>
          </table:table-cell>
          <table:table-cell office:value-type="float" office:value="90033" calcext:value-type="float">
            <text:p>90033</text:p>
          </table:table-cell>
          <table:table-cell office:value-type="float" office:value="92867" calcext:value-type="float">
            <text:p>92867</text:p>
          </table:table-cell>
          <table:table-cell office:value-type="float" office:value="0.99530354186821" calcext:value-type="float">
            <text:p>0.99530354186821</text:p>
          </table:table-cell>
        </table:table-row>
        <table:table-row table:style-name="ro1">
          <table:table-cell office:value-type="float" office:value="24.8568176160002" calcext:value-type="float">
            <text:p>24.8568176160002</text:p>
          </table:table-cell>
          <table:table-cell office:value-type="float" office:value="92168" calcext:value-type="float">
            <text:p>92168</text:p>
          </table:table-cell>
          <table:table-cell office:value-type="float" office:value="90033" calcext:value-type="float">
            <text:p>90033</text:p>
          </table:table-cell>
          <table:table-cell office:value-type="float" office:value="0.992964144969977" calcext:value-type="float">
            <text:p>0.992964144969977</text:p>
          </table:table-cell>
        </table:table-row>
        <table:table-row table:style-name="ro1">
          <table:table-cell office:value-type="float" office:value="24.9624004850002" calcext:value-type="float">
            <text:p>24.9624004850002</text:p>
          </table:table-cell>
          <table:table-cell office:value-type="float" office:value="97659" calcext:value-type="float">
            <text:p>97659</text:p>
          </table:table-cell>
          <table:table-cell office:value-type="float" office:value="92168" calcext:value-type="float">
            <text:p>92168</text:p>
          </table:table-cell>
          <table:table-cell office:value-type="float" office:value="0.990289683322921" calcext:value-type="float">
            <text:p>0.990289683322921</text:p>
          </table:table-cell>
        </table:table-row>
        <table:table-row table:style-name="ro1">
          <table:table-cell office:value-type="float" office:value="25.0663940110003" calcext:value-type="float">
            <text:p>25.0663940110003</text:p>
          </table:table-cell>
          <table:table-cell office:value-type="float" office:value="104051" calcext:value-type="float">
            <text:p>104051</text:p>
          </table:table-cell>
          <table:table-cell office:value-type="float" office:value="97659" calcext:value-type="float">
            <text:p>97659</text:p>
          </table:table-cell>
          <table:table-cell office:value-type="float" office:value="0.995483779178662" calcext:value-type="float">
            <text:p>0.995483779178662</text:p>
          </table:table-cell>
        </table:table-row>
        <table:table-row table:style-name="ro1">
          <table:table-cell office:value-type="float" office:value="25.1884807440001" calcext:value-type="float">
            <text:p>25.1884807440001</text:p>
          </table:table-cell>
          <table:table-cell office:value-type="float" office:value="109262" calcext:value-type="float">
            <text:p>109262</text:p>
          </table:table-cell>
          <table:table-cell office:value-type="float" office:value="104051" calcext:value-type="float">
            <text:p>104051</text:p>
          </table:table-cell>
          <table:table-cell office:value-type="float" office:value="0.997999926568736" calcext:value-type="float">
            <text:p>0.997999926568736</text:p>
          </table:table-cell>
        </table:table-row>
        <table:table-row table:style-name="ro1">
          <table:table-cell office:value-type="float" office:value="25.3077977130001" calcext:value-type="float">
            <text:p>25.3077977130001</text:p>
          </table:table-cell>
          <table:table-cell office:value-type="float" office:value="109347" calcext:value-type="float">
            <text:p>109347</text:p>
          </table:table-cell>
          <table:table-cell office:value-type="float" office:value="109262" calcext:value-type="float">
            <text:p>109262</text:p>
          </table:table-cell>
          <table:table-cell office:value-type="float" office:value="0.999203154106395" calcext:value-type="float">
            <text:p>0.999203154106395</text:p>
          </table:table-cell>
        </table:table-row>
        <table:table-row table:style-name="ro1">
          <table:table-cell office:value-type="float" office:value="25.4249192520001" calcext:value-type="float">
            <text:p>25.4249192520001</text:p>
          </table:table-cell>
          <table:table-cell office:value-type="float" office:value="104544" calcext:value-type="float">
            <text:p>104544</text:p>
          </table:table-cell>
          <table:table-cell office:value-type="float" office:value="109347" calcext:value-type="float">
            <text:p>109347</text:p>
          </table:table-cell>
          <table:table-cell office:value-type="float" office:value="0.999362523285116" calcext:value-type="float">
            <text:p>0.999362523285116</text:p>
          </table:table-cell>
        </table:table-row>
        <table:table-row table:style-name="ro1">
          <table:table-cell office:value-type="float" office:value="25.5384060400002" calcext:value-type="float">
            <text:p>25.5384060400002</text:p>
          </table:table-cell>
          <table:table-cell office:value-type="float" office:value="97610" calcext:value-type="float">
            <text:p>97610</text:p>
          </table:table-cell>
          <table:table-cell office:value-type="float" office:value="104544" calcext:value-type="float">
            <text:p>104544</text:p>
          </table:table-cell>
          <table:table-cell office:value-type="float" office:value="0.998693205879089" calcext:value-type="float">
            <text:p>0.998693205879089</text:p>
          </table:table-cell>
        </table:table-row>
        <table:table-row table:style-name="ro1">
          <table:table-cell office:value-type="float" office:value="25.6616472730002" calcext:value-type="float">
            <text:p>25.6616472730002</text:p>
          </table:table-cell>
          <table:table-cell office:value-type="float" office:value="91501" calcext:value-type="float">
            <text:p>91501</text:p>
          </table:table-cell>
          <table:table-cell office:value-type="float" office:value="97610" calcext:value-type="float">
            <text:p>97610</text:p>
          </table:table-cell>
          <table:table-cell office:value-type="float" office:value="0.997367263115969" calcext:value-type="float">
            <text:p>0.997367263115969</text:p>
          </table:table-cell>
        </table:table-row>
        <table:table-row table:style-name="ro1">
          <table:table-cell office:value-type="float" office:value="25.7646950610001" calcext:value-type="float">
            <text:p>25.7646950610001</text:p>
          </table:table-cell>
          <table:table-cell office:value-type="float" office:value="90042" calcext:value-type="float">
            <text:p>90042</text:p>
          </table:table-cell>
          <table:table-cell office:value-type="float" office:value="91501" calcext:value-type="float">
            <text:p>91501</text:p>
          </table:table-cell>
          <table:table-cell office:value-type="float" office:value="0.995522268990799" calcext:value-type="float">
            <text:p>0.995522268990799</text:p>
          </table:table-cell>
        </table:table-row>
        <table:table-row table:style-name="ro1">
          <table:table-cell office:value-type="float" office:value="25.8696345040003" calcext:value-type="float">
            <text:p>25.8696345040003</text:p>
          </table:table-cell>
          <table:table-cell office:value-type="float" office:value="92694" calcext:value-type="float">
            <text:p>92694</text:p>
          </table:table-cell>
          <table:table-cell office:value-type="float" office:value="90042" calcext:value-type="float">
            <text:p>90042</text:p>
          </table:table-cell>
          <table:table-cell office:value-type="float" office:value="0.993268208893427" calcext:value-type="float">
            <text:p>0.993268208893427</text:p>
          </table:table-cell>
        </table:table-row>
        <table:table-row table:style-name="ro1">
          <table:table-cell office:value-type="float" office:value="25.9916620370004" calcext:value-type="float">
            <text:p>25.9916620370004</text:p>
          </table:table-cell>
          <table:table-cell office:value-type="float" office:value="99476" calcext:value-type="float">
            <text:p>99476</text:p>
          </table:table-cell>
          <table:table-cell office:value-type="float" office:value="92694" calcext:value-type="float">
            <text:p>92694</text:p>
          </table:table-cell>
          <table:table-cell office:value-type="float" office:value="0.997739567114742" calcext:value-type="float">
            <text:p>0.997739567114742</text:p>
          </table:table-cell>
        </table:table-row>
        <table:table-row table:style-name="ro1">
          <table:table-cell office:value-type="float" office:value="26.1752002650001" calcext:value-type="float">
            <text:p>26.1752002650001</text:p>
          </table:table-cell>
          <table:table-cell office:value-type="float" office:value="108915" calcext:value-type="float">
            <text:p>108915</text:p>
          </table:table-cell>
          <table:table-cell office:value-type="float" office:value="99476" calcext:value-type="float">
            <text:p>99476</text:p>
          </table:table-cell>
          <table:table-cell office:value-type="float" office:value="1.00052628404199" calcext:value-type="float">
            <text:p>1.00052628404199</text:p>
          </table:table-cell>
        </table:table-row>
        <table:table-row table:style-name="ro1">
          <table:table-cell office:value-type="float" office:value="26.2869359580004" calcext:value-type="float">
            <text:p>26.2869359580004</text:p>
          </table:table-cell>
          <table:table-cell office:value-type="float" office:value="109731" calcext:value-type="float">
            <text:p>109731</text:p>
          </table:table-cell>
          <table:table-cell office:value-type="float" office:value="108915" calcext:value-type="float">
            <text:p>108915</text:p>
          </table:table-cell>
          <table:table-cell office:value-type="float" office:value="1.00119322800579" calcext:value-type="float">
            <text:p>1.00119322800579</text:p>
          </table:table-cell>
        </table:table-row>
        <table:table-row table:style-name="ro1">
          <table:table-cell office:value-type="float" office:value="26.5152285160002" calcext:value-type="float">
            <text:p>26.5152285160002</text:p>
          </table:table-cell>
          <table:table-cell office:value-type="float" office:value="99044" calcext:value-type="float">
            <text:p>99044</text:p>
          </table:table-cell>
          <table:table-cell office:value-type="float" office:value="109731" calcext:value-type="float">
            <text:p>109731</text:p>
          </table:table-cell>
          <table:table-cell office:value-type="float" office:value="1.00018829887973" calcext:value-type="float">
            <text:p>1.00018829887973</text:p>
          </table:table-cell>
        </table:table-row>
        <table:table-row table:style-name="ro1">
          <table:table-cell office:value-type="float" office:value="26.6421604910001" calcext:value-type="float">
            <text:p>26.6421604910001</text:p>
          </table:table-cell>
          <table:table-cell office:value-type="float" office:value="92209" calcext:value-type="float">
            <text:p>92209</text:p>
          </table:table-cell>
          <table:table-cell office:value-type="float" office:value="99044" calcext:value-type="float">
            <text:p>99044</text:p>
          </table:table-cell>
          <table:table-cell office:value-type="float" office:value="0.998623921546531" calcext:value-type="float">
            <text:p>0.998623921546531</text:p>
          </table:table-cell>
        </table:table-row>
        <table:table-row table:style-name="ro1">
          <table:table-cell office:value-type="float" office:value="26.7437714360003" calcext:value-type="float">
            <text:p>26.7437714360003</text:p>
          </table:table-cell>
          <table:table-cell office:value-type="float" office:value="90007" calcext:value-type="float">
            <text:p>90007</text:p>
          </table:table-cell>
          <table:table-cell office:value-type="float" office:value="87249" calcext:value-type="float">
            <text:p>87249</text:p>
          </table:table-cell>
          <table:table-cell office:value-type="float" office:value="0.996617768415932" calcext:value-type="float">
            <text:p>0.996617768415932</text:p>
          </table:table-cell>
        </table:table-row>
        <table:table-row table:style-name="ro1">
          <table:table-cell office:value-type="float" office:value="26.9666753670003" calcext:value-type="float">
            <text:p>26.9666753670003</text:p>
          </table:table-cell>
          <table:table-cell office:value-type="float" office:value="97921" calcext:value-type="float">
            <text:p>97921</text:p>
          </table:table-cell>
          <table:table-cell office:value-type="float" office:value="90007" calcext:value-type="float">
            <text:p>90007</text:p>
          </table:table-cell>
          <table:table-cell office:value-type="float" office:value="0.993520629827085" calcext:value-type="float">
            <text:p>0.993520629827085</text:p>
          </table:table-cell>
        </table:table-row>
        <table:table-row table:style-name="ro1">
          <table:table-cell office:value-type="float" office:value="27.0972365240004" calcext:value-type="float">
            <text:p>27.0972365240004</text:p>
          </table:table-cell>
          <table:table-cell office:value-type="float" office:value="105736" calcext:value-type="float">
            <text:p>105736</text:p>
          </table:table-cell>
          <table:table-cell office:value-type="float" office:value="97921" calcext:value-type="float">
            <text:p>97921</text:p>
          </table:table-cell>
          <table:table-cell office:value-type="float" office:value="0.997063694872904" calcext:value-type="float">
            <text:p>0.997063694872904</text:p>
          </table:table-cell>
        </table:table-row>
        <table:table-row table:style-name="ro1">
          <table:table-cell office:value-type="float" office:value="27.2097084830002" calcext:value-type="float">
            <text:p>27.2097084830002</text:p>
          </table:table-cell>
          <table:table-cell office:value-type="float" office:value="109681" calcext:value-type="float">
            <text:p>109681</text:p>
          </table:table-cell>
          <table:table-cell office:value-type="float" office:value="105736" calcext:value-type="float">
            <text:p>105736</text:p>
          </table:table-cell>
          <table:table-cell office:value-type="float" office:value="0.999143493211756" calcext:value-type="float">
            <text:p>0.999143493211756</text:p>
          </table:table-cell>
        </table:table-row>
        <table:table-row table:style-name="ro1">
          <table:table-cell office:value-type="float" office:value="27.3109469340002" calcext:value-type="float">
            <text:p>27.3109469340002</text:p>
          </table:table-cell>
          <table:table-cell office:value-type="float" office:value="109275" calcext:value-type="float">
            <text:p>109275</text:p>
          </table:table-cell>
          <table:table-cell office:value-type="float" office:value="107735" calcext:value-type="float">
            <text:p>107735</text:p>
          </table:table-cell>
          <table:table-cell office:value-type="float" office:value="1.0000582889932" calcext:value-type="float">
            <text:p>1.0000582889932</text:p>
          </table:table-cell>
        </table:table-row>
        <table:table-row table:style-name="ro1">
          <table:table-cell office:value-type="float" office:value="27.4268886940004" calcext:value-type="float">
            <text:p>27.4268886940004</text:p>
          </table:table-cell>
          <table:table-cell office:value-type="float" office:value="104433" calcext:value-type="float">
            <text:p>104433</text:p>
          </table:table-cell>
          <table:table-cell office:value-type="float" office:value="109275" calcext:value-type="float">
            <text:p>109275</text:p>
          </table:table-cell>
          <table:table-cell office:value-type="float" office:value="1.00004663119456" calcext:value-type="float">
            <text:p>1.00004663119456</text:p>
          </table:table-cell>
        </table:table-row>
        <table:table-row table:style-name="ro1">
          <table:table-cell office:value-type="float" office:value="27.565804414" calcext:value-type="float">
            <text:p>27.565804414</text:p>
          </table:table-cell>
          <table:table-cell office:value-type="float" office:value="95982" calcext:value-type="float">
            <text:p>95982</text:p>
          </table:table-cell>
          <table:table-cell office:value-type="float" office:value="104433" calcext:value-type="float">
            <text:p>104433</text:p>
          </table:table-cell>
          <table:table-cell office:value-type="float" office:value="0.999299297575572" calcext:value-type="float">
            <text:p>0.999299297575572</text:p>
          </table:table-cell>
        </table:table-row>
        <table:table-row table:style-name="ro1">
          <table:table-cell office:value-type="float" office:value="27.6917230500003" calcext:value-type="float">
            <text:p>27.6917230500003</text:p>
          </table:table-cell>
          <table:table-cell office:value-type="float" office:value="90662" calcext:value-type="float">
            <text:p>90662</text:p>
          </table:table-cell>
          <table:table-cell office:value-type="float" office:value="95982" calcext:value-type="float">
            <text:p>95982</text:p>
          </table:table-cell>
          <table:table-cell office:value-type="float" office:value="0.997241635862656" calcext:value-type="float">
            <text:p>0.997241635862656</text:p>
          </table:table-cell>
        </table:table-row>
        <table:table-row table:style-name="ro1">
          <table:table-cell office:value-type="float" office:value="27.7941084620002" calcext:value-type="float">
            <text:p>27.7941084620002</text:p>
          </table:table-cell>
          <table:table-cell office:value-type="float" office:value="90381" calcext:value-type="float">
            <text:p>90381</text:p>
          </table:table-cell>
          <table:table-cell office:value-type="float" office:value="89462" calcext:value-type="float">
            <text:p>89462</text:p>
          </table:table-cell>
          <table:table-cell office:value-type="float" office:value="0.994873600660927" calcext:value-type="float">
            <text:p>0.994873600660927</text:p>
          </table:table-cell>
        </table:table-row>
        <table:table-row table:style-name="ro1">
          <table:table-cell office:value-type="float" office:value="27.8953847840003" calcext:value-type="float">
            <text:p>27.8953847840003</text:p>
          </table:table-cell>
          <table:table-cell office:value-type="float" office:value="93890" calcext:value-type="float">
            <text:p>93890</text:p>
          </table:table-cell>
          <table:table-cell office:value-type="float" office:value="89802" calcext:value-type="float">
            <text:p>89802</text:p>
          </table:table-cell>
          <table:table-cell office:value-type="float" office:value="0.992262516892378" calcext:value-type="float">
            <text:p>0.992262516892378</text:p>
          </table:table-cell>
        </table:table-row>
        <table:table-row table:style-name="ro1">
          <table:table-cell office:value-type="float" office:value="28.0151399270003" calcext:value-type="float">
            <text:p>28.0151399270003</text:p>
          </table:table-cell>
          <table:table-cell office:value-type="float" office:value="100949" calcext:value-type="float">
            <text:p>100949</text:p>
          </table:table-cell>
          <table:table-cell office:value-type="float" office:value="93890" calcext:value-type="float">
            <text:p>93890</text:p>
          </table:table-cell>
          <table:table-cell office:value-type="float" office:value="0.996708564238541" calcext:value-type="float">
            <text:p>0.996708564238541</text:p>
          </table:table-cell>
        </table:table-row>
        <table:table-row table:style-name="ro1">
          <table:table-cell office:value-type="float" office:value="28.1188144590001" calcext:value-type="float">
            <text:p>28.1188144590001</text:p>
          </table:table-cell>
          <table:table-cell office:value-type="float" office:value="106790" calcext:value-type="float">
            <text:p>106790</text:p>
          </table:table-cell>
          <table:table-cell office:value-type="float" office:value="100949" calcext:value-type="float">
            <text:p>100949</text:p>
          </table:table-cell>
          <table:table-cell office:value-type="float" office:value="0.999532916372782" calcext:value-type="float">
            <text:p>0.999532916372782</text:p>
          </table:table-cell>
        </table:table-row>
        <table:table-row table:style-name="ro1">
          <table:table-cell office:value-type="float" office:value="28.2259119320001" calcext:value-type="float">
            <text:p>28.2259119320001</text:p>
          </table:table-cell>
          <table:table-cell office:value-type="float" office:value="109885" calcext:value-type="float">
            <text:p>109885</text:p>
          </table:table-cell>
          <table:table-cell office:value-type="float" office:value="106790" calcext:value-type="float">
            <text:p>106790</text:p>
          </table:table-cell>
          <table:table-cell office:value-type="float" office:value="1.00106518201909" calcext:value-type="float">
            <text:p>1.00106518201909</text:p>
          </table:table-cell>
        </table:table-row>
        <table:table-row table:style-name="ro1">
          <table:table-cell office:value-type="float" office:value="28.343047672" calcext:value-type="float">
            <text:p>28.343047672</text:p>
          </table:table-cell>
          <table:table-cell office:value-type="float" office:value="108339" calcext:value-type="float">
            <text:p>108339</text:p>
          </table:table-cell>
          <table:table-cell office:value-type="float" office:value="109885" calcext:value-type="float">
            <text:p>109885</text:p>
          </table:table-cell>
          <table:table-cell office:value-type="float" office:value="1.00156899149341" calcext:value-type="float">
            <text:p>1.00156899149341</text:p>
          </table:table-cell>
        </table:table-row>
        <table:table-row table:style-name="ro1">
          <table:table-cell office:value-type="float" office:value="28.4454560640002" calcext:value-type="float">
            <text:p>28.4454560640002</text:p>
          </table:table-cell>
          <table:table-cell office:value-type="float" office:value="103360" calcext:value-type="float">
            <text:p>103360</text:p>
          </table:table-cell>
          <table:table-cell office:value-type="float" office:value="108339" calcext:value-type="float">
            <text:p>108339</text:p>
          </table:table-cell>
          <table:table-cell office:value-type="float" office:value="1.00125519319473" calcext:value-type="float">
            <text:p>1.00125519319473</text:p>
          </table:table-cell>
        </table:table-row>
        <table:table-row table:style-name="ro1">
          <table:table-cell office:value-type="float" office:value="28.556525471" calcext:value-type="float">
            <text:p>28.556525471</text:p>
          </table:table-cell>
          <table:table-cell office:value-type="float" office:value="96522" calcext:value-type="float">
            <text:p>96522</text:p>
          </table:table-cell>
          <table:table-cell office:value-type="float" office:value="103360" calcext:value-type="float">
            <text:p>103360</text:p>
          </table:table-cell>
          <table:table-cell office:value-type="float" office:value="1.00029241078354" calcext:value-type="float">
            <text:p>1.00029241078354</text:p>
          </table:table-cell>
        </table:table-row>
        <table:table-row table:style-name="ro1">
          <table:table-cell office:value-type="float" office:value="28.6805389610004" calcext:value-type="float">
            <text:p>28.6805389610004</text:p>
          </table:table-cell>
          <table:table-cell office:value-type="float" office:value="90937" calcext:value-type="float">
            <text:p>90937</text:p>
          </table:table-cell>
          <table:table-cell office:value-type="float" office:value="96522" calcext:value-type="float">
            <text:p>96522</text:p>
          </table:table-cell>
          <table:table-cell office:value-type="float" office:value="0.998815488910519" calcext:value-type="float">
            <text:p>0.998815488910519</text:p>
          </table:table-cell>
        </table:table-row>
        <table:table-row table:style-name="ro1">
          <table:table-cell office:value-type="float" office:value="28.8776983980001" calcext:value-type="float">
            <text:p>28.8776983980001</text:p>
          </table:table-cell>
          <table:table-cell office:value-type="float" office:value="93049" calcext:value-type="float">
            <text:p>93049</text:p>
          </table:table-cell>
          <table:table-cell office:value-type="float" office:value="90937" calcext:value-type="float">
            <text:p>90937</text:p>
          </table:table-cell>
          <table:table-cell office:value-type="float" office:value="0.996235489719964" calcext:value-type="float">
            <text:p>0.996235489719964</text:p>
          </table:table-cell>
        </table:table-row>
        <table:table-row table:style-name="ro1">
          <table:table-cell office:value-type="float" office:value="29.004614984" calcext:value-type="float">
            <text:p>29.004614984</text:p>
          </table:table-cell>
          <table:table-cell office:value-type="float" office:value="100289" calcext:value-type="float">
            <text:p>100289</text:p>
          </table:table-cell>
          <table:table-cell office:value-type="float" office:value="93049" calcext:value-type="float">
            <text:p>93049</text:p>
          </table:table-cell>
          <table:table-cell office:value-type="float" office:value="0.999785594573174" calcext:value-type="float">
            <text:p>0.999785594573174</text:p>
          </table:table-cell>
        </table:table-row>
        <table:table-row table:style-name="ro1">
          <table:table-cell office:value-type="float" office:value="29.1061367280004" calcext:value-type="float">
            <text:p>29.1061367280004</text:p>
          </table:table-cell>
          <table:table-cell office:value-type="float" office:value="106185" calcext:value-type="float">
            <text:p>106185</text:p>
          </table:table-cell>
          <table:table-cell office:value-type="float" office:value="100289" calcext:value-type="float">
            <text:p>100289</text:p>
          </table:table-cell>
          <table:table-cell office:value-type="float" office:value="1.00191906799303" calcext:value-type="float">
            <text:p>1.00191906799303</text:p>
          </table:table-cell>
        </table:table-row>
        <table:table-row table:style-name="ro1">
          <table:table-cell office:value-type="float" office:value="29.2099789020003" calcext:value-type="float">
            <text:p>29.2099789020003</text:p>
          </table:table-cell>
          <table:table-cell office:value-type="float" office:value="109685" calcext:value-type="float">
            <text:p>109685</text:p>
          </table:table-cell>
          <table:table-cell office:value-type="float" office:value="106185" calcext:value-type="float">
            <text:p>106185</text:p>
          </table:table-cell>
          <table:table-cell office:value-type="float" office:value="1.00292414328332" calcext:value-type="float">
            <text:p>1.00292414328332</text:p>
          </table:table-cell>
        </table:table-row>
        <table:table-row table:style-name="ro1">
          <table:table-cell office:value-type="float" office:value="29.3543490390002" calcext:value-type="float">
            <text:p>29.3543490390002</text:p>
          </table:table-cell>
          <table:table-cell office:value-type="float" office:value="107926" calcext:value-type="float">
            <text:p>107926</text:p>
          </table:table-cell>
          <table:table-cell office:value-type="float" office:value="109685" calcext:value-type="float">
            <text:p>109685</text:p>
          </table:table-cell>
          <table:table-cell office:value-type="float" office:value="1.00303135614914" calcext:value-type="float">
            <text:p>1.00303135614914</text:p>
          </table:table-cell>
        </table:table-row>
        <table:table-row table:style-name="ro1">
          <table:table-cell office:value-type="float" office:value="29.4681033100001" calcext:value-type="float">
            <text:p>29.4681033100001</text:p>
          </table:table-cell>
          <table:table-cell office:value-type="float" office:value="101990" calcext:value-type="float">
            <text:p>101990</text:p>
          </table:table-cell>
          <table:table-cell office:value-type="float" office:value="107926" calcext:value-type="float">
            <text:p>107926</text:p>
          </table:table-cell>
          <table:table-cell office:value-type="float" office:value="1.00242508491932" calcext:value-type="float">
            <text:p>1.00242508491932</text:p>
          </table:table-cell>
        </table:table-row>
        <table:table-row table:style-name="ro1">
          <table:table-cell office:value-type="float" office:value="29.5695752440001" calcext:value-type="float">
            <text:p>29.5695752440001</text:p>
          </table:table-cell>
          <table:table-cell office:value-type="float" office:value="95766" calcext:value-type="float">
            <text:p>95766</text:p>
          </table:table-cell>
          <table:table-cell office:value-type="float" office:value="101990" calcext:value-type="float">
            <text:p>101990</text:p>
          </table:table-cell>
          <table:table-cell office:value-type="float" office:value="1.00125278271208" calcext:value-type="float">
            <text:p>1.00125278271208</text:p>
          </table:table-cell>
        </table:table-row>
        <table:table-row table:style-name="ro1">
          <table:table-cell office:value-type="float" office:value="29.6895175980003" calcext:value-type="float">
            <text:p>29.6895175980003</text:p>
          </table:table-cell>
          <table:table-cell office:value-type="float" office:value="90713" calcext:value-type="float">
            <text:p>90713</text:p>
          </table:table-cell>
          <table:table-cell office:value-type="float" office:value="100790" calcext:value-type="float">
            <text:p>100790</text:p>
          </table:table-cell>
          <table:table-cell office:value-type="float" office:value="0.998954444599702" calcext:value-type="float">
            <text:p>0.998954444599702</text:p>
          </table:table-cell>
        </table:table-row>
        <table:table-row table:style-name="ro1">
          <table:table-cell office:value-type="float" office:value="29.8581743170003" calcext:value-type="float">
            <text:p>29.8581743170003</text:p>
          </table:table-cell>
          <table:table-cell office:value-type="float" office:value="92222" calcext:value-type="float">
            <text:p>92222</text:p>
          </table:table-cell>
          <table:table-cell office:value-type="float" office:value="90713" calcext:value-type="float">
            <text:p>90713</text:p>
          </table:table-cell>
          <table:table-cell office:value-type="float" office:value="0.996442467244388" calcext:value-type="float">
            <text:p>0.996442467244388</text:p>
          </table:table-cell>
        </table:table-row>
        <table:table-row table:style-name="ro1">
          <table:table-cell office:value-type="float" office:value="29.9730559580003" calcext:value-type="float">
            <text:p>29.9730559580003</text:p>
          </table:table-cell>
          <table:table-cell office:value-type="float" office:value="98315" calcext:value-type="float">
            <text:p>98315</text:p>
          </table:table-cell>
          <table:table-cell office:value-type="float" office:value="92222" calcext:value-type="float">
            <text:p>92222</text:p>
          </table:table-cell>
          <table:table-cell office:value-type="float" office:value="0.993764143287036" calcext:value-type="float">
            <text:p>0.993764143287036</text:p>
          </table:table-cell>
        </table:table-row>
        <table:table-row table:style-name="ro1">
          <table:table-cell office:value-type="float" office:value="30.18566676" calcext:value-type="float">
            <text:p>30.18566676</text:p>
          </table:table-cell>
          <table:table-cell office:value-type="float" office:value="109194" calcext:value-type="float">
            <text:p>109194</text:p>
          </table:table-cell>
          <table:table-cell office:value-type="float" office:value="98315" calcext:value-type="float">
            <text:p>98315</text:p>
          </table:table-cell>
          <table:table-cell office:value-type="float" office:value="0.996353596508823" calcext:value-type="float">
            <text:p>0.996353596508823</text:p>
          </table:table-cell>
        </table:table-row>
        <table:table-row table:style-name="ro1">
          <table:table-cell office:value-type="float" office:value="30.3081966970003" calcext:value-type="float">
            <text:p>30.3081966970003</text:p>
          </table:table-cell>
          <table:table-cell office:value-type="float" office:value="109338" calcext:value-type="float">
            <text:p>109338</text:p>
          </table:table-cell>
          <table:table-cell office:value-type="float" office:value="109194" calcext:value-type="float">
            <text:p>109194</text:p>
          </table:table-cell>
          <table:table-cell office:value-type="float" office:value="0.997751773528129" calcext:value-type="float">
            <text:p>0.997751773528129</text:p>
          </table:table-cell>
        </table:table-row>
        <table:table-row table:style-name="ro1">
          <table:table-cell office:value-type="float" office:value="30.4208126580002" calcext:value-type="float">
            <text:p>30.4208126580002</text:p>
          </table:table-cell>
          <table:table-cell office:value-type="float" office:value="104772" calcext:value-type="float">
            <text:p>104772</text:p>
          </table:table-cell>
          <table:table-cell office:value-type="float" office:value="109338" calcext:value-type="float">
            <text:p>109338</text:p>
          </table:table-cell>
          <table:table-cell office:value-type="float" office:value="0.998201418822503" calcext:value-type="float">
            <text:p>0.998201418822503</text:p>
          </table:table-cell>
        </table:table-row>
        <table:table-row table:style-name="ro1">
          <table:table-cell office:value-type="float" office:value="30.5368249880003" calcext:value-type="float">
            <text:p>30.5368249880003</text:p>
          </table:table-cell>
          <table:table-cell office:value-type="float" office:value="97706" calcext:value-type="float">
            <text:p>97706</text:p>
          </table:table-cell>
          <table:table-cell office:value-type="float" office:value="104772" calcext:value-type="float">
            <text:p>104772</text:p>
          </table:table-cell>
          <table:table-cell office:value-type="float" office:value="0.99789668323076" calcext:value-type="float">
            <text:p>0.99789668323076</text:p>
          </table:table-cell>
        </table:table-row>
        <table:table-row table:style-name="ro1">
          <table:table-cell office:value-type="float" office:value="30.6438177" calcext:value-type="float">
            <text:p>30.6438177</text:p>
          </table:table-cell>
          <table:table-cell office:value-type="float" office:value="92144" calcext:value-type="float">
            <text:p>92144</text:p>
          </table:table-cell>
          <table:table-cell office:value-type="float" office:value="97706" calcext:value-type="float">
            <text:p>97706</text:p>
          </table:table-cell>
          <table:table-cell office:value-type="float" office:value="0.99699284327335" calcext:value-type="float">
            <text:p>0.99699284327335</text:p>
          </table:table-cell>
        </table:table-row>
        <table:table-row table:style-name="ro1">
          <table:table-cell office:value-type="float" office:value="30.7567910540001" calcext:value-type="float">
            <text:p>30.7567910540001</text:p>
          </table:table-cell>
          <table:table-cell office:value-type="float" office:value="90009" calcext:value-type="float">
            <text:p>90009</text:p>
          </table:table-cell>
          <table:table-cell office:value-type="float" office:value="92144" calcext:value-type="float">
            <text:p>92144</text:p>
          </table:table-cell>
          <table:table-cell office:value-type="float" office:value="0.995614076598878" calcext:value-type="float">
            <text:p>0.995614076598878</text:p>
          </table:table-cell>
        </table:table-row>
        <table:table-row table:style-name="ro1">
          <table:table-cell office:value-type="float" office:value="30.8597905210004" calcext:value-type="float">
            <text:p>30.8597905210004</text:p>
          </table:table-cell>
          <table:table-cell office:value-type="float" office:value="92286" calcext:value-type="float">
            <text:p>92286</text:p>
          </table:table-cell>
          <table:table-cell office:value-type="float" office:value="90009" calcext:value-type="float">
            <text:p>90009</text:p>
          </table:table-cell>
          <table:table-cell office:value-type="float" office:value="0.993859682331734" calcext:value-type="float">
            <text:p>0.993859682331734</text:p>
          </table:table-cell>
        </table:table-row>
        <table:table-row table:style-name="ro1">
          <table:table-cell office:value-type="float" office:value="30.9663864400004" calcext:value-type="float">
            <text:p>30.9663864400004</text:p>
          </table:table-cell>
          <table:table-cell office:value-type="float" office:value="97903" calcext:value-type="float">
            <text:p>97903</text:p>
          </table:table-cell>
          <table:table-cell office:value-type="float" office:value="92286" calcext:value-type="float">
            <text:p>92286</text:p>
          </table:table-cell>
          <table:table-cell office:value-type="float" office:value="0.991809057340797" calcext:value-type="float">
            <text:p>0.991809057340797</text:p>
          </table:table-cell>
        </table:table-row>
        <table:table-row table:style-name="ro1">
          <table:table-cell office:value-type="float" office:value="31.0799782590002" calcext:value-type="float">
            <text:p>31.0799782590002</text:p>
          </table:table-cell>
          <table:table-cell office:value-type="float" office:value="104816" calcext:value-type="float">
            <text:p>104816</text:p>
          </table:table-cell>
          <table:table-cell office:value-type="float" office:value="97903" calcext:value-type="float">
            <text:p>97903</text:p>
          </table:table-cell>
          <table:table-cell office:value-type="float" office:value="0.996061624957605" calcext:value-type="float">
            <text:p>0.996061624957605</text:p>
          </table:table-cell>
        </table:table-row>
        <table:table-row table:style-name="ro1">
          <table:table-cell office:value-type="float" office:value="31.1974565830001" calcext:value-type="float">
            <text:p>31.1974565830001</text:p>
          </table:table-cell>
          <table:table-cell office:value-type="float" office:value="109459" calcext:value-type="float">
            <text:p>109459</text:p>
          </table:table-cell>
          <table:table-cell office:value-type="float" office:value="104816" calcext:value-type="float">
            <text:p>104816</text:p>
          </table:table-cell>
          <table:table-cell office:value-type="float" office:value="0.998148001264785" calcext:value-type="float">
            <text:p>0.998148001264785</text:p>
          </table:table-cell>
        </table:table-row>
        <table:table-row table:style-name="ro1">
          <table:table-cell office:value-type="float" office:value="31.3102559250001" calcext:value-type="float">
            <text:p>31.3102559250001</text:p>
          </table:table-cell>
          <table:table-cell office:value-type="float" office:value="109291" calcext:value-type="float">
            <text:p>109291</text:p>
          </table:table-cell>
          <table:table-cell office:value-type="float" office:value="109459" calcext:value-type="float">
            <text:p>109459</text:p>
          </table:table-cell>
          <table:table-cell office:value-type="float" office:value="0.999165650202767" calcext:value-type="float">
            <text:p>0.999165650202767</text:p>
          </table:table-cell>
        </table:table-row>
        <table:table-row table:style-name="ro1">
          <table:table-cell office:value-type="float" office:value="31.4279821" calcext:value-type="float">
            <text:p>31.4279821</text:p>
          </table:table-cell>
          <table:table-cell office:value-type="float" office:value="104372" calcext:value-type="float">
            <text:p>104372</text:p>
          </table:table-cell>
          <table:table-cell office:value-type="float" office:value="109291" calcext:value-type="float">
            <text:p>109291</text:p>
          </table:table-cell>
          <table:table-cell office:value-type="float" office:value="0.999332520162213" calcext:value-type="float">
            <text:p>0.999332520162213</text:p>
          </table:table-cell>
        </table:table-row>
        <table:table-row table:style-name="ro1">
          <table:table-cell office:value-type="float" office:value="31.5413592480004" calcext:value-type="float">
            <text:p>31.5413592480004</text:p>
          </table:table-cell>
          <table:table-cell office:value-type="float" office:value="97430" calcext:value-type="float">
            <text:p>97430</text:p>
          </table:table-cell>
          <table:table-cell office:value-type="float" office:value="104372" calcext:value-type="float">
            <text:p>104372</text:p>
          </table:table-cell>
          <table:table-cell office:value-type="float" office:value="0.998822929313051" calcext:value-type="float">
            <text:p>0.998822929313051</text:p>
          </table:table-cell>
        </table:table-row>
        <table:table-row table:style-name="ro1">
          <table:table-cell office:value-type="float" office:value="31.6428769920003" calcext:value-type="float">
            <text:p>31.6428769920003</text:p>
          </table:table-cell>
          <table:table-cell office:value-type="float" office:value="92180" calcext:value-type="float">
            <text:p>92180</text:p>
          </table:table-cell>
          <table:table-cell office:value-type="float" office:value="94093" calcext:value-type="float">
            <text:p>94093</text:p>
          </table:table-cell>
          <table:table-cell office:value-type="float" office:value="0.997776292168389" calcext:value-type="float">
            <text:p>0.997776292168389</text:p>
          </table:table-cell>
        </table:table-row>
        <table:table-row table:style-name="ro1">
          <table:table-cell office:value-type="float" office:value="31.744463517" calcext:value-type="float">
            <text:p>31.744463517</text:p>
          </table:table-cell>
          <table:table-cell office:value-type="float" office:value="90006" calcext:value-type="float">
            <text:p>90006</text:p>
          </table:table-cell>
          <table:table-cell office:value-type="float" office:value="92180" calcext:value-type="float">
            <text:p>92180</text:p>
          </table:table-cell>
          <table:table-cell office:value-type="float" office:value="0.996304100827363" calcext:value-type="float">
            <text:p>0.996304100827363</text:p>
          </table:table-cell>
        </table:table-row>
        <table:table-row table:style-name="ro1">
          <table:table-cell office:value-type="float" office:value="31.8782697830002" calcext:value-type="float">
            <text:p>31.8782697830002</text:p>
          </table:table-cell>
          <table:table-cell office:value-type="float" office:value="93075" calcext:value-type="float">
            <text:p>93075</text:p>
          </table:table-cell>
          <table:table-cell office:value-type="float" office:value="90006" calcext:value-type="float">
            <text:p>90006</text:p>
          </table:table-cell>
          <table:table-cell office:value-type="float" office:value="0.994495509961254" calcext:value-type="float">
            <text:p>0.994495509961254</text:p>
          </table:table-cell>
        </table:table-row>
        <table:table-row table:style-name="ro1">
          <table:table-cell office:value-type="float" office:value="31.997610332" calcext:value-type="float">
            <text:p>31.997610332</text:p>
          </table:table-cell>
          <table:table-cell office:value-type="float" office:value="99849" calcext:value-type="float">
            <text:p>99849</text:p>
          </table:table-cell>
          <table:table-cell office:value-type="float" office:value="93075" calcext:value-type="float">
            <text:p>93075</text:p>
          </table:table-cell>
          <table:table-cell office:value-type="float" office:value="0.998128053538623" calcext:value-type="float">
            <text:p>0.998128053538623</text:p>
          </table:table-cell>
        </table:table-row>
        <table:table-row table:style-name="ro1">
          <table:table-cell office:value-type="float" office:value="32.19361316" calcext:value-type="float">
            <text:p>32.19361316</text:p>
          </table:table-cell>
          <table:table-cell office:value-type="float" office:value="109378" calcext:value-type="float">
            <text:p>109378</text:p>
          </table:table-cell>
          <table:table-cell office:value-type="float" office:value="99849" calcext:value-type="float">
            <text:p>99849</text:p>
          </table:table-cell>
          <table:table-cell office:value-type="float" office:value="0.999760304466119" calcext:value-type="float">
            <text:p>0.999760304466119</text:p>
          </table:table-cell>
        </table:table-row>
        <table:table-row table:style-name="ro1">
          <table:table-cell office:value-type="float" office:value="32.3385725730004" calcext:value-type="float">
            <text:p>32.3385725730004</text:p>
          </table:table-cell>
          <table:table-cell office:value-type="float" office:value="108490" calcext:value-type="float">
            <text:p>108490</text:p>
          </table:table-cell>
          <table:table-cell office:value-type="float" office:value="109378" calcext:value-type="float">
            <text:p>109378</text:p>
          </table:table-cell>
          <table:table-cell office:value-type="float" office:value="1.00043520282054" calcext:value-type="float">
            <text:p>1.00043520282054</text:p>
          </table:table-cell>
        </table:table-row>
        <table:table-row table:style-name="ro1">
          <table:table-cell office:value-type="float" office:value="32.4700119270001" calcext:value-type="float">
            <text:p>32.4700119270001</text:p>
          </table:table-cell>
          <table:table-cell office:value-type="float" office:value="101873" calcext:value-type="float">
            <text:p>101873</text:p>
          </table:table-cell>
          <table:table-cell office:value-type="float" office:value="108490" calcext:value-type="float">
            <text:p>108490</text:p>
          </table:table-cell>
          <table:table-cell office:value-type="float" office:value="1.00034816225644" calcext:value-type="float">
            <text:p>1.00034816225644</text:p>
          </table:table-cell>
        </table:table-row>
        <table:table-row table:style-name="ro1">
          <table:table-cell office:value-type="float" office:value="32.5715757620001" calcext:value-type="float">
            <text:p>32.5715757620001</text:p>
          </table:table-cell>
          <table:table-cell office:value-type="float" office:value="95652" calcext:value-type="float">
            <text:p>95652</text:p>
          </table:table-cell>
          <table:table-cell office:value-type="float" office:value="100673" calcext:value-type="float">
            <text:p>100673</text:p>
          </table:table-cell>
          <table:table-cell office:value-type="float" office:value="0.999655476845647" calcext:value-type="float">
            <text:p>0.999655476845647</text:p>
          </table:table-cell>
        </table:table-row>
        <table:table-row table:style-name="ro1">
          <table:table-cell office:value-type="float" office:value="32.6762393540002" calcext:value-type="float">
            <text:p>32.6762393540002</text:p>
          </table:table-cell>
          <table:table-cell office:value-type="float" office:value="91054" calcext:value-type="float">
            <text:p>91054</text:p>
          </table:table-cell>
          <table:table-cell office:value-type="float" office:value="95873" calcext:value-type="float">
            <text:p>95873</text:p>
          </table:table-cell>
          <table:table-cell office:value-type="float" office:value="0.998482145451673" calcext:value-type="float">
            <text:p>0.998482145451673</text:p>
          </table:table-cell>
        </table:table-row>
        <table:table-row table:style-name="ro1">
          <table:table-cell office:value-type="float" office:value="32.7976221710001" calcext:value-type="float">
            <text:p>32.7976221710001</text:p>
          </table:table-cell>
          <table:table-cell office:value-type="float" office:value="90444" calcext:value-type="float">
            <text:p>90444</text:p>
          </table:table-cell>
          <table:table-cell office:value-type="float" office:value="91054" calcext:value-type="float">
            <text:p>91054</text:p>
          </table:table-cell>
          <table:table-cell office:value-type="float" office:value="0.996316580558869" calcext:value-type="float">
            <text:p>0.996316580558869</text:p>
          </table:table-cell>
        </table:table-row>
        <table:table-row table:style-name="ro1">
          <table:table-cell office:value-type="float" office:value="32.909244854" calcext:value-type="float">
            <text:p>32.909244854</text:p>
          </table:table-cell>
          <table:table-cell office:value-type="float" office:value="94601" calcext:value-type="float">
            <text:p>94601</text:p>
          </table:table-cell>
          <table:table-cell office:value-type="float" office:value="90444" calcext:value-type="float">
            <text:p>90444</text:p>
          </table:table-cell>
          <table:table-cell office:value-type="float" office:value="0.993976341370172" calcext:value-type="float">
            <text:p>0.993976341370172</text:p>
          </table:table-cell>
        </table:table-row>
        <table:table-row table:style-name="ro1">
          <table:table-cell office:value-type="float" office:value="33.010357655" calcext:value-type="float">
            <text:p>33.010357655</text:p>
          </table:table-cell>
          <table:table-cell office:value-type="float" office:value="100650" calcext:value-type="float">
            <text:p>100650</text:p>
          </table:table-cell>
          <table:table-cell office:value-type="float" office:value="92448" calcext:value-type="float">
            <text:p>92448</text:p>
          </table:table-cell>
          <table:table-cell office:value-type="float" office:value="0.997635060826199" calcext:value-type="float">
            <text:p>0.997635060826199</text:p>
          </table:table-cell>
        </table:table-row>
        <table:table-row table:style-name="ro1">
          <table:table-cell office:value-type="float" office:value="33.273662518" calcext:value-type="float">
            <text:p>33.273662518</text:p>
          </table:table-cell>
          <table:table-cell office:value-type="float" office:value="109889" calcext:value-type="float">
            <text:p>109889</text:p>
          </table:table-cell>
          <table:table-cell office:value-type="float" office:value="100650" calcext:value-type="float">
            <text:p>100650</text:p>
          </table:table-cell>
          <table:table-cell office:value-type="float" office:value="0.999327560856081" calcext:value-type="float">
            <text:p>0.999327560856081</text:p>
          </table:table-cell>
        </table:table-row>
        <table:table-row table:style-name="ro1">
          <table:table-cell office:value-type="float" office:value="33.4165136930001" calcext:value-type="float">
            <text:p>33.4165136930001</text:p>
          </table:table-cell>
          <table:table-cell office:value-type="float" office:value="105008" calcext:value-type="float">
            <text:p>105008</text:p>
          </table:table-cell>
          <table:table-cell office:value-type="float" office:value="109889" calcext:value-type="float">
            <text:p>109889</text:p>
          </table:table-cell>
          <table:table-cell office:value-type="float" office:value="0.999462048684865" calcext:value-type="float">
            <text:p>0.999462048684865</text:p>
          </table:table-cell>
        </table:table-row>
        <table:table-row table:style-name="ro1">
          <table:table-cell office:value-type="float" office:value="33.5655384310003" calcext:value-type="float">
            <text:p>33.5655384310003</text:p>
          </table:table-cell>
          <table:table-cell office:value-type="float" office:value="95997" calcext:value-type="float">
            <text:p>95997</text:p>
          </table:table-cell>
          <table:table-cell office:value-type="float" office:value="105008" calcext:value-type="float">
            <text:p>105008</text:p>
          </table:table-cell>
          <table:table-cell office:value-type="float" office:value="0.998965409340641" calcext:value-type="float">
            <text:p>0.998965409340641</text:p>
          </table:table-cell>
        </table:table-row>
        <table:table-row table:style-name="ro1">
          <table:table-cell office:value-type="float" office:value="33.6724275020001" calcext:value-type="float">
            <text:p>33.6724275020001</text:p>
          </table:table-cell>
          <table:table-cell office:value-type="float" office:value="91164" calcext:value-type="float">
            <text:p>91164</text:p>
          </table:table-cell>
          <table:table-cell office:value-type="float" office:value="95997" calcext:value-type="float">
            <text:p>95997</text:p>
          </table:table-cell>
          <table:table-cell office:value-type="float" office:value="0.997967508195405" calcext:value-type="float">
            <text:p>0.997967508195405</text:p>
          </table:table-cell>
        </table:table-row>
        <table:table-row table:style-name="ro1">
          <table:table-cell office:value-type="float" office:value="33.8893032620003" calcext:value-type="float">
            <text:p>33.8893032620003</text:p>
          </table:table-cell>
          <table:table-cell office:value-type="float" office:value="93592" calcext:value-type="float">
            <text:p>93592</text:p>
          </table:table-cell>
          <table:table-cell office:value-type="float" office:value="91164" calcext:value-type="float">
            <text:p>91164</text:p>
          </table:table-cell>
          <table:table-cell office:value-type="float" office:value="0.995388931929458" calcext:value-type="float">
            <text:p>0.995388931929458</text:p>
          </table:table-cell>
        </table:table-row>
        <table:table-row table:style-name="ro1">
          <table:table-cell office:value-type="float" office:value="34.0190121420001" calcext:value-type="float">
            <text:p>34.0190121420001</text:p>
          </table:table-cell>
          <table:table-cell office:value-type="float" office:value="101191" calcext:value-type="float">
            <text:p>101191</text:p>
          </table:table-cell>
          <table:table-cell office:value-type="float" office:value="93592" calcext:value-type="float">
            <text:p>93592</text:p>
          </table:table-cell>
          <table:table-cell office:value-type="float" office:value="0.998692097924519" calcext:value-type="float">
            <text:p>0.998692097924519</text:p>
          </table:table-cell>
        </table:table-row>
        <table:table-row table:style-name="ro1">
          <table:table-cell office:value-type="float" office:value="34.1322504180002" calcext:value-type="float">
            <text:p>34.1322504180002</text:p>
          </table:table-cell>
          <table:table-cell office:value-type="float" office:value="107385" calcext:value-type="float">
            <text:p>107385</text:p>
          </table:table-cell>
          <table:table-cell office:value-type="float" office:value="101191" calcext:value-type="float">
            <text:p>101191</text:p>
          </table:table-cell>
          <table:table-cell office:value-type="float" office:value="1.00073409376988" calcext:value-type="float">
            <text:p>1.00073409376988</text:p>
          </table:table-cell>
        </table:table-row>
        <table:table-row table:style-name="ro1">
          <table:table-cell office:value-type="float" office:value="34.234899263" calcext:value-type="float">
            <text:p>34.234899263</text:p>
          </table:table-cell>
          <table:table-cell office:value-type="float" office:value="109955" calcext:value-type="float">
            <text:p>109955</text:p>
          </table:table-cell>
          <table:table-cell office:value-type="float" office:value="107385" calcext:value-type="float">
            <text:p>107385</text:p>
          </table:table-cell>
          <table:table-cell office:value-type="float" office:value="1.00177070696857" calcext:value-type="float">
            <text:p>1.00177070696857</text:p>
          </table:table-cell>
        </table:table-row>
        <table:table-row table:style-name="ro1">
          <table:table-cell office:value-type="float" office:value="34.3533439150001" calcext:value-type="float">
            <text:p>34.3533439150001</text:p>
          </table:table-cell>
          <table:table-cell office:value-type="float" office:value="107964" calcext:value-type="float">
            <text:p>107964</text:p>
          </table:table-cell>
          <table:table-cell office:value-type="float" office:value="109955" calcext:value-type="float">
            <text:p>109955</text:p>
          </table:table-cell>
          <table:table-cell office:value-type="float" office:value="1.00200653607633" calcext:value-type="float">
            <text:p>1.00200653607633</text:p>
          </table:table-cell>
        </table:table-row>
        <table:table-row table:style-name="ro1">
          <table:table-cell office:value-type="float" office:value="34.4855070960002" calcext:value-type="float">
            <text:p>34.4855070960002</text:p>
          </table:table-cell>
          <table:table-cell office:value-type="float" office:value="100909" calcext:value-type="float">
            <text:p>100909</text:p>
          </table:table-cell>
          <table:table-cell office:value-type="float" office:value="107964" calcext:value-type="float">
            <text:p>107964</text:p>
          </table:table-cell>
          <table:table-cell office:value-type="float" office:value="1.00101871859713" calcext:value-type="float">
            <text:p>1.00101871859713</text:p>
          </table:table-cell>
        </table:table-row>
        <table:table-row table:style-name="ro1">
          <table:table-cell office:value-type="float" office:value="34.6111059900004" calcext:value-type="float">
            <text:p>34.6111059900004</text:p>
          </table:table-cell>
          <table:table-cell office:value-type="float" office:value="93572" calcext:value-type="float">
            <text:p>93572</text:p>
          </table:table-cell>
          <table:table-cell office:value-type="float" office:value="100909" calcext:value-type="float">
            <text:p>100909</text:p>
          </table:table-cell>
          <table:table-cell office:value-type="float" office:value="0.999645384234433" calcext:value-type="float">
            <text:p>0.999645384234433</text:p>
          </table:table-cell>
        </table:table-row>
        <table:table-row table:style-name="ro1">
          <table:table-cell office:value-type="float" office:value="34.7131620600003" calcext:value-type="float">
            <text:p>34.7131620600003</text:p>
          </table:table-cell>
          <table:table-cell office:value-type="float" office:value="90266" calcext:value-type="float">
            <text:p>90266</text:p>
          </table:table-cell>
          <table:table-cell office:value-type="float" office:value="93572" calcext:value-type="float">
            <text:p>93572</text:p>
          </table:table-cell>
          <table:table-cell office:value-type="float" office:value="0.99796703625052" calcext:value-type="float">
            <text:p>0.99796703625052</text:p>
          </table:table-cell>
        </table:table-row>
        <table:table-row table:style-name="ro1">
          <table:table-cell office:value-type="float" office:value="34.8146652940004" calcext:value-type="float">
            <text:p>34.8146652940004</text:p>
          </table:table-cell>
          <table:table-cell office:value-type="float" office:value="90814" calcext:value-type="float">
            <text:p>90814</text:p>
          </table:table-cell>
          <table:table-cell office:value-type="float" office:value="90266" calcext:value-type="float">
            <text:p>90266</text:p>
          </table:table-cell>
          <table:table-cell office:value-type="float" office:value="0.996048047605067" calcext:value-type="float">
            <text:p>0.996048047605067</text:p>
          </table:table-cell>
        </table:table-row>
        <table:table-row table:style-name="ro1">
          <table:table-cell office:value-type="float" office:value="34.9379306580004" calcext:value-type="float">
            <text:p>34.9379306580004</text:p>
          </table:table-cell>
          <table:table-cell office:value-type="float" office:value="96198" calcext:value-type="float">
            <text:p>96198</text:p>
          </table:table-cell>
          <table:table-cell office:value-type="float" office:value="90814" calcext:value-type="float">
            <text:p>90814</text:p>
          </table:table-cell>
          <table:table-cell office:value-type="float" office:value="0.993939887359416" calcext:value-type="float">
            <text:p>0.993939887359416</text:p>
          </table:table-cell>
        </table:table-row>
        <table:table-row table:style-name="ro1">
          <table:table-cell office:value-type="float" office:value="35.0608016390002" calcext:value-type="float">
            <text:p>35.0608016390002</text:p>
          </table:table-cell>
          <table:table-cell office:value-type="float" office:value="103728" calcext:value-type="float">
            <text:p>103728</text:p>
          </table:table-cell>
          <table:table-cell office:value-type="float" office:value="96198" calcext:value-type="float">
            <text:p>96198</text:p>
          </table:table-cell>
          <table:table-cell office:value-type="float" office:value="0.997464048615857" calcext:value-type="float">
            <text:p>0.997464048615857</text:p>
          </table:table-cell>
        </table:table-row>
        <table:table-row table:style-name="ro1">
          <table:table-cell office:value-type="float" office:value="35.1716251440002" calcext:value-type="float">
            <text:p>35.1716251440002</text:p>
          </table:table-cell>
          <table:table-cell office:value-type="float" office:value="108811" calcext:value-type="float">
            <text:p>108811</text:p>
          </table:table-cell>
          <table:table-cell office:value-type="float" office:value="103728" calcext:value-type="float">
            <text:p>103728</text:p>
          </table:table-cell>
          <table:table-cell office:value-type="float" office:value="0.999700345520927" calcext:value-type="float">
            <text:p>0.999700345520927</text:p>
          </table:table-cell>
        </table:table-row>
        <table:table-row table:style-name="ro1">
          <table:table-cell office:value-type="float" office:value="35.2737073040003" calcext:value-type="float">
            <text:p>35.2737073040003</text:p>
          </table:table-cell>
          <table:table-cell office:value-type="float" office:value="109889" calcext:value-type="float">
            <text:p>109889</text:p>
          </table:table-cell>
          <table:table-cell office:value-type="float" office:value="108811" calcext:value-type="float">
            <text:p>108811</text:p>
          </table:table-cell>
          <table:table-cell office:value-type="float" office:value="1.0009097017041" calcext:value-type="float">
            <text:p>1.0009097017041</text:p>
          </table:table-cell>
        </table:table-row>
        <table:table-row table:style-name="ro1">
          <table:table-cell office:value-type="float" office:value="35.3915295200004" calcext:value-type="float">
            <text:p>35.3915295200004</text:p>
          </table:table-cell>
          <table:table-cell office:value-type="float" office:value="106299" calcext:value-type="float">
            <text:p>106299</text:p>
          </table:table-cell>
          <table:table-cell office:value-type="float" office:value="109889" calcext:value-type="float">
            <text:p>109889</text:p>
          </table:table-cell>
          <table:table-cell office:value-type="float" office:value="1.00072776136328" calcext:value-type="float">
            <text:p>1.00072776136328</text:p>
          </table:table-cell>
        </table:table-row>
        <table:table-row table:style-name="ro1">
          <table:table-cell office:value-type="float" office:value="35.517494748" calcext:value-type="float">
            <text:p>35.517494748</text:p>
          </table:table-cell>
          <table:table-cell office:value-type="float" office:value="98902" calcext:value-type="float">
            <text:p>98902</text:p>
          </table:table-cell>
          <table:table-cell office:value-type="float" office:value="106299" calcext:value-type="float">
            <text:p>106299</text:p>
          </table:table-cell>
          <table:table-cell office:value-type="float" office:value="1.00001240852082" calcext:value-type="float">
            <text:p>1.00001240852082</text:p>
          </table:table-cell>
        </table:table-row>
        <table:table-row table:style-name="ro1">
          <table:table-cell office:value-type="float" office:value="35.6496530590002" calcext:value-type="float">
            <text:p>35.6496530590002</text:p>
          </table:table-cell>
          <table:table-cell office:value-type="float" office:value="91922" calcext:value-type="float">
            <text:p>91922</text:p>
          </table:table-cell>
          <table:table-cell office:value-type="float" office:value="98902" calcext:value-type="float">
            <text:p>98902</text:p>
          </table:table-cell>
          <table:table-cell office:value-type="float" office:value="0.998873563180294" calcext:value-type="float">
            <text:p>0.998873563180294</text:p>
          </table:table-cell>
        </table:table-row>
        <table:table-row table:style-name="ro1">
          <table:table-cell office:value-type="float" office:value="35.759200554" calcext:value-type="float">
            <text:p>35.759200554</text:p>
          </table:table-cell>
          <table:table-cell office:value-type="float" office:value="90016" calcext:value-type="float">
            <text:p>90016</text:p>
          </table:table-cell>
          <table:table-cell office:value-type="float" office:value="91922" calcext:value-type="float">
            <text:p>91922</text:p>
          </table:table-cell>
          <table:table-cell office:value-type="float" office:value="0.997399133830354" calcext:value-type="float">
            <text:p>0.997399133830354</text:p>
          </table:table-cell>
        </table:table-row>
        <table:table-row table:style-name="ro1">
          <table:table-cell office:value-type="float" office:value="35.8661038750001" calcext:value-type="float">
            <text:p>35.8661038750001</text:p>
          </table:table-cell>
          <table:table-cell office:value-type="float" office:value="92544" calcext:value-type="float">
            <text:p>92544</text:p>
          </table:table-cell>
          <table:table-cell office:value-type="float" office:value="90016" calcext:value-type="float">
            <text:p>90016</text:p>
          </table:table-cell>
          <table:table-cell office:value-type="float" office:value="0.995659420058634" calcext:value-type="float">
            <text:p>0.995659420058634</text:p>
          </table:table-cell>
        </table:table-row>
        <table:table-row table:style-name="ro1">
          <table:table-cell office:value-type="float" office:value="35.9824552590003" calcext:value-type="float">
            <text:p>35.9824552590003</text:p>
          </table:table-cell>
          <table:table-cell office:value-type="float" office:value="98899" calcext:value-type="float">
            <text:p>98899</text:p>
          </table:table-cell>
          <table:table-cell office:value-type="float" office:value="92544" calcext:value-type="float">
            <text:p>92544</text:p>
          </table:table-cell>
          <table:table-cell office:value-type="float" office:value="0.993710634638457" calcext:value-type="float">
            <text:p>0.993710634638457</text:p>
          </table:table-cell>
        </table:table-row>
        <table:table-row table:style-name="ro1">
          <table:table-cell office:value-type="float" office:value="36.108502477" calcext:value-type="float">
            <text:p>36.108502477</text:p>
          </table:table-cell>
          <table:table-cell office:value-type="float" office:value="106301" calcext:value-type="float">
            <text:p>106301</text:p>
          </table:table-cell>
          <table:table-cell office:value-type="float" office:value="98899" calcext:value-type="float">
            <text:p>98899</text:p>
          </table:table-cell>
          <table:table-cell office:value-type="float" office:value="0.996649179979673" calcext:value-type="float">
            <text:p>0.996649179979673</text:p>
          </table:table-cell>
        </table:table-row>
        <table:table-row table:style-name="ro1">
          <table:table-cell office:value-type="float" office:value="36.2243845070002" calcext:value-type="float">
            <text:p>36.2243845070002</text:p>
          </table:table-cell>
          <table:table-cell office:value-type="float" office:value="109870" calcext:value-type="float">
            <text:p>109870</text:p>
          </table:table-cell>
          <table:table-cell office:value-type="float" office:value="106301" calcext:value-type="float">
            <text:p>106301</text:p>
          </table:table-cell>
          <table:table-cell office:value-type="float" office:value="0.998436662419493" calcext:value-type="float">
            <text:p>0.998436662419493</text:p>
          </table:table-cell>
        </table:table-row>
        <table:table-row table:style-name="ro1">
          <table:table-cell office:value-type="float" office:value="36.332755851" calcext:value-type="float">
            <text:p>36.332755851</text:p>
          </table:table-cell>
          <table:table-cell office:value-type="float" office:value="108678" calcext:value-type="float">
            <text:p>108678</text:p>
          </table:table-cell>
          <table:table-cell office:value-type="float" office:value="109870" calcext:value-type="float">
            <text:p>109870</text:p>
          </table:table-cell>
          <table:table-cell office:value-type="float" office:value="0.999306432999661" calcext:value-type="float">
            <text:p>0.999306432999661</text:p>
          </table:table-cell>
        </table:table-row>
        <table:table-row table:style-name="ro1">
          <table:table-cell office:value-type="float" office:value="36.4534144030004" calcext:value-type="float">
            <text:p>36.4534144030004</text:p>
          </table:table-cell>
          <table:table-cell office:value-type="float" office:value="102885" calcext:value-type="float">
            <text:p>102885</text:p>
          </table:table-cell>
          <table:table-cell office:value-type="float" office:value="108678" calcext:value-type="float">
            <text:p>108678</text:p>
          </table:table-cell>
          <table:table-cell office:value-type="float" office:value="0.999445146399729" calcext:value-type="float">
            <text:p>0.999445146399729</text:p>
          </table:table-cell>
        </table:table-row>
        <table:table-row table:style-name="ro1">
          <table:table-cell office:value-type="float" office:value="36.5769271290001" calcext:value-type="float">
            <text:p>36.5769271290001</text:p>
          </table:table-cell>
          <table:table-cell office:value-type="float" office:value="95352" calcext:value-type="float">
            <text:p>95352</text:p>
          </table:table-cell>
          <table:table-cell office:value-type="float" office:value="102885" calcext:value-type="float">
            <text:p>102885</text:p>
          </table:table-cell>
          <table:table-cell office:value-type="float" office:value="0.999002100499284" calcext:value-type="float">
            <text:p>0.999002100499284</text:p>
          </table:table-cell>
        </table:table-row>
        <table:table-row table:style-name="ro1">
          <table:table-cell office:value-type="float" office:value="36.6952628300001" calcext:value-type="float">
            <text:p>36.6952628300001</text:p>
          </table:table-cell>
          <table:table-cell office:value-type="float" office:value="90585" calcext:value-type="float">
            <text:p>90585</text:p>
          </table:table-cell>
          <table:table-cell office:value-type="float" office:value="95352" calcext:value-type="float">
            <text:p>95352</text:p>
          </table:table-cell>
          <table:table-cell office:value-type="float" office:value="0.997548787837444" calcext:value-type="float">
            <text:p>0.997548787837444</text:p>
          </table:table-cell>
        </table:table-row>
        <table:table-row table:style-name="ro1">
          <table:table-cell office:value-type="float" office:value="36.7979438650004" calcext:value-type="float">
            <text:p>36.7979438650004</text:p>
          </table:table-cell>
          <table:table-cell office:value-type="float" office:value="90450" calcext:value-type="float">
            <text:p>90450</text:p>
          </table:table-cell>
          <table:table-cell office:value-type="float" office:value="90585" calcext:value-type="float">
            <text:p>90585</text:p>
          </table:table-cell>
          <table:table-cell office:value-type="float" office:value="0.995841228072153" calcext:value-type="float">
            <text:p>0.995841228072153</text:p>
          </table:table-cell>
        </table:table-row>
        <table:table-row table:style-name="ro1">
          <table:table-cell office:value-type="float" office:value="36.9621996960004" calcext:value-type="float">
            <text:p>36.9621996960004</text:p>
          </table:table-cell>
          <table:table-cell office:value-type="float" office:value="97647" calcext:value-type="float">
            <text:p>97647</text:p>
          </table:table-cell>
          <table:table-cell office:value-type="float" office:value="90450" calcext:value-type="float">
            <text:p>90450</text:p>
          </table:table-cell>
          <table:table-cell office:value-type="float" office:value="0.993933256430325" calcext:value-type="float">
            <text:p>0.993933256430325</text:p>
          </table:table-cell>
        </table:table-row>
        <table:table-row table:style-name="ro1">
          <table:table-cell office:value-type="float" office:value="37.1065524140004" calcext:value-type="float">
            <text:p>37.1065524140004</text:p>
          </table:table-cell>
          <table:table-cell office:value-type="float" office:value="106205" calcext:value-type="float">
            <text:p>106205</text:p>
          </table:table-cell>
          <table:table-cell office:value-type="float" office:value="97647" calcext:value-type="float">
            <text:p>97647</text:p>
          </table:table-cell>
          <table:table-cell office:value-type="float" office:value="0.996781482528456" calcext:value-type="float">
            <text:p>0.996781482528456</text:p>
          </table:table-cell>
        </table:table-row>
        <table:table-row table:style-name="ro1">
          <table:table-cell office:value-type="float" office:value="37.223703915" calcext:value-type="float">
            <text:p>37.223703915</text:p>
          </table:table-cell>
          <table:table-cell office:value-type="float" office:value="109863" calcext:value-type="float">
            <text:p>109863</text:p>
          </table:table-cell>
          <table:table-cell office:value-type="float" office:value="106205" calcext:value-type="float">
            <text:p>106205</text:p>
          </table:table-cell>
          <table:table-cell office:value-type="float" office:value="0.998512142544504" calcext:value-type="float">
            <text:p>0.998512142544504</text:p>
          </table:table-cell>
        </table:table-row>
        <table:table-row table:style-name="ro1">
          <table:table-cell office:value-type="float" office:value="37.3258498250002" calcext:value-type="float">
            <text:p>37.3258498250002</text:p>
          </table:table-cell>
          <table:table-cell office:value-type="float" office:value="108885" calcext:value-type="float">
            <text:p>108885</text:p>
          </table:table-cell>
          <table:table-cell office:value-type="float" office:value="109863" calcext:value-type="float">
            <text:p>109863</text:p>
          </table:table-cell>
          <table:table-cell office:value-type="float" office:value="0.999351719455658" calcext:value-type="float">
            <text:p>0.999351719455658</text:p>
          </table:table-cell>
        </table:table-row>
        <table:table-row table:style-name="ro1">
          <table:table-cell office:value-type="float" office:value="37.4329801490003" calcext:value-type="float">
            <text:p>37.4329801490003</text:p>
          </table:table-cell>
          <table:table-cell office:value-type="float" office:value="104087" calcext:value-type="float">
            <text:p>104087</text:p>
          </table:table-cell>
          <table:table-cell office:value-type="float" office:value="108885" calcext:value-type="float">
            <text:p>108885</text:p>
          </table:table-cell>
          <table:table-cell office:value-type="float" office:value="0.999481375564526" calcext:value-type="float">
            <text:p>0.999481375564526</text:p>
          </table:table-cell>
        </table:table-row>
        <table:table-row table:style-name="ro1">
          <table:table-cell office:value-type="float" office:value="37.5655204140003" calcext:value-type="float">
            <text:p>37.5655204140003</text:p>
          </table:table-cell>
          <table:table-cell office:value-type="float" office:value="95998" calcext:value-type="float">
            <text:p>95998</text:p>
          </table:table-cell>
          <table:table-cell office:value-type="float" office:value="104087" calcext:value-type="float">
            <text:p>104087</text:p>
          </table:table-cell>
          <table:table-cell office:value-type="float" office:value="0.99904601689367" calcext:value-type="float">
            <text:p>0.99904601689367</text:p>
          </table:table-cell>
        </table:table-row>
        <table:table-row table:style-name="ro1">
          <table:table-cell office:value-type="float" office:value="37.6881381320004" calcext:value-type="float">
            <text:p>37.6881381320004</text:p>
          </table:table-cell>
          <table:table-cell office:value-type="float" office:value="90745" calcext:value-type="float">
            <text:p>90745</text:p>
          </table:table-cell>
          <table:table-cell office:value-type="float" office:value="95998" calcext:value-type="float">
            <text:p>95998</text:p>
          </table:table-cell>
          <table:table-cell office:value-type="float" office:value="0.997628234426464" calcext:value-type="float">
            <text:p>0.997628234426464</text:p>
          </table:table-cell>
        </table:table-row>
        <table:table-row table:style-name="ro1">
          <table:table-cell office:value-type="float" office:value="37.792978726" calcext:value-type="float">
            <text:p>37.792978726</text:p>
          </table:table-cell>
          <table:table-cell office:value-type="float" office:value="90362" calcext:value-type="float">
            <text:p>90362</text:p>
          </table:table-cell>
          <table:table-cell office:value-type="float" office:value="90745" calcext:value-type="float">
            <text:p>90745</text:p>
          </table:table-cell>
          <table:table-cell office:value-type="float" office:value="0.995963550108016" calcext:value-type="float">
            <text:p>0.995963550108016</text:p>
          </table:table-cell>
        </table:table-row>
        <table:table-row table:style-name="ro1">
          <table:table-cell office:value-type="float" office:value="37.9006692740004" calcext:value-type="float">
            <text:p>37.9006692740004</text:p>
          </table:table-cell>
          <table:table-cell office:value-type="float" office:value="94156" calcext:value-type="float">
            <text:p>94156</text:p>
          </table:table-cell>
          <table:table-cell office:value-type="float" office:value="90362" calcext:value-type="float">
            <text:p>90362</text:p>
          </table:table-cell>
          <table:table-cell office:value-type="float" office:value="0.994104173419746" calcext:value-type="float">
            <text:p>0.994104173419746</text:p>
          </table:table-cell>
        </table:table-row>
        <table:table-row table:style-name="ro1">
          <table:table-cell office:value-type="float" office:value="38.0162253410003" calcext:value-type="float">
            <text:p>38.0162253410003</text:p>
          </table:table-cell>
          <table:table-cell office:value-type="float" office:value="101017" calcext:value-type="float">
            <text:p>101017</text:p>
          </table:table-cell>
          <table:table-cell office:value-type="float" office:value="94156" calcext:value-type="float">
            <text:p>94156</text:p>
          </table:table-cell>
          <table:table-cell office:value-type="float" office:value="0.997410998310265" calcext:value-type="float">
            <text:p>0.997410998310265</text:p>
          </table:table-cell>
        </table:table-row>
        <table:table-row table:style-name="ro1">
          <table:table-cell office:value-type="float" office:value="38.1341227990001" calcext:value-type="float">
            <text:p>38.1341227990001</text:p>
          </table:table-cell>
          <table:table-cell office:value-type="float" office:value="107464" calcext:value-type="float">
            <text:p>107464</text:p>
          </table:table-cell>
          <table:table-cell office:value-type="float" office:value="101017" calcext:value-type="float">
            <text:p>101017</text:p>
          </table:table-cell>
          <table:table-cell office:value-type="float" office:value="0.999520310584552" calcext:value-type="float">
            <text:p>0.999520310584552</text:p>
          </table:table-cell>
        </table:table-row>
        <table:table-row table:style-name="ro1">
          <table:table-cell office:value-type="float" office:value="38.2365365520004" calcext:value-type="float">
            <text:p>38.2365365520004</text:p>
          </table:table-cell>
          <table:table-cell office:value-type="float" office:value="109964" calcext:value-type="float">
            <text:p>109964</text:p>
          </table:table-cell>
          <table:table-cell office:value-type="float" office:value="107464" calcext:value-type="float">
            <text:p>107464</text:p>
          </table:table-cell>
          <table:table-cell office:value-type="float" office:value="1.00067444952584" calcext:value-type="float">
            <text:p>1.00067444952584</text:p>
          </table:table-cell>
        </table:table-row>
        <table:table-row table:style-name="ro1">
          <table:table-cell office:value-type="float" office:value="38.3453901500002" calcext:value-type="float">
            <text:p>38.3453901500002</text:p>
          </table:table-cell>
          <table:table-cell office:value-type="float" office:value="108257" calcext:value-type="float">
            <text:p>108257</text:p>
          </table:table-cell>
          <table:table-cell office:value-type="float" office:value="109964" calcext:value-type="float">
            <text:p>109964</text:p>
          </table:table-cell>
          <table:table-cell office:value-type="float" office:value="1.00106726410616" calcext:value-type="float">
            <text:p>1.00106726410616</text:p>
          </table:table-cell>
        </table:table-row>
        <table:table-row table:style-name="ro1">
          <table:table-cell office:value-type="float" office:value="38.4603427820002" calcext:value-type="float">
            <text:p>38.4603427820002</text:p>
          </table:table-cell>
          <table:table-cell office:value-type="float" office:value="102466" calcext:value-type="float">
            <text:p>102466</text:p>
          </table:table-cell>
          <table:table-cell office:value-type="float" office:value="108257" calcext:value-type="float">
            <text:p>108257</text:p>
          </table:table-cell>
          <table:table-cell office:value-type="float" office:value="1.00085381128493" calcext:value-type="float">
            <text:p>1.00085381128493</text:p>
          </table:table-cell>
        </table:table-row>
        <table:table-row table:style-name="ro1">
          <table:table-cell office:value-type="float" office:value="38.5657535310002" calcext:value-type="float">
            <text:p>38.5657535310002</text:p>
          </table:table-cell>
          <table:table-cell office:value-type="float" office:value="95985" calcext:value-type="float">
            <text:p>95985</text:p>
          </table:table-cell>
          <table:table-cell office:value-type="float" office:value="102466" calcext:value-type="float">
            <text:p>102466</text:p>
          </table:table-cell>
          <table:table-cell office:value-type="float" office:value="1.00015811464474" calcext:value-type="float">
            <text:p>1.00015811464474</text:p>
          </table:table-cell>
        </table:table-row>
        <table:table-row table:style-name="ro1">
          <table:table-cell office:value-type="float" office:value="38.6716027830003" calcext:value-type="float">
            <text:p>38.6716027830003</text:p>
          </table:table-cell>
          <table:table-cell office:value-type="float" office:value="91188" calcext:value-type="float">
            <text:p>91188</text:p>
          </table:table-cell>
          <table:table-cell office:value-type="float" office:value="95985" calcext:value-type="float">
            <text:p>95985</text:p>
          </table:table-cell>
          <table:table-cell office:value-type="float" office:value="0.999079371296945" calcext:value-type="float">
            <text:p>0.999079371296945</text:p>
          </table:table-cell>
        </table:table-row>
        <table:table-row table:style-name="ro1">
          <table:table-cell office:value-type="float" office:value="38.7815396010001" calcext:value-type="float">
            <text:p>38.7815396010001</text:p>
          </table:table-cell>
          <table:table-cell office:value-type="float" office:value="90195" calcext:value-type="float">
            <text:p>90195</text:p>
          </table:table-cell>
          <table:table-cell office:value-type="float" office:value="91188" calcext:value-type="float">
            <text:p>91188</text:p>
          </table:table-cell>
          <table:table-cell office:value-type="float" office:value="0.997696917403091" calcext:value-type="float">
            <text:p>0.997696917403091</text:p>
          </table:table-cell>
        </table:table-row>
        <table:table-row table:style-name="ro1">
          <table:table-cell office:value-type="float" office:value="38.891649831" calcext:value-type="float">
            <text:p>38.891649831</text:p>
          </table:table-cell>
          <table:table-cell office:value-type="float" office:value="93705" calcext:value-type="float">
            <text:p>93705</text:p>
          </table:table-cell>
          <table:table-cell office:value-type="float" office:value="90195" calcext:value-type="float">
            <text:p>90195</text:p>
          </table:table-cell>
          <table:table-cell office:value-type="float" office:value="0.995560131325071" calcext:value-type="float">
            <text:p>0.995560131325071</text:p>
          </table:table-cell>
        </table:table-row>
        <table:table-row table:style-name="ro1">
          <table:table-cell office:value-type="float" office:value="38.9933076870002" calcext:value-type="float">
            <text:p>38.9933076870002</text:p>
          </table:table-cell>
          <table:table-cell office:value-type="float" office:value="99579" calcext:value-type="float">
            <text:p>99579</text:p>
          </table:table-cell>
          <table:table-cell office:value-type="float" office:value="91305" calcext:value-type="float">
            <text:p>91305</text:p>
          </table:table-cell>
          <table:table-cell office:value-type="float" office:value="0.99852064392016" calcext:value-type="float">
            <text:p>0.99852064392016</text:p>
          </table:table-cell>
        </table:table-row>
        <table:table-row table:style-name="ro1">
          <table:table-cell office:value-type="float" office:value="39.1957203910001" calcext:value-type="float">
            <text:p>39.1957203910001</text:p>
          </table:table-cell>
          <table:table-cell office:value-type="float" office:value="109424" calcext:value-type="float">
            <text:p>109424</text:p>
          </table:table-cell>
          <table:table-cell office:value-type="float" office:value="85937" calcext:value-type="float">
            <text:p>85937</text:p>
          </table:table-cell>
          <table:table-cell office:value-type="float" office:value="0.99984744297118" calcext:value-type="float">
            <text:p>0.99984744297118</text:p>
          </table:table-cell>
        </table:table-row>
        <table:table-row table:style-name="ro1">
          <table:table-cell office:value-type="float" office:value="39.3149592700001" calcext:value-type="float">
            <text:p>39.3149592700001</text:p>
          </table:table-cell>
          <table:table-cell office:value-type="float" office:value="109178" calcext:value-type="float">
            <text:p>109178</text:p>
          </table:table-cell>
          <table:table-cell office:value-type="float" office:value="109424" calcext:value-type="float">
            <text:p>109424</text:p>
          </table:table-cell>
          <table:table-cell office:value-type="float" office:value="1.00039209319442" calcext:value-type="float">
            <text:p>1.00039209319442</text:p>
          </table:table-cell>
        </table:table-row>
        <table:table-row table:style-name="ro1">
          <table:table-cell office:value-type="float" office:value="39.4287512820001" calcext:value-type="float">
            <text:p>39.4287512820001</text:p>
          </table:table-cell>
          <table:table-cell office:value-type="float" office:value="104328" calcext:value-type="float">
            <text:p>104328</text:p>
          </table:table-cell>
          <table:table-cell office:value-type="float" office:value="109178" calcext:value-type="float">
            <text:p>109178</text:p>
          </table:table-cell>
          <table:table-cell office:value-type="float" office:value="1.00031367455554" calcext:value-type="float">
            <text:p>1.00031367455554</text:p>
          </table:table-cell>
        </table:table-row>
        <table:table-row table:style-name="ro1">
          <table:table-cell office:value-type="float" office:value="39.5408492590004" calcext:value-type="float">
            <text:p>39.5408492590004</text:p>
          </table:table-cell>
          <table:table-cell office:value-type="float" office:value="97461" calcext:value-type="float">
            <text:p>97461</text:p>
          </table:table-cell>
          <table:table-cell office:value-type="float" office:value="104328" calcext:value-type="float">
            <text:p>104328</text:p>
          </table:table-cell>
          <table:table-cell office:value-type="float" office:value="0.999739430693025" calcext:value-type="float">
            <text:p>0.999739430693025</text:p>
          </table:table-cell>
        </table:table-row>
        <table:table-row table:style-name="ro1">
          <table:table-cell office:value-type="float" office:value="39.7482941870003" calcext:value-type="float">
            <text:p>39.7482941870003</text:p>
          </table:table-cell>
          <table:table-cell office:value-type="float" office:value="90000" calcext:value-type="float">
            <text:p>90000</text:p>
          </table:table-cell>
          <table:table-cell office:value-type="float" office:value="97461" calcext:value-type="float">
            <text:p>97461</text:p>
          </table:table-cell>
          <table:table-cell office:value-type="float" office:value="0.998264826997168" calcext:value-type="float">
            <text:p>0.998264826997168</text:p>
          </table:table-cell>
        </table:table-row>
        <table:table-row table:style-name="ro1">
          <table:table-cell office:value-type="float" office:value="39.8835630960002" calcext:value-type="float">
            <text:p>39.8835630960002</text:p>
          </table:table-cell>
          <table:table-cell office:value-type="float" office:value="93319" calcext:value-type="float">
            <text:p>93319</text:p>
          </table:table-cell>
          <table:table-cell office:value-type="float" office:value="90000" calcext:value-type="float">
            <text:p>90000</text:p>
          </table:table-cell>
          <table:table-cell office:value-type="float" office:value="0.996581404744943" calcext:value-type="float">
            <text:p>0.996581404744943</text:p>
          </table:table-cell>
        </table:table-row>
        <table:table-row table:style-name="ro1">
          <table:table-cell office:value-type="float" office:value="39.9990897730004" calcext:value-type="float">
            <text:p>39.9990897730004</text:p>
          </table:table-cell>
          <table:table-cell office:value-type="float" office:value="99942" calcext:value-type="float">
            <text:p>99942</text:p>
          </table:table-cell>
          <table:table-cell office:value-type="float" office:value="93319" calcext:value-type="float">
            <text:p>93319</text:p>
          </table:table-cell>
          <table:table-cell office:value-type="float" office:value="0.999285325816156" calcext:value-type="float">
            <text:p>0.999285325816156</text:p>
          </table:table-cell>
        </table:table-row>
        <table:table-row table:style-name="ro1">
          <table:table-cell office:value-type="float" office:value="40.1006427380003" calcext:value-type="float">
            <text:p>40.1006427380003</text:p>
          </table:table-cell>
          <table:table-cell office:value-type="float" office:value="105910" calcext:value-type="float">
            <text:p>105910</text:p>
          </table:table-cell>
          <table:table-cell office:value-type="float" office:value="96342" calcext:value-type="float">
            <text:p>96342</text:p>
          </table:table-cell>
          <table:table-cell office:value-type="float" office:value="1.00093959566552" calcext:value-type="float">
            <text:p>1.00093959566552</text:p>
          </table:table-cell>
        </table:table-row>
        <table:table-row table:style-name="ro1">
          <table:table-cell office:value-type="float" office:value="40.2026383970001" calcext:value-type="float">
            <text:p>40.2026383970001</text:p>
          </table:table-cell>
          <table:table-cell office:value-type="float" office:value="109560" calcext:value-type="float">
            <text:p>109560</text:p>
          </table:table-cell>
          <table:table-cell office:value-type="float" office:value="105910" calcext:value-type="float">
            <text:p>105910</text:p>
          </table:table-cell>
          <table:table-cell office:value-type="float" office:value="1.00175670165804" calcext:value-type="float">
            <text:p>1.00175670165804</text:p>
          </table:table-cell>
        </table:table-row>
        <table:table-row table:style-name="ro1">
          <table:table-cell office:value-type="float" office:value="40.3465831520002" calcext:value-type="float">
            <text:p>40.3465831520002</text:p>
          </table:table-cell>
          <table:table-cell office:value-type="float" office:value="108214" calcext:value-type="float">
            <text:p>108214</text:p>
          </table:table-cell>
          <table:table-cell office:value-type="float" office:value="109560" calcext:value-type="float">
            <text:p>109560</text:p>
          </table:table-cell>
          <table:table-cell office:value-type="float" office:value="1.00190661445927" calcext:value-type="float">
            <text:p>1.00190661445927</text:p>
          </table:table-cell>
        </table:table-row>
        <table:table-row table:style-name="ro1">
          <table:table-cell office:value-type="float" office:value="40.4721793960002" calcext:value-type="float">
            <text:p>40.4721793960002</text:p>
          </table:table-cell>
          <table:table-cell office:value-type="float" office:value="101739" calcext:value-type="float">
            <text:p>101739</text:p>
          </table:table-cell>
          <table:table-cell office:value-type="float" office:value="108214" calcext:value-type="float">
            <text:p>108214</text:p>
          </table:table-cell>
          <table:table-cell office:value-type="float" office:value="1.00152529156741" calcext:value-type="float">
            <text:p>1.00152529156741</text:p>
          </table:table-cell>
        </table:table-row>
        <table:table-row table:style-name="ro1">
          <table:table-cell office:value-type="float" office:value="40.5927134770004" calcext:value-type="float">
            <text:p>40.5927134770004</text:p>
          </table:table-cell>
          <table:table-cell office:value-type="float" office:value="94498" calcext:value-type="float">
            <text:p>94498</text:p>
          </table:table-cell>
          <table:table-cell office:value-type="float" office:value="101739" calcext:value-type="float">
            <text:p>101739</text:p>
          </table:table-cell>
          <table:table-cell office:value-type="float" office:value="1.00022520837831" calcext:value-type="float">
            <text:p>1.00022520837831</text:p>
          </table:table-cell>
        </table:table-row>
        <table:table-row table:style-name="ro1">
          <table:table-cell office:value-type="float" office:value="40.7579902880002" calcext:value-type="float">
            <text:p>40.7579902880002</text:p>
          </table:table-cell>
          <table:table-cell office:value-type="float" office:value="90012" calcext:value-type="float">
            <text:p>90012</text:p>
          </table:table-cell>
          <table:table-cell office:value-type="float" office:value="94498" calcext:value-type="float">
            <text:p>94498</text:p>
          </table:table-cell>
          <table:table-cell office:value-type="float" office:value="0.998691332955749" calcext:value-type="float">
            <text:p>0.998691332955749</text:p>
          </table:table-cell>
        </table:table-row>
        <table:table-row table:style-name="ro1">
          <table:table-cell office:value-type="float" office:value="40.8696841610004" calcext:value-type="float">
            <text:p>40.8696841610004</text:p>
          </table:table-cell>
          <table:table-cell office:value-type="float" office:value="92696" calcext:value-type="float">
            <text:p>92696</text:p>
          </table:table-cell>
          <table:table-cell office:value-type="float" office:value="90012" calcext:value-type="float">
            <text:p>90012</text:p>
          </table:table-cell>
          <table:table-cell office:value-type="float" office:value="0.996972868344797" calcext:value-type="float">
            <text:p>0.996972868344797</text:p>
          </table:table-cell>
        </table:table-row>
        <table:table-row table:style-name="ro1">
          <table:table-cell office:value-type="float" office:value="41.0869508950004" calcext:value-type="float">
            <text:p>41.0869508950004</text:p>
          </table:table-cell>
          <table:table-cell office:value-type="float" office:value="105195" calcext:value-type="float">
            <text:p>105195</text:p>
          </table:table-cell>
          <table:table-cell office:value-type="float" office:value="92696" calcext:value-type="float">
            <text:p>92696</text:p>
          </table:table-cell>
          <table:table-cell office:value-type="float" office:value="0.999052496150039" calcext:value-type="float">
            <text:p>0.999052496150039</text:p>
          </table:table-cell>
        </table:table-row>
        <table:table-row table:style-name="ro1">
          <table:table-cell office:value-type="float" office:value="41.2348125940002" calcext:value-type="float">
            <text:p>41.2348125940002</text:p>
          </table:table-cell>
          <table:table-cell office:value-type="float" office:value="109954" calcext:value-type="float">
            <text:p>109954</text:p>
          </table:table-cell>
          <table:table-cell office:value-type="float" office:value="105195" calcext:value-type="float">
            <text:p>105195</text:p>
          </table:table-cell>
          <table:table-cell office:value-type="float" office:value="1.00022238907689" calcext:value-type="float">
            <text:p>1.00022238907689</text:p>
          </table:table-cell>
        </table:table-row>
        <table:table-row table:style-name="ro1">
          <table:table-cell office:value-type="float" office:value="41.3580607880003" calcext:value-type="float">
            <text:p>41.3580607880003</text:p>
          </table:table-cell>
          <table:table-cell office:value-type="float" office:value="107782" calcext:value-type="float">
            <text:p>107782</text:p>
          </table:table-cell>
          <table:table-cell office:value-type="float" office:value="109954" calcext:value-type="float">
            <text:p>109954</text:p>
          </table:table-cell>
          <table:table-cell office:value-type="float" office:value="1.00066690881653" calcext:value-type="float">
            <text:p>1.00066690881653</text:p>
          </table:table-cell>
        </table:table-row>
        <table:table-row table:style-name="ro1">
          <table:table-cell office:value-type="float" office:value="41.4796191080004" calcext:value-type="float">
            <text:p>41.4796191080004</text:p>
          </table:table-cell>
          <table:table-cell office:value-type="float" office:value="101277" calcext:value-type="float">
            <text:p>101277</text:p>
          </table:table-cell>
          <table:table-cell office:value-type="float" office:value="107782" calcext:value-type="float">
            <text:p>107782</text:p>
          </table:table-cell>
          <table:table-cell office:value-type="float" office:value="1.00053352705322" calcext:value-type="float">
            <text:p>1.00053352705322</text:p>
          </table:table-cell>
        </table:table-row>
        <table:table-row table:style-name="ro1">
          <table:table-cell office:value-type="float" office:value="41.614706545" calcext:value-type="float">
            <text:p>41.614706545</text:p>
          </table:table-cell>
          <table:table-cell office:value-type="float" office:value="93400" calcext:value-type="float">
            <text:p>93400</text:p>
          </table:table-cell>
          <table:table-cell office:value-type="float" office:value="101277" calcext:value-type="float">
            <text:p>101277</text:p>
          </table:table-cell>
          <table:table-cell office:value-type="float" office:value="0.99945594785617" calcext:value-type="float">
            <text:p>0.99945594785617</text:p>
          </table:table-cell>
        </table:table-row>
        <table:table-row table:style-name="ro1">
          <table:table-cell office:value-type="float" office:value="41.7267938720001" calcext:value-type="float">
            <text:p>41.7267938720001</text:p>
          </table:table-cell>
          <table:table-cell office:value-type="float" office:value="90106" calcext:value-type="float">
            <text:p>90106</text:p>
          </table:table-cell>
          <table:table-cell office:value-type="float" office:value="93400" calcext:value-type="float">
            <text:p>93400</text:p>
          </table:table-cell>
          <table:table-cell office:value-type="float" office:value="0.998111973781304" calcext:value-type="float">
            <text:p>0.998111973781304</text:p>
          </table:table-cell>
        </table:table-row>
        <table:table-row table:style-name="ro1">
          <table:table-cell office:value-type="float" office:value="41.8285051890002" calcext:value-type="float">
            <text:p>41.8285051890002</text:p>
          </table:table-cell>
          <table:table-cell office:value-type="float" office:value="91192" calcext:value-type="float">
            <text:p>91192</text:p>
          </table:table-cell>
          <table:table-cell office:value-type="float" office:value="90106" calcext:value-type="float">
            <text:p>90106</text:p>
          </table:table-cell>
          <table:table-cell office:value-type="float" office:value="0.996557211875285" calcext:value-type="float">
            <text:p>0.996557211875285</text:p>
          </table:table-cell>
        </table:table-row>
        <table:table-row table:style-name="ro1">
          <table:table-cell office:value-type="float" office:value="41.9598733340004" calcext:value-type="float">
            <text:p>41.9598733340004</text:p>
          </table:table-cell>
          <table:table-cell office:value-type="float" office:value="97505" calcext:value-type="float">
            <text:p>97505</text:p>
          </table:table-cell>
          <table:table-cell office:value-type="float" office:value="91192" calcext:value-type="float">
            <text:p>91192</text:p>
          </table:table-cell>
          <table:table-cell office:value-type="float" office:value="0.994836130946011" calcext:value-type="float">
            <text:p>0.994836130946011</text:p>
          </table:table-cell>
        </table:table-row>
        <table:table-row table:style-name="ro1">
          <table:table-cell office:value-type="float" office:value="42.0989156660003" calcext:value-type="float">
            <text:p>42.0989156660003</text:p>
          </table:table-cell>
          <table:table-cell office:value-type="float" office:value="105822" calcext:value-type="float">
            <text:p>105822</text:p>
          </table:table-cell>
          <table:table-cell office:value-type="float" office:value="97505" calcext:value-type="float">
            <text:p>97505</text:p>
          </table:table-cell>
          <table:table-cell office:value-type="float" office:value="0.997307753677672" calcext:value-type="float">
            <text:p>0.997307753677672</text:p>
          </table:table-cell>
        </table:table-row>
        <table:table-row table:style-name="ro1">
          <table:table-cell office:value-type="float" office:value="42.2229787680003" calcext:value-type="float">
            <text:p>42.2229787680003</text:p>
          </table:table-cell>
          <table:table-cell office:value-type="float" office:value="109856" calcext:value-type="float">
            <text:p>109856</text:p>
          </table:table-cell>
          <table:table-cell office:value-type="float" office:value="105822" calcext:value-type="float">
            <text:p>105822</text:p>
          </table:table-cell>
          <table:table-cell office:value-type="float" office:value="0.998803140741181" calcext:value-type="float">
            <text:p>0.998803140741181</text:p>
          </table:table-cell>
        </table:table-row>
        <table:table-row table:style-name="ro1">
          <table:table-cell office:value-type="float" office:value="42.3429120130004" calcext:value-type="float">
            <text:p>42.3429120130004</text:p>
          </table:table-cell>
          <table:table-cell office:value-type="float" office:value="108343" calcext:value-type="float">
            <text:p>108343</text:p>
          </table:table-cell>
          <table:table-cell office:value-type="float" office:value="109856" calcext:value-type="float">
            <text:p>109856</text:p>
          </table:table-cell>
          <table:table-cell office:value-type="float" office:value="0.999519839561919" calcext:value-type="float">
            <text:p>0.999519839561919</text:p>
          </table:table-cell>
        </table:table-row>
        <table:table-row table:style-name="ro1">
          <table:table-cell office:value-type="float" office:value="42.4835516090002" calcext:value-type="float">
            <text:p>42.4835516090002</text:p>
          </table:table-cell>
          <table:table-cell office:value-type="float" office:value="101031" calcext:value-type="float">
            <text:p>101031</text:p>
          </table:table-cell>
          <table:table-cell office:value-type="float" office:value="108343" calcext:value-type="float">
            <text:p>108343</text:p>
          </table:table-cell>
          <table:table-cell office:value-type="float" office:value="0.999615871649535" calcext:value-type="float">
            <text:p>0.999615871649535</text:p>
          </table:table-cell>
        </table:table-row>
        <table:table-row table:style-name="ro1">
          <table:table-cell office:value-type="float" office:value="42.6223639690002" calcext:value-type="float">
            <text:p>42.6223639690002</text:p>
          </table:table-cell>
          <table:table-cell office:value-type="float" office:value="93047" calcext:value-type="float">
            <text:p>93047</text:p>
          </table:table-cell>
          <table:table-cell office:value-type="float" office:value="101031" calcext:value-type="float">
            <text:p>101031</text:p>
          </table:table-cell>
          <table:table-cell office:value-type="float" office:value="0.99874483002105" calcext:value-type="float">
            <text:p>0.99874483002105</text:p>
          </table:table-cell>
        </table:table-row>
        <table:table-row table:style-name="ro1">
          <table:table-cell office:value-type="float" office:value="42.755633751" calcext:value-type="float">
            <text:p>42.755633751</text:p>
          </table:table-cell>
          <table:table-cell office:value-type="float" office:value="90006" calcext:value-type="float">
            <text:p>90006</text:p>
          </table:table-cell>
          <table:table-cell office:value-type="float" office:value="93047" calcext:value-type="float">
            <text:p>93047</text:p>
          </table:table-cell>
          <table:table-cell office:value-type="float" office:value="0.997577424300528" calcext:value-type="float">
            <text:p>0.997577424300528</text:p>
          </table:table-cell>
        </table:table-row>
        <table:table-row table:style-name="ro1">
          <table:table-cell office:value-type="float" office:value="42.8718435240003" calcext:value-type="float">
            <text:p>42.8718435240003</text:p>
          </table:table-cell>
          <table:table-cell office:value-type="float" office:value="92790" calcext:value-type="float">
            <text:p>92790</text:p>
          </table:table-cell>
          <table:table-cell office:value-type="float" office:value="90006" calcext:value-type="float">
            <text:p>90006</text:p>
          </table:table-cell>
          <table:table-cell office:value-type="float" office:value="0.996175146987592" calcext:value-type="float">
            <text:p>0.996175146987592</text:p>
          </table:table-cell>
        </table:table-row>
        <table:table-row table:style-name="ro1">
          <table:table-cell office:value-type="float" office:value="42.9888099340001" calcext:value-type="float">
            <text:p>42.9888099340001</text:p>
          </table:table-cell>
          <table:table-cell office:value-type="float" office:value="99297" calcext:value-type="float">
            <text:p>99297</text:p>
          </table:table-cell>
          <table:table-cell office:value-type="float" office:value="92790" calcext:value-type="float">
            <text:p>92790</text:p>
          </table:table-cell>
          <table:table-cell office:value-type="float" office:value="0.998818051862374" calcext:value-type="float">
            <text:p>0.998818051862374</text:p>
          </table:table-cell>
        </table:table-row>
        <table:table-row table:style-name="ro1">
          <table:table-cell office:value-type="float" office:value="43.1085042580003" calcext:value-type="float">
            <text:p>43.1085042580003</text:p>
          </table:table-cell>
          <table:table-cell office:value-type="float" office:value="106301" calcext:value-type="float">
            <text:p>106301</text:p>
          </table:table-cell>
          <table:table-cell office:value-type="float" office:value="99297" calcext:value-type="float">
            <text:p>99297</text:p>
          </table:table-cell>
          <table:table-cell office:value-type="float" office:value="1.00045959371472" calcext:value-type="float">
            <text:p>1.00045959371472</text:p>
          </table:table-cell>
        </table:table-row>
        <table:table-row table:style-name="ro1">
          <table:table-cell office:value-type="float" office:value="43.2175055880002" calcext:value-type="float">
            <text:p>43.2175055880002</text:p>
          </table:table-cell>
          <table:table-cell office:value-type="float" office:value="109792" calcext:value-type="float">
            <text:p>109792</text:p>
          </table:table-cell>
          <table:table-cell office:value-type="float" office:value="106301" calcext:value-type="float">
            <text:p>106301</text:p>
          </table:table-cell>
          <table:table-cell office:value-type="float" office:value="1.00130225441103" calcext:value-type="float">
            <text:p>1.00130225441103</text:p>
          </table:table-cell>
        </table:table-row>
        <table:table-row table:style-name="ro1">
          <table:table-cell office:value-type="float" office:value="43.3328473730003" calcext:value-type="float">
            <text:p>43.3328473730003</text:p>
          </table:table-cell>
          <table:table-cell office:value-type="float" office:value="108675" calcext:value-type="float">
            <text:p>108675</text:p>
          </table:table-cell>
          <table:table-cell office:value-type="float" office:value="109792" calcext:value-type="float">
            <text:p>109792</text:p>
          </table:table-cell>
          <table:table-cell office:value-type="float" office:value="1.00150800399503" calcext:value-type="float">
            <text:p>1.00150800399503</text:p>
          </table:table-cell>
        </table:table-row>
        <table:table-row table:style-name="ro1">
          <table:table-cell office:value-type="float" office:value="43.467204175" calcext:value-type="float">
            <text:p>43.467204175</text:p>
          </table:table-cell>
          <table:table-cell office:value-type="float" office:value="102046" calcext:value-type="float">
            <text:p>102046</text:p>
          </table:table-cell>
          <table:table-cell office:value-type="float" office:value="108675" calcext:value-type="float">
            <text:p>108675</text:p>
          </table:table-cell>
          <table:table-cell office:value-type="float" office:value="1.00120640319602" calcext:value-type="float">
            <text:p>1.00120640319602</text:p>
          </table:table-cell>
        </table:table-row>
        <table:table-row table:style-name="ro1">
          <table:table-cell office:value-type="float" office:value="43.5748940540002" calcext:value-type="float">
            <text:p>43.5748940540002</text:p>
          </table:table-cell>
          <table:table-cell office:value-type="float" office:value="95466" calcext:value-type="float">
            <text:p>95466</text:p>
          </table:table-cell>
          <table:table-cell office:value-type="float" office:value="102046" calcext:value-type="float">
            <text:p>102046</text:p>
          </table:table-cell>
          <table:table-cell office:value-type="float" office:value="1.00050108543385" calcext:value-type="float">
            <text:p>1.00050108543385</text:p>
          </table:table-cell>
        </table:table-row>
        <table:table-row table:style-name="ro1">
          <table:table-cell office:value-type="float" office:value="43.6872992230001" calcext:value-type="float">
            <text:p>43.6872992230001</text:p>
          </table:table-cell>
          <table:table-cell office:value-type="float" office:value="90766" calcext:value-type="float">
            <text:p>90766</text:p>
          </table:table-cell>
          <table:table-cell office:value-type="float" office:value="95466" calcext:value-type="float">
            <text:p>95466</text:p>
          </table:table-cell>
          <table:table-cell office:value-type="float" office:value="0.999015187053775" calcext:value-type="float">
            <text:p>0.999015187053775</text:p>
          </table:table-cell>
        </table:table-row>
        <table:table-row table:style-name="ro1">
          <table:table-cell office:value-type="float" office:value="43.80386176" calcext:value-type="float">
            <text:p>43.80386176</text:p>
          </table:table-cell>
          <table:table-cell office:value-type="float" office:value="90567" calcext:value-type="float">
            <text:p>90567</text:p>
          </table:table-cell>
          <table:table-cell office:value-type="float" office:value="90766" calcext:value-type="float">
            <text:p>90766</text:p>
          </table:table-cell>
          <table:table-cell office:value-type="float" office:value="0.99736883167067" calcext:value-type="float">
            <text:p>0.99736883167067</text:p>
          </table:table-cell>
        </table:table-row>
        <table:table-row table:style-name="ro1">
          <table:table-cell office:value-type="float" office:value="43.9102037670004" calcext:value-type="float">
            <text:p>43.9102037670004</text:p>
          </table:table-cell>
          <table:table-cell office:value-type="float" office:value="94652" calcext:value-type="float">
            <text:p>94652</text:p>
          </table:table-cell>
          <table:table-cell office:value-type="float" office:value="90567" calcext:value-type="float">
            <text:p>90567</text:p>
          </table:table-cell>
          <table:table-cell office:value-type="float" office:value="0.995596214761823" calcext:value-type="float">
            <text:p>0.995596214761823</text:p>
          </table:table-cell>
        </table:table-row>
        <table:table-row table:style-name="ro1">
          <table:table-cell office:value-type="float" office:value="44.017584833" calcext:value-type="float">
            <text:p>44.017584833</text:p>
          </table:table-cell>
          <table:table-cell office:value-type="float" office:value="101102" calcext:value-type="float">
            <text:p>101102</text:p>
          </table:table-cell>
          <table:table-cell office:value-type="float" office:value="94652" calcext:value-type="float">
            <text:p>94652</text:p>
          </table:table-cell>
          <table:table-cell office:value-type="float" office:value="0.99831183419478" calcext:value-type="float">
            <text:p>0.99831183419478</text:p>
          </table:table-cell>
        </table:table-row>
        <table:table-row table:style-name="ro1">
          <table:table-cell office:value-type="float" office:value="44.1350569870001" calcext:value-type="float">
            <text:p>44.1350569870001</text:p>
          </table:table-cell>
          <table:table-cell office:value-type="float" office:value="107503" calcext:value-type="float">
            <text:p>107503</text:p>
          </table:table-cell>
          <table:table-cell office:value-type="float" office:value="101102" calcext:value-type="float">
            <text:p>101102</text:p>
          </table:table-cell>
          <table:table-cell office:value-type="float" office:value="1.00002246506749" calcext:value-type="float">
            <text:p>1.00002246506749</text:p>
          </table:table-cell>
        </table:table-row>
        <table:table-row table:style-name="ro1">
          <table:table-cell office:value-type="float" office:value="44.2543370870003" calcext:value-type="float">
            <text:p>44.2543370870003</text:p>
          </table:table-cell>
          <table:table-cell office:value-type="float" office:value="109996" calcext:value-type="float">
            <text:p>109996</text:p>
          </table:table-cell>
          <table:table-cell office:value-type="float" office:value="107503" calcext:value-type="float">
            <text:p>107503</text:p>
          </table:table-cell>
          <table:table-cell office:value-type="float" office:value="1.00093121406313" calcext:value-type="float">
            <text:p>1.00093121406313</text:p>
          </table:table-cell>
        </table:table-row>
        <table:table-row table:style-name="ro1">
          <table:table-cell office:value-type="float" office:value="44.4352482550003" calcext:value-type="float">
            <text:p>44.4352482550003</text:p>
          </table:table-cell>
          <table:table-cell office:value-type="float" office:value="103957" calcext:value-type="float">
            <text:p>103957</text:p>
          </table:table-cell>
          <table:table-cell office:value-type="float" office:value="109996" calcext:value-type="float">
            <text:p>109996</text:p>
          </table:table-cell>
          <table:table-cell office:value-type="float" office:value="1.0007449712505" calcext:value-type="float">
            <text:p>1.0007449712505</text:p>
          </table:table-cell>
        </table:table-row>
        <table:table-row table:style-name="ro1">
          <table:table-cell office:value-type="float" office:value="44.6096684050003" calcext:value-type="float">
            <text:p>44.6096684050003</text:p>
          </table:table-cell>
          <table:table-cell office:value-type="float" office:value="93641" calcext:value-type="float">
            <text:p>93641</text:p>
          </table:table-cell>
          <table:table-cell office:value-type="float" office:value="103957" calcext:value-type="float">
            <text:p>103957</text:p>
          </table:table-cell>
          <table:table-cell office:value-type="float" office:value="0.999690999624836" calcext:value-type="float">
            <text:p>0.999690999624836</text:p>
          </table:table-cell>
        </table:table-row>
        <table:table-row table:style-name="ro1">
          <table:table-cell office:value-type="float" office:value="44.718684596" calcext:value-type="float">
            <text:p>44.718684596</text:p>
          </table:table-cell>
          <table:table-cell office:value-type="float" office:value="90192" calcext:value-type="float">
            <text:p>90192</text:p>
          </table:table-cell>
          <table:table-cell office:value-type="float" office:value="93641" calcext:value-type="float">
            <text:p>93641</text:p>
          </table:table-cell>
          <table:table-cell office:value-type="float" office:value="0.998398397894" calcext:value-type="float">
            <text:p>0.998398397894</text:p>
          </table:table-cell>
        </table:table-row>
        <table:table-row table:style-name="ro1">
          <table:table-cell office:value-type="float" office:value="44.9301627300001" calcext:value-type="float">
            <text:p>44.9301627300001</text:p>
          </table:table-cell>
          <table:table-cell office:value-type="float" office:value="95751" calcext:value-type="float">
            <text:p>95751</text:p>
          </table:table-cell>
          <table:table-cell office:value-type="float" office:value="90192" calcext:value-type="float">
            <text:p>90192</text:p>
          </table:table-cell>
          <table:table-cell office:value-type="float" office:value="0.996471527303964" calcext:value-type="float">
            <text:p>0.996471527303964</text:p>
          </table:table-cell>
        </table:table-row>
        <table:table-row table:style-name="ro1">
          <table:table-cell office:value-type="float" office:value="45.0630242980001" calcext:value-type="float">
            <text:p>45.0630242980001</text:p>
          </table:table-cell>
          <table:table-cell office:value-type="float" office:value="103857" calcext:value-type="float">
            <text:p>103857</text:p>
          </table:table-cell>
          <table:table-cell office:value-type="float" office:value="95751" calcext:value-type="float">
            <text:p>95751</text:p>
          </table:table-cell>
          <table:table-cell office:value-type="float" office:value="0.998970943816265" calcext:value-type="float">
            <text:p>0.998970943816265</text:p>
          </table:table-cell>
        </table:table-row>
        <table:table-row table:style-name="ro1">
          <table:table-cell office:value-type="float" office:value="45.1816047920001" calcext:value-type="float">
            <text:p>45.1816047920001</text:p>
          </table:table-cell>
          <table:table-cell office:value-type="float" office:value="109090" calcext:value-type="float">
            <text:p>109090</text:p>
          </table:table-cell>
          <table:table-cell office:value-type="float" office:value="103857" calcext:value-type="float">
            <text:p>103857</text:p>
          </table:table-cell>
          <table:table-cell office:value-type="float" office:value="1.00051903693221" calcext:value-type="float">
            <text:p>1.00051903693221</text:p>
          </table:table-cell>
        </table:table-row>
        <table:table-row table:style-name="ro1">
          <table:table-cell office:value-type="float" office:value="45.2858114110004" calcext:value-type="float">
            <text:p>45.2858114110004</text:p>
          </table:table-cell>
          <table:table-cell office:value-type="float" office:value="109747" calcext:value-type="float">
            <text:p>109747</text:p>
          </table:table-cell>
          <table:table-cell office:value-type="float" office:value="109090" calcext:value-type="float">
            <text:p>109090</text:p>
          </table:table-cell>
          <table:table-cell office:value-type="float" office:value="1.00086066384421" calcext:value-type="float">
            <text:p>1.00086066384421</text:p>
          </table:table-cell>
        </table:table-row>
        <table:table-row table:style-name="ro1">
          <table:table-cell office:value-type="float" office:value="45.4015803100001" calcext:value-type="float">
            <text:p>45.4015803100001</text:p>
          </table:table-cell>
          <table:table-cell office:value-type="float" office:value="105797" calcext:value-type="float">
            <text:p>105797</text:p>
          </table:table-cell>
          <table:table-cell office:value-type="float" office:value="109747" calcext:value-type="float">
            <text:p>109747</text:p>
          </table:table-cell>
          <table:table-cell office:value-type="float" office:value="1.00068853107537" calcext:value-type="float">
            <text:p>1.00068853107537</text:p>
          </table:table-cell>
        </table:table-row>
        <table:table-row table:style-name="ro1">
          <table:table-cell office:value-type="float" office:value="45.5303024320001" calcext:value-type="float">
            <text:p>45.5303024320001</text:p>
          </table:table-cell>
          <table:table-cell office:value-type="float" office:value="98107" calcext:value-type="float">
            <text:p>98107</text:p>
          </table:table-cell>
          <table:table-cell office:value-type="float" office:value="105797" calcext:value-type="float">
            <text:p>105797</text:p>
          </table:table-cell>
          <table:table-cell office:value-type="float" office:value="1.00010736588025" calcext:value-type="float">
            <text:p>1.00010736588025</text:p>
          </table:table-cell>
        </table:table-row>
        <table:table-row table:style-name="ro1">
          <table:table-cell office:value-type="float" office:value="45.66416028" calcext:value-type="float">
            <text:p>45.66416028</text:p>
          </table:table-cell>
          <table:table-cell office:value-type="float" office:value="91419" calcext:value-type="float">
            <text:p>91419</text:p>
          </table:table-cell>
          <table:table-cell office:value-type="float" office:value="98107" calcext:value-type="float">
            <text:p>98107</text:p>
          </table:table-cell>
          <table:table-cell office:value-type="float" office:value="0.999200936951986" calcext:value-type="float">
            <text:p>0.999200936951986</text:p>
          </table:table-cell>
        </table:table-row>
        <table:table-row table:style-name="ro1">
          <table:table-cell office:value-type="float" office:value="45.7674690200001" calcext:value-type="float">
            <text:p>45.7674690200001</text:p>
          </table:table-cell>
          <table:table-cell office:value-type="float" office:value="90060" calcext:value-type="float">
            <text:p>90060</text:p>
          </table:table-cell>
          <table:table-cell office:value-type="float" office:value="91419" calcext:value-type="float">
            <text:p>91419</text:p>
          </table:table-cell>
          <table:table-cell office:value-type="float" office:value="0.998036246250331" calcext:value-type="float">
            <text:p>0.998036246250331</text:p>
          </table:table-cell>
        </table:table-row>
        <table:table-row table:style-name="ro1">
          <table:table-cell office:value-type="float" office:value="45.8696845220002" calcext:value-type="float">
            <text:p>45.8696845220002</text:p>
          </table:table-cell>
          <table:table-cell office:value-type="float" office:value="92696" calcext:value-type="float">
            <text:p>92696</text:p>
          </table:table-cell>
          <table:table-cell office:value-type="float" office:value="90060" calcext:value-type="float">
            <text:p>90060</text:p>
          </table:table-cell>
          <table:table-cell office:value-type="float" office:value="0.99666688246282" calcext:value-type="float">
            <text:p>0.99666688246282</text:p>
          </table:table-cell>
        </table:table-row>
        <table:table-row table:style-name="ro1">
          <table:table-cell office:value-type="float" office:value="45.9958516820002" calcext:value-type="float">
            <text:p>45.9958516820002</text:p>
          </table:table-cell>
          <table:table-cell office:value-type="float" office:value="99739" calcext:value-type="float">
            <text:p>99739</text:p>
          </table:table-cell>
          <table:table-cell office:value-type="float" office:value="92696" calcext:value-type="float">
            <text:p>92696</text:p>
          </table:table-cell>
          <table:table-cell office:value-type="float" office:value="0.999087891935168" calcext:value-type="float">
            <text:p>0.999087891935168</text:p>
          </table:table-cell>
        </table:table-row>
        <table:table-row table:style-name="ro1">
          <table:table-cell office:value-type="float" office:value="46.1158117580003" calcext:value-type="float">
            <text:p>46.1158117580003</text:p>
          </table:table-cell>
          <table:table-cell office:value-type="float" office:value="106651" calcext:value-type="float">
            <text:p>106651</text:p>
          </table:table-cell>
          <table:table-cell office:value-type="float" office:value="99739" calcext:value-type="float">
            <text:p>99739</text:p>
          </table:table-cell>
          <table:table-cell office:value-type="float" office:value="1.0005832238326" calcext:value-type="float">
            <text:p>1.0005832238326</text:p>
          </table:table-cell>
        </table:table-row>
        <table:table-row table:style-name="ro1">
          <table:table-cell office:value-type="float" office:value="46.228311029" calcext:value-type="float">
            <text:p>46.228311029</text:p>
          </table:table-cell>
          <table:table-cell office:value-type="float" office:value="109907" calcext:value-type="float">
            <text:p>109907</text:p>
          </table:table-cell>
          <table:table-cell office:value-type="float" office:value="106651" calcext:value-type="float">
            <text:p>106651</text:p>
          </table:table-cell>
          <table:table-cell office:value-type="float" office:value="1.00133994151149" calcext:value-type="float">
            <text:p>1.00133994151149</text:p>
          </table:table-cell>
        </table:table-row>
        <table:table-row table:style-name="ro1">
          <table:table-cell office:value-type="float" office:value="46.3312968170003" calcext:value-type="float">
            <text:p>46.3312968170003</text:p>
          </table:table-cell>
          <table:table-cell office:value-type="float" office:value="108723" calcext:value-type="float">
            <text:p>108723</text:p>
          </table:table-cell>
          <table:table-cell office:value-type="float" office:value="109907" calcext:value-type="float">
            <text:p>109907</text:p>
          </table:table-cell>
          <table:table-cell office:value-type="float" office:value="1.00150768305669" calcext:value-type="float">
            <text:p>1.00150768305669</text:p>
          </table:table-cell>
        </table:table-row>
        <table:table-row table:style-name="ro1">
          <table:table-cell office:value-type="float" office:value="46.4333896870003" calcext:value-type="float">
            <text:p>46.4333896870003</text:p>
          </table:table-cell>
          <table:table-cell office:value-type="float" office:value="104064" calcext:value-type="float">
            <text:p>104064</text:p>
          </table:table-cell>
          <table:table-cell office:value-type="float" office:value="108707" calcext:value-type="float">
            <text:p>108707</text:p>
          </table:table-cell>
          <table:table-cell office:value-type="float" office:value="1.00120614644535" calcext:value-type="float">
            <text:p>1.00120614644535</text:p>
          </table:table-cell>
        </table:table-row>
        <table:table-row table:style-name="ro1">
          <table:table-cell office:value-type="float" office:value="46.5487154430002" calcext:value-type="float">
            <text:p>46.5487154430002</text:p>
          </table:table-cell>
          <table:table-cell office:value-type="float" office:value="96986" calcext:value-type="float">
            <text:p>96986</text:p>
          </table:table-cell>
          <table:table-cell office:value-type="float" office:value="104064" calcext:value-type="float">
            <text:p>104064</text:p>
          </table:table-cell>
          <table:table-cell office:value-type="float" office:value="1.00053107767689" calcext:value-type="float">
            <text:p>1.00053107767689</text:p>
          </table:table-cell>
        </table:table-row>
        <table:table-row table:style-name="ro1">
          <table:table-cell office:value-type="float" office:value="46.6506579420002" calcext:value-type="float">
            <text:p>46.6506579420002</text:p>
          </table:table-cell>
          <table:table-cell office:value-type="float" office:value="91885" calcext:value-type="float">
            <text:p>91885</text:p>
          </table:table-cell>
          <table:table-cell office:value-type="float" office:value="96986" calcext:value-type="float">
            <text:p>96986</text:p>
          </table:table-cell>
          <table:table-cell office:value-type="float" office:value="0.99955906127571" calcext:value-type="float">
            <text:p>0.99955906127571</text:p>
          </table:table-cell>
        </table:table-row>
        <table:table-row table:style-name="ro1">
          <table:table-cell office:value-type="float" office:value="46.7532640970003" calcext:value-type="float">
            <text:p>46.7532640970003</text:p>
          </table:table-cell>
          <table:table-cell office:value-type="float" office:value="90002" calcext:value-type="float">
            <text:p>90002</text:p>
          </table:table-cell>
          <table:table-cell office:value-type="float" office:value="91885" calcext:value-type="float">
            <text:p>91885</text:p>
          </table:table-cell>
          <table:table-cell office:value-type="float" office:value="0.998351352692275" calcext:value-type="float">
            <text:p>0.998351352692275</text:p>
          </table:table-cell>
        </table:table-row>
        <table:table-row table:style-name="ro1">
          <table:table-cell office:value-type="float" office:value="46.8690524060003" calcext:value-type="float">
            <text:p>46.8690524060003</text:p>
          </table:table-cell>
          <table:table-cell office:value-type="float" office:value="92669" calcext:value-type="float">
            <text:p>92669</text:p>
          </table:table-cell>
          <table:table-cell office:value-type="float" office:value="90002" calcext:value-type="float">
            <text:p>90002</text:p>
          </table:table-cell>
          <table:table-cell office:value-type="float" office:value="0.996956944222785" calcext:value-type="float">
            <text:p>0.996956944222785</text:p>
          </table:table-cell>
        </table:table-row>
        <table:table-row table:style-name="ro1">
          <table:table-cell office:value-type="float" office:value="46.9901816330003" calcext:value-type="float">
            <text:p>46.9901816330003</text:p>
          </table:table-cell>
          <table:table-cell office:value-type="float" office:value="99383" calcext:value-type="float">
            <text:p>99383</text:p>
          </table:table-cell>
          <table:table-cell office:value-type="float" office:value="92669" calcext:value-type="float">
            <text:p>92669</text:p>
          </table:table-cell>
          <table:table-cell office:value-type="float" office:value="0.999282293575653" calcext:value-type="float">
            <text:p>0.999282293575653</text:p>
          </table:table-cell>
        </table:table-row>
        <table:table-row table:style-name="ro1">
          <table:table-cell office:value-type="float" office:value="47.1026880240001" calcext:value-type="float">
            <text:p>47.1026880240001</text:p>
          </table:table-cell>
          <table:table-cell office:value-type="float" office:value="106013" calcext:value-type="float">
            <text:p>106013</text:p>
          </table:table-cell>
          <table:table-cell office:value-type="float" office:value="99375" calcext:value-type="float">
            <text:p>99375</text:p>
          </table:table-cell>
          <table:table-cell office:value-type="float" office:value="1.0007106314344" calcext:value-type="float">
            <text:p>1.0007106314344</text:p>
          </table:table-cell>
        </table:table-row>
        <table:table-row table:style-name="ro1">
          <table:table-cell office:value-type="float" office:value="47.2074224370003" calcext:value-type="float">
            <text:p>47.2074224370003</text:p>
          </table:table-cell>
          <table:table-cell office:value-type="float" office:value="109644" calcext:value-type="float">
            <text:p>109644</text:p>
          </table:table-cell>
          <table:table-cell office:value-type="float" office:value="106013" calcext:value-type="float">
            <text:p>106013</text:p>
          </table:table-cell>
          <table:table-cell office:value-type="float" office:value="1.00142320600222" calcext:value-type="float">
            <text:p>1.00142320600222</text:p>
          </table:table-cell>
        </table:table-row>
        <table:table-row table:style-name="ro1">
          <table:table-cell office:value-type="float" office:value="47.3331238130004" calcext:value-type="float">
            <text:p>47.3331238130004</text:p>
          </table:table-cell>
          <table:table-cell office:value-type="float" office:value="108666" calcext:value-type="float">
            <text:p>108666</text:p>
          </table:table-cell>
          <table:table-cell office:value-type="float" office:value="109644" calcext:value-type="float">
            <text:p>109644</text:p>
          </table:table-cell>
          <table:table-cell office:value-type="float" office:value="1.00156500403418" calcext:value-type="float">
            <text:p>1.00156500403418</text:p>
          </table:table-cell>
        </table:table-row>
        <table:table-row table:style-name="ro1">
          <table:table-cell office:value-type="float" office:value="47.4491597450001" calcext:value-type="float">
            <text:p>47.4491597450001</text:p>
          </table:table-cell>
          <table:table-cell office:value-type="float" office:value="103140" calcext:value-type="float">
            <text:p>103140</text:p>
          </table:table-cell>
          <table:table-cell office:value-type="float" office:value="108666" calcext:value-type="float">
            <text:p>108666</text:p>
          </table:table-cell>
          <table:table-cell office:value-type="float" office:value="1.00125200322735" calcext:value-type="float">
            <text:p>1.00125200322735</text:p>
          </table:table-cell>
        </table:table-row>
        <table:table-row table:style-name="ro1">
          <table:table-cell office:value-type="float" office:value="47.6743911390004" calcext:value-type="float">
            <text:p>47.6743911390004</text:p>
          </table:table-cell>
          <table:table-cell office:value-type="float" office:value="91107" calcext:value-type="float">
            <text:p>91107</text:p>
          </table:table-cell>
          <table:table-cell office:value-type="float" office:value="95618" calcext:value-type="float">
            <text:p>95618</text:p>
          </table:table-cell>
          <table:table-cell office:value-type="float" office:value="1.00015414495476" calcext:value-type="float">
            <text:p>1.00015414495476</text:p>
          </table:table-cell>
        </table:table-row>
        <table:table-row table:style-name="ro1">
          <table:table-cell office:value-type="float" office:value="47.7917977830002" calcext:value-type="float">
            <text:p>47.7917977830002</text:p>
          </table:table-cell>
          <table:table-cell office:value-type="float" office:value="90342" calcext:value-type="float">
            <text:p>90342</text:p>
          </table:table-cell>
          <table:table-cell office:value-type="float" office:value="91107" calcext:value-type="float">
            <text:p>91107</text:p>
          </table:table-cell>
          <table:table-cell office:value-type="float" office:value="0.998435552250728" calcext:value-type="float">
            <text:p>0.998435552250728</text:p>
          </table:table-cell>
        </table:table-row>
        <table:table-row table:style-name="ro1">
          <table:table-cell office:value-type="float" office:value="47.8982867420004" calcext:value-type="float">
            <text:p>47.8982867420004</text:p>
          </table:table-cell>
          <table:table-cell office:value-type="float" office:value="94035" calcext:value-type="float">
            <text:p>94035</text:p>
          </table:table-cell>
          <table:table-cell office:value-type="float" office:value="90342" calcext:value-type="float">
            <text:p>90342</text:p>
          </table:table-cell>
          <table:table-cell office:value-type="float" office:value="0.996643178642688" calcext:value-type="float">
            <text:p>0.996643178642688</text:p>
          </table:table-cell>
        </table:table-row>
        <table:table-row table:style-name="ro1">
          <table:table-cell office:value-type="float" office:value="48.006389095" calcext:value-type="float">
            <text:p>48.006389095</text:p>
          </table:table-cell>
          <table:table-cell office:value-type="float" office:value="100401" calcext:value-type="float">
            <text:p>100401</text:p>
          </table:table-cell>
          <table:table-cell office:value-type="float" office:value="94035" calcext:value-type="float">
            <text:p>94035</text:p>
          </table:table-cell>
          <table:table-cell office:value-type="float" office:value="0.998995215183058" calcext:value-type="float">
            <text:p>0.998995215183058</text:p>
          </table:table-cell>
        </table:table-row>
        <table:table-row table:style-name="ro1">
          <table:table-cell office:value-type="float" office:value="48.1169815590001" calcext:value-type="float">
            <text:p>48.1169815590001</text:p>
          </table:table-cell>
          <table:table-cell office:value-type="float" office:value="106705" calcext:value-type="float">
            <text:p>106705</text:p>
          </table:table-cell>
          <table:table-cell office:value-type="float" office:value="100401" calcext:value-type="float">
            <text:p>100401</text:p>
          </table:table-cell>
          <table:table-cell office:value-type="float" office:value="1.00045403378167" calcext:value-type="float">
            <text:p>1.00045403378167</text:p>
          </table:table-cell>
        </table:table-row>
        <table:table-row table:style-name="ro1">
          <table:table-cell office:value-type="float" office:value="48.2224754690001" calcext:value-type="float">
            <text:p>48.2224754690001</text:p>
          </table:table-cell>
          <table:table-cell office:value-type="float" office:value="109850" calcext:value-type="float">
            <text:p>109850</text:p>
          </table:table-cell>
          <table:table-cell office:value-type="float" office:value="106705" calcext:value-type="float">
            <text:p>106705</text:p>
          </table:table-cell>
          <table:table-cell office:value-type="float" office:value="1.00120004710902" calcext:value-type="float">
            <text:p>1.00120004710902</text:p>
          </table:table-cell>
        </table:table-row>
        <table:table-row table:style-name="ro1">
          <table:table-cell office:value-type="float" office:value="48.3473153980003" calcext:value-type="float">
            <text:p>48.3473153980003</text:p>
          </table:table-cell>
          <table:table-cell office:value-type="float" office:value="108188" calcext:value-type="float">
            <text:p>108188</text:p>
          </table:table-cell>
          <table:table-cell office:value-type="float" office:value="109850" calcext:value-type="float">
            <text:p>109850</text:p>
          </table:table-cell>
          <table:table-cell office:value-type="float" office:value="1.00137757422166" calcext:value-type="float">
            <text:p>1.00137757422166</text:p>
          </table:table-cell>
        </table:table-row>
        <table:table-row table:style-name="ro1">
          <table:table-cell office:value-type="float" office:value="48.523659336" calcext:value-type="float">
            <text:p>48.523659336</text:p>
          </table:table-cell>
          <table:table-cell office:value-type="float" office:value="98518" calcext:value-type="float">
            <text:p>98518</text:p>
          </table:table-cell>
          <table:table-cell office:value-type="float" office:value="108188" calcext:value-type="float">
            <text:p>108188</text:p>
          </table:table-cell>
          <table:table-cell office:value-type="float" office:value="1.00068625896153" calcext:value-type="float">
            <text:p>1.00068625896153</text:p>
          </table:table-cell>
        </table:table-row>
        <table:table-row table:style-name="ro1">
          <table:table-cell office:value-type="float" office:value="48.6745744020004" calcext:value-type="float">
            <text:p>48.6745744020004</text:p>
          </table:table-cell>
          <table:table-cell office:value-type="float" office:value="91102" calcext:value-type="float">
            <text:p>91102</text:p>
          </table:table-cell>
          <table:table-cell office:value-type="float" office:value="98518" calcext:value-type="float">
            <text:p>98518</text:p>
          </table:table-cell>
          <table:table-cell office:value-type="float" office:value="0.999719131650549" calcext:value-type="float">
            <text:p>0.999719131650549</text:p>
          </table:table-cell>
        </table:table-row>
        <table:table-row table:style-name="ro1">
          <table:table-cell office:value-type="float" office:value="48.8024402170004" calcext:value-type="float">
            <text:p>48.8024402170004</text:p>
          </table:table-cell>
          <table:table-cell office:value-type="float" office:value="90537" calcext:value-type="float">
            <text:p>90537</text:p>
          </table:table-cell>
          <table:table-cell office:value-type="float" office:value="91102" calcext:value-type="float">
            <text:p>91102</text:p>
          </table:table-cell>
          <table:table-cell office:value-type="float" office:value="0.998122412758456" calcext:value-type="float">
            <text:p>0.998122412758456</text:p>
          </table:table-cell>
        </table:table-row>
        <table:table-row table:style-name="ro1">
          <table:table-cell office:value-type="float" office:value="48.9279176920004" calcext:value-type="float">
            <text:p>48.9279176920004</text:p>
          </table:table-cell>
          <table:table-cell office:value-type="float" office:value="95624" calcext:value-type="float">
            <text:p>95624</text:p>
          </table:table-cell>
          <table:table-cell office:value-type="float" office:value="88137" calcext:value-type="float">
            <text:p>88137</text:p>
          </table:table-cell>
          <table:table-cell office:value-type="float" office:value="0.996436074536662" calcext:value-type="float">
            <text:p>0.996436074536662</text:p>
          </table:table-cell>
        </table:table-row>
        <table:table-row table:style-name="ro1">
          <table:table-cell office:value-type="float" office:value="49.075821892" calcext:value-type="float">
            <text:p>49.075821892</text:p>
          </table:table-cell>
          <table:table-cell office:value-type="float" office:value="104585" calcext:value-type="float">
            <text:p>104585</text:p>
          </table:table-cell>
          <table:table-cell office:value-type="float" office:value="95624" calcext:value-type="float">
            <text:p>95624</text:p>
          </table:table-cell>
          <table:table-cell office:value-type="float" office:value="0.998794950164309" calcext:value-type="float">
            <text:p>0.998794950164309</text:p>
          </table:table-cell>
        </table:table-row>
        <table:table-row table:style-name="ro1">
          <table:table-cell office:value-type="float" office:value="49.2107324180001" calcext:value-type="float">
            <text:p>49.2107324180001</text:p>
          </table:table-cell>
          <table:table-cell office:value-type="float" office:value="109697" calcext:value-type="float">
            <text:p>109697</text:p>
          </table:table-cell>
          <table:table-cell office:value-type="float" office:value="104585" calcext:value-type="float">
            <text:p>104585</text:p>
          </table:table-cell>
          <table:table-cell office:value-type="float" office:value="0.999855632262595" calcext:value-type="float">
            <text:p>0.999855632262595</text:p>
          </table:table-cell>
        </table:table-row>
        <table:table-row table:style-name="ro1">
          <table:table-cell office:value-type="float" office:value="49.3398522140001" calcext:value-type="float">
            <text:p>49.3398522140001</text:p>
          </table:table-cell>
          <table:table-cell office:value-type="float" office:value="108448" calcext:value-type="float">
            <text:p>108448</text:p>
          </table:table-cell>
          <table:table-cell office:value-type="float" office:value="109697" calcext:value-type="float">
            <text:p>109697</text:p>
          </table:table-cell>
          <table:table-cell office:value-type="float" office:value="1.00029350376509" calcext:value-type="float">
            <text:p>1.00029350376509</text:p>
          </table:table-cell>
        </table:table-row>
        <table:table-row table:style-name="ro1">
          <table:table-cell office:value-type="float" office:value="49.4714741920002" calcext:value-type="float">
            <text:p>49.4714741920002</text:p>
          </table:table-cell>
          <table:table-cell office:value-type="float" office:value="101782" calcext:value-type="float">
            <text:p>101782</text:p>
          </table:table-cell>
          <table:table-cell office:value-type="float" office:value="108448" calcext:value-type="float">
            <text:p>108448</text:p>
          </table:table-cell>
          <table:table-cell office:value-type="float" office:value="1.00023480301207" calcext:value-type="float">
            <text:p>1.00023480301207</text:p>
          </table:table-cell>
        </table:table-row>
        <table:table-row table:style-name="ro1">
          <table:table-cell office:value-type="float" office:value="49.5954174230001" calcext:value-type="float">
            <text:p>49.5954174230001</text:p>
          </table:table-cell>
          <table:table-cell office:value-type="float" office:value="94357" calcext:value-type="float">
            <text:p>94357</text:p>
          </table:table-cell>
          <table:table-cell office:value-type="float" office:value="101782" calcext:value-type="float">
            <text:p>101782</text:p>
          </table:table-cell>
          <table:table-cell office:value-type="float" office:value="0.999374834279574" calcext:value-type="float">
            <text:p>0.999374834279574</text:p>
          </table:table-cell>
        </table:table-row>
        <table:table-row table:style-name="ro1">
          <table:table-cell office:value-type="float" office:value="49.7110702220002" calcext:value-type="float">
            <text:p>49.7110702220002</text:p>
          </table:table-cell>
          <table:table-cell office:value-type="float" office:value="90297" calcext:value-type="float">
            <text:p>90297</text:p>
          </table:table-cell>
          <table:table-cell office:value-type="float" office:value="94357" calcext:value-type="float">
            <text:p>94357</text:p>
          </table:table-cell>
          <table:table-cell office:value-type="float" office:value="0.998282828884105" calcext:value-type="float">
            <text:p>0.998282828884105</text:p>
          </table:table-cell>
        </table:table-row>
        <table:table-row table:style-name="ro1">
          <table:table-cell office:value-type="float" office:value="49.8439782410001" calcext:value-type="float">
            <text:p>49.8439782410001</text:p>
          </table:table-cell>
          <table:table-cell office:value-type="float" office:value="91693" calcext:value-type="float">
            <text:p>91693</text:p>
          </table:table-cell>
          <table:table-cell office:value-type="float" office:value="90297" calcext:value-type="float">
            <text:p>90297</text:p>
          </table:table-cell>
          <table:table-cell office:value-type="float" office:value="0.997006829908904" calcext:value-type="float">
            <text:p>0.997006829908904</text:p>
          </table:table-cell>
        </table:table-row>
        <table:table-row table:style-name="ro1">
          <table:table-cell office:value-type="float" office:value="49.961852419" calcext:value-type="float">
            <text:p>49.961852419</text:p>
          </table:table-cell>
          <table:table-cell office:value-type="float" office:value="97626" calcext:value-type="float">
            <text:p>97626</text:p>
          </table:table-cell>
          <table:table-cell office:value-type="float" office:value="91693" calcext:value-type="float">
            <text:p>91693</text:p>
          </table:table-cell>
          <table:table-cell office:value-type="float" office:value="0.995585261906921" calcext:value-type="float">
            <text:p>0.995585261906921</text:p>
          </table:table-cell>
        </table:table-row>
        <table:table-row table:style-name="ro1">
          <table:table-cell office:value-type="float" office:value="50.0639035600002" calcext:value-type="float">
            <text:p>50.0639035600002</text:p>
          </table:table-cell>
          <table:table-cell office:value-type="float" office:value="103908" calcext:value-type="float">
            <text:p>103908</text:p>
          </table:table-cell>
          <table:table-cell office:value-type="float" office:value="97626" calcext:value-type="float">
            <text:p>97626</text:p>
          </table:table-cell>
          <table:table-cell office:value-type="float" office:value="0.998081112751343" calcext:value-type="float">
            <text:p>0.998081112751343</text:p>
          </table:table-cell>
        </table:table-row>
        <table:table-row table:style-name="ro1">
          <table:table-cell office:value-type="float" office:value="50.1728928300004" calcext:value-type="float">
            <text:p>50.1728928300004</text:p>
          </table:table-cell>
          <table:table-cell office:value-type="float" office:value="108849" calcext:value-type="float">
            <text:p>108849</text:p>
          </table:table-cell>
          <table:table-cell office:value-type="float" office:value="103908" calcext:value-type="float">
            <text:p>103908</text:p>
          </table:table-cell>
          <table:table-cell office:value-type="float" office:value="0.999672133661839" calcext:value-type="float">
            <text:p>0.999672133661839</text:p>
          </table:table-cell>
        </table:table-row>
        <table:table-row table:style-name="ro1">
          <table:table-cell office:value-type="float" office:value="50.3047525300003" calcext:value-type="float">
            <text:p>50.3047525300003</text:p>
          </table:table-cell>
          <table:table-cell office:value-type="float" office:value="109414" calcext:value-type="float">
            <text:p>109414</text:p>
          </table:table-cell>
          <table:table-cell office:value-type="float" office:value="108849" calcext:value-type="float">
            <text:p>108849</text:p>
          </table:table-cell>
          <table:table-cell office:value-type="float" office:value="1.00013850853268" calcext:value-type="float">
            <text:p>1.00013850853268</text:p>
          </table:table-cell>
        </table:table-row>
        <table:table-row table:style-name="ro1">
          <table:table-cell office:value-type="float" office:value="50.4312384540003" calcext:value-type="float">
            <text:p>50.4312384540003</text:p>
          </table:table-cell>
          <table:table-cell office:value-type="float" office:value="104187" calcext:value-type="float">
            <text:p>104187</text:p>
          </table:table-cell>
          <table:table-cell office:value-type="float" office:value="109414" calcext:value-type="float">
            <text:p>109414</text:p>
          </table:table-cell>
          <table:table-cell office:value-type="float" office:value="1.00011080682614" calcext:value-type="float">
            <text:p>1.00011080682614</text:p>
          </table:table-cell>
        </table:table-row>
        <table:table-row table:style-name="ro1">
          <table:table-cell office:value-type="float" office:value="50.5576876160003" calcext:value-type="float">
            <text:p>50.5576876160003</text:p>
          </table:table-cell>
          <table:table-cell office:value-type="float" office:value="96454" calcext:value-type="float">
            <text:p>96454</text:p>
          </table:table-cell>
          <table:table-cell office:value-type="float" office:value="104187" calcext:value-type="float">
            <text:p>104187</text:p>
          </table:table-cell>
          <table:table-cell office:value-type="float" office:value="0.999689443864108" calcext:value-type="float">
            <text:p>0.999689443864108</text:p>
          </table:table-cell>
        </table:table-row>
        <table:table-row table:style-name="ro1">
          <table:table-cell office:value-type="float" office:value="50.6730517630003" calcext:value-type="float">
            <text:p>50.6730517630003</text:p>
          </table:table-cell>
          <table:table-cell office:value-type="float" office:value="91146" calcext:value-type="float">
            <text:p>91146</text:p>
          </table:table-cell>
          <table:table-cell office:value-type="float" office:value="96454" calcext:value-type="float">
            <text:p>96454</text:p>
          </table:table-cell>
          <table:table-cell office:value-type="float" office:value="0.998954742342282" calcext:value-type="float">
            <text:p>0.998954742342282</text:p>
          </table:table-cell>
        </table:table-row>
        <table:table-row table:style-name="ro1">
          <table:table-cell office:value-type="float" office:value="50.775511456" calcext:value-type="float">
            <text:p>50.775511456</text:p>
          </table:table-cell>
          <table:table-cell office:value-type="float" office:value="90128" calcext:value-type="float">
            <text:p>90128</text:p>
          </table:table-cell>
          <table:table-cell office:value-type="float" office:value="91146" calcext:value-type="float">
            <text:p>91146</text:p>
          </table:table-cell>
          <table:table-cell office:value-type="float" office:value="0.99797095093148" calcext:value-type="float">
            <text:p>0.99797095093148</text:p>
          </table:table-cell>
        </table:table-row>
        <table:table-row table:style-name="ro1">
          <table:table-cell office:value-type="float" office:value="50.8799461980002" calcext:value-type="float">
            <text:p>50.8799461980002</text:p>
          </table:table-cell>
          <table:table-cell office:value-type="float" office:value="93152" calcext:value-type="float">
            <text:p>93152</text:p>
          </table:table-cell>
          <table:table-cell office:value-type="float" office:value="90128" calcext:value-type="float">
            <text:p>90128</text:p>
          </table:table-cell>
          <table:table-cell office:value-type="float" office:value="0.996789459157882" calcext:value-type="float">
            <text:p>0.996789459157882</text:p>
          </table:table-cell>
        </table:table-row>
        <table:table-row table:style-name="ro1">
          <table:table-cell office:value-type="float" office:value="51.0096004380002" calcext:value-type="float">
            <text:p>51.0096004380002</text:p>
          </table:table-cell>
          <table:table-cell office:value-type="float" office:value="100602" calcext:value-type="float">
            <text:p>100602</text:p>
          </table:table-cell>
          <table:table-cell office:value-type="float" office:value="93152" calcext:value-type="float">
            <text:p>93152</text:p>
          </table:table-cell>
          <table:table-cell office:value-type="float" office:value="0.99901259499429" calcext:value-type="float">
            <text:p>0.99901259499429</text:p>
          </table:table-cell>
        </table:table-row>
        <table:table-row table:style-name="ro1">
          <table:table-cell office:value-type="float" office:value="51.1250143950001" calcext:value-type="float">
            <text:p>51.1250143950001</text:p>
          </table:table-cell>
          <table:table-cell office:value-type="float" office:value="107071" calcext:value-type="float">
            <text:p>107071</text:p>
          </table:table-cell>
          <table:table-cell office:value-type="float" office:value="100602" calcext:value-type="float">
            <text:p>100602</text:p>
          </table:table-cell>
          <table:table-cell office:value-type="float" office:value="1.0003935079481" calcext:value-type="float">
            <text:p>1.0003935079481</text:p>
          </table:table-cell>
        </table:table-row>
        <table:table-row table:style-name="ro1">
          <table:table-cell office:value-type="float" office:value="51.2267997230001" calcext:value-type="float">
            <text:p>51.2267997230001</text:p>
          </table:table-cell>
          <table:table-cell office:value-type="float" office:value="109893" calcext:value-type="float">
            <text:p>109893</text:p>
          </table:table-cell>
          <table:table-cell office:value-type="float" office:value="107071" calcext:value-type="float">
            <text:p>107071</text:p>
          </table:table-cell>
          <table:table-cell office:value-type="float" office:value="1.00110220793328" calcext:value-type="float">
            <text:p>1.00110220793328</text:p>
          </table:table-cell>
        </table:table-row>
        <table:table-row table:style-name="ro1">
          <table:table-cell office:value-type="float" office:value="51.3416990350002" calcext:value-type="float">
            <text:p>51.3416990350002</text:p>
          </table:table-cell>
          <table:table-cell office:value-type="float" office:value="108385" calcext:value-type="float">
            <text:p>108385</text:p>
          </table:table-cell>
          <table:table-cell office:value-type="float" office:value="109893" calcext:value-type="float">
            <text:p>109893</text:p>
          </table:table-cell>
          <table:table-cell office:value-type="float" office:value="1.00127469365507" calcext:value-type="float">
            <text:p>1.00127469365507</text:p>
          </table:table-cell>
        </table:table-row>
        <table:table-row table:style-name="ro1">
          <table:table-cell office:value-type="float" office:value="51.4794996570004" calcext:value-type="float">
            <text:p>51.4794996570004</text:p>
          </table:table-cell>
          <table:table-cell office:value-type="float" office:value="101284" calcext:value-type="float">
            <text:p>101284</text:p>
          </table:table-cell>
          <table:table-cell office:value-type="float" office:value="108385" calcext:value-type="float">
            <text:p>108385</text:p>
          </table:table-cell>
          <table:table-cell office:value-type="float" office:value="1.00101975492406" calcext:value-type="float">
            <text:p>1.00101975492406</text:p>
          </table:table-cell>
        </table:table-row>
        <table:table-row table:style-name="ro1">
          <table:table-cell office:value-type="float" office:value="51.5940412770001" calcext:value-type="float">
            <text:p>51.5940412770001</text:p>
          </table:table-cell>
          <table:table-cell office:value-type="float" office:value="94429" calcext:value-type="float">
            <text:p>94429</text:p>
          </table:table-cell>
          <table:table-cell office:value-type="float" office:value="101284" calcext:value-type="float">
            <text:p>101284</text:p>
          </table:table-cell>
          <table:table-cell office:value-type="float" office:value="1.00003455393925" calcext:value-type="float">
            <text:p>1.00003455393925</text:p>
          </table:table-cell>
        </table:table-row>
        <table:table-row table:style-name="ro1">
          <table:table-cell office:value-type="float" office:value="51.6969123840004" calcext:value-type="float">
            <text:p>51.6969123840004</text:p>
          </table:table-cell>
          <table:table-cell office:value-type="float" office:value="90551" calcext:value-type="float">
            <text:p>90551</text:p>
          </table:table-cell>
          <table:table-cell office:value-type="float" office:value="94429" calcext:value-type="float">
            <text:p>94429</text:p>
          </table:table-cell>
          <table:table-cell office:value-type="float" office:value="0.998858052508122" calcext:value-type="float">
            <text:p>0.998858052508122</text:p>
          </table:table-cell>
        </table:table-row>
        <table:table-row table:style-name="ro1">
          <table:table-cell office:value-type="float" office:value="51.8004224470001" calcext:value-type="float">
            <text:p>51.8004224470001</text:p>
          </table:table-cell>
          <table:table-cell office:value-type="float" office:value="90497" calcext:value-type="float">
            <text:p>90497</text:p>
          </table:table-cell>
          <table:table-cell office:value-type="float" office:value="90551" calcext:value-type="float">
            <text:p>90551</text:p>
          </table:table-cell>
          <table:table-cell office:value-type="float" office:value="0.997530021773035" calcext:value-type="float">
            <text:p>0.997530021773035</text:p>
          </table:table-cell>
        </table:table-row>
        <table:table-row table:style-name="ro1">
          <table:table-cell office:value-type="float" office:value="51.921723725" calcext:value-type="float">
            <text:p>51.921723725</text:p>
          </table:table-cell>
          <table:table-cell office:value-type="float" office:value="95277" calcext:value-type="float">
            <text:p>95277</text:p>
          </table:table-cell>
          <table:table-cell office:value-type="float" office:value="90497" calcext:value-type="float">
            <text:p>90497</text:p>
          </table:table-cell>
          <table:table-cell office:value-type="float" office:value="0.996082269845612" calcext:value-type="float">
            <text:p>0.996082269845612</text:p>
          </table:table-cell>
        </table:table-row>
        <table:table-row table:style-name="ro1">
          <table:table-cell office:value-type="float" office:value="52.0486364420003" calcext:value-type="float">
            <text:p>52.0486364420003</text:p>
          </table:table-cell>
          <table:table-cell office:value-type="float" office:value="103008" calcext:value-type="float">
            <text:p>103008</text:p>
          </table:table-cell>
          <table:table-cell office:value-type="float" office:value="95277" calcext:value-type="float">
            <text:p>95277</text:p>
          </table:table-cell>
          <table:table-cell office:value-type="float" office:value="0.998416203473389" calcext:value-type="float">
            <text:p>0.998416203473389</text:p>
          </table:table-cell>
        </table:table-row>
        <table:table-row table:style-name="ro1">
          <table:table-cell office:value-type="float" office:value="52.1549790600002" calcext:value-type="float">
            <text:p>52.1549790600002</text:p>
          </table:table-cell>
          <table:table-cell office:value-type="float" office:value="108270" calcext:value-type="float">
            <text:p>108270</text:p>
          </table:table-cell>
          <table:table-cell office:value-type="float" office:value="103008" calcext:value-type="float">
            <text:p>103008</text:p>
          </table:table-cell>
          <table:table-cell office:value-type="float" office:value="0.999893504364785" calcext:value-type="float">
            <text:p>0.999893504364785</text:p>
          </table:table-cell>
        </table:table-row>
        <table:table-row table:style-name="ro1">
          <table:table-cell office:value-type="float" office:value="52.2584185520004" calcext:value-type="float">
            <text:p>52.2584185520004</text:p>
          </table:table-cell>
          <table:table-cell office:value-type="float" office:value="109986" calcext:value-type="float">
            <text:p>109986</text:p>
          </table:table-cell>
          <table:table-cell office:value-type="float" office:value="108270" calcext:value-type="float">
            <text:p>108270</text:p>
          </table:table-cell>
          <table:table-cell office:value-type="float" office:value="1.00068700426403" calcext:value-type="float">
            <text:p>1.00068700426403</text:p>
          </table:table-cell>
        </table:table-row>
        <table:table-row table:style-name="ro1">
          <table:table-cell office:value-type="float" office:value="52.441380278" calcext:value-type="float">
            <text:p>52.441380278</text:p>
          </table:table-cell>
          <table:table-cell office:value-type="float" office:value="103600" calcext:value-type="float">
            <text:p>103600</text:p>
          </table:table-cell>
          <table:table-cell office:value-type="float" office:value="109986" calcext:value-type="float">
            <text:p>109986</text:p>
          </table:table-cell>
          <table:table-cell office:value-type="float" office:value="1.00054960341122" calcext:value-type="float">
            <text:p>1.00054960341122</text:p>
          </table:table-cell>
        </table:table-row>
        <table:table-row table:style-name="ro1">
          <table:table-cell office:value-type="float" office:value="52.579586114" calcext:value-type="float">
            <text:p>52.579586114</text:p>
          </table:table-cell>
          <table:table-cell office:value-type="float" office:value="95205" calcext:value-type="float">
            <text:p>95205</text:p>
          </table:table-cell>
          <table:table-cell office:value-type="float" office:value="103600" calcext:value-type="float">
            <text:p>103600</text:p>
          </table:table-cell>
          <table:table-cell office:value-type="float" office:value="1.00005580556967" calcext:value-type="float">
            <text:p>1.00005580556967</text:p>
          </table:table-cell>
        </table:table-row>
        <table:table-row table:style-name="ro1">
          <table:table-cell office:value-type="float" office:value="52.7026073270004" calcext:value-type="float">
            <text:p>52.7026073270004</text:p>
          </table:table-cell>
          <table:table-cell office:value-type="float" office:value="90440" calcext:value-type="float">
            <text:p>90440</text:p>
          </table:table-cell>
          <table:table-cell office:value-type="float" office:value="95205" calcext:value-type="float">
            <text:p>95205</text:p>
          </table:table-cell>
          <table:table-cell office:value-type="float" office:value="0.998897416922275" calcext:value-type="float">
            <text:p>0.998897416922275</text:p>
          </table:table-cell>
        </table:table-row>
        <table:table-row table:style-name="ro1">
          <table:table-cell office:value-type="float" office:value="52.8045631070004" calcext:value-type="float">
            <text:p>52.8045631070004</text:p>
          </table:table-cell>
          <table:table-cell office:value-type="float" office:value="90581" calcext:value-type="float">
            <text:p>90581</text:p>
          </table:table-cell>
          <table:table-cell office:value-type="float" office:value="90440" calcext:value-type="float">
            <text:p>90440</text:p>
          </table:table-cell>
          <table:table-cell office:value-type="float" office:value="0.997591215980568" calcext:value-type="float">
            <text:p>0.997591215980568</text:p>
          </table:table-cell>
        </table:table-row>
        <table:table-row table:style-name="ro1">
          <table:table-cell office:value-type="float" office:value="52.9061240430001" calcext:value-type="float">
            <text:p>52.9061240430001</text:p>
          </table:table-cell>
          <table:table-cell office:value-type="float" office:value="94437" calcext:value-type="float">
            <text:p>94437</text:p>
          </table:table-cell>
          <table:table-cell office:value-type="float" office:value="88652" calcext:value-type="float">
            <text:p>88652</text:p>
          </table:table-cell>
          <table:table-cell office:value-type="float" office:value="0.996168210879692" calcext:value-type="float">
            <text:p>0.996168210879692</text:p>
          </table:table-cell>
        </table:table-row>
        <table:table-row table:style-name="ro1">
          <table:table-cell office:value-type="float" office:value="53.0209942250003" calcext:value-type="float">
            <text:p>53.0209942250003</text:p>
          </table:table-cell>
          <table:table-cell office:value-type="float" office:value="101315" calcext:value-type="float">
            <text:p>101315</text:p>
          </table:table-cell>
          <table:table-cell office:value-type="float" office:value="94437" calcext:value-type="float">
            <text:p>94437</text:p>
          </table:table-cell>
          <table:table-cell office:value-type="float" office:value="0.998455481251283" calcext:value-type="float">
            <text:p>0.998455481251283</text:p>
          </table:table-cell>
        </table:table-row>
        <table:table-row table:style-name="ro1">
          <table:table-cell office:value-type="float" office:value="53.1451194380002" calcext:value-type="float">
            <text:p>53.1451194380002</text:p>
          </table:table-cell>
          <table:table-cell office:value-type="float" office:value="107906" calcext:value-type="float">
            <text:p>107906</text:p>
          </table:table-cell>
          <table:table-cell office:value-type="float" office:value="101315" calcext:value-type="float">
            <text:p>101315</text:p>
          </table:table-cell>
          <table:table-cell office:value-type="float" office:value="0.999902904925125" calcext:value-type="float">
            <text:p>0.999902904925125</text:p>
          </table:table-cell>
        </table:table-row>
        <table:table-row table:style-name="ro1">
          <table:table-cell office:value-type="float" office:value="53.2490466740001" calcext:value-type="float">
            <text:p>53.2490466740001</text:p>
          </table:table-cell>
          <table:table-cell office:value-type="float" office:value="109999" calcext:value-type="float">
            <text:p>109999</text:p>
          </table:table-cell>
          <table:table-cell office:value-type="float" office:value="107906" calcext:value-type="float">
            <text:p>107906</text:p>
          </table:table-cell>
          <table:table-cell office:value-type="float" office:value="1.00067989969768" calcext:value-type="float">
            <text:p>1.00067989969768</text:p>
          </table:table-cell>
        </table:table-row>
        <table:table-row table:style-name="ro1">
          <table:table-cell office:value-type="float" office:value="53.353259684" calcext:value-type="float">
            <text:p>53.353259684</text:p>
          </table:table-cell>
          <table:table-cell office:value-type="float" office:value="107968" calcext:value-type="float">
            <text:p>107968</text:p>
          </table:table-cell>
          <table:table-cell office:value-type="float" office:value="109999" calcext:value-type="float">
            <text:p>109999</text:p>
          </table:table-cell>
          <table:table-cell office:value-type="float" office:value="1.00092199159179" calcext:value-type="float">
            <text:p>1.00092199159179</text:p>
          </table:table-cell>
        </table:table-row>
        <table:table-row table:style-name="ro1">
          <table:table-cell office:value-type="float" office:value="53.4711736420004" calcext:value-type="float">
            <text:p>53.4711736420004</text:p>
          </table:table-cell>
          <table:table-cell office:value-type="float" office:value="101801" calcext:value-type="float">
            <text:p>101801</text:p>
          </table:table-cell>
          <table:table-cell office:value-type="float" office:value="107968" calcext:value-type="float">
            <text:p>107968</text:p>
          </table:table-cell>
          <table:table-cell office:value-type="float" office:value="1.00073759327343" calcext:value-type="float">
            <text:p>1.00073759327343</text:p>
          </table:table-cell>
        </table:table-row>
        <table:table-row table:style-name="ro1">
          <table:table-cell office:value-type="float" office:value="53.5734941150004" calcext:value-type="float">
            <text:p>53.5734941150004</text:p>
          </table:table-cell>
          <table:table-cell office:value-type="float" office:value="95544" calcext:value-type="float">
            <text:p>95544</text:p>
          </table:table-cell>
          <table:table-cell office:value-type="float" office:value="101801" calcext:value-type="float">
            <text:p>101801</text:p>
          </table:table-cell>
          <table:table-cell office:value-type="float" office:value="1.00021342678447" calcext:value-type="float">
            <text:p>1.00021342678447</text:p>
          </table:table-cell>
        </table:table-row>
        <table:table-row table:style-name="ro1">
          <table:table-cell office:value-type="float" office:value="53.6923856120002" calcext:value-type="float">
            <text:p>53.6923856120002</text:p>
          </table:table-cell>
          <table:table-cell office:value-type="float" office:value="90648" calcext:value-type="float">
            <text:p>90648</text:p>
          </table:table-cell>
          <table:table-cell office:value-type="float" office:value="95544" calcext:value-type="float">
            <text:p>95544</text:p>
          </table:table-cell>
          <table:table-cell office:value-type="float" office:value="0.999045037862848" calcext:value-type="float">
            <text:p>0.999045037862848</text:p>
          </table:table-cell>
        </table:table-row>
        <table:table-row table:style-name="ro1">
          <table:table-cell office:value-type="float" office:value="53.8030348480002" calcext:value-type="float">
            <text:p>53.8030348480002</text:p>
          </table:table-cell>
          <table:table-cell office:value-type="float" office:value="90550" calcext:value-type="float">
            <text:p>90550</text:p>
          </table:table-cell>
          <table:table-cell office:value-type="float" office:value="90648" calcext:value-type="float">
            <text:p>90648</text:p>
          </table:table-cell>
          <table:table-cell office:value-type="float" office:value="0.997737902949455" calcext:value-type="float">
            <text:p>0.997737902949455</text:p>
          </table:table-cell>
        </table:table-row>
        <table:table-row table:style-name="ro1">
          <table:table-cell office:value-type="float" office:value="53.9062614280001" calcext:value-type="float">
            <text:p>53.9062614280001</text:p>
          </table:table-cell>
          <table:table-cell office:value-type="float" office:value="94444" calcext:value-type="float">
            <text:p>94444</text:p>
          </table:table-cell>
          <table:table-cell office:value-type="float" office:value="90550" calcext:value-type="float">
            <text:p>90550</text:p>
          </table:table-cell>
          <table:table-cell office:value-type="float" office:value="0.996321163481059" calcext:value-type="float">
            <text:p>0.996321163481059</text:p>
          </table:table-cell>
        </table:table-row>
        <table:table-row table:style-name="ro1">
          <table:table-cell office:value-type="float" office:value="54.0097395010002" calcext:value-type="float">
            <text:p>54.0097395010002</text:p>
          </table:table-cell>
          <table:table-cell office:value-type="float" office:value="100611" calcext:value-type="float">
            <text:p>100611</text:p>
          </table:table-cell>
          <table:table-cell office:value-type="float" office:value="94444" calcext:value-type="float">
            <text:p>94444</text:p>
          </table:table-cell>
          <table:table-cell office:value-type="float" office:value="0.99854946809828" calcext:value-type="float">
            <text:p>0.99854946809828</text:p>
          </table:table-cell>
        </table:table-row>
        <table:table-row table:style-name="ro1">
          <table:table-cell office:value-type="float" office:value="54.1256407020001" calcext:value-type="float">
            <text:p>54.1256407020001</text:p>
          </table:table-cell>
          <table:table-cell office:value-type="float" office:value="107099" calcext:value-type="float">
            <text:p>107099</text:p>
          </table:table-cell>
          <table:table-cell office:value-type="float" office:value="100611" calcext:value-type="float">
            <text:p>100611</text:p>
          </table:table-cell>
          <table:table-cell office:value-type="float" office:value="0.999956892914379" calcext:value-type="float">
            <text:p>0.999956892914379</text:p>
          </table:table-cell>
        </table:table-row>
        <table:table-row table:style-name="ro1">
          <table:table-cell office:value-type="float" office:value="54.2336198040002" calcext:value-type="float">
            <text:p>54.2336198040002</text:p>
          </table:table-cell>
          <table:table-cell office:value-type="float" office:value="109947" calcext:value-type="float">
            <text:p>109947</text:p>
          </table:table-cell>
          <table:table-cell office:value-type="float" office:value="107099" calcext:value-type="float">
            <text:p>107099</text:p>
          </table:table-cell>
          <table:table-cell office:value-type="float" office:value="1.00070900875529" calcext:value-type="float">
            <text:p>1.00070900875529</text:p>
          </table:table-cell>
        </table:table-row>
        <table:table-row table:style-name="ro1">
          <table:table-cell office:value-type="float" office:value="54.3373940600004" calcext:value-type="float">
            <text:p>54.3373940600004</text:p>
          </table:table-cell>
          <table:table-cell office:value-type="float" office:value="108529" calcext:value-type="float">
            <text:p>108529</text:p>
          </table:table-cell>
          <table:table-cell office:value-type="float" office:value="109947" calcext:value-type="float">
            <text:p>109947</text:p>
          </table:table-cell>
          <table:table-cell office:value-type="float" office:value="1.00093826451815" calcext:value-type="float">
            <text:p>1.00093826451815</text:p>
          </table:table-cell>
        </table:table-row>
        <table:table-row table:style-name="ro1">
          <table:table-cell office:value-type="float" office:value="54.4508608800002" calcext:value-type="float">
            <text:p>54.4508608800002</text:p>
          </table:table-cell>
          <table:table-cell office:value-type="float" office:value="103038" calcext:value-type="float">
            <text:p>103038</text:p>
          </table:table-cell>
          <table:table-cell office:value-type="float" office:value="108529" calcext:value-type="float">
            <text:p>108529</text:p>
          </table:table-cell>
          <table:table-cell office:value-type="float" office:value="1.00075061161452" calcext:value-type="float">
            <text:p>1.00075061161452</text:p>
          </table:table-cell>
        </table:table-row>
        <table:table-row table:style-name="ro1">
          <table:table-cell office:value-type="float" office:value="54.5752382550004" calcext:value-type="float">
            <text:p>54.5752382550004</text:p>
          </table:table-cell>
          <table:table-cell office:value-type="float" office:value="95446" calcext:value-type="float">
            <text:p>95446</text:p>
          </table:table-cell>
          <table:table-cell office:value-type="float" office:value="103038" calcext:value-type="float">
            <text:p>103038</text:p>
          </table:table-cell>
          <table:table-cell office:value-type="float" office:value="1.00023080352452" calcext:value-type="float">
            <text:p>1.00023080352452</text:p>
          </table:table-cell>
        </table:table-row>
        <table:table-row table:style-name="ro1">
          <table:table-cell office:value-type="float" office:value="54.6950115300001" calcext:value-type="float">
            <text:p>54.6950115300001</text:p>
          </table:table-cell>
          <table:table-cell office:value-type="float" office:value="90590" calcext:value-type="float">
            <text:p>90590</text:p>
          </table:table-cell>
          <table:table-cell office:value-type="float" office:value="95446" calcext:value-type="float">
            <text:p>95446</text:p>
          </table:table-cell>
          <table:table-cell office:value-type="float" office:value="0.999079670443924" calcext:value-type="float">
            <text:p>0.999079670443924</text:p>
          </table:table-cell>
        </table:table-row>
        <table:table-row table:style-name="ro1">
          <table:table-cell office:value-type="float" office:value="54.8032780250001" calcext:value-type="float">
            <text:p>54.8032780250001</text:p>
          </table:table-cell>
          <table:table-cell office:value-type="float" office:value="90555" calcext:value-type="float">
            <text:p>90555</text:p>
          </table:table-cell>
          <table:table-cell office:value-type="float" office:value="90590" calcext:value-type="float">
            <text:p>90590</text:p>
          </table:table-cell>
          <table:table-cell office:value-type="float" office:value="0.997793148119845" calcext:value-type="float">
            <text:p>0.997793148119845</text:p>
          </table:table-cell>
        </table:table-row>
        <table:table-row table:style-name="ro1">
          <table:table-cell office:value-type="float" office:value="54.9066724270001" calcext:value-type="float">
            <text:p>54.9066724270001</text:p>
          </table:table-cell>
          <table:table-cell office:value-type="float" office:value="94466" calcext:value-type="float">
            <text:p>94466</text:p>
          </table:table-cell>
          <table:table-cell office:value-type="float" office:value="90555" calcext:value-type="float">
            <text:p>90555</text:p>
          </table:table-cell>
          <table:table-cell office:value-type="float" office:value="0.996399656110555" calcext:value-type="float">
            <text:p>0.996399656110555</text:p>
          </table:table-cell>
        </table:table-row>
        <table:table-row table:style-name="ro1">
          <table:table-cell office:value-type="float" office:value="55.0102581310002" calcext:value-type="float">
            <text:p>55.0102581310002</text:p>
          </table:table-cell>
          <table:table-cell office:value-type="float" office:value="100644" calcext:value-type="float">
            <text:p>100644</text:p>
          </table:table-cell>
          <table:table-cell office:value-type="float" office:value="94466" calcext:value-type="float">
            <text:p>94466</text:p>
          </table:table-cell>
          <table:table-cell office:value-type="float" office:value="0.998584926353646" calcext:value-type="float">
            <text:p>0.998584926353646</text:p>
          </table:table-cell>
        </table:table-row>
        <table:table-row table:style-name="ro1">
          <table:table-cell office:value-type="float" office:value="55.1233654780003" calcext:value-type="float">
            <text:p>55.1233654780003</text:p>
          </table:table-cell>
          <table:table-cell office:value-type="float" office:value="106998" calcext:value-type="float">
            <text:p>106998</text:p>
          </table:table-cell>
          <table:table-cell office:value-type="float" office:value="100644" calcext:value-type="float">
            <text:p>100644</text:p>
          </table:table-cell>
          <table:table-cell office:value-type="float" office:value="0.999964833221856" calcext:value-type="float">
            <text:p>0.999964833221856</text:p>
          </table:table-cell>
        </table:table-row>
        <table:table-row table:style-name="ro1">
          <table:table-cell office:value-type="float" office:value="55.2322315180004" calcext:value-type="float">
            <text:p>55.2322315180004</text:p>
          </table:table-cell>
          <table:table-cell office:value-type="float" office:value="109937" calcext:value-type="float">
            <text:p>109937</text:p>
          </table:table-cell>
          <table:table-cell office:value-type="float" office:value="106998" calcext:value-type="float">
            <text:p>106998</text:p>
          </table:table-cell>
          <table:table-cell office:value-type="float" office:value="1.00070179358478" calcext:value-type="float">
            <text:p>1.00070179358478</text:p>
          </table:table-cell>
        </table:table-row>
        <table:table-row table:style-name="ro1">
          <table:table-cell office:value-type="float" office:value="55.3350209740001" calcext:value-type="float">
            <text:p>55.3350209740001</text:p>
          </table:table-cell>
          <table:table-cell office:value-type="float" office:value="108606" calcext:value-type="float">
            <text:p>108606</text:p>
          </table:table-cell>
          <table:table-cell office:value-type="float" office:value="109937" calcext:value-type="float">
            <text:p>109937</text:p>
          </table:table-cell>
          <table:table-cell office:value-type="float" office:value="1.00092573359278" calcext:value-type="float">
            <text:p>1.00092573359278</text:p>
          </table:table-cell>
        </table:table-row>
        <table:table-row table:style-name="ro1">
          <table:table-cell office:value-type="float" office:value="55.4374312880004" calcext:value-type="float">
            <text:p>55.4374312880004</text:p>
          </table:table-cell>
          <table:table-cell office:value-type="float" office:value="103830" calcext:value-type="float">
            <text:p>103830</text:p>
          </table:table-cell>
          <table:table-cell office:value-type="float" office:value="108606" calcext:value-type="float">
            <text:p>108606</text:p>
          </table:table-cell>
          <table:table-cell office:value-type="float" office:value="1.00074058687423" calcext:value-type="float">
            <text:p>1.00074058687423</text:p>
          </table:table-cell>
        </table:table-row>
        <table:table-row table:style-name="ro1">
          <table:table-cell office:value-type="float" office:value="55.5502591920003" calcext:value-type="float">
            <text:p>55.5502591920003</text:p>
          </table:table-cell>
          <table:table-cell office:value-type="float" office:value="96894" calcext:value-type="float">
            <text:p>96894</text:p>
          </table:table-cell>
          <table:table-cell office:value-type="float" office:value="103830" calcext:value-type="float">
            <text:p>103830</text:p>
          </table:table-cell>
          <table:table-cell office:value-type="float" office:value="1.00022949309285" calcext:value-type="float">
            <text:p>1.00022949309285</text:p>
          </table:table-cell>
        </table:table-row>
        <table:table-row table:style-name="ro1">
          <table:table-cell office:value-type="float" office:value="55.670641403" calcext:value-type="float">
            <text:p>55.670641403</text:p>
          </table:table-cell>
          <table:table-cell office:value-type="float" office:value="91217" calcext:value-type="float">
            <text:p>91217</text:p>
          </table:table-cell>
          <table:table-cell office:value-type="float" office:value="96894" calcext:value-type="float">
            <text:p>96894</text:p>
          </table:table-cell>
          <table:table-cell office:value-type="float" office:value="0.999458956793118" calcext:value-type="float">
            <text:p>0.999458956793118</text:p>
          </table:table-cell>
        </table:table-row>
        <table:table-row table:style-name="ro1">
          <table:table-cell office:value-type="float" office:value="55.7846633880004" calcext:value-type="float">
            <text:p>55.7846633880004</text:p>
          </table:table-cell>
          <table:table-cell office:value-type="float" office:value="90236" calcext:value-type="float">
            <text:p>90236</text:p>
          </table:table-cell>
          <table:table-cell office:value-type="float" office:value="91217" calcext:value-type="float">
            <text:p>91217</text:p>
          </table:table-cell>
          <table:table-cell office:value-type="float" office:value="0.998482174476086" calcext:value-type="float">
            <text:p>0.998482174476086</text:p>
          </table:table-cell>
        </table:table-row>
        <table:table-row table:style-name="ro1">
          <table:table-cell office:value-type="float" office:value="55.887151032" calcext:value-type="float">
            <text:p>55.887151032</text:p>
          </table:table-cell>
          <table:table-cell office:value-type="float" office:value="93488" calcext:value-type="float">
            <text:p>93488</text:p>
          </table:table-cell>
          <table:table-cell office:value-type="float" office:value="90236" calcext:value-type="float">
            <text:p>90236</text:p>
          </table:table-cell>
          <table:table-cell office:value-type="float" office:value="0.996983937779067" calcext:value-type="float">
            <text:p>0.996983937779067</text:p>
          </table:table-cell>
        </table:table-row>
        <table:table-row table:style-name="ro1">
          <table:table-cell office:value-type="float" office:value="55.98891009" calcext:value-type="float">
            <text:p>55.98891009</text:p>
          </table:table-cell>
          <table:table-cell office:value-type="float" office:value="99303" calcext:value-type="float">
            <text:p>99303</text:p>
          </table:table-cell>
          <table:table-cell office:value-type="float" office:value="84580" calcext:value-type="float">
            <text:p>84580</text:p>
          </table:table-cell>
          <table:table-cell office:value-type="float" office:value="0.999025999144117" calcext:value-type="float">
            <text:p>0.999025999144117</text:p>
          </table:table-cell>
        </table:table-row>
        <table:table-row table:style-name="ro1">
          <table:table-cell office:value-type="float" office:value="56.098334235" calcext:value-type="float">
            <text:p>56.098334235</text:p>
          </table:table-cell>
          <table:table-cell office:value-type="float" office:value="105792" calcext:value-type="float">
            <text:p>105792</text:p>
          </table:table-cell>
          <table:table-cell office:value-type="float" office:value="98103" calcext:value-type="float">
            <text:p>98103</text:p>
          </table:table-cell>
          <table:table-cell office:value-type="float" office:value="1.00029799859716" calcext:value-type="float">
            <text:p>1.00029799859716</text:p>
          </table:table-cell>
        </table:table-row>
        <table:table-row table:style-name="ro1">
          <table:table-cell office:value-type="float" office:value="56.2097529370003" calcext:value-type="float">
            <text:p>56.2097529370003</text:p>
          </table:table-cell>
          <table:table-cell office:value-type="float" office:value="109681" calcext:value-type="float">
            <text:p>109681</text:p>
          </table:table-cell>
          <table:table-cell office:value-type="float" office:value="105792" calcext:value-type="float">
            <text:p>105792</text:p>
          </table:table-cell>
          <table:table-cell office:value-type="float" office:value="1.00095524475586" calcext:value-type="float">
            <text:p>1.00095524475586</text:p>
          </table:table-cell>
        </table:table-row>
        <table:table-row table:style-name="ro1">
          <table:table-cell office:value-type="float" office:value="56.325245215" calcext:value-type="float">
            <text:p>56.325245215</text:p>
          </table:table-cell>
          <table:table-cell office:value-type="float" office:value="108903" calcext:value-type="float">
            <text:p>108903</text:p>
          </table:table-cell>
          <table:table-cell office:value-type="float" office:value="109681" calcext:value-type="float">
            <text:p>109681</text:p>
          </table:table-cell>
          <table:table-cell office:value-type="float" office:value="1.00112197755782" calcext:value-type="float">
            <text:p>1.00112197755782</text:p>
          </table:table-cell>
        </table:table-row>
        <table:table-row table:style-name="ro1">
          <table:table-cell office:value-type="float" office:value="56.4541039090004" calcext:value-type="float">
            <text:p>56.4541039090004</text:p>
          </table:table-cell>
          <table:table-cell office:value-type="float" office:value="102843" calcext:value-type="float">
            <text:p>102843</text:p>
          </table:table-cell>
          <table:table-cell office:value-type="float" office:value="108903" calcext:value-type="float">
            <text:p>108903</text:p>
          </table:table-cell>
          <table:table-cell office:value-type="float" office:value="1.00089758204626" calcext:value-type="float">
            <text:p>1.00089758204626</text:p>
          </table:table-cell>
        </table:table-row>
        <table:table-row table:style-name="ro1">
          <table:table-cell office:value-type="float" office:value="56.613403759" calcext:value-type="float">
            <text:p>56.613403759</text:p>
          </table:table-cell>
          <table:table-cell office:value-type="float" office:value="93462" calcext:value-type="float">
            <text:p>93462</text:p>
          </table:table-cell>
          <table:table-cell office:value-type="float" office:value="102843" calcext:value-type="float">
            <text:p>102843</text:p>
          </table:table-cell>
          <table:table-cell office:value-type="float" office:value="1.00000632186476" calcext:value-type="float">
            <text:p>1.00000632186476</text:p>
          </table:table-cell>
        </table:table-row>
        <table:table-row table:style-name="ro1">
          <table:table-cell office:value-type="float" office:value="56.7245654490002" calcext:value-type="float">
            <text:p>56.7245654490002</text:p>
          </table:table-cell>
          <table:table-cell office:value-type="float" office:value="90127" calcext:value-type="float">
            <text:p>90127</text:p>
          </table:table-cell>
          <table:table-cell office:value-type="float" office:value="93462" calcext:value-type="float">
            <text:p>93462</text:p>
          </table:table-cell>
          <table:table-cell office:value-type="float" office:value="0.998939338131243" calcext:value-type="float">
            <text:p>0.998939338131243</text:p>
          </table:table-cell>
        </table:table-row>
        <table:table-row table:style-name="ro1">
          <table:table-cell office:value-type="float" office:value="56.8278060400003" calcext:value-type="float">
            <text:p>56.8278060400003</text:p>
          </table:table-cell>
          <table:table-cell office:value-type="float" office:value="91171" calcext:value-type="float">
            <text:p>91171</text:p>
          </table:table-cell>
          <table:table-cell office:value-type="float" office:value="90127" calcext:value-type="float">
            <text:p>90127</text:p>
          </table:table-cell>
          <table:table-cell office:value-type="float" office:value="0.997733030788683" calcext:value-type="float">
            <text:p>0.997733030788683</text:p>
          </table:table-cell>
        </table:table-row>
        <table:table-row table:style-name="ro1">
          <table:table-cell office:value-type="float" office:value="56.9371168540001" calcext:value-type="float">
            <text:p>56.9371168540001</text:p>
          </table:table-cell>
          <table:table-cell office:value-type="float" office:value="96150" calcext:value-type="float">
            <text:p>96150</text:p>
          </table:table-cell>
          <table:table-cell office:value-type="float" office:value="91171" calcext:value-type="float">
            <text:p>91171</text:p>
          </table:table-cell>
          <table:table-cell office:value-type="float" office:value="0.996416513126521" calcext:value-type="float">
            <text:p>0.996416513126521</text:p>
          </table:table-cell>
        </table:table-row>
        <table:table-row table:style-name="ro1">
          <table:table-cell office:value-type="float" office:value="57.0583727220001" calcext:value-type="float">
            <text:p>57.0583727220001</text:p>
          </table:table-cell>
          <table:table-cell office:value-type="float" office:value="103585" calcext:value-type="float">
            <text:p>103585</text:p>
          </table:table-cell>
          <table:table-cell office:value-type="float" office:value="96150" calcext:value-type="float">
            <text:p>96150</text:p>
          </table:table-cell>
          <table:table-cell office:value-type="float" office:value="0.998546638063054" calcext:value-type="float">
            <text:p>0.998546638063054</text:p>
          </table:table-cell>
        </table:table-row>
        <table:table-row table:style-name="ro1">
          <table:table-cell office:value-type="float" office:value="57.1670311610001" calcext:value-type="float">
            <text:p>57.1670311610001</text:p>
          </table:table-cell>
          <table:table-cell office:value-type="float" office:value="108671" calcext:value-type="float">
            <text:p>108671</text:p>
          </table:table-cell>
          <table:table-cell office:value-type="float" office:value="103585" calcext:value-type="float">
            <text:p>103585</text:p>
          </table:table-cell>
          <table:table-cell office:value-type="float" office:value="0.999895511508645" calcext:value-type="float">
            <text:p>0.999895511508645</text:p>
          </table:table-cell>
        </table:table-row>
        <table:table-row table:style-name="ro1">
          <table:table-cell office:value-type="float" office:value="57.2699625590003" calcext:value-type="float">
            <text:p>57.2699625590003</text:p>
          </table:table-cell>
          <table:table-cell office:value-type="float" office:value="109921" calcext:value-type="float">
            <text:p>109921</text:p>
          </table:table-cell>
          <table:table-cell office:value-type="float" office:value="108671" calcext:value-type="float">
            <text:p>108671</text:p>
          </table:table-cell>
          <table:table-cell office:value-type="float" office:value="1.00062063455903" calcext:value-type="float">
            <text:p>1.00062063455903</text:p>
          </table:table-cell>
        </table:table-row>
        <table:table-row table:style-name="ro1">
          <table:table-cell office:value-type="float" office:value="57.3946368370002" calcext:value-type="float">
            <text:p>57.3946368370002</text:p>
          </table:table-cell>
          <table:table-cell office:value-type="float" office:value="106147" calcext:value-type="float">
            <text:p>106147</text:p>
          </table:table-cell>
          <table:table-cell office:value-type="float" office:value="109921" calcext:value-type="float">
            <text:p>109921</text:p>
          </table:table-cell>
          <table:table-cell office:value-type="float" office:value="1.00049650764722" calcext:value-type="float">
            <text:p>1.00049650764722</text:p>
          </table:table-cell>
        </table:table-row>
        <table:table-row table:style-name="ro1">
          <table:table-cell office:value-type="float" office:value="57.5097192810003" calcext:value-type="float">
            <text:p>57.5097192810003</text:p>
          </table:table-cell>
          <table:table-cell office:value-type="float" office:value="99389" calcext:value-type="float">
            <text:p>99389</text:p>
          </table:table-cell>
          <table:table-cell office:value-type="float" office:value="106147" calcext:value-type="float">
            <text:p>106147</text:p>
          </table:table-cell>
          <table:table-cell office:value-type="float" office:value="1.00004694342076" calcext:value-type="float">
            <text:p>1.00004694342076</text:p>
          </table:table-cell>
        </table:table-row>
        <table:table-row table:style-name="ro1">
          <table:table-cell office:value-type="float" office:value="57.6124194270001" calcext:value-type="float">
            <text:p>57.6124194270001</text:p>
          </table:table-cell>
          <table:table-cell office:value-type="float" office:value="93509" calcext:value-type="float">
            <text:p>93509</text:p>
          </table:table-cell>
          <table:table-cell office:value-type="float" office:value="99389" calcext:value-type="float">
            <text:p>99389</text:p>
          </table:table-cell>
          <table:table-cell office:value-type="float" office:value="0.999338254037304" calcext:value-type="float">
            <text:p>0.999338254037304</text:p>
          </table:table-cell>
        </table:table-row>
        <table:table-row table:style-name="ro1">
          <table:table-cell office:value-type="float" office:value="57.7178726680004" calcext:value-type="float">
            <text:p>57.7178726680004</text:p>
          </table:table-cell>
          <table:table-cell office:value-type="float" office:value="90203" calcext:value-type="float">
            <text:p>90203</text:p>
          </table:table-cell>
          <table:table-cell office:value-type="float" office:value="93509" calcext:value-type="float">
            <text:p>93509</text:p>
          </table:table-cell>
          <table:table-cell office:value-type="float" office:value="0.998423482810995" calcext:value-type="float">
            <text:p>0.998423482810995</text:p>
          </table:table-cell>
        </table:table-row>
        <table:table-row table:style-name="ro1">
          <table:table-cell office:value-type="float" office:value="57.8364714830004" calcext:value-type="float">
            <text:p>57.8364714830004</text:p>
          </table:table-cell>
          <table:table-cell office:value-type="float" office:value="91440" calcext:value-type="float">
            <text:p>91440</text:p>
          </table:table-cell>
          <table:table-cell office:value-type="float" office:value="90203" calcext:value-type="float">
            <text:p>90203</text:p>
          </table:table-cell>
          <table:table-cell office:value-type="float" office:value="0.997345058025799" calcext:value-type="float">
            <text:p>0.997345058025799</text:p>
          </table:table-cell>
        </table:table-row>
        <table:table-row table:style-name="ro1">
          <table:table-cell office:value-type="float" office:value="57.9428727710001" calcext:value-type="float">
            <text:p>57.9428727710001</text:p>
          </table:table-cell>
          <table:table-cell office:value-type="float" office:value="96487" calcext:value-type="float">
            <text:p>96487</text:p>
          </table:table-cell>
          <table:table-cell office:value-type="float" office:value="91440" calcext:value-type="float">
            <text:p>91440</text:p>
          </table:table-cell>
          <table:table-cell office:value-type="float" office:value="0.996136915985857" calcext:value-type="float">
            <text:p>0.996136915985857</text:p>
          </table:table-cell>
        </table:table-row>
        <table:table-row table:style-name="ro1">
          <table:table-cell office:value-type="float" office:value="58.0449564720002" calcext:value-type="float">
            <text:p>58.0449564720002</text:p>
          </table:table-cell>
          <table:table-cell office:value-type="float" office:value="102787" calcext:value-type="float">
            <text:p>102787</text:p>
          </table:table-cell>
          <table:table-cell office:value-type="float" office:value="96487" calcext:value-type="float">
            <text:p>96487</text:p>
          </table:table-cell>
          <table:table-cell office:value-type="float" office:value="0.998298421677575" calcext:value-type="float">
            <text:p>0.998298421677575</text:p>
          </table:table-cell>
        </table:table-row>
        <table:table-row table:style-name="ro1">
          <table:table-cell office:value-type="float" office:value="58.150971387" calcext:value-type="float">
            <text:p>58.150971387</text:p>
          </table:table-cell>
          <table:table-cell office:value-type="float" office:value="108125" calcext:value-type="float">
            <text:p>108125</text:p>
          </table:table-cell>
          <table:table-cell office:value-type="float" office:value="102787" calcext:value-type="float">
            <text:p>102787</text:p>
          </table:table-cell>
          <table:table-cell office:value-type="float" office:value="0.999678598693879" calcext:value-type="float">
            <text:p>0.999678598693879</text:p>
          </table:table-cell>
        </table:table-row>
        <table:table-row table:style-name="ro1">
          <table:table-cell office:value-type="float" office:value="58.2800338540001" calcext:value-type="float">
            <text:p>58.2800338540001</text:p>
          </table:table-cell>
          <table:table-cell office:value-type="float" office:value="109822" calcext:value-type="float">
            <text:p>109822</text:p>
          </table:table-cell>
          <table:table-cell office:value-type="float" office:value="108125" calcext:value-type="float">
            <text:p>108125</text:p>
          </table:table-cell>
          <table:table-cell office:value-type="float" office:value="1.00043492047759" calcext:value-type="float">
            <text:p>1.00043492047759</text:p>
          </table:table-cell>
        </table:table-row>
        <table:table-row table:style-name="ro1">
          <table:table-cell office:value-type="float" office:value="58.3969021840003" calcext:value-type="float">
            <text:p>58.3969021840003</text:p>
          </table:table-cell>
          <table:table-cell office:value-type="float" office:value="106034" calcext:value-type="float">
            <text:p>106034</text:p>
          </table:table-cell>
          <table:table-cell office:value-type="float" office:value="109822" calcext:value-type="float">
            <text:p>109822</text:p>
          </table:table-cell>
          <table:table-cell office:value-type="float" office:value="1.00034793638208" calcext:value-type="float">
            <text:p>1.00034793638208</text:p>
          </table:table-cell>
        </table:table-row>
        <table:table-row table:style-name="ro1">
          <table:table-cell office:value-type="float" office:value="58.4996343000003" calcext:value-type="float">
            <text:p>58.4996343000003</text:p>
          </table:table-cell>
          <table:table-cell office:value-type="float" office:value="100022" calcext:value-type="float">
            <text:p>100022</text:p>
          </table:table-cell>
          <table:table-cell office:value-type="float" office:value="106034" calcext:value-type="float">
            <text:p>106034</text:p>
          </table:table-cell>
          <table:table-cell office:value-type="float" office:value="0.999934115026487" calcext:value-type="float">
            <text:p>0.999934115026487</text:p>
          </table:table-cell>
        </table:table-row>
        <table:table-row table:style-name="ro1">
          <table:table-cell office:value-type="float" office:value="58.6075457320003" calcext:value-type="float">
            <text:p>58.6075457320003</text:p>
          </table:table-cell>
          <table:table-cell office:value-type="float" office:value="93745" calcext:value-type="float">
            <text:p>93745</text:p>
          </table:table-cell>
          <table:table-cell office:value-type="float" office:value="100022" calcext:value-type="float">
            <text:p>100022</text:p>
          </table:table-cell>
          <table:table-cell office:value-type="float" office:value="0.999260006797822" calcext:value-type="float">
            <text:p>0.999260006797822</text:p>
          </table:table-cell>
        </table:table-row>
        <table:table-row table:style-name="ro1">
          <table:table-cell office:value-type="float" office:value="58.7179949860001" calcext:value-type="float">
            <text:p>58.7179949860001</text:p>
          </table:table-cell>
          <table:table-cell office:value-type="float" office:value="90201" calcext:value-type="float">
            <text:p>90201</text:p>
          </table:table-cell>
          <table:table-cell office:value-type="float" office:value="93745" calcext:value-type="float">
            <text:p>93745</text:p>
          </table:table-cell>
          <table:table-cell office:value-type="float" office:value="0.998378845918532" calcext:value-type="float">
            <text:p>0.998378845918532</text:p>
          </table:table-cell>
        </table:table-row>
        <table:table-row table:style-name="ro1">
          <table:table-cell office:value-type="float" office:value="58.820718723" calcext:value-type="float">
            <text:p>58.820718723</text:p>
          </table:table-cell>
          <table:table-cell office:value-type="float" office:value="90971" calcext:value-type="float">
            <text:p>90971</text:p>
          </table:table-cell>
          <table:table-cell office:value-type="float" office:value="90201" calcext:value-type="float">
            <text:p>90201</text:p>
          </table:table-cell>
          <table:table-cell office:value-type="float" office:value="0.997333213721127" calcext:value-type="float">
            <text:p>0.997333213721127</text:p>
          </table:table-cell>
        </table:table-row>
        <table:table-row table:style-name="ro1">
          <table:table-cell office:value-type="float" office:value="58.922681643" calcext:value-type="float">
            <text:p>58.922681643</text:p>
          </table:table-cell>
          <table:table-cell office:value-type="float" office:value="95330" calcext:value-type="float">
            <text:p>95330</text:p>
          </table:table-cell>
          <table:table-cell office:value-type="float" office:value="85637" calcext:value-type="float">
            <text:p>85637</text:p>
          </table:table-cell>
          <table:table-cell office:value-type="float" office:value="0.9961571692675" calcext:value-type="float">
            <text:p>0.9961571692675</text:p>
          </table:table-cell>
        </table:table-row>
        <table:table-row table:style-name="ro1">
          <table:table-cell office:value-type="float" office:value="59.031389491" calcext:value-type="float">
            <text:p>59.031389491</text:p>
          </table:table-cell>
          <table:table-cell office:value-type="float" office:value="101959" calcext:value-type="float">
            <text:p>101959</text:p>
          </table:table-cell>
          <table:table-cell office:value-type="float" office:value="95330" calcext:value-type="float">
            <text:p>95330</text:p>
          </table:table-cell>
          <table:table-cell office:value-type="float" office:value="0.998290923127311" calcext:value-type="float">
            <text:p>0.998290923127311</text:p>
          </table:table-cell>
        </table:table-row>
        <table:table-row table:style-name="ro1">
          <table:table-cell office:value-type="float" office:value="59.1345651320003" calcext:value-type="float">
            <text:p>59.1345651320003</text:p>
          </table:table-cell>
          <table:table-cell office:value-type="float" office:value="107483" calcext:value-type="float">
            <text:p>107483</text:p>
          </table:table-cell>
          <table:table-cell office:value-type="float" office:value="99077" calcext:value-type="float">
            <text:p>99077</text:p>
          </table:table-cell>
          <table:table-cell office:value-type="float" office:value="0.999654885009515" calcext:value-type="float">
            <text:p>0.999654885009515</text:p>
          </table:table-cell>
        </table:table-row>
        <table:table-row table:style-name="ro1">
          <table:table-cell office:value-type="float" office:value="59.2401456330003" calcext:value-type="float">
            <text:p>59.2401456330003</text:p>
          </table:table-cell>
          <table:table-cell office:value-type="float" office:value="109980" calcext:value-type="float">
            <text:p>109980</text:p>
          </table:table-cell>
          <table:table-cell office:value-type="float" office:value="107483" calcext:value-type="float">
            <text:p>107483</text:p>
          </table:table-cell>
          <table:table-cell office:value-type="float" office:value="1.00040418011646" calcext:value-type="float">
            <text:p>1.00040418011646</text:p>
          </table:table-cell>
        </table:table-row>
        <table:table-row table:style-name="ro1">
          <table:table-cell office:value-type="float" office:value="59.3482496870001" calcext:value-type="float">
            <text:p>59.3482496870001</text:p>
          </table:table-cell>
          <table:table-cell office:value-type="float" office:value="108154" calcext:value-type="float">
            <text:p>108154</text:p>
          </table:table-cell>
          <table:table-cell office:value-type="float" office:value="109980" calcext:value-type="float">
            <text:p>109980</text:p>
          </table:table-cell>
          <table:table-cell office:value-type="float" office:value="1.00066290266702" calcext:value-type="float">
            <text:p>1.00066290266702</text:p>
          </table:table-cell>
        </table:table-row>
        <table:table-row table:style-name="ro1">
          <table:table-cell office:value-type="float" office:value="59.459952402" calcext:value-type="float">
            <text:p>59.459952402</text:p>
          </table:table-cell>
          <table:table-cell office:value-type="float" office:value="102489" calcext:value-type="float">
            <text:p>102489</text:p>
          </table:table-cell>
          <table:table-cell office:value-type="float" office:value="108154" calcext:value-type="float">
            <text:p>108154</text:p>
          </table:table-cell>
          <table:table-cell office:value-type="float" office:value="1.00053032213361" calcext:value-type="float">
            <text:p>1.00053032213361</text:p>
          </table:table-cell>
        </table:table-row>
        <table:table-row table:style-name="ro1">
          <table:table-cell office:value-type="float" office:value="59.576158756" calcext:value-type="float">
            <text:p>59.576158756</text:p>
          </table:table-cell>
          <table:table-cell office:value-type="float" office:value="95395" calcext:value-type="float">
            <text:p>95395</text:p>
          </table:table-cell>
          <table:table-cell office:value-type="float" office:value="102489" calcext:value-type="float">
            <text:p>102489</text:p>
          </table:table-cell>
          <table:table-cell office:value-type="float" office:value="1.00008584823143" calcext:value-type="float">
            <text:p>1.00008584823143</text:p>
          </table:table-cell>
        </table:table-row>
        <table:table-row table:style-name="ro1">
          <table:table-cell office:value-type="float" office:value="59.6832896710002" calcext:value-type="float">
            <text:p>59.6832896710002</text:p>
          </table:table-cell>
          <table:table-cell office:value-type="float" office:value="90865" calcext:value-type="float">
            <text:p>90865</text:p>
          </table:table-cell>
          <table:table-cell office:value-type="float" office:value="95395" calcext:value-type="float">
            <text:p>95395</text:p>
          </table:table-cell>
          <table:table-cell office:value-type="float" office:value="0.999393002909465" calcext:value-type="float">
            <text:p>0.999393002909465</text:p>
          </table:table-cell>
        </table:table-row>
        <table:table-row table:style-name="ro1">
          <table:table-cell office:value-type="float" office:value="59.7856211940002" calcext:value-type="float">
            <text:p>59.7856211940002</text:p>
          </table:table-cell>
          <table:table-cell office:value-type="float" office:value="90249" calcext:value-type="float">
            <text:p>90249</text:p>
          </table:table-cell>
          <table:table-cell office:value-type="float" office:value="90865" calcext:value-type="float">
            <text:p>90865</text:p>
          </table:table-cell>
          <table:table-cell office:value-type="float" office:value="0.998167600980771" calcext:value-type="float">
            <text:p>0.998167600980771</text:p>
          </table:table-cell>
        </table:table-row>
        <table:table-row table:style-name="ro1">
          <table:table-cell office:value-type="float" office:value="59.8923186260004" calcext:value-type="float">
            <text:p>59.8923186260004</text:p>
          </table:table-cell>
          <table:table-cell office:value-type="float" office:value="93738" calcext:value-type="float">
            <text:p>93738</text:p>
          </table:table-cell>
          <table:table-cell office:value-type="float" office:value="90249" calcext:value-type="float">
            <text:p>90249</text:p>
          </table:table-cell>
          <table:table-cell office:value-type="float" office:value="0.996853408515709" calcext:value-type="float">
            <text:p>0.996853408515709</text:p>
          </table:table-cell>
        </table:table-row>
        <table:table-row table:style-name="ro1">
          <table:table-cell office:value-type="float" office:value="60.0194812160003" calcext:value-type="float">
            <text:p>60.0194812160003</text:p>
          </table:table-cell>
          <table:table-cell office:value-type="float" office:value="101220" calcext:value-type="float">
            <text:p>101220</text:p>
          </table:table-cell>
          <table:table-cell office:value-type="float" office:value="93738" calcext:value-type="float">
            <text:p>93738</text:p>
          </table:table-cell>
          <table:table-cell office:value-type="float" office:value="0.998825008691762" calcext:value-type="float">
            <text:p>0.998825008691762</text:p>
          </table:table-cell>
        </table:table-row>
        <table:table-row table:style-name="ro1">
          <table:table-cell office:value-type="float" office:value="60.1349077330001" calcext:value-type="float">
            <text:p>60.1349077330001</text:p>
          </table:table-cell>
          <table:table-cell office:value-type="float" office:value="107497" calcext:value-type="float">
            <text:p>107497</text:p>
          </table:table-cell>
          <table:table-cell office:value-type="float" office:value="101220" calcext:value-type="float">
            <text:p>101220</text:p>
          </table:table-cell>
          <table:table-cell office:value-type="float" office:value="1.00006503207904" calcext:value-type="float">
            <text:p>1.00006503207904</text:p>
          </table:table-cell>
        </table:table-row>
        <table:table-row table:style-name="ro1">
          <table:table-cell office:value-type="float" office:value="60.2420527480003" calcext:value-type="float">
            <text:p>60.2420527480003</text:p>
          </table:table-cell>
          <table:table-cell office:value-type="float" office:value="109987" calcext:value-type="float">
            <text:p>109987</text:p>
          </table:table-cell>
          <table:table-cell office:value-type="float" office:value="107497" calcext:value-type="float">
            <text:p>107497</text:p>
          </table:table-cell>
          <table:table-cell office:value-type="float" office:value="1.0007209219843" calcext:value-type="float">
            <text:p>1.0007209219843</text:p>
          </table:table-cell>
        </table:table-row>
        <table:table-row table:style-name="ro1">
          <table:table-cell office:value-type="float" office:value="60.3688553350003" calcext:value-type="float">
            <text:p>60.3688553350003</text:p>
          </table:table-cell>
          <table:table-cell office:value-type="float" office:value="107338" calcext:value-type="float">
            <text:p>107338</text:p>
          </table:table-cell>
          <table:table-cell office:value-type="float" office:value="109987" calcext:value-type="float">
            <text:p>109987</text:p>
          </table:table-cell>
          <table:table-cell office:value-type="float" office:value="1.0009106274038" calcext:value-type="float">
            <text:p>1.0009106274038</text:p>
          </table:table-cell>
        </table:table-row>
        <table:table-row table:style-name="ro1">
          <table:table-cell office:value-type="float" office:value="60.5085668250003" calcext:value-type="float">
            <text:p>60.5085668250003</text:p>
          </table:table-cell>
          <table:table-cell office:value-type="float" office:value="99461" calcext:value-type="float">
            <text:p>99461</text:p>
          </table:table-cell>
          <table:table-cell office:value-type="float" office:value="107338" calcext:value-type="float">
            <text:p>107338</text:p>
          </table:table-cell>
          <table:table-cell office:value-type="float" office:value="1.00039572322088" calcext:value-type="float">
            <text:p>1.00039572322088</text:p>
          </table:table-cell>
        </table:table-row>
        <table:table-row table:style-name="ro1">
          <table:table-cell office:value-type="float" office:value="60.6633077350002" calcext:value-type="float">
            <text:p>60.6633077350002</text:p>
          </table:table-cell>
          <table:table-cell office:value-type="float" office:value="91447" calcext:value-type="float">
            <text:p>91447</text:p>
          </table:table-cell>
          <table:table-cell office:value-type="float" office:value="99461" calcext:value-type="float">
            <text:p>99461</text:p>
          </table:table-cell>
          <table:table-cell office:value-type="float" office:value="0.99965212674946" calcext:value-type="float">
            <text:p>0.99965212674946</text:p>
          </table:table-cell>
        </table:table-row>
        <table:table-row table:style-name="ro1">
          <table:table-cell office:value-type="float" office:value="60.7764823930002" calcext:value-type="float">
            <text:p>60.7764823930002</text:p>
          </table:table-cell>
          <table:table-cell office:value-type="float" office:value="90138" calcext:value-type="float">
            <text:p>90138</text:p>
          </table:table-cell>
          <table:table-cell office:value-type="float" office:value="91447" calcext:value-type="float">
            <text:p>91447</text:p>
          </table:table-cell>
          <table:table-cell office:value-type="float" office:value="0.998726676523946" calcext:value-type="float">
            <text:p>0.998726676523946</text:p>
          </table:table-cell>
        </table:table-row>
        <table:table-row table:style-name="ro1">
          <table:table-cell office:value-type="float" office:value="60.8783487720002" calcext:value-type="float">
            <text:p>60.8783487720002</text:p>
          </table:table-cell>
          <table:table-cell office:value-type="float" office:value="93079" calcext:value-type="float">
            <text:p>93079</text:p>
          </table:table-cell>
          <table:table-cell office:value-type="float" office:value="86538" calcext:value-type="float">
            <text:p>86538</text:p>
          </table:table-cell>
          <table:table-cell office:value-type="float" office:value="0.997656837907899" calcext:value-type="float">
            <text:p>0.997656837907899</text:p>
          </table:table-cell>
        </table:table-row>
        <table:table-row table:style-name="ro1">
          <table:table-cell office:value-type="float" office:value="60.9941973230002" calcext:value-type="float">
            <text:p>60.9941973230002</text:p>
          </table:table-cell>
          <table:table-cell office:value-type="float" office:value="99635" calcext:value-type="float">
            <text:p>99635</text:p>
          </table:table-cell>
          <table:table-cell office:value-type="float" office:value="93079" calcext:value-type="float">
            <text:p>93079</text:p>
          </table:table-cell>
          <table:table-cell office:value-type="float" office:value="0.99944560233952" calcext:value-type="float">
            <text:p>0.99944560233952</text:p>
          </table:table-cell>
        </table:table-row>
        <table:table-row table:style-name="ro1">
          <table:table-cell office:value-type="float" office:value="61.134847581" calcext:value-type="float">
            <text:p>61.134847581</text:p>
          </table:table-cell>
          <table:table-cell office:value-type="float" office:value="107494" calcext:value-type="float">
            <text:p>107494</text:p>
          </table:table-cell>
          <table:table-cell office:value-type="float" office:value="99635" calcext:value-type="float">
            <text:p>99635</text:p>
          </table:table-cell>
          <table:table-cell office:value-type="float" office:value="1.00054494974641" calcext:value-type="float">
            <text:p>1.00054494974641</text:p>
          </table:table-cell>
        </table:table-row>
        <table:table-row table:style-name="ro1">
          <table:table-cell office:value-type="float" office:value="61.2578709050003" calcext:value-type="float">
            <text:p>61.2578709050003</text:p>
          </table:table-cell>
          <table:table-cell office:value-type="float" office:value="109987" calcext:value-type="float">
            <text:p>109987</text:p>
          </table:table-cell>
          <table:table-cell office:value-type="float" office:value="107494" calcext:value-type="float">
            <text:p>107494</text:p>
          </table:table-cell>
          <table:table-cell office:value-type="float" office:value="1.00109385453397" calcext:value-type="float">
            <text:p>1.00109385453397</text:p>
          </table:table-cell>
        </table:table-row>
        <table:table-row table:style-name="ro1">
          <table:table-cell office:value-type="float" office:value="61.3751016180004" calcext:value-type="float">
            <text:p>61.3751016180004</text:p>
          </table:table-cell>
          <table:table-cell office:value-type="float" office:value="107066" calcext:value-type="float">
            <text:p>107066</text:p>
          </table:table-cell>
          <table:table-cell office:value-type="float" office:value="109987" calcext:value-type="float">
            <text:p>109987</text:p>
          </table:table-cell>
          <table:table-cell office:value-type="float" office:value="1.00120349085214" calcext:value-type="float">
            <text:p>1.00120349085214</text:p>
          </table:table-cell>
        </table:table-row>
        <table:table-row table:style-name="ro1">
          <table:table-cell office:value-type="float" office:value="61.5029938550001" calcext:value-type="float">
            <text:p>61.5029938550001</text:p>
          </table:table-cell>
          <table:table-cell office:value-type="float" office:value="99811" calcext:value-type="float">
            <text:p>99811</text:p>
          </table:table-cell>
          <table:table-cell office:value-type="float" office:value="107066" calcext:value-type="float">
            <text:p>107066</text:p>
          </table:table-cell>
          <table:table-cell office:value-type="float" office:value="1.00063546043948" calcext:value-type="float">
            <text:p>1.00063546043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6T19:06:12.629315345</dc:date>
    <meta:editing-duration>PT1M12S</meta:editing-duration>
    <meta:editing-cycles>1</meta:editing-cycles>
    <meta:document-statistic meta:table-count="1" meta:cell-count="199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9cm" svg:height="20.852cm" xlink:href=".." xlink:type="simple" chart:class="chart:scatter" chart:style-name="ch1">
        <chart:legend chart:legend-position="end" svg:x="35.438cm" svg:y="10.127cm" style:legend-expansion="high" chart:style-name="ch2"/>
        <chart:plot-area chart:style-name="ch3" table:cell-range-address="data.A100:data.A500 data.D100:data.D500" svg:x="0.765cm" svg:y="0.417cm" svg:width="33.908cm" svg:height="20.018cm">
          <chart:coordinate-region svg:x="1.492cm" svg:y="0.617cm" svg:width="32.994cm" svg:height="19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00:data.D500" chart:class="chart:scatter">
            <chart:domain table:cell-range-address="data.A100:data.A500"/>
            <chart:data-point chart:repeated="4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235020190003">
                <text:p>12.5235020190003</text:p>
                <draw:g>
                  <svg:desc>data.A100:data.A500</svg:desc>
                </draw:g>
              </table:table-cell>
              <table:table-cell office:value-type="float" office:value="0.0000000241931333751741">
                <text:p>0.0000000241931333751741</text:p>
                <draw:g>
                  <svg:desc>data.D100:data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559487910004">
                <text:p>12.6559487910004</text:p>
              </table:table-cell>
              <table:table-cell office:value-type="float" office:value="0.0000000193545067001393">
                <text:p>0.0000000193545067001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731963310002">
                <text:p>12.7731963310002</text:p>
              </table:table-cell>
              <table:table-cell office:value-type="float" office:value="0.0000000154836053601114">
                <text:p>0.0000000154836053601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095388870001">
                <text:p>12.9095388870001</text:p>
              </table:table-cell>
              <table:table-cell office:value-type="float" office:value="0.0000000123868842880891">
                <text:p>0.0000000123868842880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0334038740002">
                <text:p>13.0334038740002</text:p>
              </table:table-cell>
              <table:table-cell office:value-type="float" office:value="0.00000000990950743047132">
                <text:p>0.00000000990950743047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350547780003">
                <text:p>13.1350547780003</text:p>
              </table:table-cell>
              <table:table-cell office:value-type="float" office:value="0.00000000792760594437706">
                <text:p>0.00000000792760594437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571840300001">
                <text:p>13.3571840300001</text:p>
              </table:table-cell>
              <table:table-cell office:value-type="float" office:value="0.00000000634208475550165">
                <text:p>0.00000000634208475550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4918133320002">
                <text:p>13.4918133320002</text:p>
              </table:table-cell>
              <table:table-cell office:value-type="float" office:value="0.00000000507366780440132">
                <text:p>0.00000000507366780440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942535430004">
                <text:p>13.5942535430004</text:p>
              </table:table-cell>
              <table:table-cell office:value-type="float" office:value="0.00000000405893424352105">
                <text:p>0.00000000405893424352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951581300004">
                <text:p>13.6951581300004</text:p>
              </table:table-cell>
              <table:table-cell office:value-type="float" office:value="0.00000000324714739481684">
                <text:p>0.00000000324714739481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096297860002">
                <text:p>13.8096297860002</text:p>
              </table:table-cell>
              <table:table-cell office:value-type="float" office:value="0.00000000259771791585347">
                <text:p>0.00000000259771791585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9252462120003">
                <text:p>13.9252462120003</text:p>
              </table:table-cell>
              <table:table-cell office:value-type="float" office:value="0.00000000207817433268278">
                <text:p>0.00000000207817433268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0340110280004">
                <text:p>14.0340110280004</text:p>
              </table:table-cell>
              <table:table-cell office:value-type="float" office:value="0.00000000166253946614622">
                <text:p>0.00000000166253946614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2288667430003">
                <text:p>14.2288667430003</text:p>
              </table:table-cell>
              <table:table-cell office:value-type="float" office:value="0.00000000133003157291698">
                <text:p>0.00000000133003157291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370432355">
                <text:p>14.370432355</text:p>
              </table:table-cell>
              <table:table-cell office:value-type="float" office:value="0.00000000106402525833358">
                <text:p>0.00000000106402525833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877825460003">
                <text:p>14.4877825460003</text:p>
              </table:table-cell>
              <table:table-cell office:value-type="float" office:value="0.000000000851220206666867">
                <text:p>0.000000000851220206666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886069530002">
                <text:p>14.5886069530002</text:p>
              </table:table-cell>
              <table:table-cell office:value-type="float" office:value="0.000000000680976165333493">
                <text:p>0.000000000680976165333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8129426840001">
                <text:p>14.8129426840001</text:p>
              </table:table-cell>
              <table:table-cell office:value-type="float" office:value="0.000000000544780932266795">
                <text:p>0.000000000544780932266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9416465940003">
                <text:p>14.9416465940003</text:p>
              </table:table-cell>
              <table:table-cell office:value-type="float" office:value="0.000000000435824745813436">
                <text:p>0.000000000435824745813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42889885">
                <text:p>15.042889885</text:p>
              </table:table-cell>
              <table:table-cell office:value-type="float" office:value="0.000000000348659796650749">
                <text:p>0.000000000348659796650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619241400002">
                <text:p>15.2619241400002</text:p>
              </table:table-cell>
              <table:table-cell office:value-type="float" office:value="0.000000000278927837320599">
                <text:p>0.000000000278927837320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391506508">
                <text:p>15.391506508</text:p>
              </table:table-cell>
              <table:table-cell office:value-type="float" office:value="0.000000000223142269856479">
                <text:p>0.000000000223142269856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4968811350004">
                <text:p>15.4968811350004</text:p>
              </table:table-cell>
              <table:table-cell office:value-type="float" office:value="0.000000000178513815885183">
                <text:p>0.000000000178513815885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056584110002">
                <text:p>15.6056584110002</text:p>
              </table:table-cell>
              <table:table-cell office:value-type="float" office:value="0.000000000142811052708147">
                <text:p>0.0000000001428110527081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323667930004">
                <text:p>15.7323667930004</text:p>
              </table:table-cell>
              <table:table-cell office:value-type="float" office:value="0.000000000114248842166517">
                <text:p>0.000000000114248842166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914107865">
                <text:p>15.914107865</text:p>
              </table:table-cell>
              <table:table-cell office:value-type="float" office:value="0.0000000000913990737332139">
                <text:p>0.0000000000913990737332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25538544">
                <text:p>16.025538544</text:p>
              </table:table-cell>
              <table:table-cell office:value-type="float" office:value="0.0000000000731192589865711">
                <text:p>0.0000000000731192589865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2482515320003">
                <text:p>16.2482515320003</text:p>
              </table:table-cell>
              <table:table-cell office:value-type="float" office:value="0.0000000000584954071892569">
                <text:p>0.00000000005849540718925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74257638">
                <text:p>16.374257638</text:p>
              </table:table-cell>
              <table:table-cell office:value-type="float" office:value="0.0000000000467963257514055">
                <text:p>0.0000000000467963257514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487252331">
                <text:p>16.487252331</text:p>
              </table:table-cell>
              <table:table-cell office:value-type="float" office:value="0.198757764012592">
                <text:p>0.198757764012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6036782640003">
                <text:p>16.6036782640003</text:p>
              </table:table-cell>
              <table:table-cell office:value-type="float" office:value="0.356537075407605">
                <text:p>0.356537075407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241153520004">
                <text:p>16.7241153520004</text:p>
              </table:table-cell>
              <table:table-cell office:value-type="float" office:value="0.285229660326084">
                <text:p>0.285229660326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8484541140001">
                <text:p>16.8484541140001</text:p>
              </table:table-cell>
              <table:table-cell office:value-type="float" office:value="0.228183728260867">
                <text:p>0.228183728260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9629671900002">
                <text:p>16.9629671900002</text:p>
              </table:table-cell>
              <table:table-cell office:value-type="float" office:value="0.182546982608694">
                <text:p>0.182546982608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0700250620002">
                <text:p>17.0700250620002</text:p>
              </table:table-cell>
              <table:table-cell office:value-type="float" office:value="0.146037586086955">
                <text:p>0.1460375860869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1831423960002">
                <text:p>17.1831423960002</text:p>
              </table:table-cell>
              <table:table-cell office:value-type="float" office:value="0.116830068869564">
                <text:p>0.116830068869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3170048710003">
                <text:p>17.3170048710003</text:p>
              </table:table-cell>
              <table:table-cell office:value-type="float" office:value="0.294647487048314">
                <text:p>0.294647487048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347365450003">
                <text:p>17.4347365450003</text:p>
              </table:table-cell>
              <table:table-cell office:value-type="float" office:value="0.435717989638651">
                <text:p>0.435717989638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5354893820004">
                <text:p>17.5354893820004</text:p>
              </table:table-cell>
              <table:table-cell office:value-type="float" office:value="0.547404801067646">
                <text:p>0.547404801067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6414094740003">
                <text:p>17.6414094740003</text:p>
              </table:table-cell>
              <table:table-cell office:value-type="float" office:value="0.635598259458768">
                <text:p>0.635598259458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7771948750001">
                <text:p>17.7771948750001</text:p>
              </table:table-cell>
              <table:table-cell office:value-type="float" office:value="0.705010399474529">
                <text:p>0.705010399474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8988387840004">
                <text:p>17.8988387840004</text:p>
              </table:table-cell>
              <table:table-cell office:value-type="float" office:value="0.564008319579623">
                <text:p>0.564008319579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0971383790002">
                <text:p>18.0971383790002</text:p>
              </table:table-cell>
              <table:table-cell office:value-type="float" office:value="0.654596486172173">
                <text:p>0.654596486172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2340280610001">
                <text:p>18.2340280610001</text:p>
              </table:table-cell>
              <table:table-cell office:value-type="float" office:value="0.725924379948975">
                <text:p>0.725924379948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3540091250002">
                <text:p>18.3540091250002</text:p>
              </table:table-cell>
              <table:table-cell office:value-type="float" office:value="0.781856822394934">
                <text:p>0.781856822394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4593730010001">
                <text:p>18.4593730010001</text:p>
              </table:table-cell>
              <table:table-cell office:value-type="float" office:value="0.825485457915947">
                <text:p>0.825485457915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5611455970002">
                <text:p>18.5611455970002</text:p>
              </table:table-cell>
              <table:table-cell office:value-type="float" office:value="0.859283393957067">
                <text:p>0.859283393957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6879809010002">
                <text:p>18.6879809010002</text:p>
              </table:table-cell>
              <table:table-cell office:value-type="float" office:value="0.884148026641064">
                <text:p>0.8841480266410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8146358530003">
                <text:p>18.8146358530003</text:p>
              </table:table-cell>
              <table:table-cell office:value-type="float" office:value="0.902970595225894">
                <text:p>0.902970595225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9280578100002">
                <text:p>18.9280578100002</text:p>
              </table:table-cell>
              <table:table-cell office:value-type="float" office:value="0.722376476180716">
                <text:p>0.7223764761807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1309855860004">
                <text:p>19.1309855860004</text:p>
              </table:table-cell>
              <table:table-cell office:value-type="float" office:value="0.781109737094305">
                <text:p>0.781109737094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258653757">
                <text:p>19.258653757</text:p>
              </table:table-cell>
              <table:table-cell office:value-type="float" office:value="0.827015449249912">
                <text:p>0.827015449249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366740508">
                <text:p>19.366740508</text:p>
              </table:table-cell>
              <table:table-cell office:value-type="float" office:value="0.862670560458131">
                <text:p>0.862670560458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530219491">
                <text:p>19.530219491</text:p>
              </table:table-cell>
              <table:table-cell office:value-type="float" office:value="0.889089327947657">
                <text:p>0.8890893279476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505831980003">
                <text:p>19.6505831980003</text:p>
              </table:table-cell>
              <table:table-cell office:value-type="float" office:value="0.909188129024792">
                <text:p>0.909188129024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8562266680001">
                <text:p>19.8562266680001</text:p>
              </table:table-cell>
              <table:table-cell office:value-type="float" office:value="0.923226791879627">
                <text:p>0.923226791879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9712742890001">
                <text:p>19.9712742890001</text:p>
              </table:table-cell>
              <table:table-cell office:value-type="float" office:value="0.933453228375497">
                <text:p>0.933453228375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0792996990003">
                <text:p>20.0792996990003</text:p>
              </table:table-cell>
              <table:table-cell office:value-type="float" office:value="0.950844215353459">
                <text:p>0.950844215353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1913765950003">
                <text:p>20.1913765950003</text:p>
              </table:table-cell>
              <table:table-cell office:value-type="float" office:value="0.962695574302969">
                <text:p>0.962695574302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3120557750003">
                <text:p>20.3120557750003</text:p>
              </table:table-cell>
              <table:table-cell office:value-type="float" office:value="0.971161484568003">
                <text:p>0.971161484568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429443127">
                <text:p>20.429443127</text:p>
              </table:table-cell>
              <table:table-cell office:value-type="float" office:value="0.976929187654403">
                <text:p>0.9769291876544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534495501">
                <text:p>20.534495501</text:p>
              </table:table-cell>
              <table:table-cell office:value-type="float" office:value="0.9805483252479">
                <text:p>0.9805483252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6474384040002">
                <text:p>20.6474384040002</text:p>
              </table:table-cell>
              <table:table-cell office:value-type="float" office:value="0.982458462178518">
                <text:p>0.982458462178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7624277550003">
                <text:p>20.7624277550003</text:p>
              </table:table-cell>
              <table:table-cell office:value-type="float" office:value="0.983011104718184">
                <text:p>0.983011104718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73042488">
                <text:p>20.873042488</text:p>
              </table:table-cell>
              <table:table-cell office:value-type="float" office:value="0.982487315147096">
                <text:p>0.982487315147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9751855870004">
                <text:p>20.9751855870004</text:p>
              </table:table-cell>
              <table:table-cell office:value-type="float" office:value="0.981111803337189">
                <text:p>0.981111803337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0926141590003">
                <text:p>21.0926141590003</text:p>
              </table:table-cell>
              <table:table-cell office:value-type="float" office:value="0.987787993394389">
                <text:p>0.987787993394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2047227540002">
                <text:p>21.2047227540002</text:p>
              </table:table-cell>
              <table:table-cell office:value-type="float" office:value="0.992153471638588">
                <text:p>0.992153471638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3126836140004">
                <text:p>21.3126836140004</text:p>
              </table:table-cell>
              <table:table-cell office:value-type="float" office:value="0.994679715109914">
                <text:p>0.994679715109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4286989240004">
                <text:p>21.4286989240004</text:p>
              </table:table-cell>
              <table:table-cell office:value-type="float" office:value="0.995743772087931">
                <text:p>0.995743772087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5433118010001">
                <text:p>21.5433118010001</text:p>
              </table:table-cell>
              <table:table-cell office:value-type="float" office:value="0.995647150371767">
                <text:p>0.995647150371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6608858050004">
                <text:p>21.6608858050004</text:p>
              </table:table-cell>
              <table:table-cell office:value-type="float" office:value="0.994630927844583">
                <text:p>0.9946309278445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7753795610001">
                <text:p>21.7753795610001</text:p>
              </table:table-cell>
              <table:table-cell office:value-type="float" office:value="0.992887840867216">
                <text:p>0.992887840867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8810921420004">
                <text:p>21.8810921420004</text:p>
              </table:table-cell>
              <table:table-cell office:value-type="float" office:value="0.990571954936763">
                <text:p>0.990571954936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9946513500004">
                <text:p>21.9946513500004</text:p>
              </table:table-cell>
              <table:table-cell office:value-type="float" office:value="0.996161267653114">
                <text:p>0.996161267653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1194078060003">
                <text:p>22.1194078060003</text:p>
              </table:table-cell>
              <table:table-cell office:value-type="float" office:value="0.999693991081017">
                <text:p>0.999693991081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2289410490002">
                <text:p>22.2289410490002</text:p>
              </table:table-cell>
              <table:table-cell office:value-type="float" office:value="1.00159005525014">
                <text:p>1.00159005525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3494283680002">
                <text:p>22.3494283680002</text:p>
              </table:table-cell>
              <table:table-cell office:value-type="float" office:value="1.00218528620924">
                <text:p>1.00218528620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4707722440003">
                <text:p>22.4707722440003</text:p>
              </table:table-cell>
              <table:table-cell office:value-type="float" office:value="1.00174822896739">
                <text:p>1.00174822896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5749498710002">
                <text:p>22.5749498710002</text:p>
              </table:table-cell>
              <table:table-cell office:value-type="float" office:value="1.00049360579835">
                <text:p>1.00049360579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683182833">
                <text:p>22.683182833</text:p>
              </table:table-cell>
              <table:table-cell office:value-type="float" office:value="0.998593082836877">
                <text:p>0.998593082836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7966823510001">
                <text:p>22.7966823510001</text:p>
              </table:table-cell>
              <table:table-cell office:value-type="float" office:value="0.995303037698073">
                <text:p>0.995303037698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960179745">
                <text:p>22.960179745</text:p>
              </table:table-cell>
              <table:table-cell office:value-type="float" office:value="0.991797985714014">
                <text:p>0.9917979857140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0853469440003">
                <text:p>23.0853469440003</text:p>
              </table:table-cell>
              <table:table-cell office:value-type="float" office:value="0.996978211580061">
                <text:p>0.9969782115800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2874130530004">
                <text:p>23.2874130530004</text:p>
              </table:table-cell>
              <table:table-cell office:value-type="float" office:value="0.998455931709464">
                <text:p>0.998455931709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4102952330004">
                <text:p>23.4102952330004</text:p>
              </table:table-cell>
              <table:table-cell office:value-type="float" office:value="0.998764745367571">
                <text:p>0.998764745367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5230667450001">
                <text:p>23.5230667450001</text:p>
              </table:table-cell>
              <table:table-cell office:value-type="float" office:value="0.998145995428256">
                <text:p>0.998145995428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6424833140004">
                <text:p>23.6424833140004</text:p>
              </table:table-cell>
              <table:table-cell office:value-type="float" office:value="0.99679265841157">
                <text:p>0.996792658411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7509316280002">
                <text:p>23.7509316280002</text:p>
              </table:table-cell>
              <table:table-cell office:value-type="float" office:value="0.994859019433119">
                <text:p>0.994859019433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8584789450001">
                <text:p>23.8584789450001</text:p>
              </table:table-cell>
              <table:table-cell office:value-type="float" office:value="0.992468412127692">
                <text:p>0.992468412127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9602265010003">
                <text:p>23.9602265010003</text:p>
              </table:table-cell>
              <table:table-cell office:value-type="float" office:value="0.989719410553217">
                <text:p>0.9897194105532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073964011">
                <text:p>24.073964011</text:p>
              </table:table-cell>
              <table:table-cell office:value-type="float" office:value="0.995165358951049">
                <text:p>0.995165358951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1881933850004">
                <text:p>24.1881933850004</text:p>
              </table:table-cell>
              <table:table-cell office:value-type="float" office:value="0.997812959429747">
                <text:p>0.997812959429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292371602">
                <text:p>24.292371602</text:p>
              </table:table-cell>
              <table:table-cell office:value-type="float" office:value="0.999087187627479">
                <text:p>0.999087187627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042022860003">
                <text:p>24.4042022860003</text:p>
              </table:table-cell>
              <table:table-cell office:value-type="float" office:value="0.999269750101983">
                <text:p>0.9992697501019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5229920700003">
                <text:p>24.5229920700003</text:p>
              </table:table-cell>
              <table:table-cell office:value-type="float" office:value="0.998585924562915">
                <text:p>0.998585924562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6263849300003">
                <text:p>24.6263849300003</text:p>
              </table:table-cell>
              <table:table-cell office:value-type="float" office:value="0.997215847088348">
                <text:p>0.9972158470883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369810030004">
                <text:p>24.7369810030004</text:p>
              </table:table-cell>
              <table:table-cell office:value-type="float" office:value="0.99530354186821">
                <text:p>0.995303541868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8568176160002">
                <text:p>24.8568176160002</text:p>
              </table:table-cell>
              <table:table-cell office:value-type="float" office:value="0.992964144969977">
                <text:p>0.992964144969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9624004850002">
                <text:p>24.9624004850002</text:p>
              </table:table-cell>
              <table:table-cell office:value-type="float" office:value="0.990289683322921">
                <text:p>0.990289683322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0663940110003">
                <text:p>25.0663940110003</text:p>
              </table:table-cell>
              <table:table-cell office:value-type="float" office:value="0.995483779178662">
                <text:p>0.9954837791786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1884807440001">
                <text:p>25.1884807440001</text:p>
              </table:table-cell>
              <table:table-cell office:value-type="float" office:value="0.997999926568736">
                <text:p>0.9979999265687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3077977130001">
                <text:p>25.3077977130001</text:p>
              </table:table-cell>
              <table:table-cell office:value-type="float" office:value="0.999203154106395">
                <text:p>0.999203154106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4249192520001">
                <text:p>25.4249192520001</text:p>
              </table:table-cell>
              <table:table-cell office:value-type="float" office:value="0.999362523285116">
                <text:p>0.9993625232851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5384060400002">
                <text:p>25.5384060400002</text:p>
              </table:table-cell>
              <table:table-cell office:value-type="float" office:value="0.998693205879089">
                <text:p>0.9986932058790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6616472730002">
                <text:p>25.6616472730002</text:p>
              </table:table-cell>
              <table:table-cell office:value-type="float" office:value="0.997367263115969">
                <text:p>0.997367263115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7646950610001">
                <text:p>25.7646950610001</text:p>
              </table:table-cell>
              <table:table-cell office:value-type="float" office:value="0.995522268990799">
                <text:p>0.9955222689907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8696345040003">
                <text:p>25.8696345040003</text:p>
              </table:table-cell>
              <table:table-cell office:value-type="float" office:value="0.993268208893427">
                <text:p>0.9932682088934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9916620370004">
                <text:p>25.9916620370004</text:p>
              </table:table-cell>
              <table:table-cell office:value-type="float" office:value="0.997739567114742">
                <text:p>0.997739567114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.1752002650001">
                <text:p>26.1752002650001</text:p>
              </table:table-cell>
              <table:table-cell office:value-type="float" office:value="1.00052628404199">
                <text:p>1.00052628404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2869359580004">
                <text:p>26.2869359580004</text:p>
              </table:table-cell>
              <table:table-cell office:value-type="float" office:value="1.00119322800579">
                <text:p>1.001193228005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5152285160002">
                <text:p>26.5152285160002</text:p>
              </table:table-cell>
              <table:table-cell office:value-type="float" office:value="1.00018829887973">
                <text:p>1.000188298879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6421604910001">
                <text:p>26.6421604910001</text:p>
              </table:table-cell>
              <table:table-cell office:value-type="float" office:value="0.998623921546531">
                <text:p>0.9986239215465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7437714360003">
                <text:p>26.7437714360003</text:p>
              </table:table-cell>
              <table:table-cell office:value-type="float" office:value="0.996617768415932">
                <text:p>0.9966177684159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9666753670003">
                <text:p>26.9666753670003</text:p>
              </table:table-cell>
              <table:table-cell office:value-type="float" office:value="0.993520629827085">
                <text:p>0.9935206298270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0972365240004">
                <text:p>27.0972365240004</text:p>
              </table:table-cell>
              <table:table-cell office:value-type="float" office:value="0.997063694872904">
                <text:p>0.9970636948729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2097084830002">
                <text:p>27.2097084830002</text:p>
              </table:table-cell>
              <table:table-cell office:value-type="float" office:value="0.999143493211756">
                <text:p>0.9991434932117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3109469340002">
                <text:p>27.3109469340002</text:p>
              </table:table-cell>
              <table:table-cell office:value-type="float" office:value="1.0000582889932">
                <text:p>1.00005828899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4268886940004">
                <text:p>27.4268886940004</text:p>
              </table:table-cell>
              <table:table-cell office:value-type="float" office:value="1.00004663119456">
                <text:p>1.00004663119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565804414">
                <text:p>27.565804414</text:p>
              </table:table-cell>
              <table:table-cell office:value-type="float" office:value="0.999299297575572">
                <text:p>0.9992992975755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6917230500003">
                <text:p>27.6917230500003</text:p>
              </table:table-cell>
              <table:table-cell office:value-type="float" office:value="0.997241635862656">
                <text:p>0.997241635862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7941084620002">
                <text:p>27.7941084620002</text:p>
              </table:table-cell>
              <table:table-cell office:value-type="float" office:value="0.994873600660927">
                <text:p>0.9948736006609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8953847840003">
                <text:p>27.8953847840003</text:p>
              </table:table-cell>
              <table:table-cell office:value-type="float" office:value="0.992262516892378">
                <text:p>0.9922625168923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.0151399270003">
                <text:p>28.0151399270003</text:p>
              </table:table-cell>
              <table:table-cell office:value-type="float" office:value="0.996708564238541">
                <text:p>0.9967085642385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1188144590001">
                <text:p>28.1188144590001</text:p>
              </table:table-cell>
              <table:table-cell office:value-type="float" office:value="0.999532916372782">
                <text:p>0.9995329163727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.2259119320001">
                <text:p>28.2259119320001</text:p>
              </table:table-cell>
              <table:table-cell office:value-type="float" office:value="1.00106518201909">
                <text:p>1.001065182019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.343047672">
                <text:p>28.343047672</text:p>
              </table:table-cell>
              <table:table-cell office:value-type="float" office:value="1.00156899149341">
                <text:p>1.00156899149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4454560640002">
                <text:p>28.4454560640002</text:p>
              </table:table-cell>
              <table:table-cell office:value-type="float" office:value="1.00125519319473">
                <text:p>1.001255193194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556525471">
                <text:p>28.556525471</text:p>
              </table:table-cell>
              <table:table-cell office:value-type="float" office:value="1.00029241078354">
                <text:p>1.000292410783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6805389610004">
                <text:p>28.6805389610004</text:p>
              </table:table-cell>
              <table:table-cell office:value-type="float" office:value="0.998815488910519">
                <text:p>0.9988154889105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8776983980001">
                <text:p>28.8776983980001</text:p>
              </table:table-cell>
              <table:table-cell office:value-type="float" office:value="0.996235489719964">
                <text:p>0.9962354897199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004614984">
                <text:p>29.004614984</text:p>
              </table:table-cell>
              <table:table-cell office:value-type="float" office:value="0.999785594573174">
                <text:p>0.999785594573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1061367280004">
                <text:p>29.1061367280004</text:p>
              </table:table-cell>
              <table:table-cell office:value-type="float" office:value="1.00191906799303">
                <text:p>1.001919067993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.2099789020003">
                <text:p>29.2099789020003</text:p>
              </table:table-cell>
              <table:table-cell office:value-type="float" office:value="1.00292414328332">
                <text:p>1.002924143283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3543490390002">
                <text:p>29.3543490390002</text:p>
              </table:table-cell>
              <table:table-cell office:value-type="float" office:value="1.00303135614914">
                <text:p>1.003031356149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4681033100001">
                <text:p>29.4681033100001</text:p>
              </table:table-cell>
              <table:table-cell office:value-type="float" office:value="1.00242508491932">
                <text:p>1.002425084919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95752440001">
                <text:p>29.5695752440001</text:p>
              </table:table-cell>
              <table:table-cell office:value-type="float" office:value="1.00125278271208">
                <text:p>1.00125278271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6895175980003">
                <text:p>29.6895175980003</text:p>
              </table:table-cell>
              <table:table-cell office:value-type="float" office:value="0.998954444599702">
                <text:p>0.9989544445997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8581743170003">
                <text:p>29.8581743170003</text:p>
              </table:table-cell>
              <table:table-cell office:value-type="float" office:value="0.996442467244388">
                <text:p>0.99644246724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.9730559580003">
                <text:p>29.9730559580003</text:p>
              </table:table-cell>
              <table:table-cell office:value-type="float" office:value="0.993764143287036">
                <text:p>0.993764143287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18566676">
                <text:p>30.18566676</text:p>
              </table:table-cell>
              <table:table-cell office:value-type="float" office:value="0.996353596508823">
                <text:p>0.9963535965088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3081966970003">
                <text:p>30.3081966970003</text:p>
              </table:table-cell>
              <table:table-cell office:value-type="float" office:value="0.997751773528129">
                <text:p>0.9977517735281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4208126580002">
                <text:p>30.4208126580002</text:p>
              </table:table-cell>
              <table:table-cell office:value-type="float" office:value="0.998201418822503">
                <text:p>0.9982014188225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5368249880003">
                <text:p>30.5368249880003</text:p>
              </table:table-cell>
              <table:table-cell office:value-type="float" office:value="0.99789668323076">
                <text:p>0.99789668323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6438177">
                <text:p>30.6438177</text:p>
              </table:table-cell>
              <table:table-cell office:value-type="float" office:value="0.99699284327335">
                <text:p>0.996992843273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7567910540001">
                <text:p>30.7567910540001</text:p>
              </table:table-cell>
              <table:table-cell office:value-type="float" office:value="0.995614076598878">
                <text:p>0.9956140765988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8597905210004">
                <text:p>30.8597905210004</text:p>
              </table:table-cell>
              <table:table-cell office:value-type="float" office:value="0.993859682331734">
                <text:p>0.9938596823317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9663864400004">
                <text:p>30.9663864400004</text:p>
              </table:table-cell>
              <table:table-cell office:value-type="float" office:value="0.991809057340797">
                <text:p>0.991809057340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.0799782590002">
                <text:p>31.0799782590002</text:p>
              </table:table-cell>
              <table:table-cell office:value-type="float" office:value="0.996061624957605">
                <text:p>0.9960616249576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.1974565830001">
                <text:p>31.1974565830001</text:p>
              </table:table-cell>
              <table:table-cell office:value-type="float" office:value="0.998148001264785">
                <text:p>0.998148001264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3102559250001">
                <text:p>31.3102559250001</text:p>
              </table:table-cell>
              <table:table-cell office:value-type="float" office:value="0.999165650202767">
                <text:p>0.9991656502027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279821">
                <text:p>31.4279821</text:p>
              </table:table-cell>
              <table:table-cell office:value-type="float" office:value="0.999332520162213">
                <text:p>0.9993325201622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5413592480004">
                <text:p>31.5413592480004</text:p>
              </table:table-cell>
              <table:table-cell office:value-type="float" office:value="0.998822929313051">
                <text:p>0.998822929313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6428769920003">
                <text:p>31.6428769920003</text:p>
              </table:table-cell>
              <table:table-cell office:value-type="float" office:value="0.997776292168389">
                <text:p>0.9977762921683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744463517">
                <text:p>31.744463517</text:p>
              </table:table-cell>
              <table:table-cell office:value-type="float" office:value="0.996304100827363">
                <text:p>0.996304100827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8782697830002">
                <text:p>31.8782697830002</text:p>
              </table:table-cell>
              <table:table-cell office:value-type="float" office:value="0.994495509961254">
                <text:p>0.994495509961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997610332">
                <text:p>31.997610332</text:p>
              </table:table-cell>
              <table:table-cell office:value-type="float" office:value="0.998128053538623">
                <text:p>0.9981280535386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.19361316">
                <text:p>32.19361316</text:p>
              </table:table-cell>
              <table:table-cell office:value-type="float" office:value="0.999760304466119">
                <text:p>0.9997603044661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3385725730004">
                <text:p>32.3385725730004</text:p>
              </table:table-cell>
              <table:table-cell office:value-type="float" office:value="1.00043520282054">
                <text:p>1.00043520282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4700119270001">
                <text:p>32.4700119270001</text:p>
              </table:table-cell>
              <table:table-cell office:value-type="float" office:value="1.00034816225644">
                <text:p>1.00034816225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5715757620001">
                <text:p>32.5715757620001</text:p>
              </table:table-cell>
              <table:table-cell office:value-type="float" office:value="0.999655476845647">
                <text:p>0.9996554768456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6762393540002">
                <text:p>32.6762393540002</text:p>
              </table:table-cell>
              <table:table-cell office:value-type="float" office:value="0.998482145451673">
                <text:p>0.998482145451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7976221710001">
                <text:p>32.7976221710001</text:p>
              </table:table-cell>
              <table:table-cell office:value-type="float" office:value="0.996316580558869">
                <text:p>0.996316580558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909244854">
                <text:p>32.909244854</text:p>
              </table:table-cell>
              <table:table-cell office:value-type="float" office:value="0.993976341370172">
                <text:p>0.993976341370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010357655">
                <text:p>33.010357655</text:p>
              </table:table-cell>
              <table:table-cell office:value-type="float" office:value="0.997635060826199">
                <text:p>0.9976350608261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73662518">
                <text:p>33.273662518</text:p>
              </table:table-cell>
              <table:table-cell office:value-type="float" office:value="0.999327560856081">
                <text:p>0.9993275608560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165136930001">
                <text:p>33.4165136930001</text:p>
              </table:table-cell>
              <table:table-cell office:value-type="float" office:value="0.999462048684865">
                <text:p>0.9994620486848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5655384310003">
                <text:p>33.5655384310003</text:p>
              </table:table-cell>
              <table:table-cell office:value-type="float" office:value="0.998965409340641">
                <text:p>0.99896540934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724275020001">
                <text:p>33.6724275020001</text:p>
              </table:table-cell>
              <table:table-cell office:value-type="float" office:value="0.997967508195405">
                <text:p>0.997967508195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893032620003">
                <text:p>33.8893032620003</text:p>
              </table:table-cell>
              <table:table-cell office:value-type="float" office:value="0.995388931929458">
                <text:p>0.995388931929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0190121420001">
                <text:p>34.0190121420001</text:p>
              </table:table-cell>
              <table:table-cell office:value-type="float" office:value="0.998692097924519">
                <text:p>0.9986920979245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1322504180002">
                <text:p>34.1322504180002</text:p>
              </table:table-cell>
              <table:table-cell office:value-type="float" office:value="1.00073409376988">
                <text:p>1.000734093769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234899263">
                <text:p>34.234899263</text:p>
              </table:table-cell>
              <table:table-cell office:value-type="float" office:value="1.00177070696857">
                <text:p>1.00177070696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3533439150001">
                <text:p>34.3533439150001</text:p>
              </table:table-cell>
              <table:table-cell office:value-type="float" office:value="1.00200653607633">
                <text:p>1.002006536076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4855070960002">
                <text:p>34.4855070960002</text:p>
              </table:table-cell>
              <table:table-cell office:value-type="float" office:value="1.00101871859713">
                <text:p>1.00101871859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.6111059900004">
                <text:p>34.6111059900004</text:p>
              </table:table-cell>
              <table:table-cell office:value-type="float" office:value="0.999645384234433">
                <text:p>0.9996453842344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.7131620600003">
                <text:p>34.7131620600003</text:p>
              </table:table-cell>
              <table:table-cell office:value-type="float" office:value="0.99796703625052">
                <text:p>0.99796703625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.8146652940004">
                <text:p>34.8146652940004</text:p>
              </table:table-cell>
              <table:table-cell office:value-type="float" office:value="0.996048047605067">
                <text:p>0.9960480476050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.9379306580004">
                <text:p>34.9379306580004</text:p>
              </table:table-cell>
              <table:table-cell office:value-type="float" office:value="0.993939887359416">
                <text:p>0.993939887359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0608016390002">
                <text:p>35.0608016390002</text:p>
              </table:table-cell>
              <table:table-cell office:value-type="float" office:value="0.997464048615857">
                <text:p>0.9974640486158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.1716251440002">
                <text:p>35.1716251440002</text:p>
              </table:table-cell>
              <table:table-cell office:value-type="float" office:value="0.999700345520927">
                <text:p>0.9997003455209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.2737073040003">
                <text:p>35.2737073040003</text:p>
              </table:table-cell>
              <table:table-cell office:value-type="float" office:value="1.0009097017041">
                <text:p>1.00090970170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.3915295200004">
                <text:p>35.3915295200004</text:p>
              </table:table-cell>
              <table:table-cell office:value-type="float" office:value="1.00072776136328">
                <text:p>1.000727761363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.517494748">
                <text:p>35.517494748</text:p>
              </table:table-cell>
              <table:table-cell office:value-type="float" office:value="1.00001240852082">
                <text:p>1.00001240852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.6496530590002">
                <text:p>35.6496530590002</text:p>
              </table:table-cell>
              <table:table-cell office:value-type="float" office:value="0.998873563180294">
                <text:p>0.9988735631802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.759200554">
                <text:p>35.759200554</text:p>
              </table:table-cell>
              <table:table-cell office:value-type="float" office:value="0.997399133830354">
                <text:p>0.9973991338303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.8661038750001">
                <text:p>35.8661038750001</text:p>
              </table:table-cell>
              <table:table-cell office:value-type="float" office:value="0.995659420058634">
                <text:p>0.9956594200586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.9824552590003">
                <text:p>35.9824552590003</text:p>
              </table:table-cell>
              <table:table-cell office:value-type="float" office:value="0.993710634638457">
                <text:p>0.993710634638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.108502477">
                <text:p>36.108502477</text:p>
              </table:table-cell>
              <table:table-cell office:value-type="float" office:value="0.996649179979673">
                <text:p>0.9966491799796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.2243845070002">
                <text:p>36.2243845070002</text:p>
              </table:table-cell>
              <table:table-cell office:value-type="float" office:value="0.998436662419493">
                <text:p>0.9984366624194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.332755851">
                <text:p>36.332755851</text:p>
              </table:table-cell>
              <table:table-cell office:value-type="float" office:value="0.999306432999661">
                <text:p>0.9993064329996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.4534144030004">
                <text:p>36.4534144030004</text:p>
              </table:table-cell>
              <table:table-cell office:value-type="float" office:value="0.999445146399729">
                <text:p>0.9994451463997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.5769271290001">
                <text:p>36.5769271290001</text:p>
              </table:table-cell>
              <table:table-cell office:value-type="float" office:value="0.999002100499284">
                <text:p>0.9990021004992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.6952628300001">
                <text:p>36.6952628300001</text:p>
              </table:table-cell>
              <table:table-cell office:value-type="float" office:value="0.997548787837444">
                <text:p>0.997548787837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.7979438650004">
                <text:p>36.7979438650004</text:p>
              </table:table-cell>
              <table:table-cell office:value-type="float" office:value="0.995841228072153">
                <text:p>0.995841228072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9621996960004">
                <text:p>36.9621996960004</text:p>
              </table:table-cell>
              <table:table-cell office:value-type="float" office:value="0.993933256430325">
                <text:p>0.9939332564303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.1065524140004">
                <text:p>37.1065524140004</text:p>
              </table:table-cell>
              <table:table-cell office:value-type="float" office:value="0.996781482528456">
                <text:p>0.9967814825284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223703915">
                <text:p>37.223703915</text:p>
              </table:table-cell>
              <table:table-cell office:value-type="float" office:value="0.998512142544504">
                <text:p>0.9985121425445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.3258498250002">
                <text:p>37.3258498250002</text:p>
              </table:table-cell>
              <table:table-cell office:value-type="float" office:value="0.999351719455658">
                <text:p>0.999351719455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4329801490003">
                <text:p>37.4329801490003</text:p>
              </table:table-cell>
              <table:table-cell office:value-type="float" office:value="0.999481375564526">
                <text:p>0.9994813755645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.5655204140003">
                <text:p>37.5655204140003</text:p>
              </table:table-cell>
              <table:table-cell office:value-type="float" office:value="0.99904601689367">
                <text:p>0.999046016893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.6881381320004">
                <text:p>37.6881381320004</text:p>
              </table:table-cell>
              <table:table-cell office:value-type="float" office:value="0.997628234426464">
                <text:p>0.997628234426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.792978726">
                <text:p>37.792978726</text:p>
              </table:table-cell>
              <table:table-cell office:value-type="float" office:value="0.995963550108016">
                <text:p>0.995963550108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.9006692740004">
                <text:p>37.9006692740004</text:p>
              </table:table-cell>
              <table:table-cell office:value-type="float" office:value="0.994104173419746">
                <text:p>0.9941041734197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.0162253410003">
                <text:p>38.0162253410003</text:p>
              </table:table-cell>
              <table:table-cell office:value-type="float" office:value="0.997410998310265">
                <text:p>0.9974109983102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.1341227990001">
                <text:p>38.1341227990001</text:p>
              </table:table-cell>
              <table:table-cell office:value-type="float" office:value="0.999520310584552">
                <text:p>0.9995203105845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.2365365520004">
                <text:p>38.2365365520004</text:p>
              </table:table-cell>
              <table:table-cell office:value-type="float" office:value="1.00067444952584">
                <text:p>1.000674449525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.3453901500002">
                <text:p>38.3453901500002</text:p>
              </table:table-cell>
              <table:table-cell office:value-type="float" office:value="1.00106726410616">
                <text:p>1.001067264106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.4603427820002">
                <text:p>38.4603427820002</text:p>
              </table:table-cell>
              <table:table-cell office:value-type="float" office:value="1.00085381128493">
                <text:p>1.00085381128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.5657535310002">
                <text:p>38.5657535310002</text:p>
              </table:table-cell>
              <table:table-cell office:value-type="float" office:value="1.00015811464474">
                <text:p>1.00015811464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.6716027830003">
                <text:p>38.6716027830003</text:p>
              </table:table-cell>
              <table:table-cell office:value-type="float" office:value="0.999079371296945">
                <text:p>0.9990793712969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.7815396010001">
                <text:p>38.7815396010001</text:p>
              </table:table-cell>
              <table:table-cell office:value-type="float" office:value="0.997696917403091">
                <text:p>0.9976969174030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.891649831">
                <text:p>38.891649831</text:p>
              </table:table-cell>
              <table:table-cell office:value-type="float" office:value="0.995560131325071">
                <text:p>0.9955601313250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.9933076870002">
                <text:p>38.9933076870002</text:p>
              </table:table-cell>
              <table:table-cell office:value-type="float" office:value="0.99852064392016">
                <text:p>0.998520643920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.1957203910001">
                <text:p>39.1957203910001</text:p>
              </table:table-cell>
              <table:table-cell office:value-type="float" office:value="0.99984744297118">
                <text:p>0.999847442971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.3149592700001">
                <text:p>39.3149592700001</text:p>
              </table:table-cell>
              <table:table-cell office:value-type="float" office:value="1.00039209319442">
                <text:p>1.000392093194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.4287512820001">
                <text:p>39.4287512820001</text:p>
              </table:table-cell>
              <table:table-cell office:value-type="float" office:value="1.00031367455554">
                <text:p>1.000313674555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.5408492590004">
                <text:p>39.5408492590004</text:p>
              </table:table-cell>
              <table:table-cell office:value-type="float" office:value="0.999739430693025">
                <text:p>0.9997394306930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.7482941870003">
                <text:p>39.7482941870003</text:p>
              </table:table-cell>
              <table:table-cell office:value-type="float" office:value="0.998264826997168">
                <text:p>0.9982648269971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.8835630960002">
                <text:p>39.8835630960002</text:p>
              </table:table-cell>
              <table:table-cell office:value-type="float" office:value="0.996581404744943">
                <text:p>0.9965814047449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9990897730004">
                <text:p>39.9990897730004</text:p>
              </table:table-cell>
              <table:table-cell office:value-type="float" office:value="0.999285325816156">
                <text:p>0.9992853258161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.1006427380003">
                <text:p>40.1006427380003</text:p>
              </table:table-cell>
              <table:table-cell office:value-type="float" office:value="1.00093959566552">
                <text:p>1.000939595665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.2026383970001">
                <text:p>40.2026383970001</text:p>
              </table:table-cell>
              <table:table-cell office:value-type="float" office:value="1.00175670165804">
                <text:p>1.001756701658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.3465831520002">
                <text:p>40.3465831520002</text:p>
              </table:table-cell>
              <table:table-cell office:value-type="float" office:value="1.00190661445927">
                <text:p>1.001906614459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.4721793960002">
                <text:p>40.4721793960002</text:p>
              </table:table-cell>
              <table:table-cell office:value-type="float" office:value="1.00152529156741">
                <text:p>1.001525291567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.5927134770004">
                <text:p>40.5927134770004</text:p>
              </table:table-cell>
              <table:table-cell office:value-type="float" office:value="1.00022520837831">
                <text:p>1.000225208378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.7579902880002">
                <text:p>40.7579902880002</text:p>
              </table:table-cell>
              <table:table-cell office:value-type="float" office:value="0.998691332955749">
                <text:p>0.9986913329557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.8696841610004">
                <text:p>40.8696841610004</text:p>
              </table:table-cell>
              <table:table-cell office:value-type="float" office:value="0.996972868344797">
                <text:p>0.9969728683447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.0869508950004">
                <text:p>41.0869508950004</text:p>
              </table:table-cell>
              <table:table-cell office:value-type="float" office:value="0.999052496150039">
                <text:p>0.9990524961500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.2348125940002">
                <text:p>41.2348125940002</text:p>
              </table:table-cell>
              <table:table-cell office:value-type="float" office:value="1.00022238907689">
                <text:p>1.000222389076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.3580607880003">
                <text:p>41.3580607880003</text:p>
              </table:table-cell>
              <table:table-cell office:value-type="float" office:value="1.00066690881653">
                <text:p>1.000666908816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.4796191080004">
                <text:p>41.4796191080004</text:p>
              </table:table-cell>
              <table:table-cell office:value-type="float" office:value="1.00053352705322">
                <text:p>1.00053352705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.614706545">
                <text:p>41.614706545</text:p>
              </table:table-cell>
              <table:table-cell office:value-type="float" office:value="0.99945594785617">
                <text:p>0.999455947856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.7267938720001">
                <text:p>41.7267938720001</text:p>
              </table:table-cell>
              <table:table-cell office:value-type="float" office:value="0.998111973781304">
                <text:p>0.9981119737813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.8285051890002">
                <text:p>41.8285051890002</text:p>
              </table:table-cell>
              <table:table-cell office:value-type="float" office:value="0.996557211875285">
                <text:p>0.9965572118752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.9598733340004">
                <text:p>41.9598733340004</text:p>
              </table:table-cell>
              <table:table-cell office:value-type="float" office:value="0.994836130946011">
                <text:p>0.9948361309460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.0989156660003">
                <text:p>42.0989156660003</text:p>
              </table:table-cell>
              <table:table-cell office:value-type="float" office:value="0.997307753677672">
                <text:p>0.997307753677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.2229787680003">
                <text:p>42.2229787680003</text:p>
              </table:table-cell>
              <table:table-cell office:value-type="float" office:value="0.998803140741181">
                <text:p>0.9988031407411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.3429120130004">
                <text:p>42.3429120130004</text:p>
              </table:table-cell>
              <table:table-cell office:value-type="float" office:value="0.999519839561919">
                <text:p>0.9995198395619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.4835516090002">
                <text:p>42.4835516090002</text:p>
              </table:table-cell>
              <table:table-cell office:value-type="float" office:value="0.999615871649535">
                <text:p>0.9996158716495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.6223639690002">
                <text:p>42.6223639690002</text:p>
              </table:table-cell>
              <table:table-cell office:value-type="float" office:value="0.99874483002105">
                <text:p>0.99874483002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.755633751">
                <text:p>42.755633751</text:p>
              </table:table-cell>
              <table:table-cell office:value-type="float" office:value="0.997577424300528">
                <text:p>0.997577424300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.8718435240003">
                <text:p>42.8718435240003</text:p>
              </table:table-cell>
              <table:table-cell office:value-type="float" office:value="0.996175146987592">
                <text:p>0.9961751469875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.9888099340001">
                <text:p>42.9888099340001</text:p>
              </table:table-cell>
              <table:table-cell office:value-type="float" office:value="0.998818051862374">
                <text:p>0.9988180518623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.1085042580003">
                <text:p>43.1085042580003</text:p>
              </table:table-cell>
              <table:table-cell office:value-type="float" office:value="1.00045959371472">
                <text:p>1.00045959371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3.2175055880002">
                <text:p>43.2175055880002</text:p>
              </table:table-cell>
              <table:table-cell office:value-type="float" office:value="1.00130225441103">
                <text:p>1.00130225441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.3328473730003">
                <text:p>43.3328473730003</text:p>
              </table:table-cell>
              <table:table-cell office:value-type="float" office:value="1.00150800399503">
                <text:p>1.001508003995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.467204175">
                <text:p>43.467204175</text:p>
              </table:table-cell>
              <table:table-cell office:value-type="float" office:value="1.00120640319602">
                <text:p>1.001206403196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.5748940540002">
                <text:p>43.5748940540002</text:p>
              </table:table-cell>
              <table:table-cell office:value-type="float" office:value="1.00050108543385">
                <text:p>1.000501085433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3.6872992230001">
                <text:p>43.6872992230001</text:p>
              </table:table-cell>
              <table:table-cell office:value-type="float" office:value="0.999015187053775">
                <text:p>0.9990151870537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3.80386176">
                <text:p>43.80386176</text:p>
              </table:table-cell>
              <table:table-cell office:value-type="float" office:value="0.99736883167067">
                <text:p>0.997368831670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.9102037670004">
                <text:p>43.9102037670004</text:p>
              </table:table-cell>
              <table:table-cell office:value-type="float" office:value="0.995596214761823">
                <text:p>0.9955962147618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.017584833">
                <text:p>44.017584833</text:p>
              </table:table-cell>
              <table:table-cell office:value-type="float" office:value="0.99831183419478">
                <text:p>0.998311834194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.1350569870001">
                <text:p>44.1350569870001</text:p>
              </table:table-cell>
              <table:table-cell office:value-type="float" office:value="1.00002246506749">
                <text:p>1.000022465067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.2543370870003">
                <text:p>44.2543370870003</text:p>
              </table:table-cell>
              <table:table-cell office:value-type="float" office:value="1.00093121406313">
                <text:p>1.000931214063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.4352482550003">
                <text:p>44.4352482550003</text:p>
              </table:table-cell>
              <table:table-cell office:value-type="float" office:value="1.0007449712505">
                <text:p>1.00074497125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.6096684050003">
                <text:p>44.6096684050003</text:p>
              </table:table-cell>
              <table:table-cell office:value-type="float" office:value="0.999690999624836">
                <text:p>0.9996909996248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.718684596">
                <text:p>44.718684596</text:p>
              </table:table-cell>
              <table:table-cell office:value-type="float" office:value="0.998398397894">
                <text:p>0.9983983978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.9301627300001">
                <text:p>44.9301627300001</text:p>
              </table:table-cell>
              <table:table-cell office:value-type="float" office:value="0.996471527303964">
                <text:p>0.996471527303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.0630242980001">
                <text:p>45.0630242980001</text:p>
              </table:table-cell>
              <table:table-cell office:value-type="float" office:value="0.998970943816265">
                <text:p>0.9989709438162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.1816047920001">
                <text:p>45.1816047920001</text:p>
              </table:table-cell>
              <table:table-cell office:value-type="float" office:value="1.00051903693221">
                <text:p>1.000519036932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.2858114110004">
                <text:p>45.2858114110004</text:p>
              </table:table-cell>
              <table:table-cell office:value-type="float" office:value="1.00086066384421">
                <text:p>1.000860663844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.4015803100001">
                <text:p>45.4015803100001</text:p>
              </table:table-cell>
              <table:table-cell office:value-type="float" office:value="1.00068853107537">
                <text:p>1.000688531075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.5303024320001">
                <text:p>45.5303024320001</text:p>
              </table:table-cell>
              <table:table-cell office:value-type="float" office:value="1.00010736588025">
                <text:p>1.000107365880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.66416028">
                <text:p>45.66416028</text:p>
              </table:table-cell>
              <table:table-cell office:value-type="float" office:value="0.999200936951986">
                <text:p>0.9992009369519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.7674690200001">
                <text:p>45.7674690200001</text:p>
              </table:table-cell>
              <table:table-cell office:value-type="float" office:value="0.998036246250331">
                <text:p>0.9980362462503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.8696845220002">
                <text:p>45.8696845220002</text:p>
              </table:table-cell>
              <table:table-cell office:value-type="float" office:value="0.99666688246282">
                <text:p>0.996666882462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.9958516820002">
                <text:p>45.9958516820002</text:p>
              </table:table-cell>
              <table:table-cell office:value-type="float" office:value="0.999087891935168">
                <text:p>0.9990878919351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.1158117580003">
                <text:p>46.1158117580003</text:p>
              </table:table-cell>
              <table:table-cell office:value-type="float" office:value="1.0005832238326">
                <text:p>1.00058322383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.228311029">
                <text:p>46.228311029</text:p>
              </table:table-cell>
              <table:table-cell office:value-type="float" office:value="1.00133994151149">
                <text:p>1.001339941511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.3312968170003">
                <text:p>46.3312968170003</text:p>
              </table:table-cell>
              <table:table-cell office:value-type="float" office:value="1.00150768305669">
                <text:p>1.001507683056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.4333896870003">
                <text:p>46.4333896870003</text:p>
              </table:table-cell>
              <table:table-cell office:value-type="float" office:value="1.00120614644535">
                <text:p>1.001206146445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.5487154430002">
                <text:p>46.5487154430002</text:p>
              </table:table-cell>
              <table:table-cell office:value-type="float" office:value="1.00053107767689">
                <text:p>1.000531077676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.6506579420002">
                <text:p>46.6506579420002</text:p>
              </table:table-cell>
              <table:table-cell office:value-type="float" office:value="0.99955906127571">
                <text:p>0.999559061275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.7532640970003">
                <text:p>46.7532640970003</text:p>
              </table:table-cell>
              <table:table-cell office:value-type="float" office:value="0.998351352692275">
                <text:p>0.998351352692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.8690524060003">
                <text:p>46.8690524060003</text:p>
              </table:table-cell>
              <table:table-cell office:value-type="float" office:value="0.996956944222785">
                <text:p>0.9969569442227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9901816330003">
                <text:p>46.9901816330003</text:p>
              </table:table-cell>
              <table:table-cell office:value-type="float" office:value="0.999282293575653">
                <text:p>0.9992822935756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.1026880240001">
                <text:p>47.1026880240001</text:p>
              </table:table-cell>
              <table:table-cell office:value-type="float" office:value="1.0007106314344">
                <text:p>1.00071063143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.2074224370003">
                <text:p>47.2074224370003</text:p>
              </table:table-cell>
              <table:table-cell office:value-type="float" office:value="1.00142320600222">
                <text:p>1.00142320600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.3331238130004">
                <text:p>47.3331238130004</text:p>
              </table:table-cell>
              <table:table-cell office:value-type="float" office:value="1.00156500403418">
                <text:p>1.001565004034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.4491597450001">
                <text:p>47.4491597450001</text:p>
              </table:table-cell>
              <table:table-cell office:value-type="float" office:value="1.00125200322735">
                <text:p>1.001252003227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.6743911390004">
                <text:p>47.6743911390004</text:p>
              </table:table-cell>
              <table:table-cell office:value-type="float" office:value="1.00015414495476">
                <text:p>1.000154144954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.7917977830002">
                <text:p>47.7917977830002</text:p>
              </table:table-cell>
              <table:table-cell office:value-type="float" office:value="0.998435552250728">
                <text:p>0.9984355522507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.8982867420004">
                <text:p>47.8982867420004</text:p>
              </table:table-cell>
              <table:table-cell office:value-type="float" office:value="0.996643178642688">
                <text:p>0.9966431786426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.006389095">
                <text:p>48.006389095</text:p>
              </table:table-cell>
              <table:table-cell office:value-type="float" office:value="0.998995215183058">
                <text:p>0.9989952151830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.1169815590001">
                <text:p>48.1169815590001</text:p>
              </table:table-cell>
              <table:table-cell office:value-type="float" office:value="1.00045403378167">
                <text:p>1.00045403378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.2224754690001">
                <text:p>48.2224754690001</text:p>
              </table:table-cell>
              <table:table-cell office:value-type="float" office:value="1.00120004710902">
                <text:p>1.001200047109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.3473153980003">
                <text:p>48.3473153980003</text:p>
              </table:table-cell>
              <table:table-cell office:value-type="float" office:value="1.00137757422166">
                <text:p>1.001377574221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.523659336">
                <text:p>48.523659336</text:p>
              </table:table-cell>
              <table:table-cell office:value-type="float" office:value="1.00068625896153">
                <text:p>1.000686258961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.6745744020004">
                <text:p>48.6745744020004</text:p>
              </table:table-cell>
              <table:table-cell office:value-type="float" office:value="0.999719131650549">
                <text:p>0.9997191316505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.8024402170004">
                <text:p>48.8024402170004</text:p>
              </table:table-cell>
              <table:table-cell office:value-type="float" office:value="0.998122412758456">
                <text:p>0.9981224127584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.9279176920004">
                <text:p>48.9279176920004</text:p>
              </table:table-cell>
              <table:table-cell office:value-type="float" office:value="0.996436074536662">
                <text:p>0.9964360745366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.075821892">
                <text:p>49.075821892</text:p>
              </table:table-cell>
              <table:table-cell office:value-type="float" office:value="0.998794950164309">
                <text:p>0.998794950164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.2107324180001">
                <text:p>49.2107324180001</text:p>
              </table:table-cell>
              <table:table-cell office:value-type="float" office:value="0.999855632262595">
                <text:p>0.9998556322625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.3398522140001">
                <text:p>49.3398522140001</text:p>
              </table:table-cell>
              <table:table-cell office:value-type="float" office:value="1.00029350376509">
                <text:p>1.000293503765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.4714741920002">
                <text:p>49.4714741920002</text:p>
              </table:table-cell>
              <table:table-cell office:value-type="float" office:value="1.00023480301207">
                <text:p>1.000234803012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5954174230001">
                <text:p>49.5954174230001</text:p>
              </table:table-cell>
              <table:table-cell office:value-type="float" office:value="0.999374834279574">
                <text:p>0.9993748342795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.7110702220002">
                <text:p>49.7110702220002</text:p>
              </table:table-cell>
              <table:table-cell office:value-type="float" office:value="0.998282828884105">
                <text:p>0.9982828288841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.8439782410001">
                <text:p>49.8439782410001</text:p>
              </table:table-cell>
              <table:table-cell office:value-type="float" office:value="0.997006829908904">
                <text:p>0.9970068299089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.961852419">
                <text:p>49.961852419</text:p>
              </table:table-cell>
              <table:table-cell office:value-type="float" office:value="0.995585261906921">
                <text:p>0.9955852619069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.0639035600002">
                <text:p>50.0639035600002</text:p>
              </table:table-cell>
              <table:table-cell office:value-type="float" office:value="0.998081112751343">
                <text:p>0.9980811127513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.1728928300004">
                <text:p>50.1728928300004</text:p>
              </table:table-cell>
              <table:table-cell office:value-type="float" office:value="0.999672133661839">
                <text:p>0.9996721336618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3047525300003">
                <text:p>50.3047525300003</text:p>
              </table:table-cell>
              <table:table-cell office:value-type="float" office:value="1.00013850853268">
                <text:p>1.000138508532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4312384540003">
                <text:p>50.4312384540003</text:p>
              </table:table-cell>
              <table:table-cell office:value-type="float" office:value="1.00011080682614">
                <text:p>1.000110806826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5576876160003">
                <text:p>50.5576876160003</text:p>
              </table:table-cell>
              <table:table-cell office:value-type="float" office:value="0.999689443864108">
                <text:p>0.9996894438641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.6730517630003">
                <text:p>50.6730517630003</text:p>
              </table:table-cell>
              <table:table-cell office:value-type="float" office:value="0.998954742342282">
                <text:p>0.9989547423422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775511456">
                <text:p>50.775511456</text:p>
              </table:table-cell>
              <table:table-cell office:value-type="float" office:value="0.99797095093148">
                <text:p>0.99797095093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8799461980002">
                <text:p>50.8799461980002</text:p>
              </table:table-cell>
              <table:table-cell office:value-type="float" office:value="0.996789459157882">
                <text:p>0.9967894591578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.0096004380002">
                <text:p>51.0096004380002</text:p>
              </table:table-cell>
              <table:table-cell office:value-type="float" office:value="0.99901259499429">
                <text:p>0.999012594994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1250143950001">
                <text:p>51.1250143950001</text:p>
              </table:table-cell>
              <table:table-cell office:value-type="float" office:value="1.0003935079481">
                <text:p>1.00039350794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.2267997230001">
                <text:p>51.2267997230001</text:p>
              </table:table-cell>
              <table:table-cell office:value-type="float" office:value="1.00110220793328">
                <text:p>1.001102207933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.3416990350002">
                <text:p>51.3416990350002</text:p>
              </table:table-cell>
              <table:table-cell office:value-type="float" office:value="1.00127469365507">
                <text:p>1.001274693655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.4794996570004">
                <text:p>51.4794996570004</text:p>
              </table:table-cell>
              <table:table-cell office:value-type="float" office:value="1.00101975492406">
                <text:p>1.001019754924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.5940412770001">
                <text:p>51.5940412770001</text:p>
              </table:table-cell>
              <table:table-cell office:value-type="float" office:value="1.00003455393925">
                <text:p>1.00003455393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.6969123840004">
                <text:p>51.6969123840004</text:p>
              </table:table-cell>
              <table:table-cell office:value-type="float" office:value="0.998858052508122">
                <text:p>0.9988580525081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.8004224470001">
                <text:p>51.8004224470001</text:p>
              </table:table-cell>
              <table:table-cell office:value-type="float" office:value="0.997530021773035">
                <text:p>0.9975300217730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.921723725">
                <text:p>51.921723725</text:p>
              </table:table-cell>
              <table:table-cell office:value-type="float" office:value="0.996082269845612">
                <text:p>0.9960822698456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.0486364420003">
                <text:p>52.0486364420003</text:p>
              </table:table-cell>
              <table:table-cell office:value-type="float" office:value="0.998416203473389">
                <text:p>0.9984162034733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2.1549790600002">
                <text:p>52.1549790600002</text:p>
              </table:table-cell>
              <table:table-cell office:value-type="float" office:value="0.999893504364785">
                <text:p>0.9998935043647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.2584185520004">
                <text:p>52.2584185520004</text:p>
              </table:table-cell>
              <table:table-cell office:value-type="float" office:value="1.00068700426403">
                <text:p>1.000687004264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.441380278">
                <text:p>52.441380278</text:p>
              </table:table-cell>
              <table:table-cell office:value-type="float" office:value="1.00054960341122">
                <text:p>1.000549603411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.579586114">
                <text:p>52.579586114</text:p>
              </table:table-cell>
              <table:table-cell office:value-type="float" office:value="1.00005580556967">
                <text:p>1.000055805569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2.7026073270004">
                <text:p>52.7026073270004</text:p>
              </table:table-cell>
              <table:table-cell office:value-type="float" office:value="0.998897416922275">
                <text:p>0.9988974169222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.8045631070004">
                <text:p>52.8045631070004</text:p>
              </table:table-cell>
              <table:table-cell office:value-type="float" office:value="0.997591215980568">
                <text:p>0.9975912159805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.9061240430001">
                <text:p>52.9061240430001</text:p>
              </table:table-cell>
              <table:table-cell office:value-type="float" office:value="0.996168210879692">
                <text:p>0.9961682108796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3.0209942250003">
                <text:p>53.0209942250003</text:p>
              </table:table-cell>
              <table:table-cell office:value-type="float" office:value="0.998455481251283">
                <text:p>0.9984554812512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3.1451194380002">
                <text:p>53.1451194380002</text:p>
              </table:table-cell>
              <table:table-cell office:value-type="float" office:value="0.999902904925125">
                <text:p>0.999902904925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3.2490466740001">
                <text:p>53.2490466740001</text:p>
              </table:table-cell>
              <table:table-cell office:value-type="float" office:value="1.00067989969768">
                <text:p>1.000679899697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3.353259684">
                <text:p>53.353259684</text:p>
              </table:table-cell>
              <table:table-cell office:value-type="float" office:value="1.00092199159179">
                <text:p>1.000921991591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3.4711736420004">
                <text:p>53.4711736420004</text:p>
              </table:table-cell>
              <table:table-cell office:value-type="float" office:value="1.00073759327343">
                <text:p>1.000737593273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.5734941150004">
                <text:p>53.5734941150004</text:p>
              </table:table-cell>
              <table:table-cell office:value-type="float" office:value="1.00021342678447">
                <text:p>1.000213426784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6923856120002">
                <text:p>53.6923856120002</text:p>
              </table:table-cell>
              <table:table-cell office:value-type="float" office:value="0.999045037862848">
                <text:p>0.9990450378628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8030348480002">
                <text:p>53.8030348480002</text:p>
              </table:table-cell>
              <table:table-cell office:value-type="float" office:value="0.997737902949455">
                <text:p>0.997737902949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9062614280001">
                <text:p>53.9062614280001</text:p>
              </table:table-cell>
              <table:table-cell office:value-type="float" office:value="0.996321163481059">
                <text:p>0.9963211634810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.0097395010002">
                <text:p>54.0097395010002</text:p>
              </table:table-cell>
              <table:table-cell office:value-type="float" office:value="0.99854946809828">
                <text:p>0.998549468098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.1256407020001">
                <text:p>54.1256407020001</text:p>
              </table:table-cell>
              <table:table-cell office:value-type="float" office:value="0.999956892914379">
                <text:p>0.9999568929143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4.2336198040002">
                <text:p>54.2336198040002</text:p>
              </table:table-cell>
              <table:table-cell office:value-type="float" office:value="1.00070900875529">
                <text:p>1.000709008755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3373940600004">
                <text:p>54.3373940600004</text:p>
              </table:table-cell>
              <table:table-cell office:value-type="float" office:value="1.00093826451815">
                <text:p>1.000938264518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4508608800002">
                <text:p>54.4508608800002</text:p>
              </table:table-cell>
              <table:table-cell office:value-type="float" office:value="1.00075061161452">
                <text:p>1.000750611614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5752382550004">
                <text:p>54.5752382550004</text:p>
              </table:table-cell>
              <table:table-cell office:value-type="float" office:value="1.00023080352452">
                <text:p>1.000230803524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6950115300001">
                <text:p>54.6950115300001</text:p>
              </table:table-cell>
              <table:table-cell office:value-type="float" office:value="0.999079670443924">
                <text:p>0.9990796704439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8032780250001">
                <text:p>54.8032780250001</text:p>
              </table:table-cell>
              <table:table-cell office:value-type="float" office:value="0.997793148119845">
                <text:p>0.9977931481198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9066724270001">
                <text:p>54.9066724270001</text:p>
              </table:table-cell>
              <table:table-cell office:value-type="float" office:value="0.996399656110555">
                <text:p>0.9963996561105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102581310002">
                <text:p>55.0102581310002</text:p>
              </table:table-cell>
              <table:table-cell office:value-type="float" office:value="0.998584926353646">
                <text:p>0.9985849263536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1233654780003">
                <text:p>55.1233654780003</text:p>
              </table:table-cell>
              <table:table-cell office:value-type="float" office:value="0.999964833221856">
                <text:p>0.9999648332218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2322315180004">
                <text:p>55.2322315180004</text:p>
              </table:table-cell>
              <table:table-cell office:value-type="float" office:value="1.00070179358478">
                <text:p>1.000701793584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3350209740001">
                <text:p>55.3350209740001</text:p>
              </table:table-cell>
              <table:table-cell office:value-type="float" office:value="1.00092573359278">
                <text:p>1.000925733592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4374312880004">
                <text:p>55.4374312880004</text:p>
              </table:table-cell>
              <table:table-cell office:value-type="float" office:value="1.00074058687423">
                <text:p>1.000740586874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5502591920003">
                <text:p>55.5502591920003</text:p>
              </table:table-cell>
              <table:table-cell office:value-type="float" office:value="1.00022949309285">
                <text:p>1.000229493092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.670641403">
                <text:p>55.670641403</text:p>
              </table:table-cell>
              <table:table-cell office:value-type="float" office:value="0.999458956793118">
                <text:p>0.9994589567931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.7846633880004">
                <text:p>55.7846633880004</text:p>
              </table:table-cell>
              <table:table-cell office:value-type="float" office:value="0.998482174476086">
                <text:p>0.9984821744760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.887151032">
                <text:p>55.887151032</text:p>
              </table:table-cell>
              <table:table-cell office:value-type="float" office:value="0.996983937779067">
                <text:p>0.9969839377790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.98891009">
                <text:p>55.98891009</text:p>
              </table:table-cell>
              <table:table-cell office:value-type="float" office:value="0.999025999144117">
                <text:p>0.9990259991441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098334235">
                <text:p>56.098334235</text:p>
              </table:table-cell>
              <table:table-cell office:value-type="float" office:value="1.00029799859716">
                <text:p>1.000297998597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2097529370003">
                <text:p>56.2097529370003</text:p>
              </table:table-cell>
              <table:table-cell office:value-type="float" office:value="1.00095524475586">
                <text:p>1.000955244755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325245215">
                <text:p>56.325245215</text:p>
              </table:table-cell>
              <table:table-cell office:value-type="float" office:value="1.00112197755782">
                <text:p>1.001121977557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6.4541039090004">
                <text:p>56.4541039090004</text:p>
              </table:table-cell>
              <table:table-cell office:value-type="float" office:value="1.00089758204626">
                <text:p>1.000897582046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6.613403759">
                <text:p>56.613403759</text:p>
              </table:table-cell>
              <table:table-cell office:value-type="float" office:value="1.00000632186476">
                <text:p>1.000006321864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6.7245654490002">
                <text:p>56.7245654490002</text:p>
              </table:table-cell>
              <table:table-cell office:value-type="float" office:value="0.998939338131243">
                <text:p>0.9989393381312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6.8278060400003">
                <text:p>56.8278060400003</text:p>
              </table:table-cell>
              <table:table-cell office:value-type="float" office:value="0.997733030788683">
                <text:p>0.9977330307886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6.9371168540001">
                <text:p>56.9371168540001</text:p>
              </table:table-cell>
              <table:table-cell office:value-type="float" office:value="0.996416513126521">
                <text:p>0.9964165131265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0583727220001">
                <text:p>57.0583727220001</text:p>
              </table:table-cell>
              <table:table-cell office:value-type="float" office:value="0.998546638063054">
                <text:p>0.9985466380630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.1670311610001">
                <text:p>57.1670311610001</text:p>
              </table:table-cell>
              <table:table-cell office:value-type="float" office:value="0.999895511508645">
                <text:p>0.9998955115086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.2699625590003">
                <text:p>57.2699625590003</text:p>
              </table:table-cell>
              <table:table-cell office:value-type="float" office:value="1.00062063455903">
                <text:p>1.000620634559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.3946368370002">
                <text:p>57.3946368370002</text:p>
              </table:table-cell>
              <table:table-cell office:value-type="float" office:value="1.00049650764722">
                <text:p>1.000496507647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.5097192810003">
                <text:p>57.5097192810003</text:p>
              </table:table-cell>
              <table:table-cell office:value-type="float" office:value="1.00004694342076">
                <text:p>1.000046943420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.6124194270001">
                <text:p>57.6124194270001</text:p>
              </table:table-cell>
              <table:table-cell office:value-type="float" office:value="0.999338254037304">
                <text:p>0.9993382540373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.7178726680004">
                <text:p>57.7178726680004</text:p>
              </table:table-cell>
              <table:table-cell office:value-type="float" office:value="0.998423482810995">
                <text:p>0.9984234828109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.8364714830004">
                <text:p>57.8364714830004</text:p>
              </table:table-cell>
              <table:table-cell office:value-type="float" office:value="0.997345058025799">
                <text:p>0.9973450580257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.9428727710001">
                <text:p>57.9428727710001</text:p>
              </table:table-cell>
              <table:table-cell office:value-type="float" office:value="0.996136915985857">
                <text:p>0.9961369159858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.0449564720002">
                <text:p>58.0449564720002</text:p>
              </table:table-cell>
              <table:table-cell office:value-type="float" office:value="0.998298421677575">
                <text:p>0.9982984216775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8.150971387">
                <text:p>58.150971387</text:p>
              </table:table-cell>
              <table:table-cell office:value-type="float" office:value="0.999678598693879">
                <text:p>0.9996785986938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8.2800338540001">
                <text:p>58.2800338540001</text:p>
              </table:table-cell>
              <table:table-cell office:value-type="float" office:value="1.00043492047759">
                <text:p>1.000434920477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8.3969021840003">
                <text:p>58.3969021840003</text:p>
              </table:table-cell>
              <table:table-cell office:value-type="float" office:value="1.00034793638208">
                <text:p>1.000347936382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8.4996343000003">
                <text:p>58.4996343000003</text:p>
              </table:table-cell>
              <table:table-cell office:value-type="float" office:value="0.999934115026487">
                <text:p>0.9999341150264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.6075457320003">
                <text:p>58.6075457320003</text:p>
              </table:table-cell>
              <table:table-cell office:value-type="float" office:value="0.999260006797822">
                <text:p>0.9992600067978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.7179949860001">
                <text:p>58.7179949860001</text:p>
              </table:table-cell>
              <table:table-cell office:value-type="float" office:value="0.998378845918532">
                <text:p>0.9983788459185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.820718723">
                <text:p>58.820718723</text:p>
              </table:table-cell>
              <table:table-cell office:value-type="float" office:value="0.997333213721127">
                <text:p>0.9973332137211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.922681643">
                <text:p>58.922681643</text:p>
              </table:table-cell>
              <table:table-cell office:value-type="float" office:value="0.9961571692675">
                <text:p>0.99615716926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9.031389491">
                <text:p>59.031389491</text:p>
              </table:table-cell>
              <table:table-cell office:value-type="float" office:value="0.998290923127311">
                <text:p>0.9982909231273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9.1345651320003">
                <text:p>59.1345651320003</text:p>
              </table:table-cell>
              <table:table-cell office:value-type="float" office:value="0.999654885009515">
                <text:p>0.9996548850095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.2401456330003">
                <text:p>59.2401456330003</text:p>
              </table:table-cell>
              <table:table-cell office:value-type="float" office:value="1.00040418011646">
                <text:p>1.000404180116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9.3482496870001">
                <text:p>59.3482496870001</text:p>
              </table:table-cell>
              <table:table-cell office:value-type="float" office:value="1.00066290266702">
                <text:p>1.000662902667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.459952402">
                <text:p>59.459952402</text:p>
              </table:table-cell>
              <table:table-cell office:value-type="float" office:value="1.00053032213361">
                <text:p>1.000530322133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9.576158756">
                <text:p>59.576158756</text:p>
              </table:table-cell>
              <table:table-cell office:value-type="float" office:value="1.00008584823143">
                <text:p>1.000085848231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.6832896710002">
                <text:p>59.6832896710002</text:p>
              </table:table-cell>
              <table:table-cell office:value-type="float" office:value="0.999393002909465">
                <text:p>0.999393002909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.7856211940002">
                <text:p>59.7856211940002</text:p>
              </table:table-cell>
              <table:table-cell office:value-type="float" office:value="0.998167600980771">
                <text:p>0.998167600980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.8923186260004">
                <text:p>59.8923186260004</text:p>
              </table:table-cell>
              <table:table-cell office:value-type="float" office:value="0.996853408515709">
                <text:p>0.9968534085157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.0194812160003">
                <text:p>60.0194812160003</text:p>
              </table:table-cell>
              <table:table-cell office:value-type="float" office:value="0.998825008691762">
                <text:p>0.998825008691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.1349077330001">
                <text:p>60.1349077330001</text:p>
              </table:table-cell>
              <table:table-cell office:value-type="float" office:value="1.00006503207904">
                <text:p>1.000065032079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.2420527480003">
                <text:p>60.2420527480003</text:p>
              </table:table-cell>
              <table:table-cell office:value-type="float" office:value="1.0007209219843">
                <text:p>1.00072092198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.3688553350003">
                <text:p>60.3688553350003</text:p>
              </table:table-cell>
              <table:table-cell office:value-type="float" office:value="1.0009106274038">
                <text:p>1.00091062740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.5085668250003">
                <text:p>60.5085668250003</text:p>
              </table:table-cell>
              <table:table-cell office:value-type="float" office:value="1.00039572322088">
                <text:p>1.000395723220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.6633077350002">
                <text:p>60.6633077350002</text:p>
              </table:table-cell>
              <table:table-cell office:value-type="float" office:value="0.99965212674946">
                <text:p>0.999652126749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.7764823930002">
                <text:p>60.7764823930002</text:p>
              </table:table-cell>
              <table:table-cell office:value-type="float" office:value="0.998726676523946">
                <text:p>0.9987266765239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.8783487720002">
                <text:p>60.8783487720002</text:p>
              </table:table-cell>
              <table:table-cell office:value-type="float" office:value="0.997656837907899">
                <text:p>0.9976568379078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.9941973230002">
                <text:p>60.9941973230002</text:p>
              </table:table-cell>
              <table:table-cell office:value-type="float" office:value="0.99944560233952">
                <text:p>0.999445602339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.134847581">
                <text:p>61.134847581</text:p>
              </table:table-cell>
              <table:table-cell office:value-type="float" office:value="1.00054494974641">
                <text:p>1.000544949746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.2578709050003">
                <text:p>61.2578709050003</text:p>
              </table:table-cell>
              <table:table-cell office:value-type="float" office:value="1.00109385453397">
                <text:p>1.001093854533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.3751016180004">
                <text:p>61.3751016180004</text:p>
              </table:table-cell>
              <table:table-cell office:value-type="float" office:value="1.00120349085214">
                <text:p>1.00120349085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.5029938550001">
                <text:p>61.5029938550001</text:p>
              </table:table-cell>
              <table:table-cell office:value-type="float" office:value="1.00063546043948">
                <text:p>1.00063546043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